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1.3752in"/>
    </style:style>
    <style:style style:name="co3" style:family="table-column">
      <style:table-column-properties fo:break-before="auto" style:column-width="1.5728in"/>
    </style:style>
    <style:style style:name="co4" style:family="table-column">
      <style:table-column-properties fo:break-before="auto" style:column-width="1.4272in"/>
    </style:style>
    <style:style style:name="co5" style:family="table-column">
      <style:table-column-properties fo:break-before="auto" style:column-width="1.5209in"/>
    </style:style>
    <style:style style:name="co6" style:family="table-column">
      <style:table-column-properties fo:break-before="auto" style:column-width="1.4583in"/>
    </style:style>
    <style:style style:name="co7" style:family="table-column">
      <style:table-column-properties fo:break-before="auto" style:column-width="1.198in"/>
    </style:style>
    <style:style style:name="co8" style:family="table-column">
      <style:table-column-properties fo:break-before="auto" style:column-width="1.2189in"/>
    </style:style>
    <style:style style:name="co9" style:family="table-column">
      <style:table-column-properties fo:break-before="auto" style:column-width="1.2083in"/>
    </style:style>
    <style:style style:name="co10" style:family="table-column">
      <style:table-column-properties fo:break-before="auto" style:column-width="1.302in"/>
    </style:style>
    <style:style style:name="co11" style:family="table-column">
      <style:table-column-properties fo:break-before="auto" style:column-width="0.9165in"/>
    </style:style>
    <style:style style:name="co12" style:family="table-column">
      <style:table-column-properties fo:break-before="auto" style:column-width="0.7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ro4" style:family="table-row">
      <style:table-row-properties style:row-height="0.169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#dd4814"/>
    </style:style>
    <style:style style:name="ce4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120">
      <style:table-cell-properties style:text-align-source="fix" style:repeat-content="false" style:vertical-align="automatic"/>
      <style:paragraph-properties fo:text-align="start" fo:margin-left="0in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name="Chart 1" draw:style-name="gr1" svg:width="5.8335in" svg:height="3.2709in" svg:x="4.4165in" svg:y="5.75in">
            <draw:object draw:notify-on-update-of-ranges="Sheet1.B2:Sheet1.B2 Sheet1.B3:Sheet1.B50 Sheet1.A2:Sheet1.A2 Sheet1.A3:Sheet1.A50 Sheet1.C3:Sheet1.C5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2" draw:style-name="gr1" svg:width="6.2988in" svg:height="3.5429in" svg:x="11.2413in" svg:y="18.0724in">
            <draw:object draw:notify-on-update-of-ranges="Sheet1.A149:Sheet1.A155 Sheet1.C148:Sheet1.C148 Sheet1.C149:Sheet1.C155 Sheet1.D148:Sheet1.D148 Sheet1.D149:Sheet1.D155 Sheet1.E148:Sheet1.E148 Sheet1.E149:Sheet1.E155 Sheet1.F148:Sheet1.F148 Sheet1.F149:Sheet1.F155 Sheet1.G148:Sheet1.G148 Sheet1.G149:Sheet1.G155 Sheet1.H148:Sheet1.H148 Sheet1.H149:Sheet1.H155 Sheet1.I148:Sheet1.I148 Sheet1.I149:Sheet1.I155 Sheet1.J148:Sheet1.J148 Sheet1.J149:Sheet1.J155 Sheet1.K148:Sheet1.K148 Sheet1.K149:Sheet1.K15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3" draw:style-name="gr1" svg:width="6.2988in" svg:height="3.5429in" svg:x="11.1559in" svg:y="22.2256in">
            <draw:object draw:notify-on-update-of-ranges="Sheet1.A158:Sheet1.A164 Sheet1.C157:Sheet1.C157 Sheet1.C158:Sheet1.C164 Sheet1.D157:Sheet1.D157 Sheet1.D158:Sheet1.D164 Sheet1.E157:Sheet1.E157 Sheet1.E158:Sheet1.E164 Sheet1.F157:Sheet1.F157 Sheet1.F158:Sheet1.F164 Sheet1.G157:Sheet1.G157 Sheet1.G158:Sheet1.G164 Sheet1.H157:Sheet1.H157 Sheet1.H158:Sheet1.H164 Sheet1.I157:Sheet1.I157 Sheet1.I158:Sheet1.I164 Sheet1.J157:Sheet1.J157 Sheet1.J158:Sheet1.J164 Sheet1.K157:Sheet1.K157 Sheet1.K158:Sheet1.K16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5" draw:style-name="gr2" draw:text-style-name="P1" svg:width="6.2976in" svg:height="3.5421in" svg:x="20.6768in" svg:y="5.1882in">
            <draw:object draw:notify-on-update-of-ranges="Sheet1.AC13:Sheet1.AC16 Sheet1.R12:Sheet1.R12 Sheet1.R13:Sheet1.R16 Sheet1.S12:Sheet1.S12 Sheet1.S13:Sheet1.S16 Sheet1.T12:Sheet1.T12 Sheet1.T13:Sheet1.T16 Sheet1.U12:Sheet1.U12 Sheet1.U13:Sheet1.U16 Sheet1.V12:Sheet1.V12 Sheet1.V13:Sheet1.V16 Sheet1.W12:Sheet1.W12 Sheet1.W13:Sheet1.W16 Sheet1.X12:Sheet1.X12 Sheet1.X13:Sheet1.X16 Sheet1.Y12:Sheet1.Y12 Sheet1.Y13:Sheet1.Y16 Sheet1.Z12:Sheet1.Z12 Sheet1.Z13:Sheet1.Z16 Sheet1.AA12:Sheet1.AA12 Sheet1.AA13:Sheet1.AA16 Sheet1.AB12:Sheet1.AB12 Sheet1.AB13:Sheet1.AB1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2" draw:text-style-name="P1" svg:width="6.2976in" svg:height="3.5421in" svg:x="20.6768in" svg:y="8.8551in">
            <draw:object draw:notify-on-update-of-ranges="Sheet1.AC21:Sheet1.AC24 Sheet1.R20:Sheet1.R20 Sheet1.R21:Sheet1.R24 Sheet1.S20:Sheet1.S20 Sheet1.S21:Sheet1.S24 Sheet1.T20:Sheet1.T20 Sheet1.T21:Sheet1.T24 Sheet1.U20:Sheet1.U20 Sheet1.U21:Sheet1.U24 Sheet1.V20:Sheet1.V20 Sheet1.V21:Sheet1.V24 Sheet1.W20:Sheet1.W20 Sheet1.W21:Sheet1.W24 Sheet1.X20:Sheet1.X20 Sheet1.X21:Sheet1.X24 Sheet1.Y20:Sheet1.Y20 Sheet1.Y21:Sheet1.Y24 Sheet1.Z20:Sheet1.Z20 Sheet1.Z21:Sheet1.Z24 Sheet1.AA20:Sheet1.AA20 Sheet1.AA21:Sheet1.AA24 Sheet1.AB20:Sheet1.AB20 Sheet1.AB21:Sheet1.AB2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2" draw:text-style-name="P1" svg:width="6.298in" svg:height="3.5421in" svg:x="27.1858in" svg:y="5.1882in">
            <draw:object draw:notify-on-update-of-ranges="Sheet1.AQ13:Sheet1.AQ16 Sheet1.AF12:Sheet1.AF12 Sheet1.AF13:Sheet1.AF16 Sheet1.AG12:Sheet1.AG12 Sheet1.AG13:Sheet1.AG16 Sheet1.AH12:Sheet1.AH12 Sheet1.AH13:Sheet1.AH16 Sheet1.AI12:Sheet1.AI12 Sheet1.AI13:Sheet1.AI16 Sheet1.AJ12:Sheet1.AJ12 Sheet1.AJ13:Sheet1.AJ16 Sheet1.AK12:Sheet1.AK12 Sheet1.AK13:Sheet1.AK16 Sheet1.AL12:Sheet1.AL12 Sheet1.AL13:Sheet1.AL16 Sheet1.AM12:Sheet1.AM12 Sheet1.AM13:Sheet1.AM16 Sheet1.AN12:Sheet1.AN12 Sheet1.AN13:Sheet1.AN16 Sheet1.AO12:Sheet1.AO12 Sheet1.AO13:Sheet1.AO16 Sheet1.AP12:Sheet1.AP12 Sheet1.AP13:Sheet1.AP1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2" draw:text-style-name="P1" svg:width="6.2976in" svg:height="3.5421in" svg:x="27.2465in" svg:y="8.8866in">
            <draw:object draw:notify-on-update-of-ranges="Sheet1.AQ13:Sheet1.AQ16 Sheet1.AF20:Sheet1.AF20 Sheet1.AF21:Sheet1.AF24 Sheet1.AG20:Sheet1.AG20 Sheet1.AG21:Sheet1.AG24 Sheet1.AH20:Sheet1.AH20 Sheet1.AH21:Sheet1.AH24 Sheet1.AI20:Sheet1.AI20 Sheet1.AI21:Sheet1.AI24 Sheet1.AJ20:Sheet1.AJ20 Sheet1.AJ21:Sheet1.AJ24 Sheet1.AK20:Sheet1.AK20 Sheet1.AK21:Sheet1.AK24 Sheet1.AL20:Sheet1.AL20 Sheet1.AL21:Sheet1.AL24 Sheet1.AM20:Sheet1.AM20 Sheet1.AM21:Sheet1.AM24 Sheet1.AN20:Sheet1.AN20 Sheet1.AN21:Sheet1.AN24 Sheet1.AO20:Sheet1.AO20 Sheet1.AO21:Sheet1.AO24 Sheet1.AP20:Sheet1.AP20 Sheet1.AP21:Sheet1.AP24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11" table:number-columns-repeated="1011" table:default-cell-style-name="ce1"/>
        <table:table-column table:style-name="co12" table:default-cell-style-name="ce1"/>
        <table:table-row table:style-name="ro1">
          <table:table-cell table:number-columns-repeated="4"/>
          <table:table-cell table:style-name="ce5" office:value-type="string" calcext:value-type="string">
            <text:p>pthread (-O, gothmog)</text:p>
          </table:table-cell>
          <table:table-cell table:number-columns-repeated="11"/>
          <table:table-cell table:style-name="ce5" office:value-type="string" calcext:value-type="string">
            <text:p>pthread (-O, Intel(R) Core(TM) i7-3635QM, 4 Cores, 8 Threads)</text:p>
          </table:table-cell>
          <table:table-cell table:number-columns-repeated="13"/>
          <table:table-cell table:style-name="ce5" office:value-type="string" calcext:value-type="string">
            <text:p>OpenMP (-O, Intel(R) Core(TM) i7-3635QM, 4 Cores, 8 Threads)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OpenMP</text:p>
          </table:table-cell>
          <table:table-cell office:value-type="string" calcext:value-type="string">
            <text:p>pthread</text:p>
          </table:table-cell>
          <table:table-cell table:style-name="ce4" office:value-type="string" calcext:value-type="string">
            <text:p>P / N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2600" calcext:value-type="float">
            <text:p>2600</text:p>
          </table:table-cell>
          <table:table-cell/>
          <table:table-cell table:style-name="ce4" office:value-type="string" calcext:value-type="string">
            <text:p>P / N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2600" calcext:value-type="float">
            <text:p>2600</text:p>
          </table:table-cell>
          <table:table-cell table:number-columns-repeated="2"/>
          <table:table-cell table:style-name="ce4" office:value-type="string" calcext:value-type="string">
            <text:p>P / N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2600" calcext:value-type="float">
            <text:p>2600</text:p>
          </table:table-cell>
          <table:table-cell table:number-columns-repeated="982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3.856638" calcext:value-type="float">
            <text:p>3.856638</text:p>
          </table:table-cell>
          <table:table-cell office:value-type="float" office:value="4.050665" calcext:value-type="float">
            <text:p>4.050665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.001303" calcext:value-type="float">
            <text:p>0.001303</text:p>
          </table:table-cell>
          <table:table-cell office:value-type="float" office:value="0.004597" calcext:value-type="float">
            <text:p>0.004597</text:p>
          </table:table-cell>
          <table:table-cell office:value-type="float" office:value="0.024405" calcext:value-type="float">
            <text:p>0.024405</text:p>
          </table:table-cell>
          <table:table-cell office:value-type="float" office:value="0.182694" calcext:value-type="float">
            <text:p>0.182694</text:p>
          </table:table-cell>
          <table:table-cell office:value-type="float" office:value="0.650208" calcext:value-type="float">
            <text:p>0.650208</text:p>
          </table:table-cell>
          <table:table-cell table:style-name="ce6" office:value-type="float" office:value="1.524319" calcext:value-type="float">
            <text:p>1.524319</text:p>
          </table:table-cell>
          <table:table-cell table:style-name="ce6" office:value-type="float" office:value="3.085248" calcext:value-type="float">
            <text:p>3.085248</text:p>
          </table:table-cell>
          <table:table-cell table:style-name="ce6" office:value-type="float" office:value="5.384714" calcext:value-type="float">
            <text:p>5.384714</text:p>
          </table:table-cell>
          <table:table-cell table:style-name="ce6" office:value-type="float" office:value="8.50153" calcext:value-type="float">
            <text:p>8.501530</text:p>
          </table:table-cell>
          <table:table-cell table:style-name="ce6" office:value-type="float" office:value="12.915261" calcext:value-type="float">
            <text:p>12.915261</text:p>
          </table:table-cell>
          <table:table-cell table:style-name="ce6" office:value-type="float" office:value="55.738418" calcext:value-type="float">
            <text:p>55.738418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.000913" calcext:value-type="float">
            <text:p>0.000913</text:p>
          </table:table-cell>
          <table:table-cell office:value-type="float" office:value="0.004574" calcext:value-type="float">
            <text:p>0.004574</text:p>
          </table:table-cell>
          <table:table-cell office:value-type="float" office:value="0.021412" calcext:value-type="float">
            <text:p>0.021412</text:p>
          </table:table-cell>
          <table:table-cell office:value-type="float" office:value="0.106884" calcext:value-type="float">
            <text:p>0.106884</text:p>
          </table:table-cell>
          <table:table-cell office:value-type="float" office:value="0.347869" calcext:value-type="float">
            <text:p>0.347869</text:p>
          </table:table-cell>
          <table:table-cell office:value-type="float" office:value="0.812421" calcext:value-type="float">
            <text:p>0.812421</text:p>
          </table:table-cell>
          <table:table-cell office:value-type="float" office:value="1.618364" calcext:value-type="float">
            <text:p>1.618364</text:p>
          </table:table-cell>
          <table:table-cell office:value-type="float" office:value="2.808543" calcext:value-type="float">
            <text:p>2.808543</text:p>
          </table:table-cell>
          <table:table-cell office:value-type="float" office:value="4.366055" calcext:value-type="float">
            <text:p>4.366055</text:p>
          </table:table-cell>
          <table:table-cell office:value-type="float" office:value="6.545735" calcext:value-type="float">
            <text:p>6.545735</text:p>
          </table:table-cell>
          <table:table-cell office:value-type="float" office:value="28.401294" calcext:value-type="float">
            <text:p>28.40129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office:value-type="float" office:value="0.000875" calcext:value-type="float">
            <text:p>0.000875</text:p>
          </table:table-cell>
          <table:table-cell office:value-type="float" office:value="0.006752" calcext:value-type="float">
            <text:p>0.006752</text:p>
          </table:table-cell>
          <table:table-cell office:value-type="float" office:value="0.015727" calcext:value-type="float">
            <text:p>0.015727</text:p>
          </table:table-cell>
          <table:table-cell office:value-type="float" office:value="0.119144" calcext:value-type="float">
            <text:p>0.119144</text:p>
          </table:table-cell>
          <table:table-cell table:style-name="Default" office:value-type="float" office:value="0.390419" calcext:value-type="float">
            <text:p>0.390419</text:p>
          </table:table-cell>
          <table:table-cell office:value-type="float" office:value="0.887561" calcext:value-type="float">
            <text:p>0.887561</text:p>
          </table:table-cell>
          <table:table-cell office:value-type="float" office:value="1.792584" calcext:value-type="float">
            <text:p>1.792584</text:p>
          </table:table-cell>
          <table:table-cell office:value-type="float" office:value="3.18311" calcext:value-type="float">
            <text:p>3.18311</text:p>
          </table:table-cell>
          <table:table-cell office:value-type="float" office:value="3.161984" calcext:value-type="float">
            <text:p>3.161984</text:p>
          </table:table-cell>
          <table:table-cell office:value-type="float" office:value="5.42451" calcext:value-type="float">
            <text:p>5.42451</text:p>
          </table:table-cell>
          <table:table-cell office:value-type="float" office:value="31.482858" calcext:value-type="float">
            <text:p>31.482858</text:p>
          </table:table-cell>
          <table:table-cell table:number-columns-repeated="982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1.962678" calcext:value-type="float">
            <text:p>1.962678</text:p>
          </table:table-cell>
          <table:table-cell office:value-type="float" office:value="2.02569" calcext:value-type="float">
            <text:p>2.02569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0.000792" calcext:value-type="float">
            <text:p>0.000792</text:p>
          </table:table-cell>
          <table:table-cell office:value-type="float" office:value="0.003655" calcext:value-type="float">
            <text:p>0.003655</text:p>
          </table:table-cell>
          <table:table-cell office:value-type="float" office:value="0.012179" calcext:value-type="float">
            <text:p>0.012179</text:p>
          </table:table-cell>
          <table:table-cell office:value-type="float" office:value="0.096119" calcext:value-type="float">
            <text:p>0.096119</text:p>
          </table:table-cell>
          <table:table-cell office:value-type="float" office:value="0.328087" calcext:value-type="float">
            <text:p>0.328087</text:p>
          </table:table-cell>
          <table:table-cell table:style-name="ce6" office:value-type="float" office:value="0.770871" calcext:value-type="float">
            <text:p>0.770871</text:p>
          </table:table-cell>
          <table:table-cell table:style-name="ce6" office:value-type="float" office:value="1.552063" calcext:value-type="float">
            <text:p>1.552063</text:p>
          </table:table-cell>
          <table:table-cell table:style-name="ce6" office:value-type="float" office:value="2.699851" calcext:value-type="float">
            <text:p>2.699851</text:p>
          </table:table-cell>
          <table:table-cell table:style-name="ce6" office:value-type="float" office:value="4.362143" calcext:value-type="float">
            <text:p>4.362143</text:p>
          </table:table-cell>
          <table:table-cell table:style-name="ce6" office:value-type="float" office:value="6.5864" calcext:value-type="float">
            <text:p>6.586400</text:p>
          </table:table-cell>
          <table:table-cell table:style-name="ce6" office:value-type="float" office:value="28.042933" calcext:value-type="float">
            <text:p>28.042933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0.000608" calcext:value-type="float">
            <text:p>0.000608</text:p>
          </table:table-cell>
          <table:table-cell office:value-type="float" office:value="0.001432" calcext:value-type="float">
            <text:p>0.001432</text:p>
          </table:table-cell>
          <table:table-cell office:value-type="float" office:value="0.007557" calcext:value-type="float">
            <text:p>0.007557</text:p>
          </table:table-cell>
          <table:table-cell office:value-type="float" office:value="0.054652" calcext:value-type="float">
            <text:p>0.054652</text:p>
          </table:table-cell>
          <table:table-cell office:value-type="float" office:value="0.179449" calcext:value-type="float">
            <text:p>0.179449</text:p>
          </table:table-cell>
          <table:table-cell office:value-type="float" office:value="0.419963" calcext:value-type="float">
            <text:p>0.419963</text:p>
          </table:table-cell>
          <table:table-cell office:value-type="float" office:value="0.838769" calcext:value-type="float">
            <text:p>0.838769</text:p>
          </table:table-cell>
          <table:table-cell office:value-type="float" office:value="1.450968" calcext:value-type="float">
            <text:p>1.450968</text:p>
          </table:table-cell>
          <table:table-cell office:value-type="float" office:value="2.246933" calcext:value-type="float">
            <text:p>2.246933</text:p>
          </table:table-cell>
          <table:table-cell office:value-type="float" office:value="3.379296" calcext:value-type="float">
            <text:p>3.379296</text:p>
          </table:table-cell>
          <table:table-cell office:value-type="float" office:value="14.593272" calcext:value-type="float">
            <text:p>14.593272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office:value-type="float" office:value="0.000583" calcext:value-type="float">
            <text:p>0.000583</text:p>
          </table:table-cell>
          <table:table-cell office:value-type="float" office:value="0.001686" calcext:value-type="float">
            <text:p>0.001686</text:p>
          </table:table-cell>
          <table:table-cell office:value-type="float" office:value="0.008392" calcext:value-type="float">
            <text:p>0.008392</text:p>
          </table:table-cell>
          <table:table-cell office:value-type="float" office:value="0.062235" calcext:value-type="float">
            <text:p>0.062235</text:p>
          </table:table-cell>
          <table:table-cell table:style-name="Default" office:value-type="float" office:value="0.207699" calcext:value-type="float">
            <text:p>0.207699</text:p>
          </table:table-cell>
          <table:table-cell office:value-type="float" office:value="0.459185" calcext:value-type="float">
            <text:p>0.459185</text:p>
          </table:table-cell>
          <table:table-cell office:value-type="float" office:value="0.929768" calcext:value-type="float">
            <text:p>0.929768</text:p>
          </table:table-cell>
          <table:table-cell office:value-type="float" office:value="1.650136" calcext:value-type="float">
            <text:p>1.650136</text:p>
          </table:table-cell>
          <table:table-cell office:value-type="float" office:value="1.6501" calcext:value-type="float">
            <text:p>1.6501</text:p>
          </table:table-cell>
          <table:table-cell office:value-type="float" office:value="2.586282" calcext:value-type="float">
            <text:p>2.586282</text:p>
          </table:table-cell>
          <table:table-cell office:value-type="float" office:value="16.233966" calcext:value-type="float">
            <text:p>16.233966</text:p>
          </table:table-cell>
          <table:table-cell table:number-columns-repeated="982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1.305392" calcext:value-type="float">
            <text:p>1.305392</text:p>
          </table:table-cell>
          <table:table-cell office:value-type="float" office:value="1.360066" calcext:value-type="float">
            <text:p>1.360066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0.000731" calcext:value-type="float">
            <text:p>0.000731</text:p>
          </table:table-cell>
          <table:table-cell office:value-type="float" office:value="0.002599" calcext:value-type="float">
            <text:p>0.002599</text:p>
          </table:table-cell>
          <table:table-cell office:value-type="float" office:value="0.007345" calcext:value-type="float">
            <text:p>0.007345</text:p>
          </table:table-cell>
          <table:table-cell office:value-type="float" office:value="0.049212" calcext:value-type="float">
            <text:p>0.049212</text:p>
          </table:table-cell>
          <table:table-cell office:value-type="float" office:value="0.16685" calcext:value-type="float">
            <text:p>0.16685</text:p>
          </table:table-cell>
          <table:table-cell table:style-name="ce6" office:value-type="float" office:value="0.382473" calcext:value-type="float">
            <text:p>0.382473</text:p>
          </table:table-cell>
          <table:table-cell table:style-name="ce6" office:value-type="float" office:value="0.744182" calcext:value-type="float">
            <text:p>0.744182</text:p>
          </table:table-cell>
          <table:table-cell table:style-name="ce6" office:value-type="float" office:value="1.342956" calcext:value-type="float">
            <text:p>1.342956</text:p>
          </table:table-cell>
          <table:table-cell table:style-name="ce6" office:value-type="float" office:value="2.191316" calcext:value-type="float">
            <text:p>2.191316</text:p>
          </table:table-cell>
          <table:table-cell table:style-name="ce6" office:value-type="float" office:value="3.315608" calcext:value-type="float">
            <text:p>3.315608</text:p>
          </table:table-cell>
          <table:table-cell table:style-name="ce6" office:value-type="float" office:value="14.464761" calcext:value-type="float">
            <text:p>14.464761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0.000369" calcext:value-type="float">
            <text:p>0.000369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12779" calcext:value-type="float">
            <text:p>0.012779</text:p>
          </table:table-cell>
          <table:table-cell office:value-type="float" office:value="0.03623" calcext:value-type="float">
            <text:p>0.03623</text:p>
          </table:table-cell>
          <table:table-cell office:value-type="float" office:value="0.130419" calcext:value-type="float">
            <text:p>0.130419</text:p>
          </table:table-cell>
          <table:table-cell office:value-type="float" office:value="0.218892" calcext:value-type="float">
            <text:p>0.218892</text:p>
          </table:table-cell>
          <table:table-cell office:value-type="float" office:value="0.614246" calcext:value-type="float">
            <text:p>0.614246</text:p>
          </table:table-cell>
          <table:table-cell office:value-type="float" office:value="0.763968" calcext:value-type="float">
            <text:p>0.763968</text:p>
          </table:table-cell>
          <table:table-cell office:value-type="float" office:value="1.338571" calcext:value-type="float">
            <text:p>1.338571</text:p>
          </table:table-cell>
          <table:table-cell office:value-type="float" office:value="2.237047" calcext:value-type="float">
            <text:p>2.237047</text:p>
          </table:table-cell>
          <table:table-cell office:value-type="float" office:value="9.322548" calcext:value-type="float">
            <text:p>9.322548</text:p>
          </table:table-cell>
          <table:table-cell table:number-columns-repeated="2"/>
          <table:table-cell table:style-name="ce4" office:value-type="float" office:value="4" calcext:value-type="float">
            <text:p>4</text:p>
          </table:table-cell>
          <table:table-cell office:value-type="float" office:value="0.001476" calcext:value-type="float">
            <text:p>0.001476</text:p>
          </table:table-cell>
          <table:table-cell office:value-type="float" office:value="0.001159" calcext:value-type="float">
            <text:p>0.001159</text:p>
          </table:table-cell>
          <table:table-cell office:value-type="float" office:value="0.005598" calcext:value-type="float">
            <text:p>0.005598</text:p>
          </table:table-cell>
          <table:table-cell office:value-type="float" office:value="0.033745" calcext:value-type="float">
            <text:p>0.033745</text:p>
          </table:table-cell>
          <table:table-cell table:style-name="Default" office:value-type="float" office:value="0.110359" calcext:value-type="float">
            <text:p>0.110359</text:p>
          </table:table-cell>
          <table:table-cell office:value-type="float" office:value="0.242828" calcext:value-type="float">
            <text:p>0.242828</text:p>
          </table:table-cell>
          <table:table-cell office:value-type="float" office:value="0.499321" calcext:value-type="float">
            <text:p>0.499321</text:p>
          </table:table-cell>
          <table:table-cell office:value-type="float" office:value="0.858158" calcext:value-type="float">
            <text:p>0.858158</text:p>
          </table:table-cell>
          <table:table-cell office:value-type="float" office:value="0.866243" calcext:value-type="float">
            <text:p>0.866243</text:p>
          </table:table-cell>
          <table:table-cell office:value-type="float" office:value="1.690868" calcext:value-type="float">
            <text:p>1.690868</text:p>
          </table:table-cell>
          <table:table-cell office:value-type="float" office:value="8.434292" calcext:value-type="float">
            <text:p>8.434292</text:p>
          </table:table-cell>
          <table:table-cell table:number-columns-repeated="982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0.98182" calcext:value-type="float">
            <text:p>0.98182</text:p>
          </table:table-cell>
          <table:table-cell office:value-type="float" office:value="1.024185" calcext:value-type="float">
            <text:p>1.024185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0.001145" calcext:value-type="float">
            <text:p>0.001145</text:p>
          </table:table-cell>
          <table:table-cell office:value-type="float" office:value="0.002028" calcext:value-type="float">
            <text:p>0.002028</text:p>
          </table:table-cell>
          <table:table-cell office:value-type="float" office:value="0.00455" calcext:value-type="float">
            <text:p>0.00455</text:p>
          </table:table-cell>
          <table:table-cell office:value-type="float" office:value="0.031068" calcext:value-type="float">
            <text:p>0.031068</text:p>
          </table:table-cell>
          <table:table-cell office:value-type="float" office:value="0.088435" calcext:value-type="float">
            <text:p>0.088435</text:p>
          </table:table-cell>
          <table:table-cell table:style-name="ce6" office:value-type="float" office:value="0.192434" calcext:value-type="float">
            <text:p>0.192434</text:p>
          </table:table-cell>
          <table:table-cell table:style-name="ce6" office:value-type="float" office:value="0.389317" calcext:value-type="float">
            <text:p>0.389317</text:p>
          </table:table-cell>
          <table:table-cell table:style-name="ce6" office:value-type="float" office:value="0.654886" calcext:value-type="float">
            <text:p>0.654886</text:p>
          </table:table-cell>
          <table:table-cell table:style-name="ce6" office:value-type="float" office:value="1.1027" calcext:value-type="float">
            <text:p>1.102700</text:p>
          </table:table-cell>
          <table:table-cell table:style-name="ce6" office:value-type="float" office:value="1.648571" calcext:value-type="float">
            <text:p>1.648571</text:p>
          </table:table-cell>
          <table:table-cell table:style-name="ce6" office:value-type="float" office:value="7.344177" calcext:value-type="float">
            <text:p>7.344177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0.000832" calcext:value-type="float">
            <text:p>0.000832</text:p>
          </table:table-cell>
          <table:table-cell office:value-type="float" office:value="0.002529" calcext:value-type="float">
            <text:p>0.002529</text:p>
          </table:table-cell>
          <table:table-cell office:value-type="float" office:value="0.010019" calcext:value-type="float">
            <text:p>0.010019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8177" calcext:value-type="float">
            <text:p>0.08177</text:p>
          </table:table-cell>
          <table:table-cell office:value-type="float" office:value="0.176649" calcext:value-type="float">
            <text:p>0.176649</text:p>
          </table:table-cell>
          <table:table-cell office:value-type="float" office:value="0.344095" calcext:value-type="float">
            <text:p>0.344095</text:p>
          </table:table-cell>
          <table:table-cell office:value-type="float" office:value="0.574115" calcext:value-type="float">
            <text:p>0.574115</text:p>
          </table:table-cell>
          <table:table-cell office:value-type="float" office:value="0.873438" calcext:value-type="float">
            <text:p>0.873438</text:p>
          </table:table-cell>
          <table:table-cell office:value-type="float" office:value="1.294829" calcext:value-type="float">
            <text:p>1.294829</text:p>
          </table:table-cell>
          <table:table-cell office:value-type="float" office:value="5.494613" calcext:value-type="float">
            <text:p>5.494613</text:p>
          </table:table-cell>
          <table:table-cell table:number-columns-repeated="2"/>
          <table:table-cell table:style-name="ce4" office:value-type="float" office:value="8" calcext:value-type="float">
            <text:p>8</text:p>
          </table:table-cell>
          <table:table-cell office:value-type="float" office:value="0.004102" calcext:value-type="float">
            <text:p>0.004102</text:p>
          </table:table-cell>
          <table:table-cell office:value-type="float" office:value="0.006258" calcext:value-type="float">
            <text:p>0.006258</text:p>
          </table:table-cell>
          <table:table-cell office:value-type="float" office:value="0.007028" calcext:value-type="float">
            <text:p>0.007028</text:p>
          </table:table-cell>
          <table:table-cell office:value-type="float" office:value="0.039403" calcext:value-type="float">
            <text:p>0.039403</text:p>
          </table:table-cell>
          <table:table-cell table:style-name="Default" office:value-type="float" office:value="0.110235" calcext:value-type="float">
            <text:p>0.110235</text:p>
          </table:table-cell>
          <table:table-cell office:value-type="float" office:value="0.244944" calcext:value-type="float">
            <text:p>0.244944</text:p>
          </table:table-cell>
          <table:table-cell office:value-type="float" office:value="0.444014" calcext:value-type="float">
            <text:p>0.444014</text:p>
          </table:table-cell>
          <table:table-cell office:value-type="float" office:value="0.782906" calcext:value-type="float">
            <text:p>0.782906</text:p>
          </table:table-cell>
          <table:table-cell office:value-type="float" office:value="0.786401" calcext:value-type="float">
            <text:p>0.786401</text:p>
          </table:table-cell>
          <table:table-cell office:value-type="float" office:value="1.200345" calcext:value-type="float">
            <text:p>1.200345</text:p>
          </table:table-cell>
          <table:table-cell office:value-type="float" office:value="8.637033" calcext:value-type="float">
            <text:p>8.637033</text:p>
          </table:table-cell>
          <table:table-cell table:number-columns-repeated="982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0.787589" calcext:value-type="float">
            <text:p>0.787589</text:p>
          </table:table-cell>
          <table:table-cell office:value-type="float" office:value="0.818186" calcext:value-type="float">
            <text:p>0.818186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0.002534" calcext:value-type="float">
            <text:p>0.002534</text:p>
          </table:table-cell>
          <table:table-cell office:value-type="float" office:value="0.006123" calcext:value-type="float">
            <text:p>0.006123</text:p>
          </table:table-cell>
          <table:table-cell office:value-type="float" office:value="0.018831" calcext:value-type="float">
            <text:p>0.018831</text:p>
          </table:table-cell>
          <table:table-cell office:value-type="float" office:value="0.050511" calcext:value-type="float">
            <text:p>0.050511</text:p>
          </table:table-cell>
          <table:table-cell table:style-name="ce6" office:value-type="float" office:value="0.1071" calcext:value-type="float">
            <text:p>0.107100</text:p>
          </table:table-cell>
          <table:table-cell table:style-name="ce6" office:value-type="float" office:value="0.200746" calcext:value-type="float">
            <text:p>0.200746</text:p>
          </table:table-cell>
          <table:table-cell table:style-name="ce6" office:value-type="float" office:value="0.336941" calcext:value-type="float">
            <text:p>0.336941</text:p>
          </table:table-cell>
          <table:table-cell table:style-name="ce6" office:value-type="float" office:value="0.541978" calcext:value-type="float">
            <text:p>0.541978</text:p>
          </table:table-cell>
          <table:table-cell table:style-name="ce6" office:value-type="float" office:value="0.812526" calcext:value-type="float">
            <text:p>0.812526</text:p>
          </table:table-cell>
          <table:table-cell table:style-name="ce6" office:value-type="float" office:value="3.65763" calcext:value-type="float">
            <text:p>3.657630</text:p>
          </table:table-cell>
          <table:table-cell table:style-name="ce7" office:value-type="float" office:value="16" calcext:value-type="float">
            <text:p>16</text:p>
          </table:table-cell>
          <table:table-cell table:style-name="ce4"/>
          <table:table-cell table:number-columns-repeated="13"/>
          <table:table-cell table:style-name="ce4"/>
          <table:table-cell table:number-columns-repeated="993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0.657292" calcext:value-type="float">
            <text:p>0.657292</text:p>
          </table:table-cell>
          <table:table-cell office:value-type="float" office:value="0.683028" calcext:value-type="float">
            <text:p>0.683028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0.004937" calcext:value-type="float">
            <text:p>0.004937</text:p>
          </table:table-cell>
          <table:table-cell office:value-type="float" office:value="0.005148" calcext:value-type="float">
            <text:p>0.005148</text:p>
          </table:table-cell>
          <table:table-cell office:value-type="float" office:value="0.006498" calcext:value-type="float">
            <text:p>0.006498</text:p>
          </table:table-cell>
          <table:table-cell office:value-type="float" office:value="0.016013" calcext:value-type="float">
            <text:p>0.016013</text:p>
          </table:table-cell>
          <table:table-cell office:value-type="float" office:value="0.033659" calcext:value-type="float">
            <text:p>0.033659</text:p>
          </table:table-cell>
          <table:table-cell table:style-name="ce6" office:value-type="float" office:value="0.064554" calcext:value-type="float">
            <text:p>0.064554</text:p>
          </table:table-cell>
          <table:table-cell table:style-name="ce6" office:value-type="float" office:value="0.109521" calcext:value-type="float">
            <text:p>0.109521</text:p>
          </table:table-cell>
          <table:table-cell table:style-name="ce6" office:value-type="float" office:value="0.18201" calcext:value-type="float">
            <text:p>0.182010</text:p>
          </table:table-cell>
          <table:table-cell table:style-name="ce6" office:value-type="float" office:value="0.284065" calcext:value-type="float">
            <text:p>0.284065</text:p>
          </table:table-cell>
          <table:table-cell table:style-name="ce6" office:value-type="float" office:value="0.432476" calcext:value-type="float">
            <text:p>0.432476</text:p>
          </table:table-cell>
          <table:table-cell table:style-name="ce6" office:value-type="float" office:value="2.462829" calcext:value-type="float">
            <text:p>2.462829</text:p>
          </table:table-cell>
          <table:table-cell table:style-name="ce7" office:value-type="float" office:value="32" calcext:value-type="float">
            <text:p>32</text:p>
          </table:table-cell>
          <table:table-cell table:style-name="ce4"/>
          <table:table-cell table:number-columns-repeated="13"/>
          <table:table-cell table:style-name="ce4"/>
          <table:table-cell table:number-columns-repeated="993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0.563705" calcext:value-type="float">
            <text:p>0.563705</text:p>
          </table:table-cell>
          <table:table-cell office:value-type="float" office:value="0.589622" calcext:value-type="float">
            <text:p>0.589622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0.007208" calcext:value-type="float">
            <text:p>0.007208</text:p>
          </table:table-cell>
          <table:table-cell office:value-type="float" office:value="0.007614" calcext:value-type="float">
            <text:p>0.007614</text:p>
          </table:table-cell>
          <table:table-cell office:value-type="float" office:value="0.008191" calcext:value-type="float">
            <text:p>0.008191</text:p>
          </table:table-cell>
          <table:table-cell office:value-type="float" office:value="0.016928" calcext:value-type="float">
            <text:p>0.016928</text:p>
          </table:table-cell>
          <table:table-cell office:value-type="float" office:value="0.03074" calcext:value-type="float">
            <text:p>0.03074</text:p>
          </table:table-cell>
          <table:table-cell table:style-name="ce6" office:value-type="float" office:value="0.049811" calcext:value-type="float">
            <text:p>0.049811</text:p>
          </table:table-cell>
          <table:table-cell table:style-name="ce6" office:value-type="float" office:value="0.080683" calcext:value-type="float">
            <text:p>0.080683</text:p>
          </table:table-cell>
          <table:table-cell table:style-name="ce6" office:value-type="float" office:value="0.125216" calcext:value-type="float">
            <text:p>0.125216</text:p>
          </table:table-cell>
          <table:table-cell table:style-name="ce6" office:value-type="float" office:value="0.197633" calcext:value-type="float">
            <text:p>0.197633</text:p>
          </table:table-cell>
          <table:table-cell table:style-name="ce6" office:value-type="float" office:value="0.358813" calcext:value-type="float">
            <text:p>0.358813</text:p>
          </table:table-cell>
          <table:table-cell table:style-name="ce6" office:value-type="float" office:value="2.455683" calcext:value-type="float">
            <text:p>2.455683</text:p>
          </table:table-cell>
          <table:table-cell table:style-name="ce7" office:value-type="float" office:value="48" calcext:value-type="float">
            <text:p>48</text:p>
          </table:table-cell>
          <table:table-cell table:style-name="ce4"/>
          <table:table-cell table:number-columns-repeated="13"/>
          <table:table-cell table:style-name="ce4"/>
          <table:table-cell table:number-columns-repeated="993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table:formula="of:=0.493817" office:value-type="float" office:value="0.493817" calcext:value-type="float">
            <text:p>0.493817</text:p>
          </table:table-cell>
          <table:table-cell office:value-type="float" office:value="0.514942" calcext:value-type="float">
            <text:p>0.514942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0.445198" calcext:value-type="float">
            <text:p>0.445198</text:p>
          </table:table-cell>
          <table:table-cell office:value-type="float" office:value="0.457323" calcext:value-type="float">
            <text:p>0.457323</text:p>
          </table:table-cell>
          <table:table-cell table:style-name="ce4" office:value-type="string" calcext:value-type="string">
            <text:p>Serial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4389" calcext:value-type="float">
            <text:p>0.004389</text:p>
          </table:table-cell>
          <table:table-cell office:value-type="float" office:value="0.03035" calcext:value-type="float">
            <text:p>0.03035</text:p>
          </table:table-cell>
          <table:table-cell office:value-type="float" office:value="0.242956" calcext:value-type="float">
            <text:p>0.242956</text:p>
          </table:table-cell>
          <table:table-cell office:value-type="float" office:value="0.809642" calcext:value-type="float">
            <text:p>0.809642</text:p>
          </table:table-cell>
          <table:table-cell office:value-type="float" office:value="1.912066" calcext:value-type="float">
            <text:p>1.912066</text:p>
          </table:table-cell>
          <table:table-cell office:value-type="float" office:value="3.841069" calcext:value-type="float">
            <text:p>3.841069</text:p>
          </table:table-cell>
          <table:table-cell office:value-type="float" office:value="6.899705" calcext:value-type="float">
            <text:p>6.899705</text:p>
          </table:table-cell>
          <table:table-cell office:value-type="float" office:value="10.821618" calcext:value-type="float">
            <text:p>10.821618</text:p>
          </table:table-cell>
          <table:table-cell office:value-type="float" office:value="16.483848" calcext:value-type="float">
            <text:p>16.483848</text:p>
          </table:table-cell>
          <table:table-cell office:value-type="float" office:value="70.940316" calcext:value-type="float">
            <text:p>70.940316</text:p>
          </table:table-cell>
          <table:table-cell/>
          <table:table-cell table:style-name="ce4" office:value-type="string" calcext:value-type="string">
            <text:p>Serial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.003553" calcext:value-type="float">
            <text:p>0.003553</text:p>
          </table:table-cell>
          <table:table-cell office:value-type="float" office:value="0.014508" calcext:value-type="float">
            <text:p>0.014508</text:p>
          </table:table-cell>
          <table:table-cell office:value-type="float" office:value="0.106113" calcext:value-type="float">
            <text:p>0.106113</text:p>
          </table:table-cell>
          <table:table-cell office:value-type="float" office:value="0.35604" calcext:value-type="float">
            <text:p>0.35604</text:p>
          </table:table-cell>
          <table:table-cell office:value-type="float" office:value="0.827681" calcext:value-type="float">
            <text:p>0.827681</text:p>
          </table:table-cell>
          <table:table-cell office:value-type="float" office:value="1.646054" calcext:value-type="float">
            <text:p>1.646054</text:p>
          </table:table-cell>
          <table:table-cell office:value-type="float" office:value="2.8841" calcext:value-type="float">
            <text:p>2.8841</text:p>
          </table:table-cell>
          <table:table-cell office:value-type="float" office:value="4.756095" calcext:value-type="float">
            <text:p>4.756095</text:p>
          </table:table-cell>
          <table:table-cell office:value-type="float" office:value="7.036422" calcext:value-type="float">
            <text:p>7.036422</text:p>
          </table:table-cell>
          <table:table-cell office:value-type="float" office:value="30.396646" calcext:value-type="float">
            <text:p>30.396646</text:p>
          </table:table-cell>
          <table:table-cell table:number-columns-repeated="2"/>
          <table:table-cell table:style-name="ce4" office:value-type="string" calcext:value-type="string">
            <text:p>Serial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.003553" calcext:value-type="float">
            <text:p>0.003553</text:p>
          </table:table-cell>
          <table:table-cell office:value-type="float" office:value="0.014508" calcext:value-type="float">
            <text:p>0.014508</text:p>
          </table:table-cell>
          <table:table-cell office:value-type="float" office:value="0.106113" calcext:value-type="float">
            <text:p>0.106113</text:p>
          </table:table-cell>
          <table:table-cell office:value-type="float" office:value="0.35604" calcext:value-type="float">
            <text:p>0.35604</text:p>
          </table:table-cell>
          <table:table-cell office:value-type="float" office:value="0.827681" calcext:value-type="float">
            <text:p>0.827681</text:p>
          </table:table-cell>
          <table:table-cell office:value-type="float" office:value="1.646054" calcext:value-type="float">
            <text:p>1.646054</text:p>
          </table:table-cell>
          <table:table-cell office:value-type="float" office:value="2.8841" calcext:value-type="float">
            <text:p>2.8841</text:p>
          </table:table-cell>
          <table:table-cell office:value-type="float" office:value="4.756095" calcext:value-type="float">
            <text:p>4.756095</text:p>
          </table:table-cell>
          <table:table-cell office:value-type="float" office:value="7.036422" calcext:value-type="float">
            <text:p>7.036422</text:p>
          </table:table-cell>
          <table:table-cell office:value-type="float" office:value="30.396646" calcext:value-type="float">
            <text:p>30.396646</text:p>
          </table:table-cell>
          <table:table-cell table:number-columns-repeated="982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0.399964" calcext:value-type="float">
            <text:p>0.399964</text:p>
          </table:table-cell>
          <table:table-cell office:value-type="float" office:value="0.412584" calcext:value-type="float">
            <text:p>0.412584</text:p>
          </table:table-cell>
          <table:table-cell table:number-columns-repeated="6"/>
          <table:table-cell table:style-name="ce6" table:number-columns-repeated="6"/>
          <table:table-cell table:number-columns-repeated="2"/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2600" calcext:value-type="float">
            <text:p>2600</text:p>
          </table:table-cell>
          <table:table-cell table:number-columns-repeated="3"/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2600" calcext:value-type="float">
            <text:p>2600</text:p>
          </table:table-cell>
          <table:table-cell table:number-columns-repeated="982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0.372614" calcext:value-type="float">
            <text:p>0.372614</text:p>
          </table:table-cell>
          <table:table-cell office:value-type="float" office:value="0.377335" calcext:value-type="float">
            <text:p>0.377335</text:p>
          </table:table-cell>
          <table:table-cell table:style-name="ce4" office:value-type="string" calcext:value-type="string">
            <text:p>Speedup</text:p>
          </table:table-cell>
          <table:table-cell table:formula="of:=[.E11]/[.E3]" office:value-type="float" office:value="0.516500383729854" calcext:value-type="float">
            <text:p>0.5165003837</text:p>
          </table:table-cell>
          <table:table-cell table:formula="of:=[.F11]/[.F3]" office:value-type="float" office:value="0.954753099847727" calcext:value-type="float">
            <text:p>0.9547530998</text:p>
          </table:table-cell>
          <table:table-cell table:formula="of:=[.G11]/[.G3]" office:value-type="float" office:value="1.24359762343782" calcext:value-type="float">
            <text:p>1.2435976234</text:p>
          </table:table-cell>
          <table:table-cell table:formula="of:=[.H11]/[.H3]" office:value-type="float" office:value="1.32985210242263" calcext:value-type="float">
            <text:p>1.3298521024</text:p>
          </table:table-cell>
          <table:table-cell table:formula="of:=[.I11]/[.I3]" office:value-type="float" office:value="1.24520461144741" calcext:value-type="float">
            <text:p>1.2452046114</text:p>
          </table:table-cell>
          <table:table-cell table:formula="of:=[.J11]/[.J3]" office:value-type="float" office:value="1.25437392041954" calcext:value-type="float">
            <text:p>1.2543739204</text:p>
          </table:table-cell>
          <table:table-cell table:formula="of:=[.K11]/[.K3]" office:value-type="float" office:value="1.24497900979111" calcext:value-type="float">
            <text:p>1.2449790098</text:p>
          </table:table-cell>
          <table:table-cell table:formula="of:=[.L11]/[.L3]" office:value-type="float" office:value="1.28135031869845" calcext:value-type="float">
            <text:p>1.2813503187</text:p>
          </table:table-cell>
          <table:table-cell table:formula="of:=[.M11]/[.M3]" office:value-type="float" office:value="1.27290240697851" calcext:value-type="float">
            <text:p>1.272902407</text:p>
          </table:table-cell>
          <table:table-cell table:formula="of:=[.N11]/[.N3]" office:value-type="float" office:value="1.27630777264199" calcext:value-type="float">
            <text:p>1.2763077726</text:p>
          </table:table-cell>
          <table:table-cell table:formula="of:=[.O11]/[.O3]" office:value-type="float" office:value="1.27273644544415" calcext:value-type="float">
            <text:p>1.2727364454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Speedup</text:p>
          </table:table-cell>
          <table:table-cell table:formula="of:=[.R11]/[.R3]" office:value-type="float" office:value="0.739320920043812" calcext:value-type="float">
            <text:p>0.73932092</text:p>
          </table:table-cell>
          <table:table-cell table:formula="of:=[.S11]/[.S3]" office:value-type="float" office:value="0.776781810231745" calcext:value-type="float">
            <text:p>0.7767818102</text:p>
          </table:table-cell>
          <table:table-cell table:formula="of:=[.T11]/[.T3]" office:value-type="float" office:value="0.677563982813376" calcext:value-type="float">
            <text:p>0.6775639828</text:p>
          </table:table-cell>
          <table:table-cell table:formula="of:=[.U11]/[.U3]" office:value-type="float" office:value="0.992786572358819" calcext:value-type="float">
            <text:p>0.9927865724</text:p>
          </table:table-cell>
          <table:table-cell table:formula="of:=[.V11]/[.V3]" office:value-type="float" office:value="1.0234887270783" calcext:value-type="float">
            <text:p>1.0234887271</text:p>
          </table:table-cell>
          <table:table-cell table:formula="of:=[.W11]/[.W3]" office:value-type="float" office:value="1.01878336478255" calcext:value-type="float">
            <text:p>1.0187833648</text:p>
          </table:table-cell>
          <table:table-cell table:formula="of:=[.X11]/[.X3]" office:value-type="float" office:value="1.01710987145043" calcext:value-type="float">
            <text:p>1.0171098715</text:p>
          </table:table-cell>
          <table:table-cell table:formula="of:=[.Y11]/[.Y3]" office:value-type="float" office:value="1.02690256122125" calcext:value-type="float">
            <text:p>1.0269025612</text:p>
          </table:table-cell>
          <table:table-cell table:formula="of:=[.Z11]/[.Z3]" office:value-type="float" office:value="1.08933465107517" calcext:value-type="float">
            <text:p>1.0893346511</text:p>
          </table:table-cell>
          <table:table-cell table:formula="of:=[.AA11]/[.AA3]" office:value-type="float" office:value="1.07496285749423" calcext:value-type="float">
            <text:p>1.0749628575</text:p>
          </table:table-cell>
          <table:table-cell table:formula="of:=[.AB11]/[.AB3]" office:value-type="float" office:value="1.07025567215353" calcext:value-type="float">
            <text:p>1.070255672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Speedup</text:p>
          </table:table-cell>
          <table:table-cell table:formula="of:=[.AF11]/[.AF3]" office:value-type="float" office:value="0.771428571428571" calcext:value-type="float">
            <text:p>0.7714285714</text:p>
          </table:table-cell>
          <table:table-cell table:formula="of:=[.AG11]/[.AG3]" office:value-type="float" office:value="0.526214454976303" calcext:value-type="float">
            <text:p>0.526214455</text:p>
          </table:table-cell>
          <table:table-cell table:formula="of:=[.AH11]/[.AH3]" office:value-type="float" office:value="0.922489985375469" calcext:value-type="float">
            <text:p>0.9224899854</text:p>
          </table:table-cell>
          <table:table-cell table:formula="of:=[.AI11]/[.AI3]" office:value-type="float" office:value="0.890628147451823" calcext:value-type="float">
            <text:p>0.8906281475</text:p>
          </table:table-cell>
          <table:table-cell table:formula="of:=[.AJ11]/[.AJ3]" office:value-type="float" office:value="0.911943322430517" calcext:value-type="float">
            <text:p>0.9119433224</text:p>
          </table:table-cell>
          <table:table-cell table:formula="of:=[.AK11]/[.AK3]" office:value-type="float" office:value="0.932534214549761" calcext:value-type="float">
            <text:p>0.9325342145</text:p>
          </table:table-cell>
          <table:table-cell table:formula="of:=[.AL11]/[.AL3]" office:value-type="float" office:value="0.918257666028482" calcext:value-type="float">
            <text:p>0.918257666</text:p>
          </table:table-cell>
          <table:table-cell table:formula="of:=[.AM11]/[.AM3]" office:value-type="float" office:value="0.906063566763323" calcext:value-type="float">
            <text:p>0.9060635668</text:p>
          </table:table-cell>
          <table:table-cell table:formula="of:=[.AN11]/[.AN3]" office:value-type="float" office:value="1.50414897735093" calcext:value-type="float">
            <text:p>1.5041489774</text:p>
          </table:table-cell>
          <table:table-cell table:formula="of:=[.AO11]/[.AO3]" office:value-type="float" office:value="1.29715347561347" calcext:value-type="float">
            <text:p>1.2971534756</text:p>
          </table:table-cell>
          <table:table-cell table:formula="of:=[.AP11]/[.AP3]" office:value-type="float" office:value="0.965498303870633" calcext:value-type="float">
            <text:p>0.965498303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81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0.339301" calcext:value-type="float">
            <text:p>0.339301</text:p>
          </table:table-cell>
          <table:table-cell office:value-type="float" office:value="0.349644" calcext:value-type="float">
            <text:p>0.349644</text:p>
          </table:table-cell>
          <table:table-cell/>
          <table:table-cell table:formula="of:=[.E11]/[.E4]" office:value-type="float" office:value="0.849747474747475" calcext:value-type="float">
            <text:p>0.8497474747</text:p>
          </table:table-cell>
          <table:table-cell table:formula="of:=[.F11]/[.F4]" office:value-type="float" office:value="1.20082079343365" calcext:value-type="float">
            <text:p>1.2008207934</text:p>
          </table:table-cell>
          <table:table-cell table:formula="of:=[.G11]/[.G4]" office:value-type="float" office:value="2.49199441661877" calcext:value-type="float">
            <text:p>2.4919944166</text:p>
          </table:table-cell>
          <table:table-cell table:formula="of:=[.H11]/[.H4]" office:value-type="float" office:value="2.52765842341264" calcext:value-type="float">
            <text:p>2.5276584234</text:p>
          </table:table-cell>
          <table:table-cell table:formula="of:=[.I11]/[.I4]" office:value-type="float" office:value="2.46776617177761" calcext:value-type="float">
            <text:p>2.4677661718</text:p>
          </table:table-cell>
          <table:table-cell table:formula="of:=[.J11]/[.J4]" office:value-type="float" office:value="2.48039684979718" calcext:value-type="float">
            <text:p>2.4803968498</text:p>
          </table:table-cell>
          <table:table-cell table:formula="of:=[.K11]/[.K4]" office:value-type="float" office:value="2.47481513314859" calcext:value-type="float">
            <text:p>2.4748151331</text:p>
          </table:table-cell>
          <table:table-cell table:formula="of:=[.L11]/[.L4]" office:value-type="float" office:value="2.55558732685619" calcext:value-type="float">
            <text:p>2.5555873269</text:p>
          </table:table-cell>
          <table:table-cell table:formula="of:=[.M11]/[.M4]" office:value-type="float" office:value="2.48080312818722" calcext:value-type="float">
            <text:p>2.4808031282</text:p>
          </table:table-cell>
          <table:table-cell table:formula="of:=[.N11]/[.N4]" office:value-type="float" office:value="2.50270982630876" calcext:value-type="float">
            <text:p>2.5027098263</text:p>
          </table:table-cell>
          <table:table-cell table:formula="of:=[.O11]/[.O4]" office:value-type="float" office:value="2.52970386514135" calcext:value-type="float">
            <text:p>2.5297038651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[.R11]/[.R4]" office:value-type="float" office:value="1.11019736842105" calcext:value-type="float">
            <text:p>1.1101973684</text:p>
          </table:table-cell>
          <table:table-cell table:formula="of:=[.S11]/[.S4]" office:value-type="float" office:value="2.48114525139665" calcext:value-type="float">
            <text:p>2.4811452514</text:p>
          </table:table-cell>
          <table:table-cell table:formula="of:=[.T11]/[.T4]" office:value-type="float" office:value="1.91980944819373" calcext:value-type="float">
            <text:p>1.9198094482</text:p>
          </table:table-cell>
          <table:table-cell table:formula="of:=[.U11]/[.U4]" office:value-type="float" office:value="1.94161238381029" calcext:value-type="float">
            <text:p>1.9416123838</text:p>
          </table:table-cell>
          <table:table-cell table:formula="of:=[.V11]/[.V4]" office:value-type="float" office:value="1.98407346934226" calcext:value-type="float">
            <text:p>1.9840734693</text:p>
          </table:table-cell>
          <table:table-cell table:formula="of:=[.W11]/[.W4]" office:value-type="float" office:value="1.97084266947326" calcext:value-type="float">
            <text:p>1.9708426695</text:p>
          </table:table-cell>
          <table:table-cell table:formula="of:=[.X11]/[.X4]" office:value-type="float" office:value="1.96246403956274" calcext:value-type="float">
            <text:p>1.9624640396</text:p>
          </table:table-cell>
          <table:table-cell table:formula="of:=[.Y11]/[.Y4]" office:value-type="float" office:value="1.98770751663717" calcext:value-type="float">
            <text:p>1.9877075166</text:p>
          </table:table-cell>
          <table:table-cell table:formula="of:=[.Z11]/[.Z4]" office:value-type="float" office:value="2.11670530451954" calcext:value-type="float">
            <text:p>2.1167053045</text:p>
          </table:table-cell>
          <table:table-cell table:formula="of:=[.AA11]/[.AA4]" office:value-type="float" office:value="2.08221534899577" calcext:value-type="float">
            <text:p>2.082215349</text:p>
          </table:table-cell>
          <table:table-cell table:formula="of:=[.AB11]/[.AB4]" office:value-type="float" office:value="2.08292191086413" calcext:value-type="float">
            <text:p>2.0829219109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formula="of:=[.AF11]/[.AF4]" office:value-type="float" office:value="1.15780445969125" calcext:value-type="float">
            <text:p>1.1578044597</text:p>
          </table:table-cell>
          <table:table-cell table:formula="of:=[.AG11]/[.AG4]" office:value-type="float" office:value="2.1073546856465" calcext:value-type="float">
            <text:p>2.1073546856</text:p>
          </table:table-cell>
          <table:table-cell table:formula="of:=[.AH11]/[.AH4]" office:value-type="float" office:value="1.72878932316492" calcext:value-type="float">
            <text:p>1.7287893232</text:p>
          </table:table-cell>
          <table:table-cell table:formula="of:=[.AI11]/[.AI4]" office:value-type="float" office:value="1.70503735839961" calcext:value-type="float">
            <text:p>1.7050373584</text:p>
          </table:table-cell>
          <table:table-cell table:formula="of:=[.AJ11]/[.AJ4]" office:value-type="float" office:value="1.714211430965" calcext:value-type="float">
            <text:p>1.714211431</text:p>
          </table:table-cell>
          <table:table-cell table:formula="of:=[.AK11]/[.AK4]" office:value-type="float" office:value="1.80250008166643" calcext:value-type="float">
            <text:p>1.8025000817</text:p>
          </table:table-cell>
          <table:table-cell table:formula="of:=[.AL11]/[.AL4]" office:value-type="float" office:value="1.77039218385662" calcext:value-type="float">
            <text:p>1.7703921839</text:p>
          </table:table-cell>
          <table:table-cell table:formula="of:=[.AM11]/[.AM4]" office:value-type="float" office:value="1.74779533323314" calcext:value-type="float">
            <text:p>1.7477953332</text:p>
          </table:table-cell>
          <table:table-cell table:formula="of:=[.AN11]/[.AN4]" office:value-type="float" office:value="2.88230713290104" calcext:value-type="float">
            <text:p>2.8823071329</text:p>
          </table:table-cell>
          <table:table-cell table:formula="of:=[.AO11]/[.AO4]" office:value-type="float" office:value="2.72067083171905" calcext:value-type="float">
            <text:p>2.7206708317</text:p>
          </table:table-cell>
          <table:table-cell table:formula="of:=[.AP11]/[.AP4]" office:value-type="float" office:value="1.87241035246717" calcext:value-type="float">
            <text:p>1.872410352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81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0.314495" calcext:value-type="float">
            <text:p>0.314495</text:p>
          </table:table-cell>
          <table:table-cell office:value-type="float" office:value="0.325874" calcext:value-type="float">
            <text:p>0.325874</text:p>
          </table:table-cell>
          <table:table-cell/>
          <table:table-cell table:formula="of:=[.E11]/[.E5]" office:value-type="float" office:value="0.920656634746922" calcext:value-type="float">
            <text:p>0.9206566347</text:p>
          </table:table-cell>
          <table:table-cell table:formula="of:=[.F11]/[.F5]" office:value-type="float" office:value="1.68872643324356" calcext:value-type="float">
            <text:p>1.6887264332</text:p>
          </table:table-cell>
          <table:table-cell table:formula="of:=[.G11]/[.G5]" office:value-type="float" office:value="4.13206262763785" calcext:value-type="float">
            <text:p>4.1320626276</text:p>
          </table:table-cell>
          <table:table-cell table:formula="of:=[.H11]/[.H5]" office:value-type="float" office:value="4.93692595301959" calcext:value-type="float">
            <text:p>4.936925953</text:p>
          </table:table-cell>
          <table:table-cell table:formula="of:=[.I11]/[.I5]" office:value-type="float" office:value="4.85251423434222" calcext:value-type="float">
            <text:p>4.8525142343</text:p>
          </table:table-cell>
          <table:table-cell table:formula="of:=[.J11]/[.J5]" office:value-type="float" office:value="4.99921824547092" calcext:value-type="float">
            <text:p>4.9992182455</text:p>
          </table:table-cell>
          <table:table-cell table:formula="of:=[.K11]/[.K5]" office:value-type="float" office:value="5.16146453421341" calcext:value-type="float">
            <text:p>5.1614645342</text:p>
          </table:table-cell>
          <table:table-cell table:formula="of:=[.L11]/[.L5]" office:value-type="float" office:value="5.13769996932141" calcext:value-type="float">
            <text:p>5.1376999693</text:p>
          </table:table-cell>
          <table:table-cell table:formula="of:=[.M11]/[.M5]" office:value-type="float" office:value="4.93841052591228" calcext:value-type="float">
            <text:p>4.9384105259</text:p>
          </table:table-cell>
          <table:table-cell table:formula="of:=[.N11]/[.N5]" office:value-type="float" office:value="4.97159133407809" calcext:value-type="float">
            <text:p>4.9715913341</text:p>
          </table:table-cell>
          <table:table-cell table:formula="of:=[.O11]/[.O5]" office:value-type="float" office:value="4.90435452061738" calcext:value-type="float">
            <text:p>4.9043545206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formula="of:=[.R11]/[.R5]" office:value-type="float" office:value="1.82926829268293" calcext:value-type="float">
            <text:p>1.8292682927</text:p>
          </table:table-cell>
          <table:table-cell table:formula="of:=[.S11]/[.S5]" office:value-type="float" office:value="3.28981481481481" calcext:value-type="float">
            <text:p>3.2898148148</text:p>
          </table:table-cell>
          <table:table-cell table:formula="of:=[.T11]/[.T5]" office:value-type="float" office:value="1.1353001017294" calcext:value-type="float">
            <text:p>1.1353001017</text:p>
          </table:table-cell>
          <table:table-cell table:formula="of:=[.U11]/[.U5]" office:value-type="float" office:value="2.92887110129727" calcext:value-type="float">
            <text:p>2.9288711013</text:p>
          </table:table-cell>
          <table:table-cell table:formula="of:=[.V11]/[.V5]" office:value-type="float" office:value="2.7299703264095" calcext:value-type="float">
            <text:p>2.7299703264</text:p>
          </table:table-cell>
          <table:table-cell table:formula="of:=[.W11]/[.W5]" office:value-type="float" office:value="3.78123001297443" calcext:value-type="float">
            <text:p>3.781230013</text:p>
          </table:table-cell>
          <table:table-cell table:formula="of:=[.X11]/[.X5]" office:value-type="float" office:value="2.67979604262787" calcext:value-type="float">
            <text:p>2.6797960426</text:p>
          </table:table-cell>
          <table:table-cell table:formula="of:=[.Y11]/[.Y5]" office:value-type="float" office:value="3.77515812180615" calcext:value-type="float">
            <text:p>3.7751581218</text:p>
          </table:table-cell>
          <table:table-cell table:formula="of:=[.Z11]/[.Z5]" office:value-type="float" office:value="3.55311373098625" calcext:value-type="float">
            <text:p>3.553113731</text:p>
          </table:table-cell>
          <table:table-cell table:formula="of:=[.AA11]/[.AA5]" office:value-type="float" office:value="3.14540642194822" calcext:value-type="float">
            <text:p>3.1454064219</text:p>
          </table:table-cell>
          <table:table-cell table:formula="of:=[.AB11]/[.AB5]" office:value-type="float" office:value="3.26055129992358" calcext:value-type="float">
            <text:p>3.2605512999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table:formula="of:=[.AF11]/[.AF5]" office:value-type="float" office:value="0.457317073170732" calcext:value-type="float">
            <text:p>0.4573170732</text:p>
          </table:table-cell>
          <table:table-cell table:formula="of:=[.AG11]/[.AG5]" office:value-type="float" office:value="3.0655737704918" calcext:value-type="float">
            <text:p>3.0655737705</text:p>
          </table:table-cell>
          <table:table-cell table:formula="of:=[.AH11]/[.AH5]" office:value-type="float" office:value="2.59163987138264" calcext:value-type="float">
            <text:p>2.5916398714</text:p>
          </table:table-cell>
          <table:table-cell table:formula="of:=[.AI11]/[.AI5]" office:value-type="float" office:value="3.14455474885168" calcext:value-type="float">
            <text:p>3.1445547489</text:p>
          </table:table-cell>
          <table:table-cell table:formula="of:=[.AJ11]/[.AJ5]" office:value-type="float" office:value="3.22619813517701" calcext:value-type="float">
            <text:p>3.2261981352</text:p>
          </table:table-cell>
          <table:table-cell table:formula="of:=[.AK11]/[.AK5]" office:value-type="float" office:value="3.40850725616486" calcext:value-type="float">
            <text:p>3.4085072562</text:p>
          </table:table-cell>
          <table:table-cell table:formula="of:=[.AL11]/[.AL5]" office:value-type="float" office:value="3.29658476210694" calcext:value-type="float">
            <text:p>3.2965847621</text:p>
          </table:table-cell>
          <table:table-cell table:formula="of:=[.AM11]/[.AM5]" office:value-type="float" office:value="3.36080302228727" calcext:value-type="float">
            <text:p>3.3608030223</text:p>
          </table:table-cell>
          <table:table-cell table:formula="of:=[.AN11]/[.AN5]" office:value-type="float" office:value="5.4904859260046" calcext:value-type="float">
            <text:p>5.490485926</text:p>
          </table:table-cell>
          <table:table-cell table:formula="of:=[.AO11]/[.AO5]" office:value-type="float" office:value="4.1614259658353" calcext:value-type="float">
            <text:p>4.1614259658</text:p>
          </table:table-cell>
          <table:table-cell table:formula="of:=[.AP11]/[.AP5]" office:value-type="float" office:value="3.60393569489887" calcext:value-type="float">
            <text:p>3.6039356949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981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0.29244" calcext:value-type="float">
            <text:p>0.29244</text:p>
          </table:table-cell>
          <table:table-cell office:value-type="float" office:value="0.300348" calcext:value-type="float">
            <text:p>0.300348</text:p>
          </table:table-cell>
          <table:table-cell/>
          <table:table-cell table:formula="of:=[.E11]/[.E6]" office:value-type="float" office:value="0.587772925764192" calcext:value-type="float">
            <text:p>0.5877729258</text:p>
          </table:table-cell>
          <table:table-cell table:formula="of:=[.F11]/[.F6]" office:value-type="float" office:value="2.16420118343195" calcext:value-type="float">
            <text:p>2.1642011834</text:p>
          </table:table-cell>
          <table:table-cell table:formula="of:=[.G11]/[.G6]" office:value-type="float" office:value="6.67032967032967" calcext:value-type="float">
            <text:p>6.6703296703</text:p>
          </table:table-cell>
          <table:table-cell table:formula="of:=[.H11]/[.H6]" office:value-type="float" office:value="7.82013647482941" calcext:value-type="float">
            <text:p>7.8201364748</text:p>
          </table:table-cell>
          <table:table-cell table:formula="of:=[.I11]/[.I6]" office:value-type="float" office:value="9.1552213490134" calcext:value-type="float">
            <text:p>9.155221349</text:p>
          </table:table-cell>
          <table:table-cell table:formula="of:=[.J11]/[.J6]" office:value-type="float" office:value="9.93621709261357" calcext:value-type="float">
            <text:p>9.9362170926</text:p>
          </table:table-cell>
          <table:table-cell table:formula="of:=[.K11]/[.K6]" office:value-type="float" office:value="9.86617332405212" calcext:value-type="float">
            <text:p>9.8661733241</text:p>
          </table:table-cell>
          <table:table-cell table:formula="of:=[.L11]/[.L6]" office:value-type="float" office:value="10.5357344637082" calcext:value-type="float">
            <text:p>10.5357344637</text:p>
          </table:table-cell>
          <table:table-cell table:formula="of:=[.M11]/[.M6]" office:value-type="float" office:value="9.81374625918201" calcext:value-type="float">
            <text:p>9.8137462592</text:p>
          </table:table-cell>
          <table:table-cell table:formula="of:=[.N11]/[.N6]" office:value-type="float" office:value="9.99887053696808" calcext:value-type="float">
            <text:p>9.998870537</text:p>
          </table:table-cell>
          <table:table-cell table:formula="of:=[.O11]/[.O6]" office:value-type="float" office:value="9.65939628089029" calcext:value-type="float">
            <text:p>9.6593962809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formula="of:=[.R11]/[.R6]" office:value-type="float" office:value="0.811298076923077" calcext:value-type="float">
            <text:p>0.8112980769</text:p>
          </table:table-cell>
          <table:table-cell table:formula="of:=[.S11]/[.S6]" office:value-type="float" office:value="1.40490312376433" calcext:value-type="float">
            <text:p>1.4049031238</text:p>
          </table:table-cell>
          <table:table-cell table:formula="of:=[.T11]/[.T6]" office:value-type="float" office:value="1.44804870745583" calcext:value-type="float">
            <text:p>1.4480487075</text:p>
          </table:table-cell>
          <table:table-cell table:formula="of:=[.U11]/[.U6]" office:value-type="float" office:value="3.54005004170142" calcext:value-type="float">
            <text:p>3.5400500417</text:p>
          </table:table-cell>
          <table:table-cell table:formula="of:=[.V11]/[.V6]" office:value-type="float" office:value="4.35416411887" calcext:value-type="float">
            <text:p>4.3541641189</text:p>
          </table:table-cell>
          <table:table-cell table:formula="of:=[.W11]/[.W6]" office:value-type="float" office:value="4.68545533798663" calcext:value-type="float">
            <text:p>4.685455338</text:p>
          </table:table-cell>
          <table:table-cell table:formula="of:=[.X11]/[.X6]" office:value-type="float" office:value="4.78371961231637" calcext:value-type="float">
            <text:p>4.7837196123</text:p>
          </table:table-cell>
          <table:table-cell table:formula="of:=[.Y11]/[.Y6]" office:value-type="float" office:value="5.02355799796208" calcext:value-type="float">
            <text:p>5.023557998</text:p>
          </table:table-cell>
          <table:table-cell table:formula="of:=[.Z11]/[.Z6]" office:value-type="float" office:value="5.44525770575588" calcext:value-type="float">
            <text:p>5.4452577058</text:p>
          </table:table-cell>
          <table:table-cell table:formula="of:=[.AA11]/[.AA6]" office:value-type="float" office:value="5.43424807445616" calcext:value-type="float">
            <text:p>5.4342480745</text:p>
          </table:table-cell>
          <table:table-cell table:formula="of:=[.AB11]/[.AB6]" office:value-type="float" office:value="5.53208133129667" calcext:value-type="float">
            <text:p>5.5320813313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/>
          <table:table-cell table:formula="of:=[.AF11]/[.AF6]" office:value-type="float" office:value="0.164553876157972" calcext:value-type="float">
            <text:p>0.1645538762</text:p>
          </table:table-cell>
          <table:table-cell table:formula="of:=[.AG11]/[.AG6]" office:value-type="float" office:value="0.567753275806967" calcext:value-type="float">
            <text:p>0.5677532758</text:p>
          </table:table-cell>
          <table:table-cell table:formula="of:=[.AH11]/[.AH6]" office:value-type="float" office:value="2.06431417188389" calcext:value-type="float">
            <text:p>2.0643141719</text:p>
          </table:table-cell>
          <table:table-cell table:formula="of:=[.AI11]/[.AI6]" office:value-type="float" office:value="2.69301829809913" calcext:value-type="float">
            <text:p>2.6930182981</text:p>
          </table:table-cell>
          <table:table-cell table:formula="of:=[.AJ11]/[.AJ6]" office:value-type="float" office:value="3.22982718737243" calcext:value-type="float">
            <text:p>3.2298271874</text:p>
          </table:table-cell>
          <table:table-cell table:formula="of:=[.AK11]/[.AK6]" office:value-type="float" office:value="3.37906215298191" calcext:value-type="float">
            <text:p>3.379062153</text:p>
          </table:table-cell>
          <table:table-cell table:formula="of:=[.AL11]/[.AL6]" office:value-type="float" office:value="3.70721193475881" calcext:value-type="float">
            <text:p>3.7072119348</text:p>
          </table:table-cell>
          <table:table-cell table:formula="of:=[.AM11]/[.AM6]" office:value-type="float" office:value="3.68383943921748" calcext:value-type="float">
            <text:p>3.6838394392</text:p>
          </table:table-cell>
          <table:table-cell table:formula="of:=[.AN11]/[.AN6]" office:value-type="float" office:value="6.0479259309182" calcext:value-type="float">
            <text:p>6.0479259309</text:p>
          </table:table-cell>
          <table:table-cell table:formula="of:=[.AO11]/[.AO6]" office:value-type="float" office:value="5.86199967509341" calcext:value-type="float">
            <text:p>5.8619996751</text:p>
          </table:table-cell>
          <table:table-cell table:formula="of:=[.AP11]/[.AP6]" office:value-type="float" office:value="3.51933887481963" calcext:value-type="float">
            <text:p>3.519338874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981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0.272063" calcext:value-type="float">
            <text:p>0.272063</text:p>
          </table:table-cell>
          <table:table-cell office:value-type="float" office:value="0.280563" calcext:value-type="float">
            <text:p>0.280563</text:p>
          </table:table-cell>
          <table:table-cell/>
          <table:table-cell table:formula="of:=[.E11]/[.E7]" office:value-type="float" office:value="0.293886462882096" calcext:value-type="float">
            <text:p>0.2938864629</text:p>
          </table:table-cell>
          <table:table-cell table:formula="of:=[.F11]/[.F7]" office:value-type="float" office:value="1.73204419889503" calcext:value-type="float">
            <text:p>1.7320441989</text:p>
          </table:table-cell>
          <table:table-cell table:formula="of:=[.G11]/[.G7]" office:value-type="float" office:value="4.9567205618161" calcext:value-type="float">
            <text:p>4.9567205618</text:p>
          </table:table-cell>
          <table:table-cell table:formula="of:=[.H11]/[.H7]" office:value-type="float" office:value="12.9019170516701" calcext:value-type="float">
            <text:p>12.9019170517</text:p>
          </table:table-cell>
          <table:table-cell table:formula="of:=[.I11]/[.I7]" office:value-type="float" office:value="16.0290233810457" calcext:value-type="float">
            <text:p>16.029023381</text:p>
          </table:table-cell>
          <table:table-cell table:formula="of:=[.J11]/[.J7]" office:value-type="float" office:value="17.8530905695612" calcext:value-type="float">
            <text:p>17.8530905696</text:p>
          </table:table-cell>
          <table:table-cell table:formula="of:=[.K11]/[.K7]" office:value-type="float" office:value="19.1339752722346" calcext:value-type="float">
            <text:p>19.1339752722</text:p>
          </table:table-cell>
          <table:table-cell table:formula="of:=[.L11]/[.L7]" office:value-type="float" office:value="20.4774871565051" calcext:value-type="float">
            <text:p>20.4774871565</text:p>
          </table:table-cell>
          <table:table-cell table:formula="of:=[.M11]/[.M7]" office:value-type="float" office:value="19.966895335235" calcext:value-type="float">
            <text:p>19.9668953352</text:p>
          </table:table-cell>
          <table:table-cell table:formula="of:=[.N11]/[.N7]" office:value-type="float" office:value="20.2871637338374" calcext:value-type="float">
            <text:p>20.2871637338</text:p>
          </table:table-cell>
          <table:table-cell table:formula="of:=[.O11]/[.O7]" office:value-type="float" office:value="19.39515916044" calcext:value-type="float">
            <text:p>19.3951591604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0.255207" calcext:value-type="float">
            <text:p>0.255207</text:p>
          </table:table-cell>
          <table:table-cell office:value-type="float" office:value="0.263529" calcext:value-type="float">
            <text:p>0.263529</text:p>
          </table:table-cell>
          <table:table-cell/>
          <table:table-cell table:formula="of:=[.E11]/[.E8]" office:value-type="float" office:value="0.136317601782459" calcext:value-type="float">
            <text:p>0.1363176018</text:p>
          </table:table-cell>
          <table:table-cell table:formula="of:=[.F11]/[.F8]" office:value-type="float" office:value="0.852564102564103" calcext:value-type="float">
            <text:p>0.8525641026</text:p>
          </table:table-cell>
          <table:table-cell table:formula="of:=[.G11]/[.G8]" office:value-type="float" office:value="4.67066789781471" calcext:value-type="float">
            <text:p>4.6706678978</text:p>
          </table:table-cell>
          <table:table-cell table:formula="of:=[.H11]/[.H8]" office:value-type="float" office:value="15.1724224067945" calcext:value-type="float">
            <text:p>15.1724224068</text:p>
          </table:table-cell>
          <table:table-cell table:formula="of:=[.I11]/[.I8]" office:value-type="float" office:value="24.0542499777177" calcext:value-type="float">
            <text:p>24.0542499777</text:p>
          </table:table-cell>
          <table:table-cell table:formula="of:=[.J11]/[.J8]" office:value-type="float" office:value="29.6196362735074" calcext:value-type="float">
            <text:p>29.6196362735</text:p>
          </table:table-cell>
          <table:table-cell table:formula="of:=[.K11]/[.K8]" office:value-type="float" office:value="35.0715296609783" calcext:value-type="float">
            <text:p>35.071529661</text:p>
          </table:table-cell>
          <table:table-cell table:formula="of:=[.L11]/[.L8]" office:value-type="float" office:value="37.9083841547168" calcext:value-type="float">
            <text:p>37.9083841547</text:p>
          </table:table-cell>
          <table:table-cell table:formula="of:=[.M11]/[.M8]" office:value-type="float" office:value="38.0955696759545" calcext:value-type="float">
            <text:p>38.095569676</text:p>
          </table:table-cell>
          <table:table-cell table:formula="of:=[.N11]/[.N8]" office:value-type="float" office:value="38.1150584078654" calcext:value-type="float">
            <text:p>38.1150584079</text:p>
          </table:table-cell>
          <table:table-cell table:formula="of:=[.O11]/[.O8]" office:value-type="float" office:value="28.804401767236" calcext:value-type="float">
            <text:p>28.8044017672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0.244387" calcext:value-type="float">
            <text:p>0.244387</text:p>
          </table:table-cell>
          <table:table-cell office:value-type="float" office:value="0.250893" calcext:value-type="float">
            <text:p>0.250893</text:p>
          </table:table-cell>
          <table:table-cell/>
          <table:table-cell table:formula="of:=[.E11]/[.E9]" office:value-type="float" office:value="0.0933684794672586" calcext:value-type="float">
            <text:p>0.0933684795</text:p>
          </table:table-cell>
          <table:table-cell table:formula="of:=[.F11]/[.F9]" office:value-type="float" office:value="0.576438140267928" calcext:value-type="float">
            <text:p>0.5764381403</text:p>
          </table:table-cell>
          <table:table-cell table:formula="of:=[.G11]/[.G9]" office:value-type="float" office:value="3.7052862898303" calcext:value-type="float">
            <text:p>3.7052862898</text:p>
          </table:table-cell>
          <table:table-cell table:formula="of:=[.H11]/[.H9]" office:value-type="float" office:value="14.3523156899811" calcext:value-type="float">
            <text:p>14.35231569</text:p>
          </table:table-cell>
          <table:table-cell table:formula="of:=[.I11]/[.I9]" office:value-type="float" office:value="26.3383864671438" calcext:value-type="float">
            <text:p>26.3383864671</text:p>
          </table:table-cell>
          <table:table-cell table:formula="of:=[.J11]/[.J9]" office:value-type="float" office:value="38.3864206701331" calcext:value-type="float">
            <text:p>38.3864206701</text:p>
          </table:table-cell>
          <table:table-cell table:formula="of:=[.K11]/[.K9]" office:value-type="float" office:value="47.6069184338708" calcext:value-type="float">
            <text:p>47.6069184339</text:p>
          </table:table-cell>
          <table:table-cell table:formula="of:=[.L11]/[.L9]" office:value-type="float" office:value="55.1024230130335" calcext:value-type="float">
            <text:p>55.102423013</text:p>
          </table:table-cell>
          <table:table-cell table:formula="of:=[.M11]/[.M9]" office:value-type="float" office:value="54.7561287841605" calcext:value-type="float">
            <text:p>54.7561287842</text:p>
          </table:table-cell>
          <table:table-cell table:formula="of:=[.N11]/[.N9]" office:value-type="float" office:value="45.9399408605597" calcext:value-type="float">
            <text:p>45.9399408606</text:p>
          </table:table-cell>
          <table:table-cell table:formula="of:=[.O11]/[.O9]" office:value-type="float" office:value="28.8882221361633" calcext:value-type="float">
            <text:p>28.8882221362</text:p>
          </table:table-cell>
          <table:table-cell table:style-name="ce7"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0.233954" calcext:value-type="float">
            <text:p>0.233954</text:p>
          </table:table-cell>
          <table:table-cell office:value-type="float" office:value="0.2371" calcext:value-type="float">
            <text:p>0.2371</text:p>
          </table:table-cell>
          <table:table-cell table:number-columns-repeated="6"/>
          <table:table-cell table:style-name="ce6" table:number-columns-repeated="6"/>
          <table:table-cell table:number-columns-repeated="2"/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2600" calcext:value-type="float">
            <text:p>2600</text:p>
          </table:table-cell>
          <table:table-cell table:number-columns-repeated="3"/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2600" calcext:value-type="float">
            <text:p>2600</text:p>
          </table:table-cell>
          <table:table-cell table:number-columns-repeated="982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0.22512" calcext:value-type="float">
            <text:p>0.22512</text:p>
          </table:table-cell>
          <table:table-cell office:value-type="float" office:value="0.232149" calcext:value-type="float">
            <text:p>0.232149</text:p>
          </table:table-cell>
          <table:table-cell table:style-name="ce4" office:value-type="string" calcext:value-type="string">
            <text:p>Efficiency</text:p>
          </table:table-cell>
          <table:table-cell table:formula="of:=[.E13]/[.D3]" office:value-type="float" office:value="0.516500383729854" calcext:value-type="float">
            <text:p>0.5165003837</text:p>
          </table:table-cell>
          <table:table-cell table:formula="of:=[.F13]/[.D3]" office:value-type="float" office:value="0.954753099847727" calcext:value-type="float">
            <text:p>0.9547530998</text:p>
          </table:table-cell>
          <table:table-cell table:formula="of:=[.G13]/[.D3]" office:value-type="float" office:value="1.24359762343782" calcext:value-type="float">
            <text:p>1.2435976234</text:p>
          </table:table-cell>
          <table:table-cell table:formula="of:=[.H13]/[.D3]" office:value-type="float" office:value="1.32985210242263" calcext:value-type="float">
            <text:p>1.3298521024</text:p>
          </table:table-cell>
          <table:table-cell table:formula="of:=[.I13]/[.D3]" office:value-type="float" office:value="1.24520461144741" calcext:value-type="float">
            <text:p>1.2452046114</text:p>
          </table:table-cell>
          <table:table-cell table:style-name="ce6" table:formula="of:=[.J13]/[.D3]" office:value-type="float" office:value="1.25437392041954" calcext:value-type="float">
            <text:p>1.254374</text:p>
          </table:table-cell>
          <table:table-cell table:style-name="ce6" table:formula="of:=[.K13]/[.D3]" office:value-type="float" office:value="1.24497900979111" calcext:value-type="float">
            <text:p>1.244979</text:p>
          </table:table-cell>
          <table:table-cell table:style-name="ce6" table:formula="of:=[.L13]/[.D3]" office:value-type="float" office:value="1.28135031869845" calcext:value-type="float">
            <text:p>1.281350</text:p>
          </table:table-cell>
          <table:table-cell table:style-name="ce6" table:formula="of:=[.M13]/[.D3]" office:value-type="float" office:value="1.27290240697851" calcext:value-type="float">
            <text:p>1.272902</text:p>
          </table:table-cell>
          <table:table-cell table:style-name="ce6" table:formula="of:=[.N13]/[.D3]" office:value-type="float" office:value="1.27630777264199" calcext:value-type="float">
            <text:p>1.276308</text:p>
          </table:table-cell>
          <table:table-cell table:style-name="ce6" table:formula="of:=[.O13]/[.D3]" office:value-type="float" office:value="1.27273644544415" calcext:value-type="float">
            <text:p>1.272736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Efficiency</text:p>
          </table:table-cell>
          <table:table-cell table:formula="of:=[.R13]/[.Q3]" office:value-type="float" office:value="0.739320920043812" calcext:value-type="float">
            <text:p>0.73932092</text:p>
          </table:table-cell>
          <table:table-cell table:formula="of:=[.S13]/[.Q3]" office:value-type="float" office:value="0.776781810231745" calcext:value-type="float">
            <text:p>0.7767818102</text:p>
          </table:table-cell>
          <table:table-cell table:formula="of:=[.T13]/[.Q3]" office:value-type="float" office:value="0.677563982813376" calcext:value-type="float">
            <text:p>0.6775639828</text:p>
          </table:table-cell>
          <table:table-cell table:formula="of:=[.U13]/[.Q3]" office:value-type="float" office:value="0.992786572358819" calcext:value-type="float">
            <text:p>0.9927865724</text:p>
          </table:table-cell>
          <table:table-cell table:formula="of:=[.V13]/[.Q3]" office:value-type="float" office:value="1.0234887270783" calcext:value-type="float">
            <text:p>1.0234887271</text:p>
          </table:table-cell>
          <table:table-cell table:style-name="ce6" table:formula="of:=[.W13]/[.Q3]" office:value-type="float" office:value="1.01878336478255" calcext:value-type="float">
            <text:p>1.018783</text:p>
          </table:table-cell>
          <table:table-cell table:style-name="ce6" table:formula="of:=[.X13]/[.Q3]" office:value-type="float" office:value="1.01710987145043" calcext:value-type="float">
            <text:p>1.017110</text:p>
          </table:table-cell>
          <table:table-cell table:style-name="ce6" table:formula="of:=[.Y13]/[.Q3]" office:value-type="float" office:value="1.02690256122125" calcext:value-type="float">
            <text:p>1.026903</text:p>
          </table:table-cell>
          <table:table-cell table:style-name="ce6" table:formula="of:=[.Z13]/[.Q3]" office:value-type="float" office:value="1.08933465107517" calcext:value-type="float">
            <text:p>1.089335</text:p>
          </table:table-cell>
          <table:table-cell table:style-name="ce6" table:formula="of:=[.AA13]/[.Q3]" office:value-type="float" office:value="1.07496285749423" calcext:value-type="float">
            <text:p>1.074963</text:p>
          </table:table-cell>
          <table:table-cell table:style-name="ce6" table:formula="of:=[.AB13]/[.Q3]" office:value-type="float" office:value="1.07025567215353" calcext:value-type="float">
            <text:p>1.070256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Efficiency</text:p>
          </table:table-cell>
          <table:table-cell table:formula="of:=[.AF13]/[.AE3]" office:value-type="float" office:value="0.771428571428571" calcext:value-type="float">
            <text:p>0.7714285714</text:p>
          </table:table-cell>
          <table:table-cell table:formula="of:=[.AG13]/[.AE3]" office:value-type="float" office:value="0.526214454976303" calcext:value-type="float">
            <text:p>0.526214455</text:p>
          </table:table-cell>
          <table:table-cell table:formula="of:=[.AH13]/[.AE3]" office:value-type="float" office:value="0.922489985375469" calcext:value-type="float">
            <text:p>0.9224899854</text:p>
          </table:table-cell>
          <table:table-cell table:formula="of:=[.AI13]/[.AE3]" office:value-type="float" office:value="0.890628147451823" calcext:value-type="float">
            <text:p>0.8906281475</text:p>
          </table:table-cell>
          <table:table-cell table:formula="of:=[.AJ13]/[.AE3]" office:value-type="float" office:value="0.911943322430517" calcext:value-type="float">
            <text:p>0.9119433224</text:p>
          </table:table-cell>
          <table:table-cell table:style-name="ce6" table:formula="of:=[.AK13]/[.AE3]" office:value-type="float" office:value="0.932534214549761" calcext:value-type="float">
            <text:p>0.932534</text:p>
          </table:table-cell>
          <table:table-cell table:style-name="ce6" table:formula="of:=[.AL13]/[.AE3]" office:value-type="float" office:value="0.918257666028482" calcext:value-type="float">
            <text:p>0.918258</text:p>
          </table:table-cell>
          <table:table-cell table:style-name="ce6" table:formula="of:=[.AM13]/[.AE3]" office:value-type="float" office:value="0.906063566763323" calcext:value-type="float">
            <text:p>0.906064</text:p>
          </table:table-cell>
          <table:table-cell table:style-name="ce6" table:formula="of:=[.AN13]/[.AE3]" office:value-type="float" office:value="1.50414897735093" calcext:value-type="float">
            <text:p>1.504149</text:p>
          </table:table-cell>
          <table:table-cell table:style-name="ce6" table:formula="of:=[.AO13]/[.AE3]" office:value-type="float" office:value="1.29715347561347" calcext:value-type="float">
            <text:p>1.297153</text:p>
          </table:table-cell>
          <table:table-cell table:style-name="ce6" table:formula="of:=[.AP13]/[.AE3]" office:value-type="float" office:value="0.965498303870633" calcext:value-type="float">
            <text:p>0.96549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81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0.213167" calcext:value-type="float">
            <text:p>0.213167</text:p>
          </table:table-cell>
          <table:table-cell office:value-type="float" office:value="0.215587" calcext:value-type="float">
            <text:p>0.215587</text:p>
          </table:table-cell>
          <table:table-cell/>
          <table:table-cell table:formula="of:=[.E14]/[.D4]" office:value-type="float" office:value="0.424873737373737" calcext:value-type="float">
            <text:p>0.4248737374</text:p>
          </table:table-cell>
          <table:table-cell table:formula="of:=[.F14]/[.D4]" office:value-type="float" office:value="0.600410396716826" calcext:value-type="float">
            <text:p>0.6004103967</text:p>
          </table:table-cell>
          <table:table-cell table:formula="of:=[.G14]/[.D4]" office:value-type="float" office:value="1.24599720830938" calcext:value-type="float">
            <text:p>1.2459972083</text:p>
          </table:table-cell>
          <table:table-cell table:formula="of:=[.H14]/[.D4]" office:value-type="float" office:value="1.26382921170632" calcext:value-type="float">
            <text:p>1.2638292117</text:p>
          </table:table-cell>
          <table:table-cell table:formula="of:=[.I14]/[.D4]" office:value-type="float" office:value="1.2338830858888" calcext:value-type="float">
            <text:p>1.2338830859</text:p>
          </table:table-cell>
          <table:table-cell table:style-name="ce6" table:formula="of:=[.J14]/[.D4]" office:value-type="float" office:value="1.24019842489859" calcext:value-type="float">
            <text:p>1.240198</text:p>
          </table:table-cell>
          <table:table-cell table:style-name="ce6" table:formula="of:=[.K14]/[.D4]" office:value-type="float" office:value="1.2374075665743" calcext:value-type="float">
            <text:p>1.237408</text:p>
          </table:table-cell>
          <table:table-cell table:style-name="ce6" table:formula="of:=[.L14]/[.D4]" office:value-type="float" office:value="1.27779366342809" calcext:value-type="float">
            <text:p>1.277794</text:p>
          </table:table-cell>
          <table:table-cell table:style-name="ce6" table:formula="of:=[.M14]/[.D4]" office:value-type="float" office:value="1.24040156409361" calcext:value-type="float">
            <text:p>1.240402</text:p>
          </table:table-cell>
          <table:table-cell table:style-name="ce6" table:formula="of:=[.N14]/[.D4]" office:value-type="float" office:value="1.25135491315438" calcext:value-type="float">
            <text:p>1.251355</text:p>
          </table:table-cell>
          <table:table-cell table:style-name="ce6" table:formula="of:=[.O14]/[.D4]" office:value-type="float" office:value="1.26485193257068" calcext:value-type="float">
            <text:p>1.264852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[.R14]/[.Q4]" office:value-type="float" office:value="0.555098684210526" calcext:value-type="float">
            <text:p>0.5550986842</text:p>
          </table:table-cell>
          <table:table-cell table:formula="of:=[.S14]/[.Q4]" office:value-type="float" office:value="1.24057262569832" calcext:value-type="float">
            <text:p>1.2405726257</text:p>
          </table:table-cell>
          <table:table-cell table:formula="of:=[.T14]/[.Q4]" office:value-type="float" office:value="0.959904724096864" calcext:value-type="float">
            <text:p>0.9599047241</text:p>
          </table:table-cell>
          <table:table-cell table:formula="of:=[.U14]/[.Q4]" office:value-type="float" office:value="0.970806191905145" calcext:value-type="float">
            <text:p>0.9708061919</text:p>
          </table:table-cell>
          <table:table-cell table:formula="of:=[.V14]/[.Q4]" office:value-type="float" office:value="0.992036734671132" calcext:value-type="float">
            <text:p>0.9920367347</text:p>
          </table:table-cell>
          <table:table-cell table:style-name="ce6" table:formula="of:=[.W14]/[.Q4]" office:value-type="float" office:value="0.985421334736632" calcext:value-type="float">
            <text:p>0.985421</text:p>
          </table:table-cell>
          <table:table-cell table:style-name="ce6" table:formula="of:=[.X14]/[.Q4]" office:value-type="float" office:value="0.98123201978137" calcext:value-type="float">
            <text:p>0.981232</text:p>
          </table:table-cell>
          <table:table-cell table:style-name="ce6" table:formula="of:=[.Y14]/[.Q4]" office:value-type="float" office:value="0.993853758318585" calcext:value-type="float">
            <text:p>0.993854</text:p>
          </table:table-cell>
          <table:table-cell table:style-name="ce6" table:formula="of:=[.Z14]/[.Q4]" office:value-type="float" office:value="1.05835265225977" calcext:value-type="float">
            <text:p>1.058353</text:p>
          </table:table-cell>
          <table:table-cell table:style-name="ce6" table:formula="of:=[.AA14]/[.Q4]" office:value-type="float" office:value="1.04110767449788" calcext:value-type="float">
            <text:p>1.041108</text:p>
          </table:table-cell>
          <table:table-cell table:style-name="ce6" table:formula="of:=[.AB14]/[.Q4]" office:value-type="float" office:value="1.04146095543206" calcext:value-type="float">
            <text:p>1.04146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formula="of:=[.AF14]/[.AE4]" office:value-type="float" office:value="0.578902229845626" calcext:value-type="float">
            <text:p>0.5789022298</text:p>
          </table:table-cell>
          <table:table-cell table:formula="of:=[.AG14]/[.AE4]" office:value-type="float" office:value="1.05367734282325" calcext:value-type="float">
            <text:p>1.0536773428</text:p>
          </table:table-cell>
          <table:table-cell table:formula="of:=[.AH14]/[.AE4]" office:value-type="float" office:value="0.864394661582459" calcext:value-type="float">
            <text:p>0.8643946616</text:p>
          </table:table-cell>
          <table:table-cell table:formula="of:=[.AI14]/[.AE4]" office:value-type="float" office:value="0.852518679199807" calcext:value-type="float">
            <text:p>0.8525186792</text:p>
          </table:table-cell>
          <table:table-cell table:formula="of:=[.AJ14]/[.AE4]" office:value-type="float" office:value="0.857105715482501" calcext:value-type="float">
            <text:p>0.8571057155</text:p>
          </table:table-cell>
          <table:table-cell table:style-name="ce6" table:formula="of:=[.AK14]/[.AE4]" office:value-type="float" office:value="0.901250040833216" calcext:value-type="float">
            <text:p>0.901250</text:p>
          </table:table-cell>
          <table:table-cell table:style-name="ce6" table:formula="of:=[.AL14]/[.AE4]" office:value-type="float" office:value="0.885196091928309" calcext:value-type="float">
            <text:p>0.885196</text:p>
          </table:table-cell>
          <table:table-cell table:style-name="ce6" table:formula="of:=[.AM14]/[.AE4]" office:value-type="float" office:value="0.87389766661657" calcext:value-type="float">
            <text:p>0.873898</text:p>
          </table:table-cell>
          <table:table-cell table:style-name="ce6" table:formula="of:=[.AN14]/[.AE4]" office:value-type="float" office:value="1.44115356645052" calcext:value-type="float">
            <text:p>1.441154</text:p>
          </table:table-cell>
          <table:table-cell table:style-name="ce6" table:formula="of:=[.AO14]/[.AE4]" office:value-type="float" office:value="1.36033541585952" calcext:value-type="float">
            <text:p>1.360335</text:p>
          </table:table-cell>
          <table:table-cell table:style-name="ce6" table:formula="of:=[.AP14]/[.AE4]" office:value-type="float" office:value="0.936205176233583" calcext:value-type="float">
            <text:p>0.93620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81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0.203177" calcext:value-type="float">
            <text:p>0.203177</text:p>
          </table:table-cell>
          <table:table-cell office:value-type="float" office:value="0.204017" calcext:value-type="float">
            <text:p>0.204017</text:p>
          </table:table-cell>
          <table:table-cell/>
          <table:table-cell table:formula="of:=[.E15]/[.D5]" office:value-type="float" office:value="0.23016415868673" calcext:value-type="float">
            <text:p>0.2301641587</text:p>
          </table:table-cell>
          <table:table-cell table:formula="of:=[.F15]/[.D5]" office:value-type="float" office:value="0.422181608310889" calcext:value-type="float">
            <text:p>0.4221816083</text:p>
          </table:table-cell>
          <table:table-cell table:formula="of:=[.G15]/[.D5]" office:value-type="float" office:value="1.03301565690946" calcext:value-type="float">
            <text:p>1.0330156569</text:p>
          </table:table-cell>
          <table:table-cell table:formula="of:=[.H15]/[.D5]" office:value-type="float" office:value="1.2342314882549" calcext:value-type="float">
            <text:p>1.2342314883</text:p>
          </table:table-cell>
          <table:table-cell table:formula="of:=[.I15]/[.D5]" office:value-type="float" office:value="1.21312855858556" calcext:value-type="float">
            <text:p>1.2131285586</text:p>
          </table:table-cell>
          <table:table-cell table:style-name="ce6" table:formula="of:=[.J15]/[.D5]" office:value-type="float" office:value="1.24980456136773" calcext:value-type="float">
            <text:p>1.249805</text:p>
          </table:table-cell>
          <table:table-cell table:style-name="ce6" table:formula="of:=[.K15]/[.D5]" office:value-type="float" office:value="1.29036613355335" calcext:value-type="float">
            <text:p>1.290366</text:p>
          </table:table-cell>
          <table:table-cell table:style-name="ce6" table:formula="of:=[.L15]/[.D5]" office:value-type="float" office:value="1.28442499233035" calcext:value-type="float">
            <text:p>1.284425</text:p>
          </table:table-cell>
          <table:table-cell table:style-name="ce6" table:formula="of:=[.M15]/[.D5]" office:value-type="float" office:value="1.23460263147807" calcext:value-type="float">
            <text:p>1.234603</text:p>
          </table:table-cell>
          <table:table-cell table:style-name="ce6" table:formula="of:=[.N15]/[.D5]" office:value-type="float" office:value="1.24289783351952" calcext:value-type="float">
            <text:p>1.242898</text:p>
          </table:table-cell>
          <table:table-cell table:style-name="ce6" table:formula="of:=[.O15]/[.D5]" office:value-type="float" office:value="1.22608863015435" calcext:value-type="float">
            <text:p>1.226089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formula="of:=[.R15]/[.Q5]" office:value-type="float" office:value="0.457317073170732" calcext:value-type="float">
            <text:p>0.4573170732</text:p>
          </table:table-cell>
          <table:table-cell table:formula="of:=[.S15]/[.Q5]" office:value-type="float" office:value="0.822453703703704" calcext:value-type="float">
            <text:p>0.8224537037</text:p>
          </table:table-cell>
          <table:table-cell table:formula="of:=[.T15]/[.Q5]" office:value-type="float" office:value="0.28382502543235" calcext:value-type="float">
            <text:p>0.2838250254</text:p>
          </table:table-cell>
          <table:table-cell table:formula="of:=[.U15]/[.Q5]" office:value-type="float" office:value="0.732217775324317" calcext:value-type="float">
            <text:p>0.7322177753</text:p>
          </table:table-cell>
          <table:table-cell table:formula="of:=[.V15]/[.Q5]" office:value-type="float" office:value="0.682492581602374" calcext:value-type="float">
            <text:p>0.6824925816</text:p>
          </table:table-cell>
          <table:table-cell table:style-name="ce6" table:formula="of:=[.W15]/[.Q5]" office:value-type="float" office:value="0.945307503243609" calcext:value-type="float">
            <text:p>0.945308</text:p>
          </table:table-cell>
          <table:table-cell table:style-name="ce6" table:formula="of:=[.X15]/[.Q5]" office:value-type="float" office:value="0.669949010656968" calcext:value-type="float">
            <text:p>0.669949</text:p>
          </table:table-cell>
          <table:table-cell table:style-name="ce6" table:formula="of:=[.Y15]/[.Q5]" office:value-type="float" office:value="0.943789530451537" calcext:value-type="float">
            <text:p>0.943790</text:p>
          </table:table-cell>
          <table:table-cell table:style-name="ce6" table:formula="of:=[.Z15]/[.Q5]" office:value-type="float" office:value="0.888278432746563" calcext:value-type="float">
            <text:p>0.888278</text:p>
          </table:table-cell>
          <table:table-cell table:style-name="ce6" table:formula="of:=[.AA15]/[.Q5]" office:value-type="float" office:value="0.786351605487055" calcext:value-type="float">
            <text:p>0.786352</text:p>
          </table:table-cell>
          <table:table-cell table:style-name="ce6" table:formula="of:=[.AB15]/[.Q5]" office:value-type="float" office:value="0.815137824980896" calcext:value-type="float">
            <text:p>0.815138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table:formula="of:=[.AF15]/[.AE5]" office:value-type="float" office:value="0.114329268292683" calcext:value-type="float">
            <text:p>0.1143292683</text:p>
          </table:table-cell>
          <table:table-cell table:formula="of:=[.AG15]/[.AE5]" office:value-type="float" office:value="0.766393442622951" calcext:value-type="float">
            <text:p>0.7663934426</text:p>
          </table:table-cell>
          <table:table-cell table:formula="of:=[.AH15]/[.AE5]" office:value-type="float" office:value="0.647909967845659" calcext:value-type="float">
            <text:p>0.6479099678</text:p>
          </table:table-cell>
          <table:table-cell table:formula="of:=[.AI15]/[.AE5]" office:value-type="float" office:value="0.78613868721292" calcext:value-type="float">
            <text:p>0.7861386872</text:p>
          </table:table-cell>
          <table:table-cell table:formula="of:=[.AJ15]/[.AE5]" office:value-type="float" office:value="0.806549533794253" calcext:value-type="float">
            <text:p>0.8065495338</text:p>
          </table:table-cell>
          <table:table-cell table:style-name="ce6" table:formula="of:=[.AK15]/[.AE5]" office:value-type="float" office:value="0.852126814041214" calcext:value-type="float">
            <text:p>0.852127</text:p>
          </table:table-cell>
          <table:table-cell table:style-name="ce6" table:formula="of:=[.AL15]/[.AE5]" office:value-type="float" office:value="0.824146190526735" calcext:value-type="float">
            <text:p>0.824146</text:p>
          </table:table-cell>
          <table:table-cell table:style-name="ce6" table:formula="of:=[.AM15]/[.AE5]" office:value-type="float" office:value="0.840200755571818" calcext:value-type="float">
            <text:p>0.840201</text:p>
          </table:table-cell>
          <table:table-cell table:style-name="ce6" table:formula="of:=[.AN15]/[.AE5]" office:value-type="float" office:value="1.37262148150115" calcext:value-type="float">
            <text:p>1.372621</text:p>
          </table:table-cell>
          <table:table-cell table:style-name="ce6" table:formula="of:=[.AO15]/[.AE5]" office:value-type="float" office:value="1.04035649145882" calcext:value-type="float">
            <text:p>1.040356</text:p>
          </table:table-cell>
          <table:table-cell table:style-name="ce6" table:formula="of:=[.AP15]/[.AE5]" office:value-type="float" office:value="0.900983923724718" calcext:value-type="float">
            <text:p>0.90098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981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0.19532" calcext:value-type="float">
            <text:p>0.19532</text:p>
          </table:table-cell>
          <table:table-cell office:value-type="float" office:value="0.195111" calcext:value-type="float">
            <text:p>0.195111</text:p>
          </table:table-cell>
          <table:table-cell/>
          <table:table-cell table:formula="of:=[.E16]/[.D6]" office:value-type="float" office:value="0.073471615720524" calcext:value-type="float">
            <text:p>0.0734716157</text:p>
          </table:table-cell>
          <table:table-cell table:formula="of:=[.F16]/[.D6]" office:value-type="float" office:value="0.270525147928994" calcext:value-type="float">
            <text:p>0.2705251479</text:p>
          </table:table-cell>
          <table:table-cell table:formula="of:=[.G16]/[.D6]" office:value-type="float" office:value="0.833791208791209" calcext:value-type="float">
            <text:p>0.8337912088</text:p>
          </table:table-cell>
          <table:table-cell table:formula="of:=[.H16]/[.D6]" office:value-type="float" office:value="0.977517059353676" calcext:value-type="float">
            <text:p>0.9775170594</text:p>
          </table:table-cell>
          <table:table-cell table:formula="of:=[.I16]/[.D6]" office:value-type="float" office:value="1.14440266862667" calcext:value-type="float">
            <text:p>1.1444026686</text:p>
          </table:table-cell>
          <table:table-cell table:style-name="ce6" table:formula="of:=[.J16]/[.D6]" office:value-type="float" office:value="1.2420271365767" calcext:value-type="float">
            <text:p>1.242027</text:p>
          </table:table-cell>
          <table:table-cell table:style-name="ce6" table:formula="of:=[.K16]/[.D6]" office:value-type="float" office:value="1.23327166550652" calcext:value-type="float">
            <text:p>1.233272</text:p>
          </table:table-cell>
          <table:table-cell table:style-name="ce6" table:formula="of:=[.L16]/[.D6]" office:value-type="float" office:value="1.31696680796352" calcext:value-type="float">
            <text:p>1.316967</text:p>
          </table:table-cell>
          <table:table-cell table:style-name="ce6" table:formula="of:=[.M16]/[.D6]" office:value-type="float" office:value="1.22671828239775" calcext:value-type="float">
            <text:p>1.226718</text:p>
          </table:table-cell>
          <table:table-cell table:style-name="ce6" table:formula="of:=[.N16]/[.D6]" office:value-type="float" office:value="1.24985881712101" calcext:value-type="float">
            <text:p>1.249859</text:p>
          </table:table-cell>
          <table:table-cell table:style-name="ce6" table:formula="of:=[.O16]/[.D6]" office:value-type="float" office:value="1.20742453511129" calcext:value-type="float">
            <text:p>1.207425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formula="of:=[.R16]/[.Q6]" office:value-type="float" office:value="0.101412259615385" calcext:value-type="float">
            <text:p>0.1014122596</text:p>
          </table:table-cell>
          <table:table-cell table:formula="of:=[.S16]/[.Q6]" office:value-type="float" office:value="0.175612890470542" calcext:value-type="float">
            <text:p>0.1756128905</text:p>
          </table:table-cell>
          <table:table-cell table:formula="of:=[.T16]/[.Q6]" office:value-type="float" office:value="0.181006088431979" calcext:value-type="float">
            <text:p>0.1810060884</text:p>
          </table:table-cell>
          <table:table-cell table:formula="of:=[.U16]/[.Q6]" office:value-type="float" office:value="0.442506255212677" calcext:value-type="float">
            <text:p>0.4425062552</text:p>
          </table:table-cell>
          <table:table-cell table:formula="of:=[.V16]/[.Q6]" office:value-type="float" office:value="0.54427051485875" calcext:value-type="float">
            <text:p>0.5442705149</text:p>
          </table:table-cell>
          <table:table-cell table:style-name="ce6" table:formula="of:=[.W16]/[.Q6]" office:value-type="float" office:value="0.585681917248329" calcext:value-type="float">
            <text:p>0.585682</text:p>
          </table:table-cell>
          <table:table-cell table:style-name="ce6" table:formula="of:=[.X16]/[.Q6]" office:value-type="float" office:value="0.597964951539546" calcext:value-type="float">
            <text:p>0.597965</text:p>
          </table:table-cell>
          <table:table-cell table:style-name="ce6" table:formula="of:=[.Y16]/[.Q6]" office:value-type="float" office:value="0.62794474974526" calcext:value-type="float">
            <text:p>0.627945</text:p>
          </table:table-cell>
          <table:table-cell table:style-name="ce6" table:formula="of:=[.Z16]/[.Q6]" office:value-type="float" office:value="0.680657213219484" calcext:value-type="float">
            <text:p>0.680657</text:p>
          </table:table-cell>
          <table:table-cell table:style-name="ce6" table:formula="of:=[.AA16]/[.Q6]" office:value-type="float" office:value="0.67928100930702" calcext:value-type="float">
            <text:p>0.679281</text:p>
          </table:table-cell>
          <table:table-cell table:style-name="ce6" table:formula="of:=[.AB16]/[.Q6]" office:value-type="float" office:value="0.691510166412084" calcext:value-type="float">
            <text:p>0.69151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/>
          <table:table-cell table:formula="of:=[.AF16]/[.AE6]" office:value-type="float" office:value="0.0205692345197465" calcext:value-type="float">
            <text:p>0.0205692345</text:p>
          </table:table-cell>
          <table:table-cell table:formula="of:=[.AG16]/[.AE6]" office:value-type="float" office:value="0.0709691594758709" calcext:value-type="float">
            <text:p>0.0709691595</text:p>
          </table:table-cell>
          <table:table-cell table:formula="of:=[.AH16]/[.AE6]" office:value-type="float" office:value="0.258039271485487" calcext:value-type="float">
            <text:p>0.2580392715</text:p>
          </table:table-cell>
          <table:table-cell table:formula="of:=[.AI16]/[.AE6]" office:value-type="float" office:value="0.336627287262391" calcext:value-type="float">
            <text:p>0.3366272873</text:p>
          </table:table-cell>
          <table:table-cell table:formula="of:=[.AJ16]/[.AE6]" office:value-type="float" office:value="0.403728398421554" calcext:value-type="float">
            <text:p>0.4037283984</text:p>
          </table:table-cell>
          <table:table-cell table:style-name="ce6" table:formula="of:=[.AK16]/[.AE6]" office:value-type="float" office:value="0.422382769122738" calcext:value-type="float">
            <text:p>0.422383</text:p>
          </table:table-cell>
          <table:table-cell table:style-name="ce6" table:formula="of:=[.AL16]/[.AE6]" office:value-type="float" office:value="0.463401491844852" calcext:value-type="float">
            <text:p>0.463401</text:p>
          </table:table-cell>
          <table:table-cell table:style-name="ce6" table:formula="of:=[.AM16]/[.AE6]" office:value-type="float" office:value="0.460479929902185" calcext:value-type="float">
            <text:p>0.460480</text:p>
          </table:table-cell>
          <table:table-cell table:style-name="ce6" table:formula="of:=[.AN16]/[.AE6]" office:value-type="float" office:value="0.755990741364774" calcext:value-type="float">
            <text:p>0.755991</text:p>
          </table:table-cell>
          <table:table-cell table:style-name="ce6" table:formula="of:=[.AO16]/[.AE6]" office:value-type="float" office:value="0.732749959386676" calcext:value-type="float">
            <text:p>0.732750</text:p>
          </table:table-cell>
          <table:table-cell table:style-name="ce6" table:formula="of:=[.AP16]/[.AE6]" office:value-type="float" office:value="0.439917359352453" calcext:value-type="float">
            <text:p>0.439917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981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0.188099" calcext:value-type="float">
            <text:p>0.188099</text:p>
          </table:table-cell>
          <table:table-cell office:value-type="float" office:value="0.186769" calcext:value-type="float">
            <text:p>0.186769</text:p>
          </table:table-cell>
          <table:table-cell/>
          <table:table-cell table:formula="of:=[.E17]/[.D7]" office:value-type="float" office:value="0.018367903930131" calcext:value-type="float">
            <text:p>0.0183679039</text:p>
          </table:table-cell>
          <table:table-cell table:formula="of:=[.F17]/[.D7]" office:value-type="float" office:value="0.108252762430939" calcext:value-type="float">
            <text:p>0.1082527624</text:p>
          </table:table-cell>
          <table:table-cell table:formula="of:=[.G17]/[.D7]" office:value-type="float" office:value="0.309795035113506" calcext:value-type="float">
            <text:p>0.3097950351</text:p>
          </table:table-cell>
          <table:table-cell table:formula="of:=[.H17]/[.D7]" office:value-type="float" office:value="0.806369815729382" calcext:value-type="float">
            <text:p>0.8063698157</text:p>
          </table:table-cell>
          <table:table-cell table:formula="of:=[.I17]/[.D7]" office:value-type="float" office:value="1.00181396131536" calcext:value-type="float">
            <text:p>1.0018139613</text:p>
          </table:table-cell>
          <table:table-cell table:style-name="ce6" table:formula="of:=[.J17]/[.D7]" office:value-type="float" office:value="1.11581816059757" calcext:value-type="float">
            <text:p>1.115818</text:p>
          </table:table-cell>
          <table:table-cell table:style-name="ce6" table:formula="of:=[.K17]/[.D7]" office:value-type="float" office:value="1.19587345451466" calcext:value-type="float">
            <text:p>1.195873</text:p>
          </table:table-cell>
          <table:table-cell table:style-name="ce6" table:formula="of:=[.L17]/[.D7]" office:value-type="float" office:value="1.27984294728157" calcext:value-type="float">
            <text:p>1.279843</text:p>
          </table:table-cell>
          <table:table-cell table:style-name="ce6" table:formula="of:=[.M17]/[.D7]" office:value-type="float" office:value="1.24793095845219" calcext:value-type="float">
            <text:p>1.247931</text:p>
          </table:table-cell>
          <table:table-cell table:style-name="ce6" table:formula="of:=[.N17]/[.D7]" office:value-type="float" office:value="1.26794773336484" calcext:value-type="float">
            <text:p>1.267948</text:p>
          </table:table-cell>
          <table:table-cell table:style-name="ce6" table:formula="of:=[.O17]/[.D7]" office:value-type="float" office:value="1.2121974475275" calcext:value-type="float">
            <text:p>1.212197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0.181075" calcext:value-type="float">
            <text:p>0.181075</text:p>
          </table:table-cell>
          <table:table-cell office:value-type="float" office:value="0.179228" calcext:value-type="float">
            <text:p>0.179228</text:p>
          </table:table-cell>
          <table:table-cell/>
          <table:table-cell table:formula="of:=[.E18]/[.D8]" office:value-type="float" office:value="0.00425992505570184" calcext:value-type="float">
            <text:p>0.0042599251</text:p>
          </table:table-cell>
          <table:table-cell table:formula="of:=[.F18]/[.D8]" office:value-type="float" office:value="0.0266426282051282" calcext:value-type="float">
            <text:p>0.0266426282</text:p>
          </table:table-cell>
          <table:table-cell table:formula="of:=[.G18]/[.D8]" office:value-type="float" office:value="0.14595837180671" calcext:value-type="float">
            <text:p>0.1459583718</text:p>
          </table:table-cell>
          <table:table-cell table:formula="of:=[.H18]/[.D8]" office:value-type="float" office:value="0.474138200212328" calcext:value-type="float">
            <text:p>0.4741382002</text:p>
          </table:table-cell>
          <table:table-cell table:formula="of:=[.I18]/[.D8]" office:value-type="float" office:value="0.751695311803678" calcext:value-type="float">
            <text:p>0.7516953118</text:p>
          </table:table-cell>
          <table:table-cell table:style-name="ce6" table:formula="of:=[.J18]/[.D8]" office:value-type="float" office:value="0.925613633547108" calcext:value-type="float">
            <text:p>0.925614</text:p>
          </table:table-cell>
          <table:table-cell table:style-name="ce6" table:formula="of:=[.K18]/[.D8]" office:value-type="float" office:value="1.09598530190557" calcext:value-type="float">
            <text:p>1.095985</text:p>
          </table:table-cell>
          <table:table-cell table:style-name="ce6" table:formula="of:=[.L18]/[.D8]" office:value-type="float" office:value="1.1846370048349" calcext:value-type="float">
            <text:p>1.184637</text:p>
          </table:table-cell>
          <table:table-cell table:style-name="ce6" table:formula="of:=[.M18]/[.D8]" office:value-type="float" office:value="1.19048655237358" calcext:value-type="float">
            <text:p>1.190487</text:p>
          </table:table-cell>
          <table:table-cell table:style-name="ce6" table:formula="of:=[.N18]/[.D8]" office:value-type="float" office:value="1.19109557524579" calcext:value-type="float">
            <text:p>1.191096</text:p>
          </table:table-cell>
          <table:table-cell table:style-name="ce6" table:formula="of:=[.O18]/[.D8]" office:value-type="float" office:value="0.900137555226124" calcext:value-type="float">
            <text:p>0.900138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0.175325" calcext:value-type="float">
            <text:p>0.175325</text:p>
          </table:table-cell>
          <table:table-cell office:value-type="float" office:value="0.17234" calcext:value-type="float">
            <text:p>0.17234</text:p>
          </table:table-cell>
          <table:table-cell/>
          <table:table-cell table:formula="of:=[.E19]/[.D9]" office:value-type="float" office:value="0.00194517665556789" calcext:value-type="float">
            <text:p>0.0019451767</text:p>
          </table:table-cell>
          <table:table-cell table:formula="of:=[.F19]/[.D9]" office:value-type="float" office:value="0.0120091279222485" calcext:value-type="float">
            <text:p>0.0120091279</text:p>
          </table:table-cell>
          <table:table-cell table:formula="of:=[.G19]/[.D9]" office:value-type="float" office:value="0.0771934643714646" calcext:value-type="float">
            <text:p>0.0771934644</text:p>
          </table:table-cell>
          <table:table-cell table:formula="of:=[.H19]/[.D9]" office:value-type="float" office:value="0.299006576874606" calcext:value-type="float">
            <text:p>0.2990065769</text:p>
          </table:table-cell>
          <table:table-cell table:formula="of:=[.I19]/[.D9]" office:value-type="float" office:value="0.548716384732162" calcext:value-type="float">
            <text:p>0.5487163847</text:p>
          </table:table-cell>
          <table:table-cell table:style-name="ce6" table:formula="of:=[.J19]/[.D9]" office:value-type="float" office:value="0.79971709729444" calcext:value-type="float">
            <text:p>0.799717</text:p>
          </table:table-cell>
          <table:table-cell table:style-name="ce6" table:formula="of:=[.K19]/[.D9]" office:value-type="float" office:value="0.991810800705642" calcext:value-type="float">
            <text:p>0.991811</text:p>
          </table:table-cell>
          <table:table-cell table:style-name="ce6" table:formula="of:=[.L19]/[.D9]" office:value-type="float" office:value="1.14796714610486" calcext:value-type="float">
            <text:p>1.147967</text:p>
          </table:table-cell>
          <table:table-cell table:style-name="ce6" table:formula="of:=[.M19]/[.D9]" office:value-type="float" office:value="1.14075268300334" calcext:value-type="float">
            <text:p>1.140753</text:p>
          </table:table-cell>
          <table:table-cell table:style-name="ce6" table:formula="of:=[.N19]/[.D9]" office:value-type="float" office:value="0.95708210126166" calcext:value-type="float">
            <text:p>0.957082</text:p>
          </table:table-cell>
          <table:table-cell table:style-name="ce6" table:formula="of:=[.O19]/[.D9]" office:value-type="float" office:value="0.60183796117007" calcext:value-type="float">
            <text:p>0.601838</text:p>
          </table:table-cell>
          <table:table-cell table:style-name="ce7" office:value-type="float" office:value="48" calcext:value-type="float">
            <text:p>48</text:p>
          </table:table-cell>
          <table:table-cell table:number-columns-repeated="1008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office:value-type="float" office:value="0.170699" calcext:value-type="float">
            <text:p>0.170699</text:p>
          </table:table-cell>
          <table:table-cell office:value-type="float" office:value="0.166063" calcext:value-type="float">
            <text:p>0.166063</text:p>
          </table:table-cell>
          <table:table-cell table:number-columns-repeated="4"/>
          <table:table-cell>
            <draw:frame table:end-cell-address="Sheet1.L43" table:end-x="0.4484in" table:end-y="0.1827in" draw:z-index="3" draw:name="Chart 4" draw:style-name="gr1" svg:width="5in" svg:height="3in" svg:x="0.3752in" svg:y="0.713in">
              <draw:object draw:notify-on-update-of-ranges="Sheet1.P13:Sheet1.P19 Sheet1.E2:Sheet1.E2 Sheet1.E13:Sheet1.E19 Sheet1.F2:Sheet1.F2 Sheet1.F13:Sheet1.F19 Sheet1.G2:Sheet1.G2 Sheet1.G13:Sheet1.G19 Sheet1.H2:Sheet1.H2 Sheet1.H13:Sheet1.H19 Sheet1.I2:Sheet1.I2 Sheet1.I13:Sheet1.I19 Sheet1.J2:Sheet1.J2 Sheet1.J13:Sheet1.J19 Sheet1.K2:Sheet1.K2 Sheet1.K13:Sheet1.K19 Sheet1.L2:Sheet1.L2 Sheet1.L13:Sheet1.L19 Sheet1.M2:Sheet1.M2 Sheet1.M13:Sheet1.M19 Sheet1.N2:Sheet1.N2 Sheet1.N13:Sheet1.N19 Sheet1.O2:Sheet1.O2 Sheet1.O13:Sheet1.O1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  <table:table-cell table:style-name="ce6" table:number-columns-repeated="2"/>
          <table:table-cell table:style-name="ce6">
            <draw:frame table:end-cell-address="Sheet1.Q43" table:end-x="0.6465in" table:end-y="0.1827in" draw:z-index="4" draw:name="Chart 5" draw:style-name="gr1" svg:width="5in" svg:height="3in" svg:x="0.5425in" svg:y="0.713in">
              <draw:object draw:notify-on-update-of-ranges="Sheet1.P21:Sheet1.P27 Sheet1.E2:Sheet1.E2 Sheet1.E21:Sheet1.E27 Sheet1.F2:Sheet1.F2 Sheet1.F21:Sheet1.F27 Sheet1.G2:Sheet1.G2 Sheet1.G21:Sheet1.G27 Sheet1.H2:Sheet1.H2 Sheet1.H21:Sheet1.H27 Sheet1.I2:Sheet1.I2 Sheet1.I21:Sheet1.I27 Sheet1.J2:Sheet1.J2 Sheet1.J21:Sheet1.J27 Sheet1.K2:Sheet1.K2 Sheet1.K21:Sheet1.K27 Sheet1.L2:Sheet1.L2 Sheet1.L21:Sheet1.L27 Sheet1.M2:Sheet1.M2 Sheet1.M21:Sheet1.M27 Sheet1.N2:Sheet1.N2 Sheet1.N21:Sheet1.N27 Sheet1.O2:Sheet1.O2 Sheet1.O21:Sheet1.O2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6" table:number-columns-repeated="3"/>
          <table:table-cell table:number-columns-repeated="1009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office:value-type="float" office:value="0.167405" calcext:value-type="float">
            <text:p>0.167405</text:p>
          </table:table-cell>
          <table:table-cell office:value-type="float" office:value="0.166347" calcext:value-type="float">
            <text:p>0.166347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office:value-type="float" office:value="0.161945" calcext:value-type="float">
            <text:p>0.161945</text:p>
          </table:table-cell>
          <table:table-cell office:value-type="float" office:value="0.157309" calcext:value-type="float">
            <text:p>0.157309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office:value-type="float" office:value="0.157209" calcext:value-type="float">
            <text:p>0.157209</text:p>
          </table:table-cell>
          <table:table-cell office:value-type="float" office:value="0.155795" calcext:value-type="float">
            <text:p>0.155795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table:formula="of:=0.152678" office:value-type="float" office:value="0.152678" calcext:value-type="float">
            <text:p>0.152678</text:p>
          </table:table-cell>
          <table:table-cell office:value-type="float" office:value="0.156472" calcext:value-type="float">
            <text:p>0.156472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office:value-type="float" office:value="0.150255" calcext:value-type="float">
            <text:p>0.150255</text:p>
          </table:table-cell>
          <table:table-cell office:value-type="float" office:value="0.142591" calcext:value-type="float">
            <text:p>0.142591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office:value-type="float" office:value="0.145533" calcext:value-type="float">
            <text:p>0.145533</text:p>
          </table:table-cell>
          <table:table-cell office:value-type="float" office:value="0.139873" calcext:value-type="float">
            <text:p>0.139873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office:value-type="float" office:value="0.142557" calcext:value-type="float">
            <text:p>0.142557</text:p>
          </table:table-cell>
          <table:table-cell office:value-type="float" office:value="0.137953" calcext:value-type="float">
            <text:p>0.137953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office:value-type="float" office:value="0.139963" calcext:value-type="float">
            <text:p>0.139963</text:p>
          </table:table-cell>
          <table:table-cell office:value-type="float" office:value="0.130165" calcext:value-type="float">
            <text:p>0.130165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office:value-type="float" office:value="0.137329" calcext:value-type="float">
            <text:p>0.137329</text:p>
          </table:table-cell>
          <table:table-cell office:value-type="float" office:value="0.126844" calcext:value-type="float">
            <text:p>0.126844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office:value-type="float" office:value="0.135429" calcext:value-type="float">
            <text:p>0.135429</text:p>
          </table:table-cell>
          <table:table-cell office:value-type="float" office:value="0.125885" calcext:value-type="float">
            <text:p>0.125885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office:value-type="float" office:value="0.133956" calcext:value-type="float">
            <text:p>0.133956</text:p>
          </table:table-cell>
          <table:table-cell office:value-type="float" office:value="0.127235" calcext:value-type="float">
            <text:p>0.127235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office:value-type="float" office:value="0.1325" calcext:value-type="float">
            <text:p>0.1325</text:p>
          </table:table-cell>
          <table:table-cell office:value-type="float" office:value="0.118616" calcext:value-type="float">
            <text:p>0.118616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office:value-type="float" office:value="0.130264" calcext:value-type="float">
            <text:p>0.130264</text:p>
          </table:table-cell>
          <table:table-cell office:value-type="float" office:value="0.114706" calcext:value-type="float">
            <text:p>0.114706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office:value-type="float" office:value="0.128563" calcext:value-type="float">
            <text:p>0.128563</text:p>
          </table:table-cell>
          <table:table-cell office:value-type="float" office:value="0.111889" calcext:value-type="float">
            <text:p>0.111889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office:value-type="float" office:value="0.127823" calcext:value-type="float">
            <text:p>0.127823</text:p>
          </table:table-cell>
          <table:table-cell office:value-type="float" office:value="0.111747" calcext:value-type="float">
            <text:p>0.111747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office:value-type="float" office:value="0.127333" calcext:value-type="float">
            <text:p>0.127333</text:p>
          </table:table-cell>
          <table:table-cell office:value-type="float" office:value="0.109658" calcext:value-type="float">
            <text:p>0.109658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office:value-type="float" office:value="0.125427" calcext:value-type="float">
            <text:p>0.125427</text:p>
          </table:table-cell>
          <table:table-cell office:value-type="float" office:value="0.108557" calcext:value-type="float">
            <text:p>0.108557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office:value-type="float" office:value="0.123393" calcext:value-type="float">
            <text:p>0.123393</text:p>
          </table:table-cell>
          <table:table-cell office:value-type="float" office:value="0.10352" calcext:value-type="float">
            <text:p>0.10352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office:value-type="float" office:value="0.125345" calcext:value-type="float">
            <text:p>0.125345</text:p>
          </table:table-cell>
          <table:table-cell office:value-type="float" office:value="0.10242" calcext:value-type="float">
            <text:p>0.10242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office:value-type="float" office:value="0.115659" calcext:value-type="float">
            <text:p>0.115659</text:p>
          </table:table-cell>
          <table:table-cell office:value-type="float" office:value="0.105217" calcext:value-type="float">
            <text:p>0.105217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office:value-type="float" office:value="0.113474" calcext:value-type="float">
            <text:p>0.113474</text:p>
          </table:table-cell>
          <table:table-cell office:value-type="float" office:value="0.100663" calcext:value-type="float">
            <text:p>0.100663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office:value-type="float" office:value="0.112343" calcext:value-type="float">
            <text:p>0.112343</text:p>
          </table:table-cell>
          <table:table-cell office:value-type="float" office:value="0.097368" calcext:value-type="float">
            <text:p>0.097368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Max-Subarray: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=1000: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gcc -O</text:p>
          </table:table-cell>
          <table:table-cell office:value-type="string" calcext:value-type="string">
            <text:p>gcc -Ofast</text:p>
          </table:table-cell>
          <table:table-cell office:value-type="string" calcext:value-type="string">
            <text:p>icc -O</text:p>
          </table:table-cell>
          <table:table-cell office:value-type="string" calcext:value-type="string">
            <text:p>icc -Ofas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o optimization</text:p>
          </table:table-cell>
          <table:table-cell office:value-type="float" office:value="3.811823" calcext:value-type="float">
            <text:p>3.811823</text:p>
          </table:table-cell>
          <table:table-cell office:value-type="float" office:value="2.529964" calcext:value-type="float">
            <text:p>2.529964</text:p>
          </table:table-cell>
          <table:table-cell office:value-type="float" office:value="2.803847" calcext:value-type="float">
            <text:p>2.803847</text:p>
          </table:table-cell>
          <table:table-cell office:value-type="float" office:value="2.752357" calcext:value-type="float">
            <text:p>2.7523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imization</text:p>
          </table:table-cell>
          <table:table-cell office:value-type="float" office:value="2.804212" calcext:value-type="float">
            <text:p>2.804212</text:p>
          </table:table-cell>
          <table:table-cell office:value-type="float" office:value="2.333114" calcext:value-type="float">
            <text:p>2.333114</text:p>
          </table:table-cell>
          <table:table-cell office:value-type="float" office:value="2.921114" calcext:value-type="float">
            <text:p>2.921114</text:p>
          </table:table-cell>
          <table:table-cell office:value-type="float" office:value="2.922511" calcext:value-type="float">
            <text:p>2.922511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GOTHMOG:</text:p>
          </table:table-cell>
          <table:table-cell table:number-columns-repeated="4"/>
          <table:table-cell office:value-type="string" calcext:value-type="string">
            <text:p>OpenMP</text:p>
          </table:table-cell>
          <table:table-cell table:number-columns-repeated="2"/>
          <table:table-cell office:value-type="string" calcext:value-type="string">
            <text:p>Serial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gcc -O:</text:p>
          </table:table-cell>
          <table:table-cell table:number-columns-repeated="2"/>
          <table:table-cell office:value-type="string" calcext:value-type="string">
            <text:p>OpenMP:</text:p>
          </table:table-cell>
          <table:table-cell/>
          <table:table-cell office:value-type="string" calcext:value-type="string">
            <text:p>Relative to not optimized impl.</text:p>
          </table:table-cell>
          <table:table-cell table:number-columns-repeated="2"/>
          <table:table-cell office:value-type="string" calcext:value-type="string">
            <text:p>optimized vs not optimized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3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_ser_noOpt</text:p>
          </table:table-cell>
          <table:table-cell office:value-type="string" calcext:value-type="string">
            <text:p>T_ser_opt</text:p>
          </table:table-cell>
          <table:table-cell office:value-type="string" calcext:value-type="string">
            <text:p>T_par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table:number-columns-repeated="1014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0738" calcext:value-type="float">
            <text:p>0.000738</text:p>
          </table:table-cell>
          <table:table-cell office:value-type="float" office:value="0.000643" calcext:value-type="float">
            <text:p>0.000643</text:p>
          </table:table-cell>
          <table:table-cell table:formula="of:=[.C67]/[.E67]" office:value-type="float" office:value="1.04665629860031" calcext:value-type="float">
            <text:p>1.0466562986</text:p>
          </table:table-cell>
          <table:table-cell table:formula="of:=[.C67]/([.E67]*[.B67])" office:value-type="float" office:value="1.04665629860031" calcext:value-type="float">
            <text:p>1.0466562986</text:p>
          </table:table-cell>
          <table:table-cell/>
          <table:table-cell table:formula="of:=[.C67]/[.D67]" office:value-type="float" office:value="0.911924119241192" calcext:value-type="float">
            <text:p>0.9119241192</text:p>
          </table:table-cell>
          <table:table-cell table:formula="of:=[.C67]/([.D67]*[.B67])" office:value-type="float" office:value="0.911924119241192" calcext:value-type="float">
            <text:p>0.9119241192</text:p>
          </table:table-cell>
          <table:table-cell table:number-columns-repeated="1014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04389" calcext:value-type="float">
            <text:p>0.004389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.004525" calcext:value-type="float">
            <text:p>0.004525</text:p>
          </table:table-cell>
          <table:table-cell table:formula="of:=[.C68]/[.E68]" office:value-type="float" office:value="0.969944751381215" calcext:value-type="float">
            <text:p>0.9699447514</text:p>
          </table:table-cell>
          <table:table-cell table:formula="of:=[.C68]/([.E68]*[.B68])" office:value-type="float" office:value="0.969944751381215" calcext:value-type="float">
            <text:p>0.9699447514</text:p>
          </table:table-cell>
          <table:table-cell/>
          <table:table-cell table:formula="of:=[.C68]/[.D68]" office:value-type="float" office:value="1.35462962962963" calcext:value-type="float">
            <text:p>1.3546296296</text:p>
          </table:table-cell>
          <table:table-cell table:formula="of:=[.C68]/([.D68]*[.B68])" office:value-type="float" office:value="1.35462962962963" calcext:value-type="float">
            <text:p>1.3546296296</text:p>
          </table:table-cell>
          <table:table-cell table:number-columns-repeated="1014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03035" calcext:value-type="float">
            <text:p>0.03035</text:p>
          </table:table-cell>
          <table:table-cell office:value-type="float" office:value="0.022645" calcext:value-type="float">
            <text:p>0.022645</text:p>
          </table:table-cell>
          <table:table-cell office:value-type="float" office:value="0.03137" calcext:value-type="float">
            <text:p>0.03137</text:p>
          </table:table-cell>
          <table:table-cell table:formula="of:=[.C69]/[.E69]" office:value-type="float" office:value="0.967484858144724" calcext:value-type="float">
            <text:p>0.9674848581</text:p>
          </table:table-cell>
          <table:table-cell table:formula="of:=[.C69]/([.E69]*[.B69])" office:value-type="float" office:value="0.967484858144724" calcext:value-type="float">
            <text:p>0.9674848581</text:p>
          </table:table-cell>
          <table:table-cell/>
          <table:table-cell table:formula="of:=[.C69]/[.D69]" office:value-type="float" office:value="1.34025171119452" calcext:value-type="float">
            <text:p>1.3402517112</text:p>
          </table:table-cell>
          <table:table-cell table:formula="of:=[.C69]/([.D69]*[.B69])" office:value-type="float" office:value="1.34025171119452" calcext:value-type="float">
            <text:p>1.3402517112</text:p>
          </table:table-cell>
          <table:table-cell table:number-columns-repeated="1014"/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242956" calcext:value-type="float">
            <text:p>0.242956</text:p>
          </table:table-cell>
          <table:table-cell office:value-type="float" office:value="0.180515" calcext:value-type="float">
            <text:p>0.180515</text:p>
          </table:table-cell>
          <table:table-cell office:value-type="float" office:value="0.246851" calcext:value-type="float">
            <text:p>0.246851</text:p>
          </table:table-cell>
          <table:table-cell table:formula="of:=[.C70]/[.E70]" office:value-type="float" office:value="0.984221250876034" calcext:value-type="float">
            <text:p>0.9842212509</text:p>
          </table:table-cell>
          <table:table-cell table:formula="of:=[.C70]/([.E70]*[.B70])" office:value-type="float" office:value="0.984221250876034" calcext:value-type="float">
            <text:p>0.9842212509</text:p>
          </table:table-cell>
          <table:table-cell/>
          <table:table-cell table:formula="of:=[.C70]/[.D70]" office:value-type="float" office:value="1.34590477245658" calcext:value-type="float">
            <text:p>1.3459047725</text:p>
          </table:table-cell>
          <table:table-cell table:formula="of:=[.C70]/([.D70]*[.B70])" office:value-type="float" office:value="1.34590477245658" calcext:value-type="float">
            <text:p>1.3459047725</text:p>
          </table:table-cell>
          <table:table-cell table:number-columns-repeated="1014"/>
        </table:table-row>
        <table:table-row table:style-name="ro3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0.809642" calcext:value-type="float">
            <text:p>0.809642</text:p>
          </table:table-cell>
          <table:table-cell office:value-type="float" office:value="0.594789" calcext:value-type="float">
            <text:p>0.594789</text:p>
          </table:table-cell>
          <table:table-cell office:value-type="float" office:value="0.821619" calcext:value-type="float">
            <text:p>0.821619</text:p>
          </table:table-cell>
          <table:table-cell table:formula="of:=[.C71]/[.E71]" office:value-type="float" office:value="0.98542268375001" calcext:value-type="float">
            <text:p>0.9854226838</text:p>
          </table:table-cell>
          <table:table-cell table:formula="of:=[.C71]/([.E71]*[.B71])" office:value-type="float" office:value="0.98542268375001" calcext:value-type="float">
            <text:p>0.9854226838</text:p>
          </table:table-cell>
          <table:table-cell/>
          <table:table-cell table:formula="of:=[.C71]/[.D71]" office:value-type="float" office:value="1.36122557747369" calcext:value-type="float">
            <text:p>1.3612255775</text:p>
          </table:table-cell>
          <table:table-cell table:formula="of:=[.C71]/([.D71]*[.B71])" office:value-type="float" office:value="1.36122557747369" calcext:value-type="float">
            <text:p>1.3612255775</text:p>
          </table:table-cell>
          <table:table-cell table:number-columns-repeated="1014"/>
        </table:table-row>
        <table:table-row table:style-name="ro3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1.912066" calcext:value-type="float">
            <text:p>1.912066</text:p>
          </table:table-cell>
          <table:table-cell office:value-type="float" office:value="1.399098" calcext:value-type="float">
            <text:p>1.399098</text:p>
          </table:table-cell>
          <table:table-cell office:value-type="float" office:value="1.93497" calcext:value-type="float">
            <text:p>1.93497</text:p>
          </table:table-cell>
          <table:table-cell table:formula="of:=[.C72]/[.E72]" office:value-type="float" office:value="0.988163123976082" calcext:value-type="float">
            <text:p>0.988163124</text:p>
          </table:table-cell>
          <table:table-cell table:formula="of:=[.C72]/([.E72]*[.B72])" office:value-type="float" office:value="0.988163123976082" calcext:value-type="float">
            <text:p>0.988163124</text:p>
          </table:table-cell>
          <table:table-cell/>
          <table:table-cell table:formula="of:=[.C72]/[.D72]" office:value-type="float" office:value="1.36664193644763" calcext:value-type="float">
            <text:p>1.3666419364</text:p>
          </table:table-cell>
          <table:table-cell table:formula="of:=[.C72]/([.D72]*[.B72])" office:value-type="float" office:value="1.36664193644763" calcext:value-type="float">
            <text:p>1.3666419364</text:p>
          </table:table-cell>
          <table:table-cell table:number-columns-repeated="1014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.841069" calcext:value-type="float">
            <text:p>3.841069</text:p>
          </table:table-cell>
          <table:table-cell office:value-type="float" office:value="2.805917" calcext:value-type="float">
            <text:p>2.805917</text:p>
          </table:table-cell>
          <table:table-cell office:value-type="float" office:value="3.82476" calcext:value-type="float">
            <text:p>3.82476</text:p>
          </table:table-cell>
          <table:table-cell table:formula="of:=[.C73]/[.E73]" office:value-type="float" office:value="1.00426405839844" calcext:value-type="float">
            <text:p>1.0042640584</text:p>
          </table:table-cell>
          <table:table-cell table:formula="of:=[.C73]/([.E73]*[.B73])" office:value-type="float" office:value="1.00426405839844" calcext:value-type="float">
            <text:p>1.0042640584</text:p>
          </table:table-cell>
          <table:table-cell/>
          <table:table-cell table:formula="of:=[.C73]/[.D73]" office:value-type="float" office:value="1.36891754103917" calcext:value-type="float">
            <text:p>1.368917541</text:p>
          </table:table-cell>
          <table:table-cell table:formula="of:=[.C73]/([.D73]*[.B73])" office:value-type="float" office:value="1.36891754103917" calcext:value-type="float">
            <text:p>1.368917541</text:p>
          </table:table-cell>
          <table:table-cell table:number-columns-repeated="1014"/>
        </table:table-row>
        <table:table-row table:style-name="ro3"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6.899705" calcext:value-type="float">
            <text:p>6.899705</text:p>
          </table:table-cell>
          <table:table-cell/>
          <table:table-cell office:value-type="float" office:value="6.739795" calcext:value-type="float">
            <text:p>6.739795</text:p>
          </table:table-cell>
          <table:table-cell table:formula="of:=[.C74]/[.E74]" office:value-type="float" office:value="1.02372624093166" calcext:value-type="float">
            <text:p>1.0237262409</text:p>
          </table:table-cell>
          <table:table-cell table:formula="of:=[.C74]/([.E74]*[.B74])" office:value-type="float" office:value="1.02372624093166" calcext:value-type="float">
            <text:p>1.0237262409</text:p>
          </table:table-cell>
          <table:table-cell table:number-columns-repeated="1017"/>
        </table:table-row>
        <table:table-row table:style-name="ro3">
          <table:table-cell office:value-type="float" office:value="1400" calcext:value-type="float">
            <text:p>1400</text:p>
          </table:table-cell>
          <table:table-cell office:value-type="float" office:value="1" calcext:value-type="float">
            <text:p>1</text:p>
          </table:table-cell>
          <table:table-cell office:value-type="float" office:value="10.821618" calcext:value-type="float">
            <text:p>10.821618</text:p>
          </table:table-cell>
          <table:table-cell/>
          <table:table-cell office:value-type="float" office:value="10.572964" calcext:value-type="float">
            <text:p>10.572964</text:p>
          </table:table-cell>
          <table:table-cell table:formula="of:=[.C75]/[.E75]" office:value-type="float" office:value="1.02351790850702" calcext:value-type="float">
            <text:p>1.0235179085</text:p>
          </table:table-cell>
          <table:table-cell table:formula="of:=[.C75]/([.E75]*[.B75])" office:value-type="float" office:value="1.02351790850702" calcext:value-type="float">
            <text:p>1.0235179085</text:p>
          </table:table-cell>
          <table:table-cell table:number-columns-repeated="1017"/>
        </table:table-row>
        <table:table-row table:style-name="ro3"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16.483848" calcext:value-type="float">
            <text:p>16.483848</text:p>
          </table:table-cell>
          <table:table-cell/>
          <table:table-cell office:value-type="float" office:value="15.891336" calcext:value-type="float">
            <text:p>15.891336</text:p>
          </table:table-cell>
          <table:table-cell table:formula="of:=[.C76]/[.E76]" office:value-type="float" office:value="1.03728522258921" calcext:value-type="float">
            <text:p>1.0372852226</text:p>
          </table:table-cell>
          <table:table-cell table:formula="of:=[.C76]/([.E76]*[.B76])" office:value-type="float" office:value="1.03728522258921" calcext:value-type="float">
            <text:p>1.0372852226</text:p>
          </table:table-cell>
          <table:table-cell table:number-columns-repeated="1017"/>
        </table:table-row>
        <table:table-row table:style-name="ro3">
          <table:table-cell office:value-type="float" office:value="2600" calcext:value-type="float">
            <text:p>2600</text:p>
          </table:table-cell>
          <table:table-cell office:value-type="float" office:value="1" calcext:value-type="float">
            <text:p>1</text:p>
          </table:table-cell>
          <table:table-cell office:value-type="float" office:value="70.940316" calcext:value-type="float">
            <text:p>70.940316</text:p>
          </table:table-cell>
          <table:table-cell/>
          <table:table-cell office:value-type="float" office:value="69.36141" calcext:value-type="float">
            <text:p>69.36141</text:p>
          </table:table-cell>
          <table:table-cell table:formula="of:=[.C77]/[.E77]" office:value-type="float" office:value="1.02276346458355" calcext:value-type="float">
            <text:p>1.0227634646</text:p>
          </table:table-cell>
          <table:table-cell table:formula="of:=[.C77]/([.E77]*[.B77])" office:value-type="float" office:value="1.02276346458355" calcext:value-type="float">
            <text:p>1.0227634646</text:p>
          </table:table-cell>
          <table:table-cell table:number-columns-repeated="1017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[.B67]*2" office:value-type="float" office:value="2" calcext:value-type="float">
            <text:p>2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0738" calcext:value-type="float">
            <text:p>0.000738</text:p>
          </table:table-cell>
          <table:table-cell office:value-type="float" office:value="0.000643" calcext:value-type="float">
            <text:p>0.000643</text:p>
          </table:table-cell>
          <table:table-cell table:formula="of:=[.C78]/[.E78]" office:value-type="float" office:value="1.04665629860031" calcext:value-type="float">
            <text:p>1.0466562986</text:p>
          </table:table-cell>
          <table:table-cell table:formula="of:=[.C78]/([.E78]*[.B78])" office:value-type="float" office:value="0.523328149300155" calcext:value-type="float">
            <text:p>0.5233281493</text:p>
          </table:table-cell>
          <table:table-cell table:number-columns-repeated="1017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[.B68]*2" office:value-type="float" office:value="2" calcext:value-type="float">
            <text:p>2</text:p>
          </table:table-cell>
          <table:table-cell office:value-type="float" office:value="0.004389" calcext:value-type="float">
            <text:p>0.004389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.002786" calcext:value-type="float">
            <text:p>0.002786</text:p>
          </table:table-cell>
          <table:table-cell table:formula="of:=[.C79]/[.E79]" office:value-type="float" office:value="1.57537688442211" calcext:value-type="float">
            <text:p>1.5753768844</text:p>
          </table:table-cell>
          <table:table-cell table:formula="of:=[.C79]/([.E79]*[.B79])" office:value-type="float" office:value="0.787688442211055" calcext:value-type="float">
            <text:p>0.7876884422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[.B69]*2" office:value-type="float" office:value="2" calcext:value-type="float">
            <text:p>2</text:p>
          </table:table-cell>
          <table:table-cell office:value-type="float" office:value="0.03035" calcext:value-type="float">
            <text:p>0.03035</text:p>
          </table:table-cell>
          <table:table-cell office:value-type="float" office:value="0.022645" calcext:value-type="float">
            <text:p>0.022645</text:p>
          </table:table-cell>
          <table:table-cell office:value-type="float" office:value="0.016518" calcext:value-type="float">
            <text:p>0.016518</text:p>
          </table:table-cell>
          <table:table-cell table:formula="of:=[.C80]/[.E80]" office:value-type="float" office:value="1.83738951446906" calcext:value-type="float">
            <text:p>1.8373895145</text:p>
          </table:table-cell>
          <table:table-cell table:formula="of:=[.C80]/([.E80]*[.B80])" office:value-type="float" office:value="0.918694757234532" calcext:value-type="float">
            <text:p>0.9186947572</text:p>
          </table:table-cell>
          <table:table-cell table:number-columns-repeated="1017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[.B70]*2" office:value-type="float" office:value="2" calcext:value-type="float">
            <text:p>2</text:p>
          </table:table-cell>
          <table:table-cell office:value-type="float" office:value="0.242956" calcext:value-type="float">
            <text:p>0.242956</text:p>
          </table:table-cell>
          <table:table-cell office:value-type="float" office:value="0.180515" calcext:value-type="float">
            <text:p>0.180515</text:p>
          </table:table-cell>
          <table:table-cell office:value-type="float" office:value="0.126516" calcext:value-type="float">
            <text:p>0.126516</text:p>
          </table:table-cell>
          <table:table-cell table:formula="of:=[.C81]/[.E81]" office:value-type="float" office:value="1.92035789939612" calcext:value-type="float">
            <text:p>1.9203578994</text:p>
          </table:table-cell>
          <table:table-cell table:formula="of:=[.C81]/([.E81]*[.B81])" office:value-type="float" office:value="0.960178949698062" calcext:value-type="float">
            <text:p>0.9601789497</text:p>
          </table:table-cell>
          <table:table-cell table:number-columns-repeated="1017"/>
        </table:table-row>
        <table:table-row table:style-name="ro3">
          <table:table-cell office:value-type="float" office:value="600" calcext:value-type="float">
            <text:p>600</text:p>
          </table:table-cell>
          <table:table-cell table:formula="of:=[.B71]*2" office:value-type="float" office:value="2" calcext:value-type="float">
            <text:p>2</text:p>
          </table:table-cell>
          <table:table-cell office:value-type="float" office:value="0.809642" calcext:value-type="float">
            <text:p>0.809642</text:p>
          </table:table-cell>
          <table:table-cell office:value-type="float" office:value="0.594789" calcext:value-type="float">
            <text:p>0.594789</text:p>
          </table:table-cell>
          <table:table-cell office:value-type="float" office:value="0.420066" calcext:value-type="float">
            <text:p>0.420066</text:p>
          </table:table-cell>
          <table:table-cell table:formula="of:=[.C82]/[.E82]" office:value-type="float" office:value="1.92741616793551" calcext:value-type="float">
            <text:p>1.9274161679</text:p>
          </table:table-cell>
          <table:table-cell table:formula="of:=[.C82]/([.E82]*[.B82])" office:value-type="float" office:value="0.963708083967757" calcext:value-type="float">
            <text:p>0.963708084</text:p>
          </table:table-cell>
          <table:table-cell table:number-columns-repeated="1017"/>
        </table:table-row>
        <table:table-row table:style-name="ro3">
          <table:table-cell office:value-type="float" office:value="800" calcext:value-type="float">
            <text:p>800</text:p>
          </table:table-cell>
          <table:table-cell table:formula="of:=[.B72]*2" office:value-type="float" office:value="2" calcext:value-type="float">
            <text:p>2</text:p>
          </table:table-cell>
          <table:table-cell office:value-type="float" office:value="1.912066" calcext:value-type="float">
            <text:p>1.912066</text:p>
          </table:table-cell>
          <table:table-cell office:value-type="float" office:value="1.399098" calcext:value-type="float">
            <text:p>1.399098</text:p>
          </table:table-cell>
          <table:table-cell office:value-type="float" office:value="0.978773" calcext:value-type="float">
            <text:p>0.978773</text:p>
          </table:table-cell>
          <table:table-cell table:formula="of:=[.C83]/[.E83]" office:value-type="float" office:value="1.95353365897915" calcext:value-type="float">
            <text:p>1.953533659</text:p>
          </table:table-cell>
          <table:table-cell table:formula="of:=[.C83]/([.E83]*[.B83])" office:value-type="float" office:value="0.976766829489575" calcext:value-type="float">
            <text:p>0.9767668295</text:p>
          </table:table-cell>
          <table:table-cell table:number-columns-repeated="1017"/>
        </table:table-row>
        <table:table-row table:style-name="ro3">
          <table:table-cell office:value-type="float" office:value="1000" calcext:value-type="float">
            <text:p>1000</text:p>
          </table:table-cell>
          <table:table-cell table:formula="of:=[.B73]*2" office:value-type="float" office:value="2" calcext:value-type="float">
            <text:p>2</text:p>
          </table:table-cell>
          <table:table-cell office:value-type="float" office:value="3.841069" calcext:value-type="float">
            <text:p>3.841069</text:p>
          </table:table-cell>
          <table:table-cell office:value-type="float" office:value="2.805917" calcext:value-type="float">
            <text:p>2.805917</text:p>
          </table:table-cell>
          <table:table-cell office:value-type="float" office:value="1.947769" calcext:value-type="float">
            <text:p>1.947769</text:p>
          </table:table-cell>
          <table:table-cell table:formula="of:=[.C84]/[.E84]" office:value-type="float" office:value="1.97203518487049" calcext:value-type="float">
            <text:p>1.9720351849</text:p>
          </table:table-cell>
          <table:table-cell table:formula="of:=[.C84]/([.E84]*[.B84])" office:value-type="float" office:value="0.986017592435243" calcext:value-type="float">
            <text:p>0.9860175924</text:p>
          </table:table-cell>
          <table:table-cell table:number-columns-repeated="1017"/>
        </table:table-row>
        <table:table-row table:style-name="ro3">
          <table:table-cell office:value-type="float" office:value="1200" calcext:value-type="float">
            <text:p>1200</text:p>
          </table:table-cell>
          <table:table-cell table:formula="of:=[.B74]*2" office:value-type="float" office:value="2" calcext:value-type="float">
            <text:p>2</text:p>
          </table:table-cell>
          <table:table-cell office:value-type="float" office:value="6.899705" calcext:value-type="float">
            <text:p>6.899705</text:p>
          </table:table-cell>
          <table:table-cell/>
          <table:table-cell office:value-type="float" office:value="3.452535" calcext:value-type="float">
            <text:p>3.452535</text:p>
          </table:table-cell>
          <table:table-cell table:formula="of:=[.C85]/[.E85]" office:value-type="float" office:value="1.99844606933746" calcext:value-type="float">
            <text:p>1.9984460693</text:p>
          </table:table-cell>
          <table:table-cell table:formula="of:=[.C85]/([.E85]*[.B85])" office:value-type="float" office:value="0.999223034668729" calcext:value-type="float">
            <text:p>0.9992230347</text:p>
          </table:table-cell>
          <table:table-cell table:number-columns-repeated="1017"/>
        </table:table-row>
        <table:table-row table:style-name="ro3">
          <table:table-cell office:value-type="float" office:value="1400" calcext:value-type="float">
            <text:p>1400</text:p>
          </table:table-cell>
          <table:table-cell table:formula="of:=[.B75]*2" office:value-type="float" office:value="2" calcext:value-type="float">
            <text:p>2</text:p>
          </table:table-cell>
          <table:table-cell office:value-type="float" office:value="10.821618" calcext:value-type="float">
            <text:p>10.821618</text:p>
          </table:table-cell>
          <table:table-cell/>
          <table:table-cell office:value-type="float" office:value="5.325138" calcext:value-type="float">
            <text:p>5.325138</text:p>
          </table:table-cell>
          <table:table-cell table:formula="of:=[.C86]/[.E86]" office:value-type="float" office:value="2.0321760675498" calcext:value-type="float">
            <text:p>2.0321760675</text:p>
          </table:table-cell>
          <table:table-cell table:formula="of:=[.C86]/([.E86]*[.B86])" office:value-type="float" office:value="1.0160880337749" calcext:value-type="float">
            <text:p>1.0160880338</text:p>
          </table:table-cell>
          <table:table-cell table:number-columns-repeated="1017"/>
        </table:table-row>
        <table:table-row table:style-name="ro3">
          <table:table-cell office:value-type="float" office:value="1600" calcext:value-type="float">
            <text:p>1600</text:p>
          </table:table-cell>
          <table:table-cell table:formula="of:=[.B76]*2" office:value-type="float" office:value="2" calcext:value-type="float">
            <text:p>2</text:p>
          </table:table-cell>
          <table:table-cell office:value-type="float" office:value="16.483848" calcext:value-type="float">
            <text:p>16.483848</text:p>
          </table:table-cell>
          <table:table-cell/>
          <table:table-cell office:value-type="float" office:value="8.088382" calcext:value-type="float">
            <text:p>8.088382</text:p>
          </table:table-cell>
          <table:table-cell table:formula="of:=[.C87]/[.E87]" office:value-type="float" office:value="2.0379660604556" calcext:value-type="float">
            <text:p>2.0379660605</text:p>
          </table:table-cell>
          <table:table-cell table:formula="of:=[.C87]/([.E87]*[.B87])" office:value-type="float" office:value="1.0189830302278" calcext:value-type="float">
            <text:p>1.0189830302</text:p>
          </table:table-cell>
          <table:table-cell table:number-columns-repeated="1017"/>
        </table:table-row>
        <table:table-row table:style-name="ro3">
          <table:table-cell office:value-type="float" office:value="2600" calcext:value-type="float">
            <text:p>2600</text:p>
          </table:table-cell>
          <table:table-cell table:formula="of:=[.B77]*2" office:value-type="float" office:value="2" calcext:value-type="float">
            <text:p>2</text:p>
          </table:table-cell>
          <table:table-cell office:value-type="float" office:value="70.940316" calcext:value-type="float">
            <text:p>70.940316</text:p>
          </table:table-cell>
          <table:table-cell/>
          <table:table-cell office:value-type="float" office:value="35.304604" calcext:value-type="float">
            <text:p>35.304604</text:p>
          </table:table-cell>
          <table:table-cell table:formula="of:=[.C88]/[.E88]" office:value-type="float" office:value="2.0093786068242" calcext:value-type="float">
            <text:p>2.0093786068</text:p>
          </table:table-cell>
          <table:table-cell table:formula="of:=[.C88]/([.E88]*[.B88])" office:value-type="float" office:value="1.0046893034121" calcext:value-type="float">
            <text:p>1.0046893034</text:p>
          </table:table-cell>
          <table:table-cell table:number-columns-repeated="1017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[.B78]*2" office:value-type="float" office:value="4" calcext:value-type="float">
            <text:p>4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0738" calcext:value-type="float">
            <text:p>0.000738</text:p>
          </table:table-cell>
          <table:table-cell office:value-type="float" office:value="0.000473" calcext:value-type="float">
            <text:p>0.000473</text:p>
          </table:table-cell>
          <table:table-cell table:formula="of:=[.C89]/[.E89]" office:value-type="float" office:value="1.42283298097252" calcext:value-type="float">
            <text:p>1.422832981</text:p>
          </table:table-cell>
          <table:table-cell table:formula="of:=[.C89]/([.E89]*[.B89])" office:value-type="float" office:value="0.355708245243129" calcext:value-type="float">
            <text:p>0.3557082452</text:p>
          </table:table-cell>
          <table:table-cell table:number-columns-repeated="1017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[.B79]*2" office:value-type="float" office:value="4" calcext:value-type="float">
            <text:p>4</text:p>
          </table:table-cell>
          <table:table-cell office:value-type="float" office:value="0.004389" calcext:value-type="float">
            <text:p>0.004389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.001642" calcext:value-type="float">
            <text:p>0.001642</text:p>
          </table:table-cell>
          <table:table-cell table:formula="of:=[.C90]/[.E90]" office:value-type="float" office:value="2.67295980511571" calcext:value-type="float">
            <text:p>2.6729598051</text:p>
          </table:table-cell>
          <table:table-cell table:formula="of:=[.C90]/([.E90]*[.B90])" office:value-type="float" office:value="0.668239951278928" calcext:value-type="float">
            <text:p>0.6682399513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[.B80]*2" office:value-type="float" office:value="4" calcext:value-type="float">
            <text:p>4</text:p>
          </table:table-cell>
          <table:table-cell office:value-type="float" office:value="0.03035" calcext:value-type="float">
            <text:p>0.03035</text:p>
          </table:table-cell>
          <table:table-cell office:value-type="float" office:value="0.022645" calcext:value-type="float">
            <text:p>0.022645</text:p>
          </table:table-cell>
          <table:table-cell office:value-type="float" office:value="0.00898" calcext:value-type="float">
            <text:p>0.00898</text:p>
          </table:table-cell>
          <table:table-cell table:formula="of:=[.C91]/[.E91]" office:value-type="float" office:value="3.37973273942094" calcext:value-type="float">
            <text:p>3.3797327394</text:p>
          </table:table-cell>
          <table:table-cell table:formula="of:=[.C91]/([.E91]*[.B91])" office:value-type="float" office:value="0.844933184855234" calcext:value-type="float">
            <text:p>0.8449331849</text:p>
          </table:table-cell>
          <table:table-cell table:number-columns-repeated="1017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[.B81]*2" office:value-type="float" office:value="4" calcext:value-type="float">
            <text:p>4</text:p>
          </table:table-cell>
          <table:table-cell office:value-type="float" office:value="0.242956" calcext:value-type="float">
            <text:p>0.242956</text:p>
          </table:table-cell>
          <table:table-cell office:value-type="float" office:value="0.180515" calcext:value-type="float">
            <text:p>0.180515</text:p>
          </table:table-cell>
          <table:table-cell office:value-type="float" office:value="0.064306" calcext:value-type="float">
            <text:p>0.064306</text:p>
          </table:table-cell>
          <table:table-cell table:formula="of:=[.C92]/[.E92]" office:value-type="float" office:value="3.7781233477436" calcext:value-type="float">
            <text:p>3.7781233477</text:p>
          </table:table-cell>
          <table:table-cell table:formula="of:=[.C92]/([.E92]*[.B92])" office:value-type="float" office:value="0.9445308369359" calcext:value-type="float">
            <text:p>0.9445308369</text:p>
          </table:table-cell>
          <table:table-cell table:number-columns-repeated="1017"/>
        </table:table-row>
        <table:table-row table:style-name="ro3">
          <table:table-cell office:value-type="float" office:value="600" calcext:value-type="float">
            <text:p>600</text:p>
          </table:table-cell>
          <table:table-cell table:formula="of:=[.B82]*2" office:value-type="float" office:value="4" calcext:value-type="float">
            <text:p>4</text:p>
          </table:table-cell>
          <table:table-cell office:value-type="float" office:value="0.809642" calcext:value-type="float">
            <text:p>0.809642</text:p>
          </table:table-cell>
          <table:table-cell office:value-type="float" office:value="0.594789" calcext:value-type="float">
            <text:p>0.594789</text:p>
          </table:table-cell>
          <table:table-cell office:value-type="float" office:value="0.213246" calcext:value-type="float">
            <text:p>0.213246</text:p>
          </table:table-cell>
          <table:table-cell table:formula="of:=[.C93]/[.E93]" office:value-type="float" office:value="3.79675117001022" calcext:value-type="float">
            <text:p>3.79675117</text:p>
          </table:table-cell>
          <table:table-cell table:formula="of:=[.C93]/([.E93]*[.B93])" office:value-type="float" office:value="0.949187792502555" calcext:value-type="float">
            <text:p>0.9491877925</text:p>
          </table:table-cell>
          <table:table-cell table:number-columns-repeated="1017"/>
        </table:table-row>
        <table:table-row table:style-name="ro3">
          <table:table-cell office:value-type="float" office:value="800" calcext:value-type="float">
            <text:p>800</text:p>
          </table:table-cell>
          <table:table-cell table:formula="of:=[.B83]*2" office:value-type="float" office:value="4" calcext:value-type="float">
            <text:p>4</text:p>
          </table:table-cell>
          <table:table-cell office:value-type="float" office:value="1.912066" calcext:value-type="float">
            <text:p>1.912066</text:p>
          </table:table-cell>
          <table:table-cell office:value-type="float" office:value="1.399098" calcext:value-type="float">
            <text:p>1.399098</text:p>
          </table:table-cell>
          <table:table-cell office:value-type="float" office:value="0.490613" calcext:value-type="float">
            <text:p>0.490613</text:p>
          </table:table-cell>
          <table:table-cell table:formula="of:=[.C94]/[.E94]" office:value-type="float" office:value="3.89729990848184" calcext:value-type="float">
            <text:p>3.8972999085</text:p>
          </table:table-cell>
          <table:table-cell table:formula="of:=[.C94]/([.E94]*[.B94])" office:value-type="float" office:value="0.974324977120459" calcext:value-type="float">
            <text:p>0.9743249771</text:p>
          </table:table-cell>
          <table:table-cell table:number-columns-repeated="1017"/>
        </table:table-row>
        <table:table-row table:style-name="ro3">
          <table:table-cell office:value-type="float" office:value="1000" calcext:value-type="float">
            <text:p>1000</text:p>
          </table:table-cell>
          <table:table-cell table:formula="of:=[.B84]*2" office:value-type="float" office:value="4" calcext:value-type="float">
            <text:p>4</text:p>
          </table:table-cell>
          <table:table-cell office:value-type="float" office:value="3.841069" calcext:value-type="float">
            <text:p>3.841069</text:p>
          </table:table-cell>
          <table:table-cell office:value-type="float" office:value="2.805917" calcext:value-type="float">
            <text:p>2.805917</text:p>
          </table:table-cell>
          <table:table-cell office:value-type="float" office:value="0.977794" calcext:value-type="float">
            <text:p>0.977794</text:p>
          </table:table-cell>
          <table:table-cell table:formula="of:=[.C95]/[.E95]" office:value-type="float" office:value="3.92830084864501" calcext:value-type="float">
            <text:p>3.9283008486</text:p>
          </table:table-cell>
          <table:table-cell table:formula="of:=[.C95]/([.E95]*[.B95])" office:value-type="float" office:value="0.982075212161253" calcext:value-type="float">
            <text:p>0.9820752122</text:p>
          </table:table-cell>
          <table:table-cell table:number-columns-repeated="1017"/>
        </table:table-row>
        <table:table-row table:style-name="ro3">
          <table:table-cell office:value-type="float" office:value="1200" calcext:value-type="float">
            <text:p>1200</text:p>
          </table:table-cell>
          <table:table-cell table:formula="of:=[.B85]*2" office:value-type="float" office:value="4" calcext:value-type="float">
            <text:p>4</text:p>
          </table:table-cell>
          <table:table-cell office:value-type="float" office:value="6.899705" calcext:value-type="float">
            <text:p>6.899705</text:p>
          </table:table-cell>
          <table:table-cell/>
          <table:table-cell office:value-type="float" office:value="1.721619" calcext:value-type="float">
            <text:p>1.721619</text:p>
          </table:table-cell>
          <table:table-cell table:formula="of:=[.C96]/[.E96]" office:value-type="float" office:value="4.00768404623787" calcext:value-type="float">
            <text:p>4.0076840462</text:p>
          </table:table-cell>
          <table:table-cell table:formula="of:=[.C96]/([.E96]*[.B96])" office:value-type="float" office:value="1.00192101155947" calcext:value-type="float">
            <text:p>1.0019210116</text:p>
          </table:table-cell>
          <table:table-cell table:number-columns-repeated="1017"/>
        </table:table-row>
        <table:table-row table:style-name="ro3">
          <table:table-cell office:value-type="float" office:value="1400" calcext:value-type="float">
            <text:p>1400</text:p>
          </table:table-cell>
          <table:table-cell table:formula="of:=[.B86]*2" office:value-type="float" office:value="4" calcext:value-type="float">
            <text:p>4</text:p>
          </table:table-cell>
          <table:table-cell office:value-type="float" office:value="10.821618" calcext:value-type="float">
            <text:p>10.821618</text:p>
          </table:table-cell>
          <table:table-cell/>
          <table:table-cell office:value-type="float" office:value="2.666101" calcext:value-type="float">
            <text:p>2.666101</text:p>
          </table:table-cell>
          <table:table-cell table:formula="of:=[.C97]/[.E97]" office:value-type="float" office:value="4.05896775853578" calcext:value-type="float">
            <text:p>4.0589677585</text:p>
          </table:table-cell>
          <table:table-cell table:formula="of:=[.C97]/([.E97]*[.B97])" office:value-type="float" office:value="1.01474193963395" calcext:value-type="float">
            <text:p>1.0147419396</text:p>
          </table:table-cell>
          <table:table-cell table:number-columns-repeated="1017"/>
        </table:table-row>
        <table:table-row table:style-name="ro3">
          <table:table-cell office:value-type="float" office:value="1600" calcext:value-type="float">
            <text:p>1600</text:p>
          </table:table-cell>
          <table:table-cell table:formula="of:=[.B87]*2" office:value-type="float" office:value="4" calcext:value-type="float">
            <text:p>4</text:p>
          </table:table-cell>
          <table:table-cell office:value-type="float" office:value="16.483848" calcext:value-type="float">
            <text:p>16.483848</text:p>
          </table:table-cell>
          <table:table-cell/>
          <table:table-cell office:value-type="float" office:value="4.01131" calcext:value-type="float">
            <text:p>4.01131</text:p>
          </table:table-cell>
          <table:table-cell table:formula="of:=[.C98]/[.E98]" office:value-type="float" office:value="4.1093428331393" calcext:value-type="float">
            <text:p>4.1093428331</text:p>
          </table:table-cell>
          <table:table-cell table:formula="of:=[.C98]/([.E98]*[.B98])" office:value-type="float" office:value="1.02733570828482" calcext:value-type="float">
            <text:p>1.0273357083</text:p>
          </table:table-cell>
          <table:table-cell table:number-columns-repeated="1017"/>
        </table:table-row>
        <table:table-row table:style-name="ro3">
          <table:table-cell office:value-type="float" office:value="2600" calcext:value-type="float">
            <text:p>2600</text:p>
          </table:table-cell>
          <table:table-cell table:formula="of:=[.B88]*2" office:value-type="float" office:value="4" calcext:value-type="float">
            <text:p>4</text:p>
          </table:table-cell>
          <table:table-cell office:value-type="float" office:value="70.940316" calcext:value-type="float">
            <text:p>70.940316</text:p>
          </table:table-cell>
          <table:table-cell/>
          <table:table-cell office:value-type="float" office:value="17.494045" calcext:value-type="float">
            <text:p>17.494045</text:p>
          </table:table-cell>
          <table:table-cell table:formula="of:=[.C99]/[.E99]" office:value-type="float" office:value="4.05511223962211" calcext:value-type="float">
            <text:p>4.0551122396</text:p>
          </table:table-cell>
          <table:table-cell table:formula="of:=[.C99]/([.E99]*[.B99])" office:value-type="float" office:value="1.01377805990553" calcext:value-type="float">
            <text:p>1.0137780599</text:p>
          </table:table-cell>
          <table:table-cell table:number-columns-repeated="1017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[.B89]*2" office:value-type="float" office:value="8" calcext:value-type="float">
            <text:p>8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0738" calcext:value-type="float">
            <text:p>0.000738</text:p>
          </table:table-cell>
          <table:table-cell office:value-type="float" office:value="0.000463" calcext:value-type="float">
            <text:p>0.000463</text:p>
          </table:table-cell>
          <table:table-cell table:formula="of:=[.C100]/[.E100]" office:value-type="float" office:value="1.45356371490281" calcext:value-type="float">
            <text:p>1.4535637149</text:p>
          </table:table-cell>
          <table:table-cell table:formula="of:=[.C100]/([.E100]*[.B100])" office:value-type="float" office:value="0.181695464362851" calcext:value-type="float">
            <text:p>0.1816954644</text:p>
          </table:table-cell>
          <table:table-cell table:number-columns-repeated="1017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[.B90]*2" office:value-type="float" office:value="8" calcext:value-type="float">
            <text:p>8</text:p>
          </table:table-cell>
          <table:table-cell office:value-type="float" office:value="0.004389" calcext:value-type="float">
            <text:p>0.004389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.001334" calcext:value-type="float">
            <text:p>0.001334</text:p>
          </table:table-cell>
          <table:table-cell table:formula="of:=[.C101]/[.E101]" office:value-type="float" office:value="3.29010494752624" calcext:value-type="float">
            <text:p>3.2901049475</text:p>
          </table:table-cell>
          <table:table-cell table:formula="of:=[.C101]/([.E101]*[.B101])" office:value-type="float" office:value="0.41126311844078" calcext:value-type="float">
            <text:p>0.4112631184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[.B91]*2" office:value-type="float" office:value="8" calcext:value-type="float">
            <text:p>8</text:p>
          </table:table-cell>
          <table:table-cell office:value-type="float" office:value="0.03035" calcext:value-type="float">
            <text:p>0.03035</text:p>
          </table:table-cell>
          <table:table-cell office:value-type="float" office:value="0.022645" calcext:value-type="float">
            <text:p>0.022645</text:p>
          </table:table-cell>
          <table:table-cell office:value-type="float" office:value="0.005419" calcext:value-type="float">
            <text:p>0.005419</text:p>
          </table:table-cell>
          <table:table-cell table:formula="of:=[.C102]/[.E102]" office:value-type="float" office:value="5.60066432921203" calcext:value-type="float">
            <text:p>5.6006643292</text:p>
          </table:table-cell>
          <table:table-cell table:formula="of:=[.C102]/([.E102]*[.B102])" office:value-type="float" office:value="0.700083041151504" calcext:value-type="float">
            <text:p>0.7000830412</text:p>
          </table:table-cell>
          <table:table-cell table:number-columns-repeated="1017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[.B92]*2" office:value-type="float" office:value="8" calcext:value-type="float">
            <text:p>8</text:p>
          </table:table-cell>
          <table:table-cell office:value-type="float" office:value="0.242956" calcext:value-type="float">
            <text:p>0.242956</text:p>
          </table:table-cell>
          <table:table-cell office:value-type="float" office:value="0.180515" calcext:value-type="float">
            <text:p>0.180515</text:p>
          </table:table-cell>
          <table:table-cell office:value-type="float" office:value="0.034168" calcext:value-type="float">
            <text:p>0.034168</text:p>
          </table:table-cell>
          <table:table-cell table:formula="of:=[.C103]/[.E103]" office:value-type="float" office:value="7.11062982907984" calcext:value-type="float">
            <text:p>7.1106298291</text:p>
          </table:table-cell>
          <table:table-cell table:formula="of:=[.C103]/([.E103]*[.B103])" office:value-type="float" office:value="0.88882872863498" calcext:value-type="float">
            <text:p>0.8888287286</text:p>
          </table:table-cell>
          <table:table-cell table:number-columns-repeated="1017"/>
        </table:table-row>
        <table:table-row table:style-name="ro3">
          <table:table-cell office:value-type="float" office:value="600" calcext:value-type="float">
            <text:p>600</text:p>
          </table:table-cell>
          <table:table-cell table:formula="of:=[.B93]*2" office:value-type="float" office:value="8" calcext:value-type="float">
            <text:p>8</text:p>
          </table:table-cell>
          <table:table-cell office:value-type="float" office:value="0.809642" calcext:value-type="float">
            <text:p>0.809642</text:p>
          </table:table-cell>
          <table:table-cell office:value-type="float" office:value="0.594789" calcext:value-type="float">
            <text:p>0.594789</text:p>
          </table:table-cell>
          <table:table-cell office:value-type="float" office:value="0.110418" calcext:value-type="float">
            <text:p>0.110418</text:p>
          </table:table-cell>
          <table:table-cell table:formula="of:=[.C104]/[.E104]" office:value-type="float" office:value="7.33251824883624" calcext:value-type="float">
            <text:p>7.3325182488</text:p>
          </table:table-cell>
          <table:table-cell table:formula="of:=[.C104]/([.E104]*[.B104])" office:value-type="float" office:value="0.91656478110453" calcext:value-type="float">
            <text:p>0.9165647811</text:p>
          </table:table-cell>
          <table:table-cell table:number-columns-repeated="1017"/>
        </table:table-row>
        <table:table-row table:style-name="ro3">
          <table:table-cell office:value-type="float" office:value="800" calcext:value-type="float">
            <text:p>800</text:p>
          </table:table-cell>
          <table:table-cell table:formula="of:=[.B94]*2" office:value-type="float" office:value="8" calcext:value-type="float">
            <text:p>8</text:p>
          </table:table-cell>
          <table:table-cell office:value-type="float" office:value="1.912066" calcext:value-type="float">
            <text:p>1.912066</text:p>
          </table:table-cell>
          <table:table-cell office:value-type="float" office:value="1.399098" calcext:value-type="float">
            <text:p>1.399098</text:p>
          </table:table-cell>
          <table:table-cell office:value-type="float" office:value="0.249433" calcext:value-type="float">
            <text:p>0.249433</text:p>
          </table:table-cell>
          <table:table-cell table:formula="of:=[.C105]/[.E105]" office:value-type="float" office:value="7.66564969350487" calcext:value-type="float">
            <text:p>7.6656496935</text:p>
          </table:table-cell>
          <table:table-cell table:formula="of:=[.C105]/([.E105]*[.B105])" office:value-type="float" office:value="0.958206211688109" calcext:value-type="float">
            <text:p>0.9582062117</text:p>
          </table:table-cell>
          <table:table-cell table:number-columns-repeated="1017"/>
        </table:table-row>
        <table:table-row table:style-name="ro3">
          <table:table-cell office:value-type="float" office:value="1000" calcext:value-type="float">
            <text:p>1000</text:p>
          </table:table-cell>
          <table:table-cell table:formula="of:=[.B95]*2" office:value-type="float" office:value="8" calcext:value-type="float">
            <text:p>8</text:p>
          </table:table-cell>
          <table:table-cell office:value-type="float" office:value="3.841069" calcext:value-type="float">
            <text:p>3.841069</text:p>
          </table:table-cell>
          <table:table-cell office:value-type="float" office:value="2.805917" calcext:value-type="float">
            <text:p>2.805917</text:p>
          </table:table-cell>
          <table:table-cell office:value-type="float" office:value="0.494856" calcext:value-type="float">
            <text:p>0.494856</text:p>
          </table:table-cell>
          <table:table-cell table:formula="of:=[.C106]/[.E106]" office:value-type="float" office:value="7.76199338797549" calcext:value-type="float">
            <text:p>7.761993388</text:p>
          </table:table-cell>
          <table:table-cell table:formula="of:=[.C106]/([.E106]*[.B106])" office:value-type="float" office:value="0.970249173496936" calcext:value-type="float">
            <text:p>0.9702491735</text:p>
          </table:table-cell>
          <table:table-cell table:number-columns-repeated="1017"/>
        </table:table-row>
        <table:table-row table:style-name="ro3">
          <table:table-cell office:value-type="float" office:value="1200" calcext:value-type="float">
            <text:p>1200</text:p>
          </table:table-cell>
          <table:table-cell table:formula="of:=[.B96]*2" office:value-type="float" office:value="8" calcext:value-type="float">
            <text:p>8</text:p>
          </table:table-cell>
          <table:table-cell office:value-type="float" office:value="6.899705" calcext:value-type="float">
            <text:p>6.899705</text:p>
          </table:table-cell>
          <table:table-cell/>
          <table:table-cell office:value-type="float" office:value="0.868083" calcext:value-type="float">
            <text:p>0.868083</text:p>
          </table:table-cell>
          <table:table-cell table:formula="of:=[.C107]/[.E107]" office:value-type="float" office:value="7.94820886942838" calcext:value-type="float">
            <text:p>7.9482088694</text:p>
          </table:table-cell>
          <table:table-cell table:formula="of:=[.C107]/([.E107]*[.B107])" office:value-type="float" office:value="0.993526108678548" calcext:value-type="float">
            <text:p>0.9935261087</text:p>
          </table:table-cell>
          <table:table-cell table:number-columns-repeated="1017"/>
        </table:table-row>
        <table:table-row table:style-name="ro3">
          <table:table-cell office:value-type="float" office:value="1400" calcext:value-type="float">
            <text:p>1400</text:p>
          </table:table-cell>
          <table:table-cell table:formula="of:=[.B97]*2" office:value-type="float" office:value="8" calcext:value-type="float">
            <text:p>8</text:p>
          </table:table-cell>
          <table:table-cell office:value-type="float" office:value="10.821618" calcext:value-type="float">
            <text:p>10.821618</text:p>
          </table:table-cell>
          <table:table-cell/>
          <table:table-cell office:value-type="float" office:value="1.343974" calcext:value-type="float">
            <text:p>1.343974</text:p>
          </table:table-cell>
          <table:table-cell table:formula="of:=[.C108]/[.E108]" office:value-type="float" office:value="8.05195487412703" calcext:value-type="float">
            <text:p>8.0519548741</text:p>
          </table:table-cell>
          <table:table-cell table:formula="of:=[.C108]/([.E108]*[.B108])" office:value-type="float" office:value="1.00649435926588" calcext:value-type="float">
            <text:p>1.0064943593</text:p>
          </table:table-cell>
          <table:table-cell table:number-columns-repeated="1017"/>
        </table:table-row>
        <table:table-row table:style-name="ro3">
          <table:table-cell office:value-type="float" office:value="1600" calcext:value-type="float">
            <text:p>1600</text:p>
          </table:table-cell>
          <table:table-cell table:formula="of:=[.B98]*2" office:value-type="float" office:value="8" calcext:value-type="float">
            <text:p>8</text:p>
          </table:table-cell>
          <table:table-cell office:value-type="float" office:value="16.483848" calcext:value-type="float">
            <text:p>16.483848</text:p>
          </table:table-cell>
          <table:table-cell/>
          <table:table-cell office:value-type="float" office:value="2.019098" calcext:value-type="float">
            <text:p>2.019098</text:p>
          </table:table-cell>
          <table:table-cell table:formula="of:=[.C109]/[.E109]" office:value-type="float" office:value="8.1639662859356" calcext:value-type="float">
            <text:p>8.1639662859</text:p>
          </table:table-cell>
          <table:table-cell table:formula="of:=[.C109]/([.E109]*[.B109])" office:value-type="float" office:value="1.02049578574195" calcext:value-type="float">
            <text:p>1.0204957857</text:p>
          </table:table-cell>
          <table:table-cell table:number-columns-repeated="1017"/>
        </table:table-row>
        <table:table-row table:style-name="ro3">
          <table:table-cell office:value-type="float" office:value="2600" calcext:value-type="float">
            <text:p>2600</text:p>
          </table:table-cell>
          <table:table-cell table:formula="of:=[.B99]*2" office:value-type="float" office:value="8" calcext:value-type="float">
            <text:p>8</text:p>
          </table:table-cell>
          <table:table-cell office:value-type="float" office:value="70.940316" calcext:value-type="float">
            <text:p>70.940316</text:p>
          </table:table-cell>
          <table:table-cell/>
          <table:table-cell office:value-type="float" office:value="8.86779" calcext:value-type="float">
            <text:p>8.86779</text:p>
          </table:table-cell>
          <table:table-cell table:formula="of:=[.C110]/[.E110]" office:value-type="float" office:value="7.99977401359302" calcext:value-type="float">
            <text:p>7.9997740136</text:p>
          </table:table-cell>
          <table:table-cell table:formula="of:=[.C110]/([.E110]*[.B110])" office:value-type="float" office:value="0.999971751699127" calcext:value-type="float">
            <text:p>0.9999717517</text:p>
          </table:table-cell>
          <table:table-cell table:number-columns-repeated="1017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[.B100]*2" office:value-type="float" office:value="16" calcext:value-type="float">
            <text:p>16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0738" calcext:value-type="float">
            <text:p>0.000738</text:p>
          </table:table-cell>
          <table:table-cell office:value-type="float" office:value="0.000647" calcext:value-type="float">
            <text:p>0.000647</text:p>
          </table:table-cell>
          <table:table-cell table:formula="of:=[.C111]/[.E111]" office:value-type="float" office:value="1.04018547140649" calcext:value-type="float">
            <text:p>1.0401854714</text:p>
          </table:table-cell>
          <table:table-cell table:formula="of:=[.C111]/([.E111]*[.B111])" office:value-type="float" office:value="0.0650115919629057" calcext:value-type="float">
            <text:p>0.065011592</text:p>
          </table:table-cell>
          <table:table-cell table:number-columns-repeated="1017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[.B101]*2" office:value-type="float" office:value="16" calcext:value-type="float">
            <text:p>16</text:p>
          </table:table-cell>
          <table:table-cell office:value-type="float" office:value="0.004389" calcext:value-type="float">
            <text:p>0.004389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.001211" calcext:value-type="float">
            <text:p>0.001211</text:p>
          </table:table-cell>
          <table:table-cell table:formula="of:=[.C112]/[.E112]" office:value-type="float" office:value="3.6242774566474" calcext:value-type="float">
            <text:p>3.6242774566</text:p>
          </table:table-cell>
          <table:table-cell table:formula="of:=[.C112]/([.E112]*[.B112])" office:value-type="float" office:value="0.226517341040462" calcext:value-type="float">
            <text:p>0.226517341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[.B102]*2" office:value-type="float" office:value="16" calcext:value-type="float">
            <text:p>16</text:p>
          </table:table-cell>
          <table:table-cell office:value-type="float" office:value="0.03035" calcext:value-type="float">
            <text:p>0.03035</text:p>
          </table:table-cell>
          <table:table-cell office:value-type="float" office:value="0.022645" calcext:value-type="float">
            <text:p>0.022645</text:p>
          </table:table-cell>
          <table:table-cell office:value-type="float" office:value="0.004445" calcext:value-type="float">
            <text:p>0.004445</text:p>
          </table:table-cell>
          <table:table-cell table:formula="of:=[.C113]/[.E113]" office:value-type="float" office:value="6.82789651293588" calcext:value-type="float">
            <text:p>6.8278965129</text:p>
          </table:table-cell>
          <table:table-cell table:formula="of:=[.C113]/([.E113]*[.B113])" office:value-type="float" office:value="0.426743532058493" calcext:value-type="float">
            <text:p>0.4267435321</text:p>
          </table:table-cell>
          <table:table-cell table:number-columns-repeated="1017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[.B103]*2" office:value-type="float" office:value="16" calcext:value-type="float">
            <text:p>16</text:p>
          </table:table-cell>
          <table:table-cell office:value-type="float" office:value="0.242956" calcext:value-type="float">
            <text:p>0.242956</text:p>
          </table:table-cell>
          <table:table-cell office:value-type="float" office:value="0.180515" calcext:value-type="float">
            <text:p>0.180515</text:p>
          </table:table-cell>
          <table:table-cell office:value-type="float" office:value="0.020698" calcext:value-type="float">
            <text:p>0.020698</text:p>
          </table:table-cell>
          <table:table-cell table:formula="of:=[.C114]/[.E114]" office:value-type="float" office:value="11.7381389506232" calcext:value-type="float">
            <text:p>11.7381389506</text:p>
          </table:table-cell>
          <table:table-cell table:formula="of:=[.C114]/([.E114]*[.B114])" office:value-type="float" office:value="0.733633684413953" calcext:value-type="float">
            <text:p>0.7336336844</text:p>
          </table:table-cell>
          <table:table-cell table:number-columns-repeated="1017"/>
        </table:table-row>
        <table:table-row table:style-name="ro3">
          <table:table-cell office:value-type="float" office:value="600" calcext:value-type="float">
            <text:p>600</text:p>
          </table:table-cell>
          <table:table-cell table:formula="of:=[.B104]*2" office:value-type="float" office:value="16" calcext:value-type="float">
            <text:p>16</text:p>
          </table:table-cell>
          <table:table-cell office:value-type="float" office:value="0.809642" calcext:value-type="float">
            <text:p>0.809642</text:p>
          </table:table-cell>
          <table:table-cell office:value-type="float" office:value="0.594789" calcext:value-type="float">
            <text:p>0.594789</text:p>
          </table:table-cell>
          <table:table-cell office:value-type="float" office:value="0.060956" calcext:value-type="float">
            <text:p>0.060956</text:p>
          </table:table-cell>
          <table:table-cell table:formula="of:=[.C115]/[.E115]" office:value-type="float" office:value="13.2824004199751" calcext:value-type="float">
            <text:p>13.28240042</text:p>
          </table:table-cell>
          <table:table-cell table:formula="of:=[.C115]/([.E115]*[.B115])" office:value-type="float" office:value="0.830150026248441" calcext:value-type="float">
            <text:p>0.8301500262</text:p>
          </table:table-cell>
          <table:table-cell table:number-columns-repeated="1017"/>
        </table:table-row>
        <table:table-row table:style-name="ro3">
          <table:table-cell office:value-type="float" office:value="800" calcext:value-type="float">
            <text:p>800</text:p>
          </table:table-cell>
          <table:table-cell table:formula="of:=[.B105]*2" office:value-type="float" office:value="16" calcext:value-type="float">
            <text:p>16</text:p>
          </table:table-cell>
          <table:table-cell office:value-type="float" office:value="1.912066" calcext:value-type="float">
            <text:p>1.912066</text:p>
          </table:table-cell>
          <table:table-cell office:value-type="float" office:value="1.399098" calcext:value-type="float">
            <text:p>1.399098</text:p>
          </table:table-cell>
          <table:table-cell office:value-type="float" office:value="0.133803" calcext:value-type="float">
            <text:p>0.133803</text:p>
          </table:table-cell>
          <table:table-cell table:formula="of:=[.C116]/[.E116]" office:value-type="float" office:value="14.2901579187313" calcext:value-type="float">
            <text:p>14.2901579187</text:p>
          </table:table-cell>
          <table:table-cell table:formula="of:=[.C116]/([.E116]*[.B116])" office:value-type="float" office:value="0.893134869920704" calcext:value-type="float">
            <text:p>0.8931348699</text:p>
          </table:table-cell>
          <table:table-cell table:number-columns-repeated="1017"/>
        </table:table-row>
        <table:table-row table:style-name="ro3">
          <table:table-cell office:value-type="float" office:value="1000" calcext:value-type="float">
            <text:p>1000</text:p>
          </table:table-cell>
          <table:table-cell table:formula="of:=[.B106]*2" office:value-type="float" office:value="16" calcext:value-type="float">
            <text:p>16</text:p>
          </table:table-cell>
          <table:table-cell office:value-type="float" office:value="3.841069" calcext:value-type="float">
            <text:p>3.841069</text:p>
          </table:table-cell>
          <table:table-cell office:value-type="float" office:value="2.805917" calcext:value-type="float">
            <text:p>2.805917</text:p>
          </table:table-cell>
          <table:table-cell office:value-type="float" office:value="0.259016" calcext:value-type="float">
            <text:p>0.259016</text:p>
          </table:table-cell>
          <table:table-cell table:formula="of:=[.C117]/[.E117]" office:value-type="float" office:value="14.8294661333663" calcext:value-type="float">
            <text:p>14.8294661334</text:p>
          </table:table-cell>
          <table:table-cell table:formula="of:=[.C117]/([.E117]*[.B117])" office:value-type="float" office:value="0.926841633335392" calcext:value-type="float">
            <text:p>0.9268416333</text:p>
          </table:table-cell>
          <table:table-cell table:number-columns-repeated="1017"/>
        </table:table-row>
        <table:table-row table:style-name="ro3">
          <table:table-cell office:value-type="float" office:value="1200" calcext:value-type="float">
            <text:p>1200</text:p>
          </table:table-cell>
          <table:table-cell table:formula="of:=[.B107]*2" office:value-type="float" office:value="16" calcext:value-type="float">
            <text:p>16</text:p>
          </table:table-cell>
          <table:table-cell office:value-type="float" office:value="6.899705" calcext:value-type="float">
            <text:p>6.899705</text:p>
          </table:table-cell>
          <table:table-cell/>
          <table:table-cell office:value-type="float" office:value="0.442178" calcext:value-type="float">
            <text:p>0.442178</text:p>
          </table:table-cell>
          <table:table-cell table:formula="of:=[.C118]/[.E118]" office:value-type="float" office:value="15.6039083807878" calcext:value-type="float">
            <text:p>15.6039083808</text:p>
          </table:table-cell>
          <table:table-cell table:formula="of:=[.C118]/([.E118]*[.B118])" office:value-type="float" office:value="0.975244273799239" calcext:value-type="float">
            <text:p>0.9752442738</text:p>
          </table:table-cell>
          <table:table-cell table:number-columns-repeated="1017"/>
        </table:table-row>
        <table:table-row table:style-name="ro3">
          <table:table-cell office:value-type="float" office:value="1400" calcext:value-type="float">
            <text:p>1400</text:p>
          </table:table-cell>
          <table:table-cell table:formula="of:=[.B108]*2" office:value-type="float" office:value="16" calcext:value-type="float">
            <text:p>16</text:p>
          </table:table-cell>
          <table:table-cell office:value-type="float" office:value="10.821618" calcext:value-type="float">
            <text:p>10.821618</text:p>
          </table:table-cell>
          <table:table-cell/>
          <table:table-cell office:value-type="float" office:value="0.686721" calcext:value-type="float">
            <text:p>0.686721</text:p>
          </table:table-cell>
          <table:table-cell table:formula="of:=[.C119]/[.E119]" office:value-type="float" office:value="15.7583909622685" calcext:value-type="float">
            <text:p>15.7583909623</text:p>
          </table:table-cell>
          <table:table-cell table:formula="of:=[.C119]/([.E119]*[.B119])" office:value-type="float" office:value="0.984899435141782" calcext:value-type="float">
            <text:p>0.9848994351</text:p>
          </table:table-cell>
          <table:table-cell table:number-columns-repeated="1017"/>
        </table:table-row>
        <table:table-row table:style-name="ro3">
          <table:table-cell office:value-type="float" office:value="1600" calcext:value-type="float">
            <text:p>1600</text:p>
          </table:table-cell>
          <table:table-cell table:formula="of:=[.B109]*2" office:value-type="float" office:value="16" calcext:value-type="float">
            <text:p>16</text:p>
          </table:table-cell>
          <table:table-cell office:value-type="float" office:value="16.483848" calcext:value-type="float">
            <text:p>16.483848</text:p>
          </table:table-cell>
          <table:table-cell/>
          <table:table-cell office:value-type="float" office:value="1.021258" calcext:value-type="float">
            <text:p>1.021258</text:p>
          </table:table-cell>
          <table:table-cell table:formula="of:=[.C120]/[.E120]" office:value-type="float" office:value="16.1407283957629" calcext:value-type="float">
            <text:p>16.1407283958</text:p>
          </table:table-cell>
          <table:table-cell table:formula="of:=[.C120]/([.E120]*[.B120])" office:value-type="float" office:value="1.00879552473518" calcext:value-type="float">
            <text:p>1.0087955247</text:p>
          </table:table-cell>
          <table:table-cell table:number-columns-repeated="1017"/>
        </table:table-row>
        <table:table-row table:style-name="ro3">
          <table:table-cell office:value-type="float" office:value="2600" calcext:value-type="float">
            <text:p>2600</text:p>
          </table:table-cell>
          <table:table-cell table:formula="of:=[.B110]*2" office:value-type="float" office:value="16" calcext:value-type="float">
            <text:p>16</text:p>
          </table:table-cell>
          <table:table-cell office:value-type="float" office:value="70.940316" calcext:value-type="float">
            <text:p>70.940316</text:p>
          </table:table-cell>
          <table:table-cell/>
          <table:table-cell office:value-type="float" office:value="5.087108" calcext:value-type="float">
            <text:p>5.087108</text:p>
          </table:table-cell>
          <table:table-cell table:formula="of:=[.C121]/[.E121]" office:value-type="float" office:value="13.9451169505346" calcext:value-type="float">
            <text:p>13.9451169505</text:p>
          </table:table-cell>
          <table:table-cell table:formula="of:=[.C121]/([.E121]*[.B121])" office:value-type="float" office:value="0.87156980940841" calcext:value-type="float">
            <text:p>0.8715698094</text:p>
          </table:table-cell>
          <table:table-cell table:number-columns-repeated="1017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[.B111]*2" office:value-type="float" office:value="32" calcext:value-type="float">
            <text:p>32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0738" calcext:value-type="float">
            <text:p>0.000738</text:p>
          </table:table-cell>
          <table:table-cell office:value-type="float" office:value="0.000919" calcext:value-type="float">
            <text:p>0.000919</text:p>
          </table:table-cell>
          <table:table-cell table:formula="of:=[.C122]/[.E122]" office:value-type="float" office:value="0.732317736670294" calcext:value-type="float">
            <text:p>0.7323177367</text:p>
          </table:table-cell>
          <table:table-cell table:formula="of:=[.C122]/([.E122]*[.B122])" office:value-type="float" office:value="0.0228849292709467" calcext:value-type="float">
            <text:p>0.0228849293</text:p>
          </table:table-cell>
          <table:table-cell table:number-columns-repeated="1017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[.B112]*2" office:value-type="float" office:value="32" calcext:value-type="float">
            <text:p>32</text:p>
          </table:table-cell>
          <table:table-cell office:value-type="float" office:value="0.004389" calcext:value-type="float">
            <text:p>0.004389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.001981" calcext:value-type="float">
            <text:p>0.001981</text:p>
          </table:table-cell>
          <table:table-cell table:formula="of:=[.C123]/[.E123]" office:value-type="float" office:value="2.21554770318021" calcext:value-type="float">
            <text:p>2.2155477032</text:p>
          </table:table-cell>
          <table:table-cell table:formula="of:=[.C123]/([.E123]*[.B123])" office:value-type="float" office:value="0.0692358657243816" calcext:value-type="float">
            <text:p>0.0692358657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[.B113]*2" office:value-type="float" office:value="32" calcext:value-type="float">
            <text:p>32</text:p>
          </table:table-cell>
          <table:table-cell office:value-type="float" office:value="0.03035" calcext:value-type="float">
            <text:p>0.03035</text:p>
          </table:table-cell>
          <table:table-cell office:value-type="float" office:value="0.022645" calcext:value-type="float">
            <text:p>0.022645</text:p>
          </table:table-cell>
          <table:table-cell table:formula="of:=0.004898" office:value-type="float" office:value="0.004898" calcext:value-type="float">
            <text:p>0.004898</text:p>
          </table:table-cell>
          <table:table-cell table:formula="of:=[.C124]/[.E124]" office:value-type="float" office:value="6.19640669661086" calcext:value-type="float">
            <text:p>6.1964066966</text:p>
          </table:table-cell>
          <table:table-cell table:formula="of:=[.C124]/([.E124]*[.B124])" office:value-type="float" office:value="0.193637709269089" calcext:value-type="float">
            <text:p>0.1936377093</text:p>
          </table:table-cell>
          <table:table-cell table:number-columns-repeated="1017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[.B114]*2" office:value-type="float" office:value="32" calcext:value-type="float">
            <text:p>32</text:p>
          </table:table-cell>
          <table:table-cell office:value-type="float" office:value="0.242956" calcext:value-type="float">
            <text:p>0.242956</text:p>
          </table:table-cell>
          <table:table-cell office:value-type="float" office:value="0.180515" calcext:value-type="float">
            <text:p>0.180515</text:p>
          </table:table-cell>
          <table:table-cell office:value-type="float" office:value="0.016479" calcext:value-type="float">
            <text:p>0.016479</text:p>
          </table:table-cell>
          <table:table-cell table:formula="of:=[.C125]/[.E125]" office:value-type="float" office:value="14.7433703501426" calcext:value-type="float">
            <text:p>14.7433703501</text:p>
          </table:table-cell>
          <table:table-cell table:formula="of:=[.C125]/([.E125]*[.B125])" office:value-type="float" office:value="0.460730323441956" calcext:value-type="float">
            <text:p>0.4607303234</text:p>
          </table:table-cell>
          <table:table-cell table:number-columns-repeated="1017"/>
        </table:table-row>
        <table:table-row table:style-name="ro3">
          <table:table-cell office:value-type="float" office:value="600" calcext:value-type="float">
            <text:p>600</text:p>
          </table:table-cell>
          <table:table-cell table:formula="of:=[.B115]*2" office:value-type="float" office:value="32" calcext:value-type="float">
            <text:p>32</text:p>
          </table:table-cell>
          <table:table-cell office:value-type="float" office:value="0.809642" calcext:value-type="float">
            <text:p>0.809642</text:p>
          </table:table-cell>
          <table:table-cell office:value-type="float" office:value="0.594789" calcext:value-type="float">
            <text:p>0.594789</text:p>
          </table:table-cell>
          <table:table-cell office:value-type="float" office:value="0.04068" calcext:value-type="float">
            <text:p>0.04068</text:p>
          </table:table-cell>
          <table:table-cell table:formula="of:=[.C126]/[.E126]" office:value-type="float" office:value="19.9027040314651" calcext:value-type="float">
            <text:p>19.9027040315</text:p>
          </table:table-cell>
          <table:table-cell table:formula="of:=[.C126]/([.E126]*[.B126])" office:value-type="float" office:value="0.621959500983284" calcext:value-type="float">
            <text:p>0.621959501</text:p>
          </table:table-cell>
          <table:table-cell table:number-columns-repeated="1017"/>
        </table:table-row>
        <table:table-row table:style-name="ro3">
          <table:table-cell office:value-type="float" office:value="800" calcext:value-type="float">
            <text:p>800</text:p>
          </table:table-cell>
          <table:table-cell table:formula="of:=[.B116]*2" office:value-type="float" office:value="32" calcext:value-type="float">
            <text:p>32</text:p>
          </table:table-cell>
          <table:table-cell office:value-type="float" office:value="1.912066" calcext:value-type="float">
            <text:p>1.912066</text:p>
          </table:table-cell>
          <table:table-cell office:value-type="float" office:value="1.399098" calcext:value-type="float">
            <text:p>1.399098</text:p>
          </table:table-cell>
          <table:table-cell office:value-type="float" office:value="0.080229" calcext:value-type="float">
            <text:p>0.080229</text:p>
          </table:table-cell>
          <table:table-cell table:formula="of:=[.C127]/[.E127]" office:value-type="float" office:value="23.8326041705618" calcext:value-type="float">
            <text:p>23.8326041706</text:p>
          </table:table-cell>
          <table:table-cell table:formula="of:=[.C127]/([.E127]*[.B127])" office:value-type="float" office:value="0.744768880330055" calcext:value-type="float">
            <text:p>0.7447688803</text:p>
          </table:table-cell>
          <table:table-cell table:number-columns-repeated="1017"/>
        </table:table-row>
        <table:table-row table:style-name="ro3">
          <table:table-cell office:value-type="float" office:value="1000" calcext:value-type="float">
            <text:p>1000</text:p>
          </table:table-cell>
          <table:table-cell table:formula="of:=[.B117]*2" office:value-type="float" office:value="32" calcext:value-type="float">
            <text:p>32</text:p>
          </table:table-cell>
          <table:table-cell office:value-type="float" office:value="3.841069" calcext:value-type="float">
            <text:p>3.841069</text:p>
          </table:table-cell>
          <table:table-cell office:value-type="float" office:value="2.805917" calcext:value-type="float">
            <text:p>2.805917</text:p>
          </table:table-cell>
          <table:table-cell office:value-type="float" office:value="0.147053" calcext:value-type="float">
            <text:p>0.147053</text:p>
          </table:table-cell>
          <table:table-cell table:formula="of:=[.C128]/[.E128]" office:value-type="float" office:value="26.1203035640211" calcext:value-type="float">
            <text:p>26.120303564</text:p>
          </table:table-cell>
          <table:table-cell table:formula="of:=[.C128]/([.E128]*[.B128])" office:value-type="float" office:value="0.81625948637566" calcext:value-type="float">
            <text:p>0.8162594864</text:p>
          </table:table-cell>
          <table:table-cell table:number-columns-repeated="1017"/>
        </table:table-row>
        <table:table-row table:style-name="ro3">
          <table:table-cell office:value-type="float" office:value="1200" calcext:value-type="float">
            <text:p>1200</text:p>
          </table:table-cell>
          <table:table-cell table:formula="of:=[.B118]*2" office:value-type="float" office:value="32" calcext:value-type="float">
            <text:p>32</text:p>
          </table:table-cell>
          <table:table-cell office:value-type="float" office:value="6.899705" calcext:value-type="float">
            <text:p>6.899705</text:p>
          </table:table-cell>
          <table:table-cell/>
          <table:table-cell office:value-type="float" office:value="0.238581" calcext:value-type="float">
            <text:p>0.238581</text:p>
          </table:table-cell>
          <table:table-cell table:formula="of:=[.C129]/[.E129]" office:value-type="float" office:value="28.9197589078761" calcext:value-type="float">
            <text:p>28.9197589079</text:p>
          </table:table-cell>
          <table:table-cell table:formula="of:=[.C129]/([.E129]*[.B129])" office:value-type="float" office:value="0.90374246587113" calcext:value-type="float">
            <text:p>0.9037424659</text:p>
          </table:table-cell>
          <table:table-cell table:number-columns-repeated="1017"/>
        </table:table-row>
        <table:table-row table:style-name="ro3">
          <table:table-cell office:value-type="float" office:value="1400" calcext:value-type="float">
            <text:p>1400</text:p>
          </table:table-cell>
          <table:table-cell table:formula="of:=[.B119]*2" office:value-type="float" office:value="32" calcext:value-type="float">
            <text:p>32</text:p>
          </table:table-cell>
          <table:table-cell office:value-type="float" office:value="10.821618" calcext:value-type="float">
            <text:p>10.821618</text:p>
          </table:table-cell>
          <table:table-cell/>
          <table:table-cell office:value-type="float" office:value="0.377377" calcext:value-type="float">
            <text:p>0.377377</text:p>
          </table:table-cell>
          <table:table-cell table:formula="of:=[.C130]/[.E130]" office:value-type="float" office:value="28.6758811480297" calcext:value-type="float">
            <text:p>28.675881148</text:p>
          </table:table-cell>
          <table:table-cell table:formula="of:=[.C130]/([.E130]*[.B130])" office:value-type="float" office:value="0.896121285875928" calcext:value-type="float">
            <text:p>0.8961212859</text:p>
          </table:table-cell>
          <table:table-cell table:number-columns-repeated="1017"/>
        </table:table-row>
        <table:table-row table:style-name="ro3">
          <table:table-cell office:value-type="float" office:value="1600" calcext:value-type="float">
            <text:p>1600</text:p>
          </table:table-cell>
          <table:table-cell table:formula="of:=[.B120]*2" office:value-type="float" office:value="32" calcext:value-type="float">
            <text:p>32</text:p>
          </table:table-cell>
          <table:table-cell office:value-type="float" office:value="16.483848" calcext:value-type="float">
            <text:p>16.483848</text:p>
          </table:table-cell>
          <table:table-cell/>
          <table:table-cell office:value-type="float" office:value="0.542057" calcext:value-type="float">
            <text:p>0.542057</text:p>
          </table:table-cell>
          <table:table-cell table:formula="of:=[.C131]/[.E131]" office:value-type="float" office:value="30.409805610849" calcext:value-type="float">
            <text:p>30.4098056108</text:p>
          </table:table-cell>
          <table:table-cell table:formula="of:=[.C131]/([.E131]*[.B131])" office:value-type="float" office:value="0.950306425339032" calcext:value-type="float">
            <text:p>0.9503064253</text:p>
          </table:table-cell>
          <table:table-cell table:number-columns-repeated="1017"/>
        </table:table-row>
        <table:table-row table:style-name="ro3">
          <table:table-cell office:value-type="float" office:value="2600" calcext:value-type="float">
            <text:p>2600</text:p>
          </table:table-cell>
          <table:table-cell table:formula="of:=[.B121]*2" office:value-type="float" office:value="32" calcext:value-type="float">
            <text:p>32</text:p>
          </table:table-cell>
          <table:table-cell office:value-type="float" office:value="70.940316" calcext:value-type="float">
            <text:p>70.940316</text:p>
          </table:table-cell>
          <table:table-cell/>
          <table:table-cell office:value-type="float" office:value="4.923385" calcext:value-type="float">
            <text:p>4.923385</text:p>
          </table:table-cell>
          <table:table-cell table:formula="of:=[.C132]/[.E132]" office:value-type="float" office:value="14.4088500086831" calcext:value-type="float">
            <text:p>14.4088500087</text:p>
          </table:table-cell>
          <table:table-cell table:formula="of:=[.C132]/([.E132]*[.B132])" office:value-type="float" office:value="0.450276562771345" calcext:value-type="float">
            <text:p>0.4502765628</text:p>
          </table:table-cell>
          <table:table-cell table:number-columns-repeated="1017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0738" calcext:value-type="float">
            <text:p>0.000738</text:p>
          </table:table-cell>
          <table:table-cell office:value-type="float" office:value="0.001197" calcext:value-type="float">
            <text:p>0.001197</text:p>
          </table:table-cell>
          <table:table-cell table:formula="of:=[.C133]/[.E133]" office:value-type="float" office:value="0.562238930659983" calcext:value-type="float">
            <text:p>0.5622389307</text:p>
          </table:table-cell>
          <table:table-cell table:formula="of:=[.C133]/([.E133]*[.B133])" office:value-type="float" office:value="0.0117133110554163" calcext:value-type="float">
            <text:p>0.0117133111</text:p>
          </table:table-cell>
          <table:table-cell table:number-columns-repeated="1017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0.004389" calcext:value-type="float">
            <text:p>0.004389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.002939" calcext:value-type="float">
            <text:p>0.002939</text:p>
          </table:table-cell>
          <table:table-cell table:formula="of:=[.C134]/[.E134]" office:value-type="float" office:value="1.49336509016672" calcext:value-type="float">
            <text:p>1.4933650902</text:p>
          </table:table-cell>
          <table:table-cell table:formula="of:=[.C134]/([.E134]*[.B134])" office:value-type="float" office:value="0.0311117727118067" calcext:value-type="float">
            <text:p>0.0311117727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float" office:value="48" calcext:value-type="float">
            <text:p>48</text:p>
          </table:table-cell>
          <table:table-cell office:value-type="float" office:value="0.03035" calcext:value-type="float">
            <text:p>0.03035</text:p>
          </table:table-cell>
          <table:table-cell office:value-type="float" office:value="0.022645" calcext:value-type="float">
            <text:p>0.022645</text:p>
          </table:table-cell>
          <table:table-cell office:value-type="float" office:value="0.006875" calcext:value-type="float">
            <text:p>0.006875</text:p>
          </table:table-cell>
          <table:table-cell table:formula="of:=[.C135]/[.E135]" office:value-type="float" office:value="4.41454545454545" calcext:value-type="float">
            <text:p>4.4145454545</text:p>
          </table:table-cell>
          <table:table-cell table:formula="of:=[.C135]/([.E135]*[.B135])" office:value-type="float" office:value="0.091969696969697" calcext:value-type="float">
            <text:p>0.091969697</text:p>
          </table:table-cell>
          <table:table-cell table:number-columns-repeated="1017"/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float" office:value="48" calcext:value-type="float">
            <text:p>48</text:p>
          </table:table-cell>
          <table:table-cell office:value-type="float" office:value="0.242956" calcext:value-type="float">
            <text:p>0.242956</text:p>
          </table:table-cell>
          <table:table-cell office:value-type="float" office:value="0.180515" calcext:value-type="float">
            <text:p>0.180515</text:p>
          </table:table-cell>
          <table:table-cell office:value-type="float" office:value="0.020674" calcext:value-type="float">
            <text:p>0.020674</text:p>
          </table:table-cell>
          <table:table-cell table:formula="of:=[.C136]/[.E136]" office:value-type="float" office:value="11.7517655025636" calcext:value-type="float">
            <text:p>11.7517655026</text:p>
          </table:table-cell>
          <table:table-cell table:formula="of:=[.C136]/([.E136]*[.B136])" office:value-type="float" office:value="0.244828447970075" calcext:value-type="float">
            <text:p>0.244828448</text:p>
          </table:table-cell>
          <table:table-cell table:number-columns-repeated="1017"/>
        </table:table-row>
        <table:table-row table:style-name="ro3">
          <table:table-cell office:value-type="float" office:value="600" calcext:value-type="float">
            <text:p>600</text:p>
          </table:table-cell>
          <table:table-cell office:value-type="float" office:value="48" calcext:value-type="float">
            <text:p>48</text:p>
          </table:table-cell>
          <table:table-cell office:value-type="float" office:value="0.809642" calcext:value-type="float">
            <text:p>0.809642</text:p>
          </table:table-cell>
          <table:table-cell office:value-type="float" office:value="0.594789" calcext:value-type="float">
            <text:p>0.594789</text:p>
          </table:table-cell>
          <table:table-cell office:value-type="float" office:value="0.044738" calcext:value-type="float">
            <text:p>0.044738</text:p>
          </table:table-cell>
          <table:table-cell table:formula="of:=[.C137]/[.E137]" office:value-type="float" office:value="18.0974115964057" calcext:value-type="float">
            <text:p>18.0974115964</text:p>
          </table:table-cell>
          <table:table-cell table:formula="of:=[.C137]/([.E137]*[.B137])" office:value-type="float" office:value="0.377029408258453" calcext:value-type="float">
            <text:p>0.3770294083</text:p>
          </table:table-cell>
          <table:table-cell table:number-columns-repeated="1017"/>
        </table:table-row>
        <table:table-row table:style-name="ro3">
          <table:table-cell office:value-type="float" office:value="800" calcext:value-type="float">
            <text:p>800</text:p>
          </table:table-cell>
          <table:table-cell office:value-type="float" office:value="48" calcext:value-type="float">
            <text:p>48</text:p>
          </table:table-cell>
          <table:table-cell office:value-type="float" office:value="1.912066" calcext:value-type="float">
            <text:p>1.912066</text:p>
          </table:table-cell>
          <table:table-cell office:value-type="float" office:value="1.399098" calcext:value-type="float">
            <text:p>1.399098</text:p>
          </table:table-cell>
          <table:table-cell office:value-type="float" office:value="0.063747" calcext:value-type="float">
            <text:p>0.063747</text:p>
          </table:table-cell>
          <table:table-cell table:formula="of:=[.C138]/[.E138]" office:value-type="float" office:value="29.9946036676236" calcext:value-type="float">
            <text:p>29.9946036676</text:p>
          </table:table-cell>
          <table:table-cell table:formula="of:=[.C138]/([.E138]*[.B138])" office:value-type="float" office:value="0.624887576408824" calcext:value-type="float">
            <text:p>0.6248875764</text:p>
          </table:table-cell>
          <table:table-cell table:number-columns-repeated="1017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float" office:value="48" calcext:value-type="float">
            <text:p>48</text:p>
          </table:table-cell>
          <table:table-cell office:value-type="float" office:value="3.841069" calcext:value-type="float">
            <text:p>3.841069</text:p>
          </table:table-cell>
          <table:table-cell office:value-type="float" office:value="2.805917" calcext:value-type="float">
            <text:p>2.805917</text:p>
          </table:table-cell>
          <table:table-cell office:value-type="float" office:value="0.122541" calcext:value-type="float">
            <text:p>0.122541</text:p>
          </table:table-cell>
          <table:table-cell table:formula="of:=[.C139]/[.E139]" office:value-type="float" office:value="31.3451742682041" calcext:value-type="float">
            <text:p>31.3451742682</text:p>
          </table:table-cell>
          <table:table-cell table:formula="of:=[.C139]/([.E139]*[.B139])" office:value-type="float" office:value="0.653024463920919" calcext:value-type="float">
            <text:p>0.6530244639</text:p>
          </table:table-cell>
          <table:table-cell table:number-columns-repeated="1017"/>
        </table:table-row>
        <table:table-row table:style-name="ro3">
          <table:table-cell office:value-type="float" office:value="1200" calcext:value-type="float">
            <text:p>1200</text:p>
          </table:table-cell>
          <table:table-cell office:value-type="float" office:value="48" calcext:value-type="float">
            <text:p>48</text:p>
          </table:table-cell>
          <table:table-cell office:value-type="float" office:value="6.899705" calcext:value-type="float">
            <text:p>6.899705</text:p>
          </table:table-cell>
          <table:table-cell/>
          <table:table-cell office:value-type="float" office:value="0.191276" calcext:value-type="float">
            <text:p>0.191276</text:p>
          </table:table-cell>
          <table:table-cell table:formula="of:=[.C140]/[.E140]" office:value-type="float" office:value="36.0719849850478" calcext:value-type="float">
            <text:p>36.071984985</text:p>
          </table:table-cell>
          <table:table-cell table:formula="of:=[.C140]/([.E140]*[.B140])" office:value-type="float" office:value="0.751499687188495" calcext:value-type="float">
            <text:p>0.7514996872</text:p>
          </table:table-cell>
          <table:table-cell table:number-columns-repeated="1017"/>
        </table:table-row>
        <table:table-row table:style-name="ro3">
          <table:table-cell office:value-type="float" office:value="1400" calcext:value-type="float">
            <text:p>1400</text:p>
          </table:table-cell>
          <table:table-cell office:value-type="float" office:value="48" calcext:value-type="float">
            <text:p>48</text:p>
          </table:table-cell>
          <table:table-cell office:value-type="float" office:value="10.821618" calcext:value-type="float">
            <text:p>10.821618</text:p>
          </table:table-cell>
          <table:table-cell/>
          <table:table-cell office:value-type="float" office:value="0.290813" calcext:value-type="float">
            <text:p>0.290813</text:p>
          </table:table-cell>
          <table:table-cell table:formula="of:=[.C141]/[.E141]" office:value-type="float" office:value="37.2116033327258" calcext:value-type="float">
            <text:p>37.2116033327</text:p>
          </table:table-cell>
          <table:table-cell table:formula="of:=[.C141]/([.E141]*[.B141])" office:value-type="float" office:value="0.775241736098455" calcext:value-type="float">
            <text:p>0.7752417361</text:p>
          </table:table-cell>
          <table:table-cell table:number-columns-repeated="1017"/>
        </table:table-row>
        <table:table-row table:style-name="ro3">
          <table:table-cell office:value-type="float" office:value="1600" calcext:value-type="float">
            <text:p>1600</text:p>
          </table:table-cell>
          <table:table-cell office:value-type="float" office:value="48" calcext:value-type="float">
            <text:p>48</text:p>
          </table:table-cell>
          <table:table-cell office:value-type="float" office:value="16.483848" calcext:value-type="float">
            <text:p>16.483848</text:p>
          </table:table-cell>
          <table:table-cell/>
          <table:table-cell office:value-type="float" office:value="0.402763" calcext:value-type="float">
            <text:p>0.402763</text:p>
          </table:table-cell>
          <table:table-cell table:formula="of:=[.C142]/[.E142]" office:value-type="float" office:value="40.9269173186216" calcext:value-type="float">
            <text:p>40.9269173186</text:p>
          </table:table-cell>
          <table:table-cell table:formula="of:=[.C142]/([.E142]*[.B142])" office:value-type="float" office:value="0.852644110804617" calcext:value-type="float">
            <text:p>0.8526441108</text:p>
          </table:table-cell>
          <table:table-cell table:number-columns-repeated="1017"/>
        </table:table-row>
        <table:table-row table:style-name="ro3">
          <table:table-cell office:value-type="float" office:value="2600" calcext:value-type="float">
            <text:p>2600</text:p>
          </table:table-cell>
          <table:table-cell office:value-type="float" office:value="48" calcext:value-type="float">
            <text:p>48</text:p>
          </table:table-cell>
          <table:table-cell office:value-type="float" office:value="70.940316" calcext:value-type="float">
            <text:p>70.940316</text:p>
          </table:table-cell>
          <table:table-cell/>
          <table:table-cell office:value-type="float" office:value="25.348756" calcext:value-type="float">
            <text:p>25.348756</text:p>
          </table:table-cell>
          <table:table-cell table:formula="of:=[.C143]/[.E143]" office:value-type="float" office:value="2.79857189047068" calcext:value-type="float">
            <text:p>2.7985718905</text:p>
          </table:table-cell>
          <table:table-cell table:formula="of:=[.C143]/([.E143]*[.B143])" office:value-type="float" office:value="0.0583035810514725" calcext:value-type="float">
            <text:p>0.0583035811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2"/>
          <table:table-cell table:style-name="ce5"/>
          <table:table-cell table:number-columns-repeated="1011"/>
        </table:table-row>
        <table:table-row table:style-name="ro2">
          <table:table-cell office:value-type="string" calcext:value-type="string">
            <text:p>Fixed N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</text:p>
          </table:table-cell>
          <table:table-cell table:style-name="ce3" office:value-type="string" calcext:value-type="string">
            <text:p>Speedup-N50</text:p>
          </table:table-cell>
          <table:table-cell office:value-type="string" calcext:value-type="string">
            <text:p>Speedup-N100</text:p>
          </table:table-cell>
          <table:table-cell office:value-type="string" calcext:value-type="string">
            <text:p>Speedup-N200</text:p>
          </table:table-cell>
          <table:table-cell office:value-type="string" calcext:value-type="string">
            <text:p>Speedup-N400</text:p>
          </table:table-cell>
          <table:table-cell office:value-type="string" calcext:value-type="string">
            <text:p>Speedup-N600</text:p>
          </table:table-cell>
          <table:table-cell office:value-type="string" calcext:value-type="string">
            <text:p>Speedup-N800</text:p>
          </table:table-cell>
          <table:table-cell office:value-type="string" calcext:value-type="string">
            <text:p>Speedup-N1000</text:p>
          </table:table-cell>
          <table:table-cell table:style-name="ce3" office:value-type="string" calcext:value-type="string">
            <text:p>Speedup-N1200</text:p>
          </table:table-cell>
          <table:table-cell office:value-type="string" calcext:value-type="string">
            <text:p>Speedup-N1400</text:p>
          </table:table-cell>
          <table:table-cell office:value-type="string" calcext:value-type="string">
            <text:p>Speedup-N1600</text:p>
          </table:table-cell>
          <table:table-cell office:value-type="string" calcext:value-type="string">
            <text:p>Speedup_N2600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table:formula="of:=[.F67]" office:value-type="float" office:value="1.04665629860031" calcext:value-type="float">
            <text:p>1.0466562986</text:p>
          </table:table-cell>
          <table:table-cell table:formula="of:=[.F68]" office:value-type="float" office:value="0.969944751381215" calcext:value-type="float">
            <text:p>0.9699447514</text:p>
          </table:table-cell>
          <table:table-cell table:formula="of:=[.F69]" office:value-type="float" office:value="0.967484858144724" calcext:value-type="float">
            <text:p>0.9674848581</text:p>
          </table:table-cell>
          <table:table-cell table:formula="of:=[.F70]" office:value-type="float" office:value="0.984221250876034" calcext:value-type="float">
            <text:p>0.9842212509</text:p>
          </table:table-cell>
          <table:table-cell table:formula="of:=[.F71]" office:value-type="float" office:value="0.98542268375001" calcext:value-type="float">
            <text:p>0.9854226838</text:p>
          </table:table-cell>
          <table:table-cell table:formula="of:=[.F72]" office:value-type="float" office:value="0.988163123976082" calcext:value-type="float">
            <text:p>0.988163124</text:p>
          </table:table-cell>
          <table:table-cell table:formula="of:=[.F73]" office:value-type="float" office:value="1.00426405839844" calcext:value-type="float">
            <text:p>1.0042640584</text:p>
          </table:table-cell>
          <table:table-cell table:style-name="ce3" table:formula="of:=[.F74]" office:value-type="float" office:value="1.02372624093166" calcext:value-type="float">
            <text:p>1.0237262409</text:p>
          </table:table-cell>
          <table:table-cell table:formula="of:=[.F75]" office:value-type="float" office:value="1.02351790850702" calcext:value-type="float">
            <text:p>1.0235179085</text:p>
          </table:table-cell>
          <table:table-cell table:formula="of:=[.F76]" office:value-type="float" office:value="1.03728522258921" calcext:value-type="float">
            <text:p>1.0372852226</text:p>
          </table:table-cell>
          <table:table-cell table:formula="of:=[.F77]" office:value-type="float" office:value="1.02276346458355" calcext:value-type="float">
            <text:p>1.0227634646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table:formula="of:=[.F78]" office:value-type="float" office:value="1.04665629860031" calcext:value-type="float">
            <text:p>1.0466562986</text:p>
          </table:table-cell>
          <table:table-cell table:formula="of:=[.F79]" office:value-type="float" office:value="1.57537688442211" calcext:value-type="float">
            <text:p>1.5753768844</text:p>
          </table:table-cell>
          <table:table-cell table:formula="of:=[.F80]" office:value-type="float" office:value="1.83738951446906" calcext:value-type="float">
            <text:p>1.8373895145</text:p>
          </table:table-cell>
          <table:table-cell table:formula="of:=[.F81]" office:value-type="float" office:value="1.92035789939612" calcext:value-type="float">
            <text:p>1.9203578994</text:p>
          </table:table-cell>
          <table:table-cell table:formula="of:=[.F82]" office:value-type="float" office:value="1.92741616793551" calcext:value-type="float">
            <text:p>1.9274161679</text:p>
          </table:table-cell>
          <table:table-cell table:formula="of:=[.F83]" office:value-type="float" office:value="1.95353365897915" calcext:value-type="float">
            <text:p>1.953533659</text:p>
          </table:table-cell>
          <table:table-cell table:formula="of:=[.F84]" office:value-type="float" office:value="1.97203518487049" calcext:value-type="float">
            <text:p>1.9720351849</text:p>
          </table:table-cell>
          <table:table-cell table:style-name="ce3" table:formula="of:=[.F85]" office:value-type="float" office:value="1.99844606933746" calcext:value-type="float">
            <text:p>1.9984460693</text:p>
          </table:table-cell>
          <table:table-cell table:formula="of:=[.F86]" office:value-type="float" office:value="2.0321760675498" calcext:value-type="float">
            <text:p>2.0321760675</text:p>
          </table:table-cell>
          <table:table-cell table:formula="of:=[.F87]" office:value-type="float" office:value="2.0379660604556" calcext:value-type="float">
            <text:p>2.0379660605</text:p>
          </table:table-cell>
          <table:table-cell table:formula="of:=[.F88]" office:value-type="float" office:value="2.0093786068242" calcext:value-type="float">
            <text:p>2.0093786068</text:p>
          </table:table-cell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table:formula="of:=[.F89]" office:value-type="float" office:value="1.42283298097252" calcext:value-type="float">
            <text:p>1.422832981</text:p>
          </table:table-cell>
          <table:table-cell table:formula="of:=[.F90]" office:value-type="float" office:value="2.67295980511571" calcext:value-type="float">
            <text:p>2.6729598051</text:p>
          </table:table-cell>
          <table:table-cell table:formula="of:=[.F91]" office:value-type="float" office:value="3.37973273942094" calcext:value-type="float">
            <text:p>3.3797327394</text:p>
          </table:table-cell>
          <table:table-cell table:formula="of:=[.F92]" office:value-type="float" office:value="3.7781233477436" calcext:value-type="float">
            <text:p>3.7781233477</text:p>
          </table:table-cell>
          <table:table-cell table:formula="of:=[.F93]" office:value-type="float" office:value="3.79675117001022" calcext:value-type="float">
            <text:p>3.79675117</text:p>
          </table:table-cell>
          <table:table-cell table:formula="of:=[.F94]" office:value-type="float" office:value="3.89729990848184" calcext:value-type="float">
            <text:p>3.8972999085</text:p>
          </table:table-cell>
          <table:table-cell table:formula="of:=[.F95]" office:value-type="float" office:value="3.92830084864501" calcext:value-type="float">
            <text:p>3.9283008486</text:p>
          </table:table-cell>
          <table:table-cell table:style-name="ce3" table:formula="of:=[.F96]" office:value-type="float" office:value="4.00768404623787" calcext:value-type="float">
            <text:p>4.0076840462</text:p>
          </table:table-cell>
          <table:table-cell table:formula="of:=[.F97]" office:value-type="float" office:value="4.05896775853578" calcext:value-type="float">
            <text:p>4.0589677585</text:p>
          </table:table-cell>
          <table:table-cell table:formula="of:=[.F98]" office:value-type="float" office:value="4.1093428331393" calcext:value-type="float">
            <text:p>4.1093428331</text:p>
          </table:table-cell>
          <table:table-cell table:formula="of:=[.F99]" office:value-type="float" office:value="4.05511223962211" calcext:value-type="float">
            <text:p>4.0551122396</text:p>
          </table:table-cell>
          <table:table-cell table:number-columns-repeated="101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table:formula="of:=[.F100]" office:value-type="float" office:value="1.45356371490281" calcext:value-type="float">
            <text:p>1.4535637149</text:p>
          </table:table-cell>
          <table:table-cell table:formula="of:=[.F101]" office:value-type="float" office:value="3.29010494752624" calcext:value-type="float">
            <text:p>3.2901049475</text:p>
          </table:table-cell>
          <table:table-cell table:formula="of:=[.F102]" office:value-type="float" office:value="5.60066432921203" calcext:value-type="float">
            <text:p>5.6006643292</text:p>
          </table:table-cell>
          <table:table-cell table:formula="of:=[.F103]" office:value-type="float" office:value="7.11062982907984" calcext:value-type="float">
            <text:p>7.1106298291</text:p>
          </table:table-cell>
          <table:table-cell table:formula="of:=[.F104]" office:value-type="float" office:value="7.33251824883624" calcext:value-type="float">
            <text:p>7.3325182488</text:p>
          </table:table-cell>
          <table:table-cell table:formula="of:=[.F105]" office:value-type="float" office:value="7.66564969350487" calcext:value-type="float">
            <text:p>7.6656496935</text:p>
          </table:table-cell>
          <table:table-cell table:formula="of:=[.F106]" office:value-type="float" office:value="7.76199338797549" calcext:value-type="float">
            <text:p>7.761993388</text:p>
          </table:table-cell>
          <table:table-cell table:style-name="ce3" table:formula="of:=[.F107]" office:value-type="float" office:value="7.94820886942838" calcext:value-type="float">
            <text:p>7.9482088694</text:p>
          </table:table-cell>
          <table:table-cell table:formula="of:=[.F108]" office:value-type="float" office:value="8.05195487412703" calcext:value-type="float">
            <text:p>8.0519548741</text:p>
          </table:table-cell>
          <table:table-cell table:formula="of:=[.F109]" office:value-type="float" office:value="8.1639662859356" calcext:value-type="float">
            <text:p>8.1639662859</text:p>
          </table:table-cell>
          <table:table-cell table:formula="of:=[.F110]" office:value-type="float" office:value="7.99977401359302" calcext:value-type="float">
            <text:p>7.9997740136</text:p>
          </table:table-cell>
          <table:table-cell table:number-columns-repeated="1012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table:formula="of:=[.F111]" office:value-type="float" office:value="1.04018547140649" calcext:value-type="float">
            <text:p>1.0401854714</text:p>
          </table:table-cell>
          <table:table-cell table:formula="of:=[.F112]" office:value-type="float" office:value="3.6242774566474" calcext:value-type="float">
            <text:p>3.6242774566</text:p>
          </table:table-cell>
          <table:table-cell table:formula="of:=[.F113]" office:value-type="float" office:value="6.82789651293588" calcext:value-type="float">
            <text:p>6.8278965129</text:p>
          </table:table-cell>
          <table:table-cell table:formula="of:=[.F114]" office:value-type="float" office:value="11.7381389506232" calcext:value-type="float">
            <text:p>11.7381389506</text:p>
          </table:table-cell>
          <table:table-cell table:formula="of:=[.F115]" office:value-type="float" office:value="13.2824004199751" calcext:value-type="float">
            <text:p>13.28240042</text:p>
          </table:table-cell>
          <table:table-cell table:formula="of:=[.F116]" office:value-type="float" office:value="14.2901579187313" calcext:value-type="float">
            <text:p>14.2901579187</text:p>
          </table:table-cell>
          <table:table-cell table:formula="of:=[.F117]" office:value-type="float" office:value="14.8294661333663" calcext:value-type="float">
            <text:p>14.8294661334</text:p>
          </table:table-cell>
          <table:table-cell table:style-name="ce3" table:formula="of:=[.F118]" office:value-type="float" office:value="15.6039083807878" calcext:value-type="float">
            <text:p>15.6039083808</text:p>
          </table:table-cell>
          <table:table-cell table:formula="of:=[.F119]" office:value-type="float" office:value="15.7583909622685" calcext:value-type="float">
            <text:p>15.7583909623</text:p>
          </table:table-cell>
          <table:table-cell table:formula="of:=[.F120]" office:value-type="float" office:value="16.1407283957629" calcext:value-type="float">
            <text:p>16.1407283958</text:p>
          </table:table-cell>
          <table:table-cell table:formula="of:=[.F121]" office:value-type="float" office:value="13.9451169505346" calcext:value-type="float">
            <text:p>13.9451169505</text:p>
          </table:table-cell>
          <table:table-cell table:number-columns-repeated="1012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3" table:formula="of:=[.F122]" office:value-type="float" office:value="0.732317736670294" calcext:value-type="float">
            <text:p>0.7323177367</text:p>
          </table:table-cell>
          <table:table-cell table:formula="of:=[.F123]" office:value-type="float" office:value="2.21554770318021" calcext:value-type="float">
            <text:p>2.2155477032</text:p>
          </table:table-cell>
          <table:table-cell table:formula="of:=[.F124]" office:value-type="float" office:value="6.19640669661086" calcext:value-type="float">
            <text:p>6.1964066966</text:p>
          </table:table-cell>
          <table:table-cell table:formula="of:=[.F125]" office:value-type="float" office:value="14.7433703501426" calcext:value-type="float">
            <text:p>14.7433703501</text:p>
          </table:table-cell>
          <table:table-cell table:formula="of:=[.F126]" office:value-type="float" office:value="19.9027040314651" calcext:value-type="float">
            <text:p>19.9027040315</text:p>
          </table:table-cell>
          <table:table-cell table:formula="of:=[.F127]" office:value-type="float" office:value="23.8326041705618" calcext:value-type="float">
            <text:p>23.8326041706</text:p>
          </table:table-cell>
          <table:table-cell table:formula="of:=[.F128]" office:value-type="float" office:value="26.1203035640211" calcext:value-type="float">
            <text:p>26.120303564</text:p>
          </table:table-cell>
          <table:table-cell table:style-name="ce3" table:formula="of:=[.F129]" office:value-type="float" office:value="28.9197589078761" calcext:value-type="float">
            <text:p>28.9197589079</text:p>
          </table:table-cell>
          <table:table-cell table:formula="of:=[.F130]" office:value-type="float" office:value="28.6758811480297" calcext:value-type="float">
            <text:p>28.675881148</text:p>
          </table:table-cell>
          <table:table-cell table:formula="of:=[.F131]" office:value-type="float" office:value="30.409805610849" calcext:value-type="float">
            <text:p>30.4098056108</text:p>
          </table:table-cell>
          <table:table-cell table:formula="of:=[.F132]" office:value-type="float" office:value="14.4088500086831" calcext:value-type="float">
            <text:p>14.4088500087</text:p>
          </table:table-cell>
          <table:table-cell table:number-columns-repeated="1012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3" table:formula="of:=[.F133]" office:value-type="float" office:value="0.562238930659983" calcext:value-type="float">
            <text:p>0.5622389307</text:p>
          </table:table-cell>
          <table:table-cell table:formula="of:=[.F134]" office:value-type="float" office:value="1.49336509016672" calcext:value-type="float">
            <text:p>1.4933650902</text:p>
          </table:table-cell>
          <table:table-cell table:formula="of:=[.F135]" office:value-type="float" office:value="4.41454545454545" calcext:value-type="float">
            <text:p>4.4145454545</text:p>
          </table:table-cell>
          <table:table-cell table:formula="of:=[.F136]" office:value-type="float" office:value="11.7517655025636" calcext:value-type="float">
            <text:p>11.7517655026</text:p>
          </table:table-cell>
          <table:table-cell table:formula="of:=[.F137]" office:value-type="float" office:value="18.0974115964057" calcext:value-type="float">
            <text:p>18.0974115964</text:p>
          </table:table-cell>
          <table:table-cell table:formula="of:=[.F138]" office:value-type="float" office:value="29.9946036676236" calcext:value-type="float">
            <text:p>29.9946036676</text:p>
          </table:table-cell>
          <table:table-cell table:formula="of:=[.F139]" office:value-type="float" office:value="31.3451742682041" calcext:value-type="float">
            <text:p>31.3451742682</text:p>
          </table:table-cell>
          <table:table-cell table:style-name="ce3" table:formula="of:=[.F140]" office:value-type="float" office:value="36.0719849850478" calcext:value-type="float">
            <text:p>36.071984985</text:p>
          </table:table-cell>
          <table:table-cell table:formula="of:=[.F141]" office:value-type="float" office:value="37.2116033327258" calcext:value-type="float">
            <text:p>37.2116033327</text:p>
          </table:table-cell>
          <table:table-cell table:formula="of:=[.F142]" office:value-type="float" office:value="40.9269173186216" calcext:value-type="float">
            <text:p>40.9269173186</text:p>
          </table:table-cell>
          <table:table-cell table:formula="of:=[.F143]" office:value-type="float" office:value="2.79857189047068" calcext:value-type="float">
            <text:p>2.7985718905</text:p>
          </table:table-cell>
          <table:table-cell table:number-columns-repeated="1012"/>
        </table:table-row>
        <table:table-row table:style-name="ro2">
          <table:table-cell/>
          <table:table-cell table:style-name="ce3"/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P</text:p>
          </table:table-cell>
          <table:table-cell table:style-name="ce3" office:value-type="string" calcext:value-type="string">
            <text:p>Efficiency-N50</text:p>
          </table:table-cell>
          <table:table-cell office:value-type="string" calcext:value-type="string">
            <text:p>Efficiency-N100</text:p>
          </table:table-cell>
          <table:table-cell office:value-type="string" calcext:value-type="string">
            <text:p>Efficiency-N200</text:p>
          </table:table-cell>
          <table:table-cell office:value-type="string" calcext:value-type="string">
            <text:p>Efficiency-N400</text:p>
          </table:table-cell>
          <table:table-cell office:value-type="string" calcext:value-type="string">
            <text:p>Efficiency-N600</text:p>
          </table:table-cell>
          <table:table-cell office:value-type="string" calcext:value-type="string">
            <text:p>Efficiency-N800</text:p>
          </table:table-cell>
          <table:table-cell office:value-type="string" calcext:value-type="string">
            <text:p>Efficiency-N1000</text:p>
          </table:table-cell>
          <table:table-cell table:style-name="ce3" office:value-type="string" calcext:value-type="string">
            <text:p>Efficiency-N1200</text:p>
          </table:table-cell>
          <table:table-cell office:value-type="string" calcext:value-type="string">
            <text:p>Efficiency-N1400</text:p>
          </table:table-cell>
          <table:table-cell office:value-type="string" calcext:value-type="string">
            <text:p>Efficiency-N1600</text:p>
          </table:table-cell>
          <table:table-cell office:value-type="string" calcext:value-type="string">
            <text:p>Efficiency-N2600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table:formula="of:=[.G67]" office:value-type="float" office:value="1.04665629860031" calcext:value-type="float">
            <text:p>1.0466562986</text:p>
          </table:table-cell>
          <table:table-cell table:formula="of:=[.G68]" office:value-type="float" office:value="0.969944751381215" calcext:value-type="float">
            <text:p>0.9699447514</text:p>
          </table:table-cell>
          <table:table-cell table:formula="of:=[.G69]" office:value-type="float" office:value="0.967484858144724" calcext:value-type="float">
            <text:p>0.9674848581</text:p>
          </table:table-cell>
          <table:table-cell table:formula="of:=[.G70]" office:value-type="float" office:value="0.984221250876034" calcext:value-type="float">
            <text:p>0.9842212509</text:p>
          </table:table-cell>
          <table:table-cell table:formula="of:=[.G71]" office:value-type="float" office:value="0.98542268375001" calcext:value-type="float">
            <text:p>0.9854226838</text:p>
          </table:table-cell>
          <table:table-cell table:formula="of:=[.G72]" office:value-type="float" office:value="0.988163123976082" calcext:value-type="float">
            <text:p>0.988163124</text:p>
          </table:table-cell>
          <table:table-cell table:formula="of:=[.G73]" office:value-type="float" office:value="1.00426405839844" calcext:value-type="float">
            <text:p>1.0042640584</text:p>
          </table:table-cell>
          <table:table-cell table:style-name="ce3" table:formula="of:=[.G74]" office:value-type="float" office:value="1.02372624093166" calcext:value-type="float">
            <text:p>1.0237262409</text:p>
          </table:table-cell>
          <table:table-cell table:formula="of:=[.G75]" office:value-type="float" office:value="1.02351790850702" calcext:value-type="float">
            <text:p>1.0235179085</text:p>
          </table:table-cell>
          <table:table-cell table:formula="of:=[.G76]" office:value-type="float" office:value="1.03728522258921" calcext:value-type="float">
            <text:p>1.0372852226</text:p>
          </table:table-cell>
          <table:table-cell table:formula="of:=[.G77]" office:value-type="float" office:value="1.02276346458355" calcext:value-type="float">
            <text:p>1.0227634646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table:formula="of:=[.G78]" office:value-type="float" office:value="0.523328149300155" calcext:value-type="float">
            <text:p>0.5233281493</text:p>
          </table:table-cell>
          <table:table-cell table:formula="of:=[.G79]" office:value-type="float" office:value="0.787688442211055" calcext:value-type="float">
            <text:p>0.7876884422</text:p>
          </table:table-cell>
          <table:table-cell table:formula="of:=[.G80]" office:value-type="float" office:value="0.918694757234532" calcext:value-type="float">
            <text:p>0.9186947572</text:p>
          </table:table-cell>
          <table:table-cell table:formula="of:=[.G81]" office:value-type="float" office:value="0.960178949698062" calcext:value-type="float">
            <text:p>0.9601789497</text:p>
          </table:table-cell>
          <table:table-cell table:formula="of:=[.G82]" office:value-type="float" office:value="0.963708083967757" calcext:value-type="float">
            <text:p>0.963708084</text:p>
          </table:table-cell>
          <table:table-cell table:formula="of:=[.G83]" office:value-type="float" office:value="0.976766829489575" calcext:value-type="float">
            <text:p>0.9767668295</text:p>
          </table:table-cell>
          <table:table-cell table:formula="of:=[.G84]" office:value-type="float" office:value="0.986017592435243" calcext:value-type="float">
            <text:p>0.9860175924</text:p>
          </table:table-cell>
          <table:table-cell table:style-name="ce3" table:formula="of:=[.G85]" office:value-type="float" office:value="0.999223034668729" calcext:value-type="float">
            <text:p>0.9992230347</text:p>
          </table:table-cell>
          <table:table-cell table:formula="of:=[.G86]" office:value-type="float" office:value="1.0160880337749" calcext:value-type="float">
            <text:p>1.0160880338</text:p>
          </table:table-cell>
          <table:table-cell table:formula="of:=[.G87]" office:value-type="float" office:value="1.0189830302278" calcext:value-type="float">
            <text:p>1.0189830302</text:p>
          </table:table-cell>
          <table:table-cell table:formula="of:=[.G88]" office:value-type="float" office:value="1.0046893034121" calcext:value-type="float">
            <text:p>1.0046893034</text:p>
          </table:table-cell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table:formula="of:=[.G89]" office:value-type="float" office:value="0.355708245243129" calcext:value-type="float">
            <text:p>0.3557082452</text:p>
          </table:table-cell>
          <table:table-cell table:formula="of:=[.G90]" office:value-type="float" office:value="0.668239951278928" calcext:value-type="float">
            <text:p>0.6682399513</text:p>
          </table:table-cell>
          <table:table-cell table:formula="of:=[.G91]" office:value-type="float" office:value="0.844933184855234" calcext:value-type="float">
            <text:p>0.8449331849</text:p>
          </table:table-cell>
          <table:table-cell table:formula="of:=[.G92]" office:value-type="float" office:value="0.9445308369359" calcext:value-type="float">
            <text:p>0.9445308369</text:p>
          </table:table-cell>
          <table:table-cell table:formula="of:=[.G93]" office:value-type="float" office:value="0.949187792502555" calcext:value-type="float">
            <text:p>0.9491877925</text:p>
          </table:table-cell>
          <table:table-cell table:formula="of:=[.G94]" office:value-type="float" office:value="0.974324977120459" calcext:value-type="float">
            <text:p>0.9743249771</text:p>
          </table:table-cell>
          <table:table-cell table:formula="of:=[.G95]" office:value-type="float" office:value="0.982075212161253" calcext:value-type="float">
            <text:p>0.9820752122</text:p>
          </table:table-cell>
          <table:table-cell table:style-name="ce3" table:formula="of:=[.G96]" office:value-type="float" office:value="1.00192101155947" calcext:value-type="float">
            <text:p>1.0019210116</text:p>
          </table:table-cell>
          <table:table-cell table:formula="of:=[.G97]" office:value-type="float" office:value="1.01474193963395" calcext:value-type="float">
            <text:p>1.0147419396</text:p>
          </table:table-cell>
          <table:table-cell table:formula="of:=[.G98]" office:value-type="float" office:value="1.02733570828482" calcext:value-type="float">
            <text:p>1.0273357083</text:p>
          </table:table-cell>
          <table:table-cell table:formula="of:=[.G99]" office:value-type="float" office:value="1.01377805990553" calcext:value-type="float">
            <text:p>1.0137780599</text:p>
          </table:table-cell>
          <table:table-cell table:number-columns-repeated="101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table:formula="of:=[.G100]" office:value-type="float" office:value="0.181695464362851" calcext:value-type="float">
            <text:p>0.1816954644</text:p>
          </table:table-cell>
          <table:table-cell table:formula="of:=[.G101]" office:value-type="float" office:value="0.41126311844078" calcext:value-type="float">
            <text:p>0.4112631184</text:p>
          </table:table-cell>
          <table:table-cell table:formula="of:=[.G102]" office:value-type="float" office:value="0.700083041151504" calcext:value-type="float">
            <text:p>0.7000830412</text:p>
          </table:table-cell>
          <table:table-cell table:formula="of:=[.G103]" office:value-type="float" office:value="0.88882872863498" calcext:value-type="float">
            <text:p>0.8888287286</text:p>
          </table:table-cell>
          <table:table-cell table:formula="of:=[.G104]" office:value-type="float" office:value="0.91656478110453" calcext:value-type="float">
            <text:p>0.9165647811</text:p>
          </table:table-cell>
          <table:table-cell table:formula="of:=[.G105]" office:value-type="float" office:value="0.958206211688109" calcext:value-type="float">
            <text:p>0.9582062117</text:p>
          </table:table-cell>
          <table:table-cell table:formula="of:=[.G106]" office:value-type="float" office:value="0.970249173496936" calcext:value-type="float">
            <text:p>0.9702491735</text:p>
          </table:table-cell>
          <table:table-cell table:style-name="ce3" table:formula="of:=[.G107]" office:value-type="float" office:value="0.993526108678548" calcext:value-type="float">
            <text:p>0.9935261087</text:p>
          </table:table-cell>
          <table:table-cell table:formula="of:=[.G108]" office:value-type="float" office:value="1.00649435926588" calcext:value-type="float">
            <text:p>1.0064943593</text:p>
          </table:table-cell>
          <table:table-cell table:formula="of:=[.G109]" office:value-type="float" office:value="1.02049578574195" calcext:value-type="float">
            <text:p>1.0204957857</text:p>
          </table:table-cell>
          <table:table-cell table:formula="of:=[.G110]" office:value-type="float" office:value="0.999971751699127" calcext:value-type="float">
            <text:p>0.9999717517</text:p>
          </table:table-cell>
          <table:table-cell table:number-columns-repeated="1012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table:formula="of:=[.G111]" office:value-type="float" office:value="0.0650115919629057" calcext:value-type="float">
            <text:p>0.065011592</text:p>
          </table:table-cell>
          <table:table-cell table:formula="of:=[.G112]" office:value-type="float" office:value="0.226517341040462" calcext:value-type="float">
            <text:p>0.226517341</text:p>
          </table:table-cell>
          <table:table-cell table:formula="of:=[.G113]" office:value-type="float" office:value="0.426743532058493" calcext:value-type="float">
            <text:p>0.4267435321</text:p>
          </table:table-cell>
          <table:table-cell table:formula="of:=[.G114]" office:value-type="float" office:value="0.733633684413953" calcext:value-type="float">
            <text:p>0.7336336844</text:p>
          </table:table-cell>
          <table:table-cell table:formula="of:=[.G115]" office:value-type="float" office:value="0.830150026248441" calcext:value-type="float">
            <text:p>0.8301500262</text:p>
          </table:table-cell>
          <table:table-cell table:formula="of:=[.G116]" office:value-type="float" office:value="0.893134869920704" calcext:value-type="float">
            <text:p>0.8931348699</text:p>
          </table:table-cell>
          <table:table-cell table:formula="of:=[.G117]" office:value-type="float" office:value="0.926841633335392" calcext:value-type="float">
            <text:p>0.9268416333</text:p>
          </table:table-cell>
          <table:table-cell table:style-name="ce3" table:formula="of:=[.G118]" office:value-type="float" office:value="0.975244273799239" calcext:value-type="float">
            <text:p>0.9752442738</text:p>
          </table:table-cell>
          <table:table-cell table:formula="of:=[.G119]" office:value-type="float" office:value="0.984899435141782" calcext:value-type="float">
            <text:p>0.9848994351</text:p>
          </table:table-cell>
          <table:table-cell table:formula="of:=[.G120]" office:value-type="float" office:value="1.00879552473518" calcext:value-type="float">
            <text:p>1.0087955247</text:p>
          </table:table-cell>
          <table:table-cell table:formula="of:=[.G121]" office:value-type="float" office:value="0.87156980940841" calcext:value-type="float">
            <text:p>0.8715698094</text:p>
          </table:table-cell>
          <table:table-cell table:number-columns-repeated="1012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3" table:formula="of:=[.G122]" office:value-type="float" office:value="0.0228849292709467" calcext:value-type="float">
            <text:p>0.0228849293</text:p>
          </table:table-cell>
          <table:table-cell table:formula="of:=[.G123]" office:value-type="float" office:value="0.0692358657243816" calcext:value-type="float">
            <text:p>0.0692358657</text:p>
          </table:table-cell>
          <table:table-cell table:formula="of:=[.G124]" office:value-type="float" office:value="0.193637709269089" calcext:value-type="float">
            <text:p>0.1936377093</text:p>
          </table:table-cell>
          <table:table-cell table:formula="of:=[.G125]" office:value-type="float" office:value="0.460730323441956" calcext:value-type="float">
            <text:p>0.4607303234</text:p>
          </table:table-cell>
          <table:table-cell table:formula="of:=[.G126]" office:value-type="float" office:value="0.621959500983284" calcext:value-type="float">
            <text:p>0.621959501</text:p>
          </table:table-cell>
          <table:table-cell table:formula="of:=[.G127]" office:value-type="float" office:value="0.744768880330055" calcext:value-type="float">
            <text:p>0.7447688803</text:p>
          </table:table-cell>
          <table:table-cell table:formula="of:=[.G128]" office:value-type="float" office:value="0.81625948637566" calcext:value-type="float">
            <text:p>0.8162594864</text:p>
          </table:table-cell>
          <table:table-cell table:style-name="ce3" table:formula="of:=[.G129]" office:value-type="float" office:value="0.90374246587113" calcext:value-type="float">
            <text:p>0.9037424659</text:p>
          </table:table-cell>
          <table:table-cell table:formula="of:=[.G130]" office:value-type="float" office:value="0.896121285875928" calcext:value-type="float">
            <text:p>0.8961212859</text:p>
          </table:table-cell>
          <table:table-cell table:formula="of:=[.G131]" office:value-type="float" office:value="0.950306425339032" calcext:value-type="float">
            <text:p>0.9503064253</text:p>
          </table:table-cell>
          <table:table-cell table:formula="of:=[.G132]" office:value-type="float" office:value="0.450276562771345" calcext:value-type="float">
            <text:p>0.4502765628</text:p>
          </table:table-cell>
          <table:table-cell table:number-columns-repeated="1012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3" table:formula="of:=[.G133]" office:value-type="float" office:value="0.0117133110554163" calcext:value-type="float">
            <text:p>0.0117133111</text:p>
          </table:table-cell>
          <table:table-cell table:formula="of:=[.G134]" office:value-type="float" office:value="0.0311117727118067" calcext:value-type="float">
            <text:p>0.0311117727</text:p>
          </table:table-cell>
          <table:table-cell table:formula="of:=[.G135]" office:value-type="float" office:value="0.091969696969697" calcext:value-type="float">
            <text:p>0.091969697</text:p>
          </table:table-cell>
          <table:table-cell table:formula="of:=[.G136]" office:value-type="float" office:value="0.244828447970075" calcext:value-type="float">
            <text:p>0.244828448</text:p>
          </table:table-cell>
          <table:table-cell table:formula="of:=[.G137]" office:value-type="float" office:value="0.377029408258453" calcext:value-type="float">
            <text:p>0.3770294083</text:p>
          </table:table-cell>
          <table:table-cell table:formula="of:=[.G138]" office:value-type="float" office:value="0.624887576408824" calcext:value-type="float">
            <text:p>0.6248875764</text:p>
          </table:table-cell>
          <table:table-cell table:formula="of:=[.G139]" office:value-type="float" office:value="0.653024463920919" calcext:value-type="float">
            <text:p>0.6530244639</text:p>
          </table:table-cell>
          <table:table-cell table:style-name="ce3" table:formula="of:=[.G140]" office:value-type="float" office:value="0.751499687188495" calcext:value-type="float">
            <text:p>0.7514996872</text:p>
          </table:table-cell>
          <table:table-cell table:formula="of:=[.G141]" office:value-type="float" office:value="0.775241736098455" calcext:value-type="float">
            <text:p>0.7752417361</text:p>
          </table:table-cell>
          <table:table-cell table:formula="of:=[.G142]" office:value-type="float" office:value="0.852644110804617" calcext:value-type="float">
            <text:p>0.8526441108</text:p>
          </table:table-cell>
          <table:table-cell table:formula="of:=[.G143]" office:value-type="float" office:value="0.0583035810514725" calcext:value-type="float">
            <text:p>0.0583035811</text:p>
          </table:table-cell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ixed P: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</text:p>
          </table:table-cell>
          <table:table-cell office:value-type="string" calcext:value-type="string">
            <text:p>Speedup-P1</text:p>
          </table:table-cell>
          <table:table-cell office:value-type="string" calcext:value-type="string">
            <text:p>Speedup-P2</text:p>
          </table:table-cell>
          <table:table-cell office:value-type="string" calcext:value-type="string">
            <text:p>Speedup-P4</text:p>
          </table:table-cell>
          <table:table-cell office:value-type="string" calcext:value-type="string">
            <text:p>Speedup-P8</text:p>
          </table:table-cell>
          <table:table-cell office:value-type="string" calcext:value-type="string">
            <text:p>Speedup-P16</text:p>
          </table:table-cell>
          <table:table-cell office:value-type="string" calcext:value-type="string">
            <text:p>Speedup-P32</text:p>
          </table:table-cell>
          <table:table-cell office:value-type="string" calcext:value-type="string">
            <text:p>Speedup-P48</text:p>
          </table:table-cell>
          <table:table-cell table:number-columns-repeated="1016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[.F67]" office:value-type="float" office:value="1.04665629860031" calcext:value-type="float">
            <text:p>1.0466562986</text:p>
          </table:table-cell>
          <table:table-cell table:formula="of:=[.F78]" office:value-type="float" office:value="1.04665629860031" calcext:value-type="float">
            <text:p>1.0466562986</text:p>
          </table:table-cell>
          <table:table-cell table:formula="of:=[.F89]" office:value-type="float" office:value="1.42283298097252" calcext:value-type="float">
            <text:p>1.422832981</text:p>
          </table:table-cell>
          <table:table-cell table:formula="of:=[.F100]" office:value-type="float" office:value="1.45356371490281" calcext:value-type="float">
            <text:p>1.4535637149</text:p>
          </table:table-cell>
          <table:table-cell table:formula="of:=[.F111]" office:value-type="float" office:value="1.04018547140649" calcext:value-type="float">
            <text:p>1.0401854714</text:p>
          </table:table-cell>
          <table:table-cell table:formula="of:=[.F122]" office:value-type="float" office:value="0.732317736670294" calcext:value-type="float">
            <text:p>0.7323177367</text:p>
          </table:table-cell>
          <table:table-cell table:formula="of:=[.F133]" office:value-type="float" office:value="0.562238930659983" calcext:value-type="float">
            <text:p>0.5622389307</text:p>
          </table:table-cell>
          <table:table-cell table:number-columns-repeated="1016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[.F68]" office:value-type="float" office:value="0.969944751381215" calcext:value-type="float">
            <text:p>0.9699447514</text:p>
          </table:table-cell>
          <table:table-cell table:formula="of:=[.F79]" office:value-type="float" office:value="1.57537688442211" calcext:value-type="float">
            <text:p>1.5753768844</text:p>
          </table:table-cell>
          <table:table-cell table:formula="of:=[.F90]" office:value-type="float" office:value="2.67295980511571" calcext:value-type="float">
            <text:p>2.6729598051</text:p>
          </table:table-cell>
          <table:table-cell table:formula="of:=[.F101]" office:value-type="float" office:value="3.29010494752624" calcext:value-type="float">
            <text:p>3.2901049475</text:p>
          </table:table-cell>
          <table:table-cell table:formula="of:=[.F112]" office:value-type="float" office:value="3.6242774566474" calcext:value-type="float">
            <text:p>3.6242774566</text:p>
          </table:table-cell>
          <table:table-cell table:formula="of:=[.F123]" office:value-type="float" office:value="2.21554770318021" calcext:value-type="float">
            <text:p>2.2155477032</text:p>
          </table:table-cell>
          <table:table-cell table:formula="of:=[.F134]" office:value-type="float" office:value="1.49336509016672" calcext:value-type="float">
            <text:p>1.4933650902</text:p>
          </table:table-cell>
          <table:table-cell table:number-columns-repeated="1016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[.F69]" office:value-type="float" office:value="0.967484858144724" calcext:value-type="float">
            <text:p>0.9674848581</text:p>
          </table:table-cell>
          <table:table-cell table:formula="of:=[.F80]" office:value-type="float" office:value="1.83738951446906" calcext:value-type="float">
            <text:p>1.8373895145</text:p>
          </table:table-cell>
          <table:table-cell table:formula="of:=[.F91]" office:value-type="float" office:value="3.37973273942094" calcext:value-type="float">
            <text:p>3.3797327394</text:p>
          </table:table-cell>
          <table:table-cell table:formula="of:=[.F102]" office:value-type="float" office:value="5.60066432921203" calcext:value-type="float">
            <text:p>5.6006643292</text:p>
          </table:table-cell>
          <table:table-cell table:formula="of:=[.F113]" office:value-type="float" office:value="6.82789651293588" calcext:value-type="float">
            <text:p>6.8278965129</text:p>
          </table:table-cell>
          <table:table-cell table:formula="of:=[.F124]" office:value-type="float" office:value="6.19640669661086" calcext:value-type="float">
            <text:p>6.1964066966</text:p>
          </table:table-cell>
          <table:table-cell table:formula="of:=[.F135]" office:value-type="float" office:value="4.41454545454545" calcext:value-type="float">
            <text:p>4.4145454545</text:p>
          </table:table-cell>
          <table:table-cell table:number-columns-repeated="1016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[.F70]" office:value-type="float" office:value="0.984221250876034" calcext:value-type="float">
            <text:p>0.9842212509</text:p>
          </table:table-cell>
          <table:table-cell table:formula="of:=[.F81]" office:value-type="float" office:value="1.92035789939612" calcext:value-type="float">
            <text:p>1.9203578994</text:p>
          </table:table-cell>
          <table:table-cell table:formula="of:=[.F92]" office:value-type="float" office:value="3.7781233477436" calcext:value-type="float">
            <text:p>3.7781233477</text:p>
          </table:table-cell>
          <table:table-cell table:formula="of:=[.F103]" office:value-type="float" office:value="7.11062982907984" calcext:value-type="float">
            <text:p>7.1106298291</text:p>
          </table:table-cell>
          <table:table-cell table:formula="of:=[.F114]" office:value-type="float" office:value="11.7381389506232" calcext:value-type="float">
            <text:p>11.7381389506</text:p>
          </table:table-cell>
          <table:table-cell table:formula="of:=[.F125]" office:value-type="float" office:value="14.7433703501426" calcext:value-type="float">
            <text:p>14.7433703501</text:p>
          </table:table-cell>
          <table:table-cell table:formula="of:=[.F136]" office:value-type="float" office:value="11.7517655025636" calcext:value-type="float">
            <text:p>11.7517655026</text:p>
          </table:table-cell>
          <table:table-cell table:number-columns-repeated="1016"/>
        </table:table-row>
        <table:table-row table:style-name="ro3">
          <table:table-cell office:value-type="float" office:value="600" calcext:value-type="float">
            <text:p>600</text:p>
          </table:table-cell>
          <table:table-cell table:formula="of:=[.F71]" office:value-type="float" office:value="0.98542268375001" calcext:value-type="float">
            <text:p>0.9854226838</text:p>
          </table:table-cell>
          <table:table-cell table:formula="of:=[.F82]" office:value-type="float" office:value="1.92741616793551" calcext:value-type="float">
            <text:p>1.9274161679</text:p>
          </table:table-cell>
          <table:table-cell table:formula="of:=[.F93]" office:value-type="float" office:value="3.79675117001022" calcext:value-type="float">
            <text:p>3.79675117</text:p>
          </table:table-cell>
          <table:table-cell table:formula="of:=[.F104]" office:value-type="float" office:value="7.33251824883624" calcext:value-type="float">
            <text:p>7.3325182488</text:p>
          </table:table-cell>
          <table:table-cell table:formula="of:=[.F115]" office:value-type="float" office:value="13.2824004199751" calcext:value-type="float">
            <text:p>13.28240042</text:p>
          </table:table-cell>
          <table:table-cell table:formula="of:=[.F126]" office:value-type="float" office:value="19.9027040314651" calcext:value-type="float">
            <text:p>19.9027040315</text:p>
          </table:table-cell>
          <table:table-cell table:formula="of:=[.F137]" office:value-type="float" office:value="18.0974115964057" calcext:value-type="float">
            <text:p>18.0974115964</text:p>
          </table:table-cell>
          <table:table-cell table:number-columns-repeated="1016"/>
        </table:table-row>
        <table:table-row table:style-name="ro3">
          <table:table-cell office:value-type="float" office:value="800" calcext:value-type="float">
            <text:p>800</text:p>
          </table:table-cell>
          <table:table-cell table:formula="of:=[.F72]" office:value-type="float" office:value="0.988163123976082" calcext:value-type="float">
            <text:p>0.988163124</text:p>
          </table:table-cell>
          <table:table-cell table:formula="of:=[.F83]" office:value-type="float" office:value="1.95353365897915" calcext:value-type="float">
            <text:p>1.953533659</text:p>
          </table:table-cell>
          <table:table-cell table:formula="of:=[.F94]" office:value-type="float" office:value="3.89729990848184" calcext:value-type="float">
            <text:p>3.8972999085</text:p>
          </table:table-cell>
          <table:table-cell table:formula="of:=[.F105]" office:value-type="float" office:value="7.66564969350487" calcext:value-type="float">
            <text:p>7.6656496935</text:p>
          </table:table-cell>
          <table:table-cell table:formula="of:=[.F116]" office:value-type="float" office:value="14.2901579187313" calcext:value-type="float">
            <text:p>14.2901579187</text:p>
          </table:table-cell>
          <table:table-cell table:formula="of:=[.F127]" office:value-type="float" office:value="23.8326041705618" calcext:value-type="float">
            <text:p>23.8326041706</text:p>
          </table:table-cell>
          <table:table-cell table:formula="of:=[.F138]" office:value-type="float" office:value="29.9946036676236" calcext:value-type="float">
            <text:p>29.9946036676</text:p>
          </table:table-cell>
          <table:table-cell table:number-columns-repeated="1016"/>
        </table:table-row>
        <table:table-row table:style-name="ro3">
          <table:table-cell office:value-type="float" office:value="1000" calcext:value-type="float">
            <text:p>1000</text:p>
          </table:table-cell>
          <table:table-cell table:formula="of:=[.F73]" office:value-type="float" office:value="1.00426405839844" calcext:value-type="float">
            <text:p>1.0042640584</text:p>
          </table:table-cell>
          <table:table-cell table:formula="of:=[.F84]" office:value-type="float" office:value="1.97203518487049" calcext:value-type="float">
            <text:p>1.9720351849</text:p>
          </table:table-cell>
          <table:table-cell table:formula="of:=[.F95]" office:value-type="float" office:value="3.92830084864501" calcext:value-type="float">
            <text:p>3.9283008486</text:p>
          </table:table-cell>
          <table:table-cell table:formula="of:=[.F106]" office:value-type="float" office:value="7.76199338797549" calcext:value-type="float">
            <text:p>7.761993388</text:p>
          </table:table-cell>
          <table:table-cell table:formula="of:=[.F117]" office:value-type="float" office:value="14.8294661333663" calcext:value-type="float">
            <text:p>14.8294661334</text:p>
          </table:table-cell>
          <table:table-cell table:formula="of:=[.F128]" office:value-type="float" office:value="26.1203035640211" calcext:value-type="float">
            <text:p>26.120303564</text:p>
          </table:table-cell>
          <table:table-cell table:formula="of:=[.F139]" office:value-type="float" office:value="31.3451742682041" calcext:value-type="float">
            <text:p>31.3451742682</text:p>
          </table:table-cell>
          <table:table-cell table:number-columns-repeated="1016"/>
        </table:table-row>
        <table:table-row table:style-name="ro3">
          <table:table-cell office:value-type="float" office:value="1200" calcext:value-type="float">
            <text:p>1200</text:p>
          </table:table-cell>
          <table:table-cell table:formula="of:=[.F74]" office:value-type="float" office:value="1.02372624093166" calcext:value-type="float">
            <text:p>1.0237262409</text:p>
          </table:table-cell>
          <table:table-cell table:formula="of:=[.F85]" office:value-type="float" office:value="1.99844606933746" calcext:value-type="float">
            <text:p>1.9984460693</text:p>
          </table:table-cell>
          <table:table-cell table:formula="of:=[.F96]" office:value-type="float" office:value="4.00768404623787" calcext:value-type="float">
            <text:p>4.0076840462</text:p>
          </table:table-cell>
          <table:table-cell table:formula="of:=[.F107]" office:value-type="float" office:value="7.94820886942838" calcext:value-type="float">
            <text:p>7.9482088694</text:p>
          </table:table-cell>
          <table:table-cell table:formula="of:=[.F118]" office:value-type="float" office:value="15.6039083807878" calcext:value-type="float">
            <text:p>15.6039083808</text:p>
          </table:table-cell>
          <table:table-cell table:formula="of:=[.F129]" office:value-type="float" office:value="28.9197589078761" calcext:value-type="float">
            <text:p>28.9197589079</text:p>
          </table:table-cell>
          <table:table-cell table:formula="of:=[.F140]" office:value-type="float" office:value="36.0719849850478" calcext:value-type="float">
            <text:p>36.071984985</text:p>
          </table:table-cell>
          <table:table-cell table:number-columns-repeated="1016"/>
        </table:table-row>
        <table:table-row table:style-name="ro3">
          <table:table-cell office:value-type="float" office:value="1400" calcext:value-type="float">
            <text:p>1400</text:p>
          </table:table-cell>
          <table:table-cell table:formula="of:=[.F75]" office:value-type="float" office:value="1.02351790850702" calcext:value-type="float">
            <text:p>1.0235179085</text:p>
          </table:table-cell>
          <table:table-cell table:formula="of:=[.F86]" office:value-type="float" office:value="2.0321760675498" calcext:value-type="float">
            <text:p>2.0321760675</text:p>
          </table:table-cell>
          <table:table-cell table:formula="of:=[.F97]" office:value-type="float" office:value="4.05896775853578" calcext:value-type="float">
            <text:p>4.0589677585</text:p>
          </table:table-cell>
          <table:table-cell table:formula="of:=[.F108]" office:value-type="float" office:value="8.05195487412703" calcext:value-type="float">
            <text:p>8.0519548741</text:p>
          </table:table-cell>
          <table:table-cell table:formula="of:=[.F119]" office:value-type="float" office:value="15.7583909622685" calcext:value-type="float">
            <text:p>15.7583909623</text:p>
          </table:table-cell>
          <table:table-cell table:formula="of:=[.F130]" office:value-type="float" office:value="28.6758811480297" calcext:value-type="float">
            <text:p>28.675881148</text:p>
          </table:table-cell>
          <table:table-cell table:formula="of:=[.F141]" office:value-type="float" office:value="37.2116033327258" calcext:value-type="float">
            <text:p>37.2116033327</text:p>
          </table:table-cell>
          <table:table-cell table:number-columns-repeated="1016"/>
        </table:table-row>
        <table:table-row table:style-name="ro3">
          <table:table-cell office:value-type="float" office:value="1600" calcext:value-type="float">
            <text:p>1600</text:p>
          </table:table-cell>
          <table:table-cell table:formula="of:=[.F76]" office:value-type="float" office:value="1.03728522258921" calcext:value-type="float">
            <text:p>1.0372852226</text:p>
          </table:table-cell>
          <table:table-cell table:formula="of:=[.F87]" office:value-type="float" office:value="2.0379660604556" calcext:value-type="float">
            <text:p>2.0379660605</text:p>
          </table:table-cell>
          <table:table-cell table:formula="of:=[.F98]" office:value-type="float" office:value="4.1093428331393" calcext:value-type="float">
            <text:p>4.1093428331</text:p>
          </table:table-cell>
          <table:table-cell table:formula="of:=[.F109]" office:value-type="float" office:value="8.1639662859356" calcext:value-type="float">
            <text:p>8.1639662859</text:p>
          </table:table-cell>
          <table:table-cell table:formula="of:=[.F120]" office:value-type="float" office:value="16.1407283957629" calcext:value-type="float">
            <text:p>16.1407283958</text:p>
          </table:table-cell>
          <table:table-cell table:formula="of:=[.F131]" office:value-type="float" office:value="30.409805610849" calcext:value-type="float">
            <text:p>30.4098056108</text:p>
          </table:table-cell>
          <table:table-cell table:formula="of:=[.F142]" office:value-type="float" office:value="40.9269173186216" calcext:value-type="float">
            <text:p>40.9269173186</text:p>
          </table:table-cell>
          <table:table-cell table:number-columns-repeated="1016"/>
        </table:table-row>
        <table:table-row table:style-name="ro3">
          <table:table-cell office:value-type="float" office:value="2600" calcext:value-type="float">
            <text:p>2600</text:p>
          </table:table-cell>
          <table:table-cell table:formula="of:=[.F77]" office:value-type="float" office:value="1.02276346458355" calcext:value-type="float">
            <text:p>1.0227634646</text:p>
          </table:table-cell>
          <table:table-cell table:formula="of:=[.F88]" office:value-type="float" office:value="2.0093786068242" calcext:value-type="float">
            <text:p>2.0093786068</text:p>
          </table:table-cell>
          <table:table-cell table:formula="of:=[.F99]" office:value-type="float" office:value="4.05511223962211" calcext:value-type="float">
            <text:p>4.0551122396</text:p>
          </table:table-cell>
          <table:table-cell table:formula="of:=[.F110]" office:value-type="float" office:value="7.99977401359302" calcext:value-type="float">
            <text:p>7.9997740136</text:p>
          </table:table-cell>
          <table:table-cell table:formula="of:=[.F121]" office:value-type="float" office:value="13.9451169505346" calcext:value-type="float">
            <text:p>13.9451169505</text:p>
          </table:table-cell>
          <table:table-cell table:formula="of:=[.F132]" office:value-type="float" office:value="14.4088500086831" calcext:value-type="float">
            <text:p>14.4088500087</text:p>
          </table:table-cell>
          <table:table-cell table:formula="of:=[.F143]" office:value-type="float" office:value="2.79857189047068" calcext:value-type="float">
            <text:p>2.7985718905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</text:p>
          </table:table-cell>
          <table:table-cell office:value-type="string" calcext:value-type="string">
            <text:p>Efficiency-P1</text:p>
          </table:table-cell>
          <table:table-cell office:value-type="string" calcext:value-type="string">
            <text:p>Efficiency-P2</text:p>
          </table:table-cell>
          <table:table-cell office:value-type="string" calcext:value-type="string">
            <text:p>Efficiency-P4</text:p>
          </table:table-cell>
          <table:table-cell office:value-type="string" calcext:value-type="string">
            <text:p>Efficiency-P8</text:p>
          </table:table-cell>
          <table:table-cell office:value-type="string" calcext:value-type="string">
            <text:p>Efficiency-P16</text:p>
          </table:table-cell>
          <table:table-cell office:value-type="string" calcext:value-type="string">
            <text:p>Efficiency-P32</text:p>
          </table:table-cell>
          <table:table-cell office:value-type="string" calcext:value-type="string">
            <text:p>Efficiency-P48</text:p>
          </table:table-cell>
          <table:table-cell table:number-columns-repeated="1016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[.G67]" office:value-type="float" office:value="1.04665629860031" calcext:value-type="float">
            <text:p>1.0466562986</text:p>
          </table:table-cell>
          <table:table-cell table:formula="of:=[.G78]" office:value-type="float" office:value="0.523328149300155" calcext:value-type="float">
            <text:p>0.5233281493</text:p>
          </table:table-cell>
          <table:table-cell table:formula="of:=[.G89]" office:value-type="float" office:value="0.355708245243129" calcext:value-type="float">
            <text:p>0.3557082452</text:p>
          </table:table-cell>
          <table:table-cell table:formula="of:=[.G100]" office:value-type="float" office:value="0.181695464362851" calcext:value-type="float">
            <text:p>0.1816954644</text:p>
          </table:table-cell>
          <table:table-cell table:formula="of:=[.G111]" office:value-type="float" office:value="0.0650115919629057" calcext:value-type="float">
            <text:p>0.065011592</text:p>
          </table:table-cell>
          <table:table-cell table:formula="of:=[.G122]" office:value-type="float" office:value="0.0228849292709467" calcext:value-type="float">
            <text:p>0.0228849293</text:p>
          </table:table-cell>
          <table:table-cell table:formula="of:=[.G133]" office:value-type="float" office:value="0.0117133110554163" calcext:value-type="float">
            <text:p>0.0117133111</text:p>
          </table:table-cell>
          <table:table-cell table:number-columns-repeated="1016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[.G68]" office:value-type="float" office:value="0.969944751381215" calcext:value-type="float">
            <text:p>0.9699447514</text:p>
          </table:table-cell>
          <table:table-cell table:formula="of:=[.G79]" office:value-type="float" office:value="0.787688442211055" calcext:value-type="float">
            <text:p>0.7876884422</text:p>
          </table:table-cell>
          <table:table-cell table:formula="of:=[.G90]" office:value-type="float" office:value="0.668239951278928" calcext:value-type="float">
            <text:p>0.6682399513</text:p>
          </table:table-cell>
          <table:table-cell table:formula="of:=[.G101]" office:value-type="float" office:value="0.41126311844078" calcext:value-type="float">
            <text:p>0.4112631184</text:p>
          </table:table-cell>
          <table:table-cell table:formula="of:=[.G112]" office:value-type="float" office:value="0.226517341040462" calcext:value-type="float">
            <text:p>0.226517341</text:p>
          </table:table-cell>
          <table:table-cell table:formula="of:=[.G123]" office:value-type="float" office:value="0.0692358657243816" calcext:value-type="float">
            <text:p>0.0692358657</text:p>
          </table:table-cell>
          <table:table-cell table:formula="of:=[.G134]" office:value-type="float" office:value="0.0311117727118067" calcext:value-type="float">
            <text:p>0.0311117727</text:p>
          </table:table-cell>
          <table:table-cell table:number-columns-repeated="1016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[.G69]" office:value-type="float" office:value="0.967484858144724" calcext:value-type="float">
            <text:p>0.9674848581</text:p>
          </table:table-cell>
          <table:table-cell table:formula="of:=[.G80]" office:value-type="float" office:value="0.918694757234532" calcext:value-type="float">
            <text:p>0.9186947572</text:p>
          </table:table-cell>
          <table:table-cell table:formula="of:=[.G91]" office:value-type="float" office:value="0.844933184855234" calcext:value-type="float">
            <text:p>0.8449331849</text:p>
          </table:table-cell>
          <table:table-cell table:formula="of:=[.G102]" office:value-type="float" office:value="0.700083041151504" calcext:value-type="float">
            <text:p>0.7000830412</text:p>
          </table:table-cell>
          <table:table-cell table:formula="of:=[.G113]" office:value-type="float" office:value="0.426743532058493" calcext:value-type="float">
            <text:p>0.4267435321</text:p>
          </table:table-cell>
          <table:table-cell table:formula="of:=[.G124]" office:value-type="float" office:value="0.193637709269089" calcext:value-type="float">
            <text:p>0.1936377093</text:p>
          </table:table-cell>
          <table:table-cell table:formula="of:=[.G135]" office:value-type="float" office:value="0.091969696969697" calcext:value-type="float">
            <text:p>0.091969697</text:p>
          </table:table-cell>
          <table:table-cell table:number-columns-repeated="1016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[.G70]" office:value-type="float" office:value="0.984221250876034" calcext:value-type="float">
            <text:p>0.9842212509</text:p>
          </table:table-cell>
          <table:table-cell table:formula="of:=[.G81]" office:value-type="float" office:value="0.960178949698062" calcext:value-type="float">
            <text:p>0.9601789497</text:p>
          </table:table-cell>
          <table:table-cell table:formula="of:=[.G92]" office:value-type="float" office:value="0.9445308369359" calcext:value-type="float">
            <text:p>0.9445308369</text:p>
          </table:table-cell>
          <table:table-cell table:formula="of:=[.G103]" office:value-type="float" office:value="0.88882872863498" calcext:value-type="float">
            <text:p>0.8888287286</text:p>
          </table:table-cell>
          <table:table-cell table:formula="of:=[.G114]" office:value-type="float" office:value="0.733633684413953" calcext:value-type="float">
            <text:p>0.7336336844</text:p>
          </table:table-cell>
          <table:table-cell table:formula="of:=[.G125]" office:value-type="float" office:value="0.460730323441956" calcext:value-type="float">
            <text:p>0.4607303234</text:p>
          </table:table-cell>
          <table:table-cell table:formula="of:=[.G136]" office:value-type="float" office:value="0.244828447970075" calcext:value-type="float">
            <text:p>0.244828448</text:p>
          </table:table-cell>
          <table:table-cell table:number-columns-repeated="1016"/>
        </table:table-row>
        <table:table-row table:style-name="ro3">
          <table:table-cell office:value-type="float" office:value="600" calcext:value-type="float">
            <text:p>600</text:p>
          </table:table-cell>
          <table:table-cell table:formula="of:=[.G71]" office:value-type="float" office:value="0.98542268375001" calcext:value-type="float">
            <text:p>0.9854226838</text:p>
          </table:table-cell>
          <table:table-cell table:formula="of:=[.G82]" office:value-type="float" office:value="0.963708083967757" calcext:value-type="float">
            <text:p>0.963708084</text:p>
          </table:table-cell>
          <table:table-cell table:formula="of:=[.G93]" office:value-type="float" office:value="0.949187792502555" calcext:value-type="float">
            <text:p>0.9491877925</text:p>
          </table:table-cell>
          <table:table-cell table:formula="of:=[.G104]" office:value-type="float" office:value="0.91656478110453" calcext:value-type="float">
            <text:p>0.9165647811</text:p>
          </table:table-cell>
          <table:table-cell table:formula="of:=[.G115]" office:value-type="float" office:value="0.830150026248441" calcext:value-type="float">
            <text:p>0.8301500262</text:p>
          </table:table-cell>
          <table:table-cell table:formula="of:=[.G126]" office:value-type="float" office:value="0.621959500983284" calcext:value-type="float">
            <text:p>0.621959501</text:p>
          </table:table-cell>
          <table:table-cell table:formula="of:=[.G137]" office:value-type="float" office:value="0.377029408258453" calcext:value-type="float">
            <text:p>0.3770294083</text:p>
          </table:table-cell>
          <table:table-cell table:number-columns-repeated="1016"/>
        </table:table-row>
        <table:table-row table:style-name="ro3">
          <table:table-cell office:value-type="float" office:value="800" calcext:value-type="float">
            <text:p>800</text:p>
          </table:table-cell>
          <table:table-cell table:formula="of:=[.G72]" office:value-type="float" office:value="0.988163123976082" calcext:value-type="float">
            <text:p>0.988163124</text:p>
          </table:table-cell>
          <table:table-cell table:formula="of:=[.G83]" office:value-type="float" office:value="0.976766829489575" calcext:value-type="float">
            <text:p>0.9767668295</text:p>
          </table:table-cell>
          <table:table-cell table:formula="of:=[.G94]" office:value-type="float" office:value="0.974324977120459" calcext:value-type="float">
            <text:p>0.9743249771</text:p>
          </table:table-cell>
          <table:table-cell table:formula="of:=[.G105]" office:value-type="float" office:value="0.958206211688109" calcext:value-type="float">
            <text:p>0.9582062117</text:p>
          </table:table-cell>
          <table:table-cell table:formula="of:=[.G116]" office:value-type="float" office:value="0.893134869920704" calcext:value-type="float">
            <text:p>0.8931348699</text:p>
          </table:table-cell>
          <table:table-cell table:formula="of:=[.G127]" office:value-type="float" office:value="0.744768880330055" calcext:value-type="float">
            <text:p>0.7447688803</text:p>
          </table:table-cell>
          <table:table-cell table:formula="of:=[.G138]" office:value-type="float" office:value="0.624887576408824" calcext:value-type="float">
            <text:p>0.6248875764</text:p>
          </table:table-cell>
          <table:table-cell table:number-columns-repeated="1016"/>
        </table:table-row>
        <table:table-row table:style-name="ro3">
          <table:table-cell office:value-type="float" office:value="1000" calcext:value-type="float">
            <text:p>1000</text:p>
          </table:table-cell>
          <table:table-cell table:formula="of:=[.G73]" office:value-type="float" office:value="1.00426405839844" calcext:value-type="float">
            <text:p>1.0042640584</text:p>
          </table:table-cell>
          <table:table-cell table:formula="of:=[.G84]" office:value-type="float" office:value="0.986017592435243" calcext:value-type="float">
            <text:p>0.9860175924</text:p>
          </table:table-cell>
          <table:table-cell table:formula="of:=[.G95]" office:value-type="float" office:value="0.982075212161253" calcext:value-type="float">
            <text:p>0.9820752122</text:p>
          </table:table-cell>
          <table:table-cell table:formula="of:=[.G106]" office:value-type="float" office:value="0.970249173496936" calcext:value-type="float">
            <text:p>0.9702491735</text:p>
          </table:table-cell>
          <table:table-cell table:formula="of:=[.G117]" office:value-type="float" office:value="0.926841633335392" calcext:value-type="float">
            <text:p>0.9268416333</text:p>
          </table:table-cell>
          <table:table-cell table:formula="of:=[.G128]" office:value-type="float" office:value="0.81625948637566" calcext:value-type="float">
            <text:p>0.8162594864</text:p>
          </table:table-cell>
          <table:table-cell table:formula="of:=[.G139]" office:value-type="float" office:value="0.653024463920919" calcext:value-type="float">
            <text:p>0.6530244639</text:p>
          </table:table-cell>
          <table:table-cell table:number-columns-repeated="1016"/>
        </table:table-row>
        <table:table-row table:style-name="ro3">
          <table:table-cell office:value-type="float" office:value="1200" calcext:value-type="float">
            <text:p>1200</text:p>
          </table:table-cell>
          <table:table-cell table:formula="of:=[.G74]" office:value-type="float" office:value="1.02372624093166" calcext:value-type="float">
            <text:p>1.0237262409</text:p>
          </table:table-cell>
          <table:table-cell table:formula="of:=[.G85]" office:value-type="float" office:value="0.999223034668729" calcext:value-type="float">
            <text:p>0.9992230347</text:p>
          </table:table-cell>
          <table:table-cell table:formula="of:=[.G96]" office:value-type="float" office:value="1.00192101155947" calcext:value-type="float">
            <text:p>1.0019210116</text:p>
          </table:table-cell>
          <table:table-cell table:formula="of:=[.G107]" office:value-type="float" office:value="0.993526108678548" calcext:value-type="float">
            <text:p>0.9935261087</text:p>
          </table:table-cell>
          <table:table-cell table:formula="of:=[.G118]" office:value-type="float" office:value="0.975244273799239" calcext:value-type="float">
            <text:p>0.9752442738</text:p>
          </table:table-cell>
          <table:table-cell table:formula="of:=[.G129]" office:value-type="float" office:value="0.90374246587113" calcext:value-type="float">
            <text:p>0.9037424659</text:p>
          </table:table-cell>
          <table:table-cell table:formula="of:=[.G140]" office:value-type="float" office:value="0.751499687188495" calcext:value-type="float">
            <text:p>0.7514996872</text:p>
          </table:table-cell>
          <table:table-cell table:number-columns-repeated="1016"/>
        </table:table-row>
        <table:table-row table:style-name="ro3">
          <table:table-cell office:value-type="float" office:value="1400" calcext:value-type="float">
            <text:p>1400</text:p>
          </table:table-cell>
          <table:table-cell table:formula="of:=[.G75]" office:value-type="float" office:value="1.02351790850702" calcext:value-type="float">
            <text:p>1.0235179085</text:p>
          </table:table-cell>
          <table:table-cell table:formula="of:=[.G86]" office:value-type="float" office:value="1.0160880337749" calcext:value-type="float">
            <text:p>1.0160880338</text:p>
          </table:table-cell>
          <table:table-cell table:formula="of:=[.G97]" office:value-type="float" office:value="1.01474193963395" calcext:value-type="float">
            <text:p>1.0147419396</text:p>
          </table:table-cell>
          <table:table-cell table:formula="of:=[.G108]" office:value-type="float" office:value="1.00649435926588" calcext:value-type="float">
            <text:p>1.0064943593</text:p>
          </table:table-cell>
          <table:table-cell table:formula="of:=[.G119]" office:value-type="float" office:value="0.984899435141782" calcext:value-type="float">
            <text:p>0.9848994351</text:p>
          </table:table-cell>
          <table:table-cell table:formula="of:=[.G130]" office:value-type="float" office:value="0.896121285875928" calcext:value-type="float">
            <text:p>0.8961212859</text:p>
          </table:table-cell>
          <table:table-cell table:formula="of:=[.G141]" office:value-type="float" office:value="0.775241736098455" calcext:value-type="float">
            <text:p>0.7752417361</text:p>
          </table:table-cell>
          <table:table-cell table:number-columns-repeated="1016"/>
        </table:table-row>
        <table:table-row table:style-name="ro3">
          <table:table-cell office:value-type="float" office:value="1600" calcext:value-type="float">
            <text:p>1600</text:p>
          </table:table-cell>
          <table:table-cell table:formula="of:=[.G76]" office:value-type="float" office:value="1.03728522258921" calcext:value-type="float">
            <text:p>1.0372852226</text:p>
          </table:table-cell>
          <table:table-cell table:formula="of:=[.G87]" office:value-type="float" office:value="1.0189830302278" calcext:value-type="float">
            <text:p>1.0189830302</text:p>
          </table:table-cell>
          <table:table-cell table:formula="of:=[.G98]" office:value-type="float" office:value="1.02733570828482" calcext:value-type="float">
            <text:p>1.0273357083</text:p>
          </table:table-cell>
          <table:table-cell table:formula="of:=[.G109]" office:value-type="float" office:value="1.02049578574195" calcext:value-type="float">
            <text:p>1.0204957857</text:p>
          </table:table-cell>
          <table:table-cell table:formula="of:=[.G120]" office:value-type="float" office:value="1.00879552473518" calcext:value-type="float">
            <text:p>1.0087955247</text:p>
          </table:table-cell>
          <table:table-cell table:formula="of:=[.G131]" office:value-type="float" office:value="0.950306425339032" calcext:value-type="float">
            <text:p>0.9503064253</text:p>
          </table:table-cell>
          <table:table-cell table:formula="of:=[.G142]" office:value-type="float" office:value="0.852644110804617" calcext:value-type="float">
            <text:p>0.8526441108</text:p>
          </table:table-cell>
          <table:table-cell table:number-columns-repeated="1016"/>
        </table:table-row>
        <table:table-row table:style-name="ro3">
          <table:table-cell office:value-type="float" office:value="2600" calcext:value-type="float">
            <text:p>2600</text:p>
          </table:table-cell>
          <table:table-cell table:formula="of:=[.G77]" office:value-type="float" office:value="1.02276346458355" calcext:value-type="float">
            <text:p>1.0227634646</text:p>
          </table:table-cell>
          <table:table-cell table:formula="of:=[.G88]" office:value-type="float" office:value="1.0046893034121" calcext:value-type="float">
            <text:p>1.0046893034</text:p>
          </table:table-cell>
          <table:table-cell table:formula="of:=[.G99]" office:value-type="float" office:value="1.01377805990553" calcext:value-type="float">
            <text:p>1.0137780599</text:p>
          </table:table-cell>
          <table:table-cell table:formula="of:=[.G110]" office:value-type="float" office:value="0.999971751699127" calcext:value-type="float">
            <text:p>0.9999717517</text:p>
          </table:table-cell>
          <table:table-cell table:formula="of:=[.G121]" office:value-type="float" office:value="0.87156980940841" calcext:value-type="float">
            <text:p>0.8715698094</text:p>
          </table:table-cell>
          <table:table-cell table:formula="of:=[.G132]" office:value-type="float" office:value="0.450276562771345" calcext:value-type="float">
            <text:p>0.4502765628</text:p>
          </table:table-cell>
          <table:table-cell table:formula="of:=[.G143]" office:value-type="float" office:value="0.0583035810514725" calcext:value-type="float">
            <text:p>0.0583035811</text:p>
          </table:table-cell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IBM Thinkpad T60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tel Core Duo T2600, 2,167 MH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GB Memory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Laptop Sergej:</text:p>
          </table:table-cell>
          <table:table-cell table:number-columns-repeated="3"/>
          <table:table-cell office:value-type="string" calcext:value-type="string">
            <text:p>OpenMP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cc -O:</text:p>
          </table:table-cell>
          <table:table-cell table:number-columns-repeated="3"/>
          <table:table-cell office:value-type="string" calcext:value-type="string">
            <text:p>Relative to not optimized impl.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_ser_noOpt</text:p>
          </table:table-cell>
          <table:table-cell office:value-type="string" calcext:value-type="string">
            <text:p>T_par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table:number-columns-repeated="1018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01651" calcext:value-type="float">
            <text:p>0.001651</text:p>
          </table:table-cell>
          <table:table-cell office:value-type="float" office:value="0.001688" calcext:value-type="float">
            <text:p>0.001688</text:p>
          </table:table-cell>
          <table:table-cell table:formula="of:=[.C204]/[.D204]" office:value-type="float" office:value="0.978080568720379" calcext:value-type="float">
            <text:p>0.9780805687</text:p>
          </table:table-cell>
          <table:table-cell table:formula="of:=[.C204]/([.D204]*[.B204])" office:value-type="float" office:value="0.978080568720379" calcext:value-type="float">
            <text:p>0.9780805687</text:p>
          </table:table-cell>
          <table:table-cell table:number-columns-repeated="1018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07215" calcext:value-type="float">
            <text:p>0.007215</text:p>
          </table:table-cell>
          <table:table-cell office:value-type="float" office:value="0.007984" calcext:value-type="float">
            <text:p>0.007984</text:p>
          </table:table-cell>
          <table:table-cell table:formula="of:=[.C205]/[.D205]" office:value-type="float" office:value="0.903682364729459" calcext:value-type="float">
            <text:p>0.9036823647</text:p>
          </table:table-cell>
          <table:table-cell table:formula="of:=[.C205]/([.D205]*[.B205])" office:value-type="float" office:value="0.903682364729459" calcext:value-type="float">
            <text:p>0.9036823647</text:p>
          </table:table-cell>
          <table:table-cell table:number-columns-repeated="1018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054722" calcext:value-type="float">
            <text:p>0.054722</text:p>
          </table:table-cell>
          <table:table-cell office:value-type="float" office:value="0.052497" calcext:value-type="float">
            <text:p>0.052497</text:p>
          </table:table-cell>
          <table:table-cell table:formula="of:=[.C206]/[.D206]" office:value-type="float" office:value="1.04238337428805" calcext:value-type="float">
            <text:p>1.0423833743</text:p>
          </table:table-cell>
          <table:table-cell table:formula="of:=[.C206]/([.D206]*[.B206])" office:value-type="float" office:value="1.04238337428805" calcext:value-type="float">
            <text:p>1.0423833743</text:p>
          </table:table-cell>
          <table:table-cell table:number-columns-repeated="1018"/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428999" calcext:value-type="float">
            <text:p>0.428999</text:p>
          </table:table-cell>
          <table:table-cell office:value-type="float" office:value="0.40888" calcext:value-type="float">
            <text:p>0.40888</text:p>
          </table:table-cell>
          <table:table-cell table:formula="of:=[.C207]/[.D207]" office:value-type="float" office:value="1.04920514576404" calcext:value-type="float">
            <text:p>1.0492051458</text:p>
          </table:table-cell>
          <table:table-cell table:formula="of:=[.C207]/([.D207]*[.B207])" office:value-type="float" office:value="1.04920514576404" calcext:value-type="float">
            <text:p>1.0492051458</text:p>
          </table:table-cell>
          <table:table-cell table:number-columns-repeated="1018"/>
        </table:table-row>
        <table:table-row table:style-name="ro3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1.444093" calcext:value-type="float">
            <text:p>1.444093</text:p>
          </table:table-cell>
          <table:table-cell office:value-type="float" office:value="1.363529" calcext:value-type="float">
            <text:p>1.363529</text:p>
          </table:table-cell>
          <table:table-cell table:formula="of:=[.C208]/[.D208]" office:value-type="float" office:value="1.05908491861926" calcext:value-type="float">
            <text:p>1.0590849186</text:p>
          </table:table-cell>
          <table:table-cell table:formula="of:=[.C208]/([.D208]*[.B208])" office:value-type="float" office:value="1.05908491861926" calcext:value-type="float">
            <text:p>1.0590849186</text:p>
          </table:table-cell>
          <table:table-cell table:number-columns-repeated="1018"/>
        </table:table-row>
        <table:table-row table:style-name="ro3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3.924118" calcext:value-type="float">
            <text:p>3.924118</text:p>
          </table:table-cell>
          <table:table-cell office:value-type="float" office:value="3.744362" calcext:value-type="float">
            <text:p>3.744362</text:p>
          </table:table-cell>
          <table:table-cell table:formula="of:=[.C209]/[.D209]" office:value-type="float" office:value="1.04800711042362" calcext:value-type="float">
            <text:p>1.0480071104</text:p>
          </table:table-cell>
          <table:table-cell table:formula="of:=[.C209]/([.D209]*[.B209])" office:value-type="float" office:value="1.04800711042362" calcext:value-type="float">
            <text:p>1.0480071104</text:p>
          </table:table-cell>
          <table:table-cell table:number-columns-repeated="1018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8.168074" calcext:value-type="float">
            <text:p>8.168074</text:p>
          </table:table-cell>
          <table:table-cell office:value-type="float" office:value="9.56851" calcext:value-type="float">
            <text:p>9.56851</text:p>
          </table:table-cell>
          <table:table-cell table:formula="of:=[.C210]/[.D210]" office:value-type="float" office:value="0.853641162521646" calcext:value-type="float">
            <text:p>0.8536411625</text:p>
          </table:table-cell>
          <table:table-cell table:formula="of:=[.C210]/([.D210]*[.B210])" office:value-type="float" office:value="0.853641162521646" calcext:value-type="float">
            <text:p>0.8536411625</text:p>
          </table:table-cell>
          <table:table-cell table:number-columns-repeated="1018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[.B204]*2" office:value-type="float" office:value="2" calcext:value-type="float">
            <text:p>2</text:p>
          </table:table-cell>
          <table:table-cell office:value-type="float" office:value="0.001651" calcext:value-type="float">
            <text:p>0.001651</text:p>
          </table:table-cell>
          <table:table-cell office:value-type="float" office:value="0.000617" calcext:value-type="float">
            <text:p>0.000617</text:p>
          </table:table-cell>
          <table:table-cell table:formula="of:=[.C211]/[.D211]" office:value-type="float" office:value="2.67585089141005" calcext:value-type="float">
            <text:p>2.6758508914</text:p>
          </table:table-cell>
          <table:table-cell table:formula="of:=[.C211]/([.D211]*[.B211])" office:value-type="float" office:value="1.33792544570502" calcext:value-type="float">
            <text:p>1.3379254457</text:p>
          </table:table-cell>
          <table:table-cell table:number-columns-repeated="1018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[.B205]*2" office:value-type="float" office:value="2" calcext:value-type="float">
            <text:p>2</text:p>
          </table:table-cell>
          <table:table-cell office:value-type="float" office:value="0.007215" calcext:value-type="float">
            <text:p>0.007215</text:p>
          </table:table-cell>
          <table:table-cell office:value-type="float" office:value="0.004943" calcext:value-type="float">
            <text:p>0.004943</text:p>
          </table:table-cell>
          <table:table-cell table:formula="of:=[.C212]/[.D212]" office:value-type="float" office:value="1.45963989480073" calcext:value-type="float">
            <text:p>1.4596398948</text:p>
          </table:table-cell>
          <table:table-cell table:formula="of:=[.C212]/([.D212]*[.B212])" office:value-type="float" office:value="0.729819947400364" calcext:value-type="float">
            <text:p>0.7298199474</text:p>
          </table:table-cell>
          <table:table-cell table:number-columns-repeated="1018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[.B206]*2" office:value-type="float" office:value="2" calcext:value-type="float">
            <text:p>2</text:p>
          </table:table-cell>
          <table:table-cell office:value-type="float" office:value="0.054722" calcext:value-type="float">
            <text:p>0.054722</text:p>
          </table:table-cell>
          <table:table-cell office:value-type="float" office:value="0.029208" calcext:value-type="float">
            <text:p>0.029208</text:p>
          </table:table-cell>
          <table:table-cell table:formula="of:=[.C213]/[.D213]" office:value-type="float" office:value="1.87352780060257" calcext:value-type="float">
            <text:p>1.8735278006</text:p>
          </table:table-cell>
          <table:table-cell table:formula="of:=[.C213]/([.D213]*[.B213])" office:value-type="float" office:value="0.936763900301287" calcext:value-type="float">
            <text:p>0.9367639003</text:p>
          </table:table-cell>
          <table:table-cell table:number-columns-repeated="1018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[.B207]*2" office:value-type="float" office:value="2" calcext:value-type="float">
            <text:p>2</text:p>
          </table:table-cell>
          <table:table-cell office:value-type="float" office:value="0.428999" calcext:value-type="float">
            <text:p>0.428999</text:p>
          </table:table-cell>
          <table:table-cell office:value-type="float" office:value="0.214894" calcext:value-type="float">
            <text:p>0.214894</text:p>
          </table:table-cell>
          <table:table-cell table:formula="of:=[.C214]/[.D214]" office:value-type="float" office:value="1.99632842238499" calcext:value-type="float">
            <text:p>1.9963284224</text:p>
          </table:table-cell>
          <table:table-cell table:formula="of:=[.C214]/([.D214]*[.B214])" office:value-type="float" office:value="0.998164211192495" calcext:value-type="float">
            <text:p>0.9981642112</text:p>
          </table:table-cell>
          <table:table-cell table:number-columns-repeated="1018"/>
        </table:table-row>
        <table:table-row table:style-name="ro3">
          <table:table-cell office:value-type="float" office:value="600" calcext:value-type="float">
            <text:p>600</text:p>
          </table:table-cell>
          <table:table-cell table:formula="of:=[.B208]*2" office:value-type="float" office:value="2" calcext:value-type="float">
            <text:p>2</text:p>
          </table:table-cell>
          <table:table-cell office:value-type="float" office:value="1.444093" calcext:value-type="float">
            <text:p>1.444093</text:p>
          </table:table-cell>
          <table:table-cell office:value-type="float" office:value="0.889536" calcext:value-type="float">
            <text:p>0.889536</text:p>
          </table:table-cell>
          <table:table-cell table:formula="of:=[.C215]/[.D215]" office:value-type="float" office:value="1.6234227732211" calcext:value-type="float">
            <text:p>1.6234227732</text:p>
          </table:table-cell>
          <table:table-cell table:formula="of:=[.C215]/([.D215]*[.B215])" office:value-type="float" office:value="0.811711386610547" calcext:value-type="float">
            <text:p>0.8117113866</text:p>
          </table:table-cell>
          <table:table-cell table:number-columns-repeated="1018"/>
        </table:table-row>
        <table:table-row table:style-name="ro3">
          <table:table-cell office:value-type="float" office:value="800" calcext:value-type="float">
            <text:p>800</text:p>
          </table:table-cell>
          <table:table-cell table:formula="of:=[.B209]*2" office:value-type="float" office:value="2" calcext:value-type="float">
            <text:p>2</text:p>
          </table:table-cell>
          <table:table-cell office:value-type="float" office:value="3.924118" calcext:value-type="float">
            <text:p>3.924118</text:p>
          </table:table-cell>
          <table:table-cell office:value-type="float" office:value="2.236006" calcext:value-type="float">
            <text:p>2.236006</text:p>
          </table:table-cell>
          <table:table-cell table:formula="of:=[.C216]/[.D216]" office:value-type="float" office:value="1.75496756269885" calcext:value-type="float">
            <text:p>1.7549675627</text:p>
          </table:table-cell>
          <table:table-cell table:formula="of:=[.C216]/([.D216]*[.B216])" office:value-type="float" office:value="0.877483781349424" calcext:value-type="float">
            <text:p>0.8774837813</text:p>
          </table:table-cell>
          <table:table-cell table:number-columns-repeated="1018"/>
        </table:table-row>
        <table:table-row table:style-name="ro3">
          <table:table-cell office:value-type="float" office:value="1000" calcext:value-type="float">
            <text:p>1000</text:p>
          </table:table-cell>
          <table:table-cell table:formula="of:=[.B210]*2" office:value-type="float" office:value="2" calcext:value-type="float">
            <text:p>2</text:p>
          </table:table-cell>
          <table:table-cell office:value-type="float" office:value="8.168074" calcext:value-type="float">
            <text:p>8.168074</text:p>
          </table:table-cell>
          <table:table-cell office:value-type="float" office:value="4.9738" calcext:value-type="float">
            <text:p>4.9738</text:p>
          </table:table-cell>
          <table:table-cell table:formula="of:=[.C217]/[.D217]" office:value-type="float" office:value="1.64222003297278" calcext:value-type="float">
            <text:p>1.642220033</text:p>
          </table:table-cell>
          <table:table-cell table:formula="of:=[.C217]/([.D217]*[.B217])" office:value-type="float" office:value="0.821110016486389" calcext:value-type="float">
            <text:p>0.8211100165</text:p>
          </table:table-cell>
          <table:table-cell table:number-columns-repeated="1018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[.B211]*2" office:value-type="float" office:value="4" calcext:value-type="float">
            <text:p>4</text:p>
          </table:table-cell>
          <table:table-cell office:value-type="float" office:value="0.001651" calcext:value-type="float">
            <text:p>0.001651</text:p>
          </table:table-cell>
          <table:table-cell office:value-type="float" office:value="0.002752" calcext:value-type="float">
            <text:p>0.002752</text:p>
          </table:table-cell>
          <table:table-cell table:formula="of:=[.C218]/[.D218]" office:value-type="float" office:value="0.599927325581395" calcext:value-type="float">
            <text:p>0.5999273256</text:p>
          </table:table-cell>
          <table:table-cell table:formula="of:=[.C218]/([.D218]*[.B218])" office:value-type="float" office:value="0.149981831395349" calcext:value-type="float">
            <text:p>0.1499818314</text:p>
          </table:table-cell>
          <table:table-cell table:number-columns-repeated="1018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[.B212]*2" office:value-type="float" office:value="4" calcext:value-type="float">
            <text:p>4</text:p>
          </table:table-cell>
          <table:table-cell office:value-type="float" office:value="0.007215" calcext:value-type="float">
            <text:p>0.007215</text:p>
          </table:table-cell>
          <table:table-cell office:value-type="float" office:value="0.00882" calcext:value-type="float">
            <text:p>0.00882</text:p>
          </table:table-cell>
          <table:table-cell table:formula="of:=[.C219]/[.D219]" office:value-type="float" office:value="0.818027210884354" calcext:value-type="float">
            <text:p>0.8180272109</text:p>
          </table:table-cell>
          <table:table-cell table:formula="of:=[.C219]/([.D219]*[.B219])" office:value-type="float" office:value="0.204506802721088" calcext:value-type="float">
            <text:p>0.2045068027</text:p>
          </table:table-cell>
          <table:table-cell table:number-columns-repeated="1018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[.B213]*2" office:value-type="float" office:value="4" calcext:value-type="float">
            <text:p>4</text:p>
          </table:table-cell>
          <table:table-cell office:value-type="float" office:value="0.054722" calcext:value-type="float">
            <text:p>0.054722</text:p>
          </table:table-cell>
          <table:table-cell office:value-type="float" office:value="0.037767" calcext:value-type="float">
            <text:p>0.037767</text:p>
          </table:table-cell>
          <table:table-cell table:formula="of:=[.C220]/[.D220]" office:value-type="float" office:value="1.44893690258691" calcext:value-type="float">
            <text:p>1.4489369026</text:p>
          </table:table-cell>
          <table:table-cell table:formula="of:=[.C220]/([.D220]*[.B220])" office:value-type="float" office:value="0.362234225646729" calcext:value-type="float">
            <text:p>0.3622342256</text:p>
          </table:table-cell>
          <table:table-cell table:number-columns-repeated="1018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[.B214]*2" office:value-type="float" office:value="4" calcext:value-type="float">
            <text:p>4</text:p>
          </table:table-cell>
          <table:table-cell office:value-type="float" office:value="0.428999" calcext:value-type="float">
            <text:p>0.428999</text:p>
          </table:table-cell>
          <table:table-cell office:value-type="float" office:value="0.23817" calcext:value-type="float">
            <text:p>0.23817</text:p>
          </table:table-cell>
          <table:table-cell table:formula="of:=[.C221]/[.D221]" office:value-type="float" office:value="1.80123021371289" calcext:value-type="float">
            <text:p>1.8012302137</text:p>
          </table:table-cell>
          <table:table-cell table:formula="of:=[.C221]/([.D221]*[.B221])" office:value-type="float" office:value="0.450307553428224" calcext:value-type="float">
            <text:p>0.4503075534</text:p>
          </table:table-cell>
          <table:table-cell table:number-columns-repeated="1018"/>
        </table:table-row>
        <table:table-row table:style-name="ro3">
          <table:table-cell office:value-type="float" office:value="600" calcext:value-type="float">
            <text:p>600</text:p>
          </table:table-cell>
          <table:table-cell table:formula="of:=[.B215]*2" office:value-type="float" office:value="4" calcext:value-type="float">
            <text:p>4</text:p>
          </table:table-cell>
          <table:table-cell office:value-type="float" office:value="1.444093" calcext:value-type="float">
            <text:p>1.444093</text:p>
          </table:table-cell>
          <table:table-cell office:value-type="float" office:value="0.969486" calcext:value-type="float">
            <text:p>0.969486</text:p>
          </table:table-cell>
          <table:table-cell table:formula="of:=[.C222]/[.D222]" office:value-type="float" office:value="1.48954497537871" calcext:value-type="float">
            <text:p>1.4895449754</text:p>
          </table:table-cell>
          <table:table-cell table:formula="of:=[.C222]/([.D222]*[.B222])" office:value-type="float" office:value="0.372386243844676" calcext:value-type="float">
            <text:p>0.3723862438</text:p>
          </table:table-cell>
          <table:table-cell table:number-columns-repeated="1018"/>
        </table:table-row>
        <table:table-row table:style-name="ro3">
          <table:table-cell office:value-type="float" office:value="800" calcext:value-type="float">
            <text:p>800</text:p>
          </table:table-cell>
          <table:table-cell table:formula="of:=[.B216]*2" office:value-type="float" office:value="4" calcext:value-type="float">
            <text:p>4</text:p>
          </table:table-cell>
          <table:table-cell office:value-type="float" office:value="3.924118" calcext:value-type="float">
            <text:p>3.924118</text:p>
          </table:table-cell>
          <table:table-cell office:value-type="float" office:value="2.238206" calcext:value-type="float">
            <text:p>2.238206</text:p>
          </table:table-cell>
          <table:table-cell table:formula="of:=[.C223]/[.D223]" office:value-type="float" office:value="1.75324255229411" calcext:value-type="float">
            <text:p>1.7532425523</text:p>
          </table:table-cell>
          <table:table-cell table:formula="of:=[.C223]/([.D223]*[.B223])" office:value-type="float" office:value="0.438310638073529" calcext:value-type="float">
            <text:p>0.4383106381</text:p>
          </table:table-cell>
          <table:table-cell table:number-columns-repeated="1018"/>
        </table:table-row>
        <table:table-row table:style-name="ro3">
          <table:table-cell office:value-type="float" office:value="1000" calcext:value-type="float">
            <text:p>1000</text:p>
          </table:table-cell>
          <table:table-cell table:formula="of:=[.B217]*2" office:value-type="float" office:value="4" calcext:value-type="float">
            <text:p>4</text:p>
          </table:table-cell>
          <table:table-cell office:value-type="float" office:value="8.168074" calcext:value-type="float">
            <text:p>8.168074</text:p>
          </table:table-cell>
          <table:table-cell office:value-type="float" office:value="5.013425" calcext:value-type="float">
            <text:p>5.013425</text:p>
          </table:table-cell>
          <table:table-cell table:formula="of:=[.C224]/[.D224]" office:value-type="float" office:value="1.62924028982183" calcext:value-type="float">
            <text:p>1.6292402898</text:p>
          </table:table-cell>
          <table:table-cell table:formula="of:=[.C224]/([.D224]*[.B224])" office:value-type="float" office:value="0.407310072455457" calcext:value-type="float">
            <text:p>0.4073100725</text:p>
          </table:table-cell>
          <table:table-cell table:number-columns-repeated="1018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[.B218]*2" office:value-type="float" office:value="8" calcext:value-type="float">
            <text:p>8</text:p>
          </table:table-cell>
          <table:table-cell office:value-type="float" office:value="0.001651" calcext:value-type="float">
            <text:p>0.001651</text:p>
          </table:table-cell>
          <table:table-cell office:value-type="float" office:value="0.003946" calcext:value-type="float">
            <text:p>0.003946</text:p>
          </table:table-cell>
          <table:table-cell table:formula="of:=[.C225]/[.D225]" office:value-type="float" office:value="0.41839837810441" calcext:value-type="float">
            <text:p>0.4183983781</text:p>
          </table:table-cell>
          <table:table-cell table:formula="of:=[.C225]/([.D225]*[.B225])" office:value-type="float" office:value="0.0522997972630512" calcext:value-type="float">
            <text:p>0.0522997973</text:p>
          </table:table-cell>
          <table:table-cell table:number-columns-repeated="1018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[.B219]*2" office:value-type="float" office:value="8" calcext:value-type="float">
            <text:p>8</text:p>
          </table:table-cell>
          <table:table-cell office:value-type="float" office:value="0.007215" calcext:value-type="float">
            <text:p>0.007215</text:p>
          </table:table-cell>
          <table:table-cell office:value-type="float" office:value="0.009608" calcext:value-type="float">
            <text:p>0.009608</text:p>
          </table:table-cell>
          <table:table-cell table:formula="of:=[.C226]/[.D226]" office:value-type="float" office:value="0.7509367194005" calcext:value-type="float">
            <text:p>0.7509367194</text:p>
          </table:table-cell>
          <table:table-cell table:formula="of:=[.C226]/([.D226]*[.B226])" office:value-type="float" office:value="0.0938670899250625" calcext:value-type="float">
            <text:p>0.0938670899</text:p>
          </table:table-cell>
          <table:table-cell table:number-columns-repeated="1018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[.B220]*2" office:value-type="float" office:value="8" calcext:value-type="float">
            <text:p>8</text:p>
          </table:table-cell>
          <table:table-cell office:value-type="float" office:value="0.054722" calcext:value-type="float">
            <text:p>0.054722</text:p>
          </table:table-cell>
          <table:table-cell office:value-type="float" office:value="0.040716" calcext:value-type="float">
            <text:p>0.040716</text:p>
          </table:table-cell>
          <table:table-cell table:formula="of:=[.C227]/[.D227]" office:value-type="float" office:value="1.34399253364771" calcext:value-type="float">
            <text:p>1.3439925336</text:p>
          </table:table-cell>
          <table:table-cell table:formula="of:=[.C227]/([.D227]*[.B227])" office:value-type="float" office:value="0.167999066705963" calcext:value-type="float">
            <text:p>0.1679990667</text:p>
          </table:table-cell>
          <table:table-cell table:number-columns-repeated="1018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[.B221]*2" office:value-type="float" office:value="8" calcext:value-type="float">
            <text:p>8</text:p>
          </table:table-cell>
          <table:table-cell office:value-type="float" office:value="0.428999" calcext:value-type="float">
            <text:p>0.428999</text:p>
          </table:table-cell>
          <table:table-cell office:value-type="float" office:value="0.324122" calcext:value-type="float">
            <text:p>0.324122</text:p>
          </table:table-cell>
          <table:table-cell table:formula="of:=[.C228]/[.D228]" office:value-type="float" office:value="1.32357260537699" calcext:value-type="float">
            <text:p>1.3235726054</text:p>
          </table:table-cell>
          <table:table-cell table:formula="of:=[.C228]/([.D228]*[.B228])" office:value-type="float" office:value="0.165446575672123" calcext:value-type="float">
            <text:p>0.1654465757</text:p>
          </table:table-cell>
          <table:table-cell table:number-columns-repeated="1018"/>
        </table:table-row>
        <table:table-row table:style-name="ro3">
          <table:table-cell office:value-type="float" office:value="600" calcext:value-type="float">
            <text:p>600</text:p>
          </table:table-cell>
          <table:table-cell table:formula="of:=[.B222]*2" office:value-type="float" office:value="8" calcext:value-type="float">
            <text:p>8</text:p>
          </table:table-cell>
          <table:table-cell office:value-type="float" office:value="1.444093" calcext:value-type="float">
            <text:p>1.444093</text:p>
          </table:table-cell>
          <table:table-cell office:value-type="float" office:value="1.016144" calcext:value-type="float">
            <text:p>1.016144</text:p>
          </table:table-cell>
          <table:table-cell table:formula="of:=[.C229]/[.D229]" office:value-type="float" office:value="1.42114995512447" calcext:value-type="float">
            <text:p>1.4211499551</text:p>
          </table:table-cell>
          <table:table-cell table:formula="of:=[.C229]/([.D229]*[.B229])" office:value-type="float" office:value="0.177643744390559" calcext:value-type="float">
            <text:p>0.1776437444</text:p>
          </table:table-cell>
          <table:table-cell table:number-columns-repeated="1018"/>
        </table:table-row>
        <table:table-row table:style-name="ro3">
          <table:table-cell office:value-type="float" office:value="800" calcext:value-type="float">
            <text:p>800</text:p>
          </table:table-cell>
          <table:table-cell table:formula="of:=[.B223]*2" office:value-type="float" office:value="8" calcext:value-type="float">
            <text:p>8</text:p>
          </table:table-cell>
          <table:table-cell office:value-type="float" office:value="3.924118" calcext:value-type="float">
            <text:p>3.924118</text:p>
          </table:table-cell>
          <table:table-cell office:value-type="float" office:value="2.691628" calcext:value-type="float">
            <text:p>2.691628</text:p>
          </table:table-cell>
          <table:table-cell table:formula="of:=[.C230]/[.D230]" office:value-type="float" office:value="1.4578975995197" calcext:value-type="float">
            <text:p>1.4578975995</text:p>
          </table:table-cell>
          <table:table-cell table:formula="of:=[.C230]/([.D230]*[.B230])" office:value-type="float" office:value="0.182237199939962" calcext:value-type="float">
            <text:p>0.1822371999</text:p>
          </table:table-cell>
          <table:table-cell table:number-columns-repeated="1018"/>
        </table:table-row>
        <table:table-row table:style-name="ro3">
          <table:table-cell office:value-type="float" office:value="1000" calcext:value-type="float">
            <text:p>1000</text:p>
          </table:table-cell>
          <table:table-cell table:formula="of:=[.B224]*2" office:value-type="float" office:value="8" calcext:value-type="float">
            <text:p>8</text:p>
          </table:table-cell>
          <table:table-cell office:value-type="float" office:value="8.168074" calcext:value-type="float">
            <text:p>8.168074</text:p>
          </table:table-cell>
          <table:table-cell office:value-type="float" office:value="6.969596" calcext:value-type="float">
            <text:p>6.969596</text:p>
          </table:table-cell>
          <table:table-cell table:formula="of:=[.C231]/[.D231]" office:value-type="float" office:value="1.17195803027894" calcext:value-type="float">
            <text:p>1.1719580303</text:p>
          </table:table-cell>
          <table:table-cell table:formula="of:=[.C231]/([.D231]*[.B231])" office:value-type="float" office:value="0.146494753784868" calcext:value-type="float">
            <text:p>0.1464947538</text:p>
          </table:table-cell>
          <table:table-cell table:number-columns-repeated="1018"/>
        </table:table-row>
        <table:table-row table:style-name="ro3" table:number-rows-repeated="9">
          <table:table-cell table:number-columns-repeated="1024"/>
        </table:table-row>
        <table:table-row table:style-name="ro4" table:number-rows-repeated="104833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6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_64 LibreOffice_project/410m0$Build-3</meta:generator>
    <meta:initial-creator>Sergej Proskurin</meta:initial-creator>
    <dc:creator>bla </dc:creator>
    <meta:creation-date>2013-11-14T15:18:05Z</meta:creation-date>
    <dc:date>2013-11-19T17:49:25.154522076</dc:date>
    <meta:editing-cycles>69</meta:editing-cycles>
    <meta:editing-duration>PT4H37M26S</meta:editing-duration>
    <meta:document-statistic meta:table-count="1" meta:cell-count="194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53cm" svg:stroke-color="#a5a5a5" draw:fill="none" draw:fill-color="#a5a5a5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4.817cm" svg:height="8.308cm" xlink:href=".." xlink:type="simple" chart:class="chart:line" chart:column-mapping="1" chart:style-name="ch1">
        <chart:title svg:x="4.164cm" svg:y="0.511cm" chart:style-name="ch2">
          <text:p>Max sub-array execution time on Gothmog (-O)</text:p>
        </chart:title>
        <chart:legend chart:legend-position="end" svg:x="11.806cm" svg:y="3.277cm" style:legend-expansion="high" chart:style-name="ch3"/>
        <chart:plot-area chart:style-name="ch4" table:cell-range-address="Sheet1.A2:Sheet1.B50 Sheet1.C3:Sheet1.C50" chart:data-source-has-labels="row" svg:x="0.525cm" svg:y="1.63cm" svg:width="12.379cm" svg:height="6.067cm">
          <chartooo:coordinate-region svg:x="1.155cm" svg:y="1.856cm" svg:width="11.536cm" svg:height="4.69cm"/>
          <chart:axis chart:dimension="x" chart:name="primary-x" chart:style-name="ch5">
            <chart:title svg:x="6.035cm" svg:y="7.721cm" chart:style-name="ch6">
              <text:p>Threads</text:p>
            </chart:title>
          </chart:axis>
          <chart:axis chart:dimension="y" chart:name="primary-y" chart:style-name="ch7">
            <chart:title svg:x="0.001cm" svg:y="5.607cm" chart:style-name="ch8">
              <text:p>Time in sec</text:p>
            </chart:title>
            <chart:grid chart:style-name="ch9" chart:class="major"/>
          </chart:axis>
          <chart:series chart:style-name="ch10" chart:values-cell-range-address="Sheet1.B3:Sheet1.B50" chart:label-cell-address="Sheet1.B2:Sheet1.B2" chart:class="chart:line">
            <chart:data-point chart:repeated="48"/>
          </chart:series>
          <chart:series chart:style-name="ch11" chart:values-cell-range-address="Sheet1.A3:Sheet1.A50" chart:label-cell-address="Sheet1.A2:Sheet1.A2" chart:class="chart:line">
            <chart:data-point chart:repeated="48"/>
          </chart:series>
          <chart:series chart:style-name="ch12" chart:values-cell-range-address="Sheet1.C3:Sheet1.C50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MP</text:p>
                <draw:g>
                  <svg:desc>Sheet1.B2:Sheet1.B2</svg:desc>
                </draw:g>
              </table:table-cell>
              <table:table-cell office:value-type="string">
                <text:p>Original</text:p>
                <draw:g>
                  <svg:desc>Sheet1.A2:Sheet1.A2</svg:desc>
                </draw:g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56638">
                <text:p>3.856638</text:p>
                <draw:g>
                  <svg:desc>Sheet1.B3:Sheet1.B50</svg:desc>
                </draw:g>
              </table:table-cell>
              <table:table-cell office:value-type="float" office:value="3.694501">
                <text:p>3.694501</text:p>
                <draw:g>
                  <svg:desc>Sheet1.A3:Sheet1.A50</svg:desc>
                </draw:g>
              </table:table-cell>
              <table:table-cell office:value-type="float" office:value="4.050665">
                <text:p>4.050665</text:p>
                <draw:g>
                  <svg:desc>Sheet1.C3:Sheet1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62678">
                <text:p>1.962678</text:p>
              </table:table-cell>
              <table:table-cell office:value-type="float" office:value="3.694501">
                <text:p>3.694501</text:p>
              </table:table-cell>
              <table:table-cell office:value-type="float" office:value="2.02569">
                <text:p>2.02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05392">
                <text:p>1.305392</text:p>
              </table:table-cell>
              <table:table-cell office:value-type="float" office:value="3.694501">
                <text:p>3.694501</text:p>
              </table:table-cell>
              <table:table-cell office:value-type="float" office:value="1.360066">
                <text:p>1.3600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182">
                <text:p>0.98182</text:p>
              </table:table-cell>
              <table:table-cell office:value-type="float" office:value="3.694501">
                <text:p>3.694501</text:p>
              </table:table-cell>
              <table:table-cell office:value-type="float" office:value="1.024185">
                <text:p>1.024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7589">
                <text:p>0.787589</text:p>
              </table:table-cell>
              <table:table-cell office:value-type="float" office:value="3.694501">
                <text:p>3.694501</text:p>
              </table:table-cell>
              <table:table-cell office:value-type="float" office:value="0.818186">
                <text:p>0.8181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7292">
                <text:p>0.657292</text:p>
              </table:table-cell>
              <table:table-cell office:value-type="float" office:value="3.694501">
                <text:p>3.694501</text:p>
              </table:table-cell>
              <table:table-cell office:value-type="float" office:value="0.683028">
                <text:p>0.6830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63705">
                <text:p>0.563705</text:p>
              </table:table-cell>
              <table:table-cell office:value-type="float" office:value="3.694501">
                <text:p>3.694501</text:p>
              </table:table-cell>
              <table:table-cell office:value-type="float" office:value="0.589622">
                <text:p>0.5896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3817">
                <text:p>0.493817</text:p>
              </table:table-cell>
              <table:table-cell office:value-type="float" office:value="3.694501">
                <text:p>3.694501</text:p>
              </table:table-cell>
              <table:table-cell office:value-type="float" office:value="0.514942">
                <text:p>0.5149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5198">
                <text:p>0.445198</text:p>
              </table:table-cell>
              <table:table-cell office:value-type="float" office:value="3.694501">
                <text:p>3.694501</text:p>
              </table:table-cell>
              <table:table-cell office:value-type="float" office:value="0.457323">
                <text:p>0.4573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99964">
                <text:p>0.399964</text:p>
              </table:table-cell>
              <table:table-cell office:value-type="float" office:value="3.694501">
                <text:p>3.694501</text:p>
              </table:table-cell>
              <table:table-cell office:value-type="float" office:value="0.412584">
                <text:p>0.4125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2614">
                <text:p>0.372614</text:p>
              </table:table-cell>
              <table:table-cell office:value-type="float" office:value="3.694501">
                <text:p>3.694501</text:p>
              </table:table-cell>
              <table:table-cell office:value-type="float" office:value="0.377335">
                <text:p>0.3773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9301">
                <text:p>0.339301</text:p>
              </table:table-cell>
              <table:table-cell office:value-type="float" office:value="3.694501">
                <text:p>3.694501</text:p>
              </table:table-cell>
              <table:table-cell office:value-type="float" office:value="0.349644">
                <text:p>0.3496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14495">
                <text:p>0.314495</text:p>
              </table:table-cell>
              <table:table-cell office:value-type="float" office:value="3.694501">
                <text:p>3.694501</text:p>
              </table:table-cell>
              <table:table-cell office:value-type="float" office:value="0.325874">
                <text:p>0.3258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9244">
                <text:p>0.29244</text:p>
              </table:table-cell>
              <table:table-cell office:value-type="float" office:value="3.694501">
                <text:p>3.694501</text:p>
              </table:table-cell>
              <table:table-cell office:value-type="float" office:value="0.300348">
                <text:p>0.3003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72063">
                <text:p>0.272063</text:p>
              </table:table-cell>
              <table:table-cell office:value-type="float" office:value="3.694501">
                <text:p>3.694501</text:p>
              </table:table-cell>
              <table:table-cell office:value-type="float" office:value="0.280563">
                <text:p>0.2805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5207">
                <text:p>0.255207</text:p>
              </table:table-cell>
              <table:table-cell office:value-type="float" office:value="3.694501">
                <text:p>3.694501</text:p>
              </table:table-cell>
              <table:table-cell office:value-type="float" office:value="0.263529">
                <text:p>0.2635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4387">
                <text:p>0.244387</text:p>
              </table:table-cell>
              <table:table-cell office:value-type="float" office:value="3.694501">
                <text:p>3.694501</text:p>
              </table:table-cell>
              <table:table-cell office:value-type="float" office:value="0.250893">
                <text:p>0.2508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3954">
                <text:p>0.233954</text:p>
              </table:table-cell>
              <table:table-cell office:value-type="float" office:value="3.694501">
                <text:p>3.694501</text:p>
              </table:table-cell>
              <table:table-cell office:value-type="float" office:value="0.2371">
                <text:p>0.23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2512">
                <text:p>0.22512</text:p>
              </table:table-cell>
              <table:table-cell office:value-type="float" office:value="3.694501">
                <text:p>3.694501</text:p>
              </table:table-cell>
              <table:table-cell office:value-type="float" office:value="0.232149">
                <text:p>0.232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13167">
                <text:p>0.213167</text:p>
              </table:table-cell>
              <table:table-cell office:value-type="float" office:value="3.694501">
                <text:p>3.694501</text:p>
              </table:table-cell>
              <table:table-cell office:value-type="float" office:value="0.215587">
                <text:p>0.2155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3177">
                <text:p>0.203177</text:p>
              </table:table-cell>
              <table:table-cell office:value-type="float" office:value="3.694501">
                <text:p>3.694501</text:p>
              </table:table-cell>
              <table:table-cell office:value-type="float" office:value="0.204017">
                <text:p>0.2040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9532">
                <text:p>0.19532</text:p>
              </table:table-cell>
              <table:table-cell office:value-type="float" office:value="3.694501">
                <text:p>3.694501</text:p>
              </table:table-cell>
              <table:table-cell office:value-type="float" office:value="0.195111">
                <text:p>0.1951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88099">
                <text:p>0.188099</text:p>
              </table:table-cell>
              <table:table-cell office:value-type="float" office:value="3.694501">
                <text:p>3.694501</text:p>
              </table:table-cell>
              <table:table-cell office:value-type="float" office:value="0.186769">
                <text:p>0.1867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81075">
                <text:p>0.181075</text:p>
              </table:table-cell>
              <table:table-cell office:value-type="float" office:value="3.694501">
                <text:p>3.694501</text:p>
              </table:table-cell>
              <table:table-cell office:value-type="float" office:value="0.179228">
                <text:p>0.1792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5325">
                <text:p>0.175325</text:p>
              </table:table-cell>
              <table:table-cell office:value-type="float" office:value="3.694501">
                <text:p>3.694501</text:p>
              </table:table-cell>
              <table:table-cell office:value-type="float" office:value="0.17234">
                <text:p>0.172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0699">
                <text:p>0.170699</text:p>
              </table:table-cell>
              <table:table-cell office:value-type="float" office:value="3.694501">
                <text:p>3.694501</text:p>
              </table:table-cell>
              <table:table-cell office:value-type="float" office:value="0.166063">
                <text:p>0.1660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7405">
                <text:p>0.167405</text:p>
              </table:table-cell>
              <table:table-cell office:value-type="float" office:value="3.694501">
                <text:p>3.694501</text:p>
              </table:table-cell>
              <table:table-cell office:value-type="float" office:value="0.166347">
                <text:p>0.1663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1945">
                <text:p>0.161945</text:p>
              </table:table-cell>
              <table:table-cell office:value-type="float" office:value="3.694501">
                <text:p>3.694501</text:p>
              </table:table-cell>
              <table:table-cell office:value-type="float" office:value="0.157309">
                <text:p>0.1573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57209">
                <text:p>0.157209</text:p>
              </table:table-cell>
              <table:table-cell office:value-type="float" office:value="3.694501">
                <text:p>3.694501</text:p>
              </table:table-cell>
              <table:table-cell office:value-type="float" office:value="0.155795">
                <text:p>0.1557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52678">
                <text:p>0.152678</text:p>
              </table:table-cell>
              <table:table-cell office:value-type="float" office:value="3.694501">
                <text:p>3.694501</text:p>
              </table:table-cell>
              <table:table-cell office:value-type="float" office:value="0.156472">
                <text:p>0.1564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0255">
                <text:p>0.150255</text:p>
              </table:table-cell>
              <table:table-cell office:value-type="float" office:value="3.694501">
                <text:p>3.694501</text:p>
              </table:table-cell>
              <table:table-cell office:value-type="float" office:value="0.142591">
                <text:p>0.1425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45533">
                <text:p>0.145533</text:p>
              </table:table-cell>
              <table:table-cell office:value-type="float" office:value="3.694501">
                <text:p>3.694501</text:p>
              </table:table-cell>
              <table:table-cell office:value-type="float" office:value="0.139873">
                <text:p>0.1398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42557">
                <text:p>0.142557</text:p>
              </table:table-cell>
              <table:table-cell office:value-type="float" office:value="3.694501">
                <text:p>3.694501</text:p>
              </table:table-cell>
              <table:table-cell office:value-type="float" office:value="0.137953">
                <text:p>0.1379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9963">
                <text:p>0.139963</text:p>
              </table:table-cell>
              <table:table-cell office:value-type="float" office:value="3.694501">
                <text:p>3.694501</text:p>
              </table:table-cell>
              <table:table-cell office:value-type="float" office:value="0.130165">
                <text:p>0.1301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7329">
                <text:p>0.137329</text:p>
              </table:table-cell>
              <table:table-cell office:value-type="float" office:value="3.694501">
                <text:p>3.694501</text:p>
              </table:table-cell>
              <table:table-cell office:value-type="float" office:value="0.126844">
                <text:p>0.1268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5429">
                <text:p>0.135429</text:p>
              </table:table-cell>
              <table:table-cell office:value-type="float" office:value="3.694501">
                <text:p>3.694501</text:p>
              </table:table-cell>
              <table:table-cell office:value-type="float" office:value="0.125885">
                <text:p>0.1258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33956">
                <text:p>0.133956</text:p>
              </table:table-cell>
              <table:table-cell office:value-type="float" office:value="3.694501">
                <text:p>3.694501</text:p>
              </table:table-cell>
              <table:table-cell office:value-type="float" office:value="0.127235">
                <text:p>0.1272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325">
                <text:p>0.1325</text:p>
              </table:table-cell>
              <table:table-cell office:value-type="float" office:value="3.694501">
                <text:p>3.694501</text:p>
              </table:table-cell>
              <table:table-cell office:value-type="float" office:value="0.118616">
                <text:p>0.1186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30264">
                <text:p>0.130264</text:p>
              </table:table-cell>
              <table:table-cell office:value-type="float" office:value="3.694501">
                <text:p>3.694501</text:p>
              </table:table-cell>
              <table:table-cell office:value-type="float" office:value="0.114706">
                <text:p>0.1147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28563">
                <text:p>0.128563</text:p>
              </table:table-cell>
              <table:table-cell office:value-type="float" office:value="3.694501">
                <text:p>3.694501</text:p>
              </table:table-cell>
              <table:table-cell office:value-type="float" office:value="0.111889">
                <text:p>0.1118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27823">
                <text:p>0.127823</text:p>
              </table:table-cell>
              <table:table-cell office:value-type="float" office:value="3.694501">
                <text:p>3.694501</text:p>
              </table:table-cell>
              <table:table-cell office:value-type="float" office:value="0.111747">
                <text:p>0.1117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7333">
                <text:p>0.127333</text:p>
              </table:table-cell>
              <table:table-cell office:value-type="float" office:value="3.694501">
                <text:p>3.694501</text:p>
              </table:table-cell>
              <table:table-cell office:value-type="float" office:value="0.109658">
                <text:p>0.1096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5427">
                <text:p>0.125427</text:p>
              </table:table-cell>
              <table:table-cell office:value-type="float" office:value="3.694501">
                <text:p>3.694501</text:p>
              </table:table-cell>
              <table:table-cell office:value-type="float" office:value="0.108557">
                <text:p>0.1085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3393">
                <text:p>0.123393</text:p>
              </table:table-cell>
              <table:table-cell office:value-type="float" office:value="3.694501">
                <text:p>3.694501</text:p>
              </table:table-cell>
              <table:table-cell office:value-type="float" office:value="0.10352">
                <text:p>0.103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5345">
                <text:p>0.125345</text:p>
              </table:table-cell>
              <table:table-cell office:value-type="float" office:value="3.694501">
                <text:p>3.694501</text:p>
              </table:table-cell>
              <table:table-cell office:value-type="float" office:value="0.10242">
                <text:p>0.102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5659">
                <text:p>0.115659</text:p>
              </table:table-cell>
              <table:table-cell office:value-type="float" office:value="3.694501">
                <text:p>3.694501</text:p>
              </table:table-cell>
              <table:table-cell office:value-type="float" office:value="0.105217">
                <text:p>0.1052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3474">
                <text:p>0.113474</text:p>
              </table:table-cell>
              <table:table-cell office:value-type="float" office:value="3.694501">
                <text:p>3.694501</text:p>
              </table:table-cell>
              <table:table-cell office:value-type="float" office:value="0.100663">
                <text:p>0.1006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2343">
                <text:p>0.112343</text:p>
              </table:table-cell>
              <table:table-cell office:value-type="float" office:value="3.694501">
                <text:p>3.694501</text:p>
              </table:table-cell>
              <table:table-cell office:value-type="float" office:value="0.097368">
                <text:p>0.0973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="none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4b1f6f" draw:fill="none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width="0.026cm" svg:stroke-color="#b3b3b3" draw:fill="none" draw:fill-color="#d9d9d9"/>
    </style:style>
    <style:style style:name="ch2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5.667cm" svg:y="0.314cm" chart:style-name="ch2">
          <text:p>Speedup - Gothmog</text:p>
        </chart:title>
        <chart:legend chart:legend-position="end" svg:x="11.93cm" svg:y="1.969cm" style:legend-expansion="high" chart:style-name="ch3"/>
        <chart:plot-area chart:style-name="ch4" table:cell-range-address="Sheet1.A149:Sheet1.A155 Sheet1.C148:Sheet1.K155" chart:data-source-has-labels="both" svg:x="1.357cm" svg:y="1.684cm" svg:width="9.935cm" svg:height="6.128cm">
          <chartooo:coordinate-region svg:x="1.881cm" svg:y="1.91cm" svg:width="9.198cm" svg:height="5.202cm"/>
          <chart:axis chart:dimension="x" chart:name="primary-x" chart:style-name="ch5" chartooo:axis-type="text">
            <chart:title svg:x="5.354cm" svg:y="7.992cm" chart:style-name="ch6">
              <text:p>Nr Cores - P</text:p>
            </chart:title>
            <chart:categories table:cell-range-address="Sheet1.A149:Sheet1.A155"/>
          </chart:axis>
          <chart:axis chart:dimension="y" chart:name="primary-y" chart:style-name="ch7">
            <chart:title svg:x="0.451cm" svg:y="5.52cm" chart:style-name="ch8">
              <text:p>Speedup</text:p>
            </chart:title>
            <chart:grid chart:style-name="ch9" chart:class="major"/>
          </chart:axis>
          <chart:series chart:style-name="ch10" chart:values-cell-range-address="Sheet1.C149:Sheet1.C155" chart:label-cell-address="Sheet1.C148:Sheet1.C148" chart:class="chart:line">
            <chart:data-point chart:repeated="7"/>
          </chart:series>
          <chart:series chart:style-name="ch11" chart:values-cell-range-address="Sheet1.D149:Sheet1.D155" chart:label-cell-address="Sheet1.D148:Sheet1.D148" chart:class="chart:line">
            <chart:data-point chart:repeated="7"/>
          </chart:series>
          <chart:series chart:style-name="ch12" chart:values-cell-range-address="Sheet1.E149:Sheet1.E155" chart:label-cell-address="Sheet1.E148:Sheet1.E148" chart:class="chart:line">
            <chart:data-point chart:repeated="7"/>
          </chart:series>
          <chart:series chart:style-name="ch13" chart:values-cell-range-address="Sheet1.F149:Sheet1.F155" chart:label-cell-address="Sheet1.F148:Sheet1.F148" chart:class="chart:line">
            <chart:data-point chart:repeated="7"/>
          </chart:series>
          <chart:series chart:style-name="ch14" chart:values-cell-range-address="Sheet1.G149:Sheet1.G155" chart:label-cell-address="Sheet1.G148:Sheet1.G148" chart:class="chart:line">
            <chart:data-point chart:repeated="7"/>
          </chart:series>
          <chart:series chart:style-name="ch15" chart:values-cell-range-address="Sheet1.H149:Sheet1.H155" chart:label-cell-address="Sheet1.H148:Sheet1.H148" chart:class="chart:line">
            <chart:data-point chart:repeated="7"/>
          </chart:series>
          <chart:series chart:style-name="ch16" chart:values-cell-range-address="Sheet1.I149:Sheet1.I155" chart:label-cell-address="Sheet1.I148:Sheet1.I148" chart:class="chart:line">
            <chart:data-point chart:repeated="7"/>
          </chart:series>
          <chart:series chart:style-name="ch17" chart:values-cell-range-address="Sheet1.J149:Sheet1.J155" chart:label-cell-address="Sheet1.J148:Sheet1.J148" chart:class="chart:line">
            <chart:data-point chart:repeated="7"/>
          </chart:series>
          <chart:series chart:style-name="ch18" chart:values-cell-range-address="Sheet1.K149:Sheet1.K155" chart:label-cell-address="Sheet1.K148:Sheet1.K148" chart:class="chart:line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-N100</text:p>
                <draw:g>
                  <svg:desc>Sheet1.C148:Sheet1.C148</svg:desc>
                </draw:g>
              </table:table-cell>
              <table:table-cell office:value-type="string">
                <text:p>Speedup-N200</text:p>
                <draw:g>
                  <svg:desc>Sheet1.D148:Sheet1.D148</svg:desc>
                </draw:g>
              </table:table-cell>
              <table:table-cell office:value-type="string">
                <text:p>Speedup-N400</text:p>
                <draw:g>
                  <svg:desc>Sheet1.E148:Sheet1.E148</svg:desc>
                </draw:g>
              </table:table-cell>
              <table:table-cell office:value-type="string">
                <text:p>Speedup-N600</text:p>
                <draw:g>
                  <svg:desc>Sheet1.F148:Sheet1.F148</svg:desc>
                </draw:g>
              </table:table-cell>
              <table:table-cell office:value-type="string">
                <text:p>Speedup-N800</text:p>
                <draw:g>
                  <svg:desc>Sheet1.G148:Sheet1.G148</svg:desc>
                </draw:g>
              </table:table-cell>
              <table:table-cell office:value-type="string">
                <text:p>Speedup-N1000</text:p>
                <draw:g>
                  <svg:desc>Sheet1.H148:Sheet1.H148</svg:desc>
                </draw:g>
              </table:table-cell>
              <table:table-cell office:value-type="string">
                <text:p>Speedup-N1200</text:p>
                <draw:g>
                  <svg:desc>Sheet1.I148:Sheet1.I148</svg:desc>
                </draw:g>
              </table:table-cell>
              <table:table-cell office:value-type="string">
                <text:p>Speedup-N1400</text:p>
                <draw:g>
                  <svg:desc>Sheet1.J148:Sheet1.J148</svg:desc>
                </draw:g>
              </table:table-cell>
              <table:table-cell office:value-type="string">
                <text:p>Speedup-N1600</text:p>
                <draw:g>
                  <svg:desc>Sheet1.K148:Sheet1.K14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49:Sheet1.A155</svg:desc>
                </draw:g>
              </table:table-cell>
              <table:table-cell office:value-type="float" office:value="0.969944751381215">
                <text:p>0.969944751381215</text:p>
                <draw:g>
                  <svg:desc>Sheet1.C149:Sheet1.C155</svg:desc>
                </draw:g>
              </table:table-cell>
              <table:table-cell office:value-type="float" office:value="0.967484858144724">
                <text:p>0.967484858144724</text:p>
                <draw:g>
                  <svg:desc>Sheet1.D149:Sheet1.D155</svg:desc>
                </draw:g>
              </table:table-cell>
              <table:table-cell office:value-type="float" office:value="0.984221250876034">
                <text:p>0.984221250876034</text:p>
                <draw:g>
                  <svg:desc>Sheet1.E149:Sheet1.E155</svg:desc>
                </draw:g>
              </table:table-cell>
              <table:table-cell office:value-type="float" office:value="0.98542268375001">
                <text:p>0.98542268375001</text:p>
                <draw:g>
                  <svg:desc>Sheet1.F149:Sheet1.F155</svg:desc>
                </draw:g>
              </table:table-cell>
              <table:table-cell office:value-type="float" office:value="0.988163123976082">
                <text:p>0.988163123976082</text:p>
                <draw:g>
                  <svg:desc>Sheet1.G149:Sheet1.G155</svg:desc>
                </draw:g>
              </table:table-cell>
              <table:table-cell office:value-type="float" office:value="1.00426405839844">
                <text:p>1.00426405839844</text:p>
                <draw:g>
                  <svg:desc>Sheet1.H149:Sheet1.H155</svg:desc>
                </draw:g>
              </table:table-cell>
              <table:table-cell office:value-type="float" office:value="1.02372624093166">
                <text:p>1.02372624093166</text:p>
                <draw:g>
                  <svg:desc>Sheet1.I149:Sheet1.I155</svg:desc>
                </draw:g>
              </table:table-cell>
              <table:table-cell office:value-type="float" office:value="1.02351790850702">
                <text:p>1.02351790850702</text:p>
                <draw:g>
                  <svg:desc>Sheet1.J149:Sheet1.J155</svg:desc>
                </draw:g>
              </table:table-cell>
              <table:table-cell office:value-type="float" office:value="1.03728522258921">
                <text:p>1.03728522258921</text:p>
                <draw:g>
                  <svg:desc>Sheet1.K149:Sheet1.K15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57537688442211">
                <text:p>1.57537688442211</text:p>
              </table:table-cell>
              <table:table-cell office:value-type="float" office:value="1.83738951446906">
                <text:p>1.83738951446906</text:p>
              </table:table-cell>
              <table:table-cell office:value-type="float" office:value="1.92035789939612">
                <text:p>1.92035789939612</text:p>
              </table:table-cell>
              <table:table-cell office:value-type="float" office:value="1.92741616793551">
                <text:p>1.92741616793551</text:p>
              </table:table-cell>
              <table:table-cell office:value-type="float" office:value="1.95353365897915">
                <text:p>1.95353365897915</text:p>
              </table:table-cell>
              <table:table-cell office:value-type="float" office:value="1.97203518487049">
                <text:p>1.97203518487049</text:p>
              </table:table-cell>
              <table:table-cell office:value-type="float" office:value="1.99844606933746">
                <text:p>1.99844606933746</text:p>
              </table:table-cell>
              <table:table-cell office:value-type="float" office:value="2.0321760675498">
                <text:p>2.0321760675498</text:p>
              </table:table-cell>
              <table:table-cell office:value-type="float" office:value="2.0379660604556">
                <text:p>2.037966060455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67295980511571">
                <text:p>2.67295980511571</text:p>
              </table:table-cell>
              <table:table-cell office:value-type="float" office:value="3.37973273942094">
                <text:p>3.37973273942094</text:p>
              </table:table-cell>
              <table:table-cell office:value-type="float" office:value="3.7781233477436">
                <text:p>3.7781233477436</text:p>
              </table:table-cell>
              <table:table-cell office:value-type="float" office:value="3.79675117001022">
                <text:p>3.79675117001022</text:p>
              </table:table-cell>
              <table:table-cell office:value-type="float" office:value="3.89729990848184">
                <text:p>3.89729990848184</text:p>
              </table:table-cell>
              <table:table-cell office:value-type="float" office:value="3.92830084864501">
                <text:p>3.92830084864501</text:p>
              </table:table-cell>
              <table:table-cell office:value-type="float" office:value="4.00768404623787">
                <text:p>4.00768404623787</text:p>
              </table:table-cell>
              <table:table-cell office:value-type="float" office:value="4.05896775853578">
                <text:p>4.05896775853578</text:p>
              </table:table-cell>
              <table:table-cell office:value-type="float" office:value="4.1093428331393">
                <text:p>4.109342833139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29010494752624">
                <text:p>3.29010494752624</text:p>
              </table:table-cell>
              <table:table-cell office:value-type="float" office:value="5.60066432921203">
                <text:p>5.60066432921203</text:p>
              </table:table-cell>
              <table:table-cell office:value-type="float" office:value="7.11062982907984">
                <text:p>7.11062982907984</text:p>
              </table:table-cell>
              <table:table-cell office:value-type="float" office:value="7.33251824883624">
                <text:p>7.33251824883624</text:p>
              </table:table-cell>
              <table:table-cell office:value-type="float" office:value="7.66564969350487">
                <text:p>7.66564969350487</text:p>
              </table:table-cell>
              <table:table-cell office:value-type="float" office:value="7.76199338797549">
                <text:p>7.76199338797549</text:p>
              </table:table-cell>
              <table:table-cell office:value-type="float" office:value="7.94820886942838">
                <text:p>7.94820886942838</text:p>
              </table:table-cell>
              <table:table-cell office:value-type="float" office:value="8.05195487412703">
                <text:p>8.05195487412703</text:p>
              </table:table-cell>
              <table:table-cell office:value-type="float" office:value="8.1639662859356">
                <text:p>8.163966285935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6242774566474">
                <text:p>3.6242774566474</text:p>
              </table:table-cell>
              <table:table-cell office:value-type="float" office:value="6.82789651293588">
                <text:p>6.82789651293588</text:p>
              </table:table-cell>
              <table:table-cell office:value-type="float" office:value="11.7381389506232">
                <text:p>11.7381389506232</text:p>
              </table:table-cell>
              <table:table-cell office:value-type="float" office:value="13.2824004199751">
                <text:p>13.2824004199751</text:p>
              </table:table-cell>
              <table:table-cell office:value-type="float" office:value="14.2901579187313">
                <text:p>14.2901579187313</text:p>
              </table:table-cell>
              <table:table-cell office:value-type="float" office:value="14.8294661333663">
                <text:p>14.8294661333663</text:p>
              </table:table-cell>
              <table:table-cell office:value-type="float" office:value="15.6039083807878">
                <text:p>15.6039083807878</text:p>
              </table:table-cell>
              <table:table-cell office:value-type="float" office:value="15.7583909622685">
                <text:p>15.7583909622685</text:p>
              </table:table-cell>
              <table:table-cell office:value-type="float" office:value="16.1407283957629">
                <text:p>16.140728395762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21554770318021">
                <text:p>2.21554770318021</text:p>
              </table:table-cell>
              <table:table-cell office:value-type="float" office:value="6.19640669661086">
                <text:p>6.19640669661086</text:p>
              </table:table-cell>
              <table:table-cell office:value-type="float" office:value="14.7433703501426">
                <text:p>14.7433703501426</text:p>
              </table:table-cell>
              <table:table-cell office:value-type="float" office:value="19.9027040314651">
                <text:p>19.9027040314651</text:p>
              </table:table-cell>
              <table:table-cell office:value-type="float" office:value="23.8326041705618">
                <text:p>23.8326041705618</text:p>
              </table:table-cell>
              <table:table-cell office:value-type="float" office:value="26.1203035640211">
                <text:p>26.1203035640211</text:p>
              </table:table-cell>
              <table:table-cell office:value-type="float" office:value="28.9197589078761">
                <text:p>28.9197589078761</text:p>
              </table:table-cell>
              <table:table-cell office:value-type="float" office:value="28.6758811480297">
                <text:p>28.6758811480297</text:p>
              </table:table-cell>
              <table:table-cell office:value-type="float" office:value="30.409805610849">
                <text:p>30.40980561084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49336509016672">
                <text:p>1.49336509016672</text:p>
              </table:table-cell>
              <table:table-cell office:value-type="float" office:value="4.41454545454545">
                <text:p>4.41454545454545</text:p>
              </table:table-cell>
              <table:table-cell office:value-type="float" office:value="11.7517655025636">
                <text:p>11.7517655025636</text:p>
              </table:table-cell>
              <table:table-cell office:value-type="float" office:value="18.0974115964057">
                <text:p>18.0974115964057</text:p>
              </table:table-cell>
              <table:table-cell office:value-type="float" office:value="29.9946036676236">
                <text:p>29.9946036676236</text:p>
              </table:table-cell>
              <table:table-cell office:value-type="float" office:value="31.3451742682041">
                <text:p>31.3451742682041</text:p>
              </table:table-cell>
              <table:table-cell office:value-type="float" office:value="36.0719849850478">
                <text:p>36.0719849850478</text:p>
              </table:table-cell>
              <table:table-cell office:value-type="float" office:value="37.2116033327258">
                <text:p>37.2116033327258</text:p>
              </table:table-cell>
              <table:table-cell office:value-type="float" office:value="40.9269173186216">
                <text:p>40.92691731862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="none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4b1f6f" draw:fill="none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width="0.026cm" svg:stroke-color="#b3b3b3" draw:fill="none" draw:fill-color="#d9d9d9"/>
    </style:style>
    <style:style style:name="ch2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5.587cm" svg:y="0.314cm" chart:style-name="ch2">
          <text:p>Efficiency - Gothmog</text:p>
        </chart:title>
        <chart:legend chart:legend-position="end" svg:x="11.771cm" svg:y="1.969cm" style:legend-expansion="high" chart:style-name="ch3"/>
        <chart:plot-area chart:style-name="ch4" table:cell-range-address="Sheet1.A158:Sheet1.A164 Sheet1.C157:Sheet1.K164" chart:data-source-has-labels="both" svg:x="1.357cm" svg:y="1.684cm" svg:width="9.776cm" svg:height="6.128cm">
          <chartooo:coordinate-region svg:x="1.987cm" svg:y="1.911cm" svg:width="8.933cm" svg:height="5.201cm"/>
          <chart:axis chart:dimension="x" chart:name="primary-x" chart:style-name="ch5" chartooo:axis-type="text">
            <chart:title svg:x="5.275cm" svg:y="7.992cm" chart:style-name="ch6">
              <text:p>Nr Cores - P</text:p>
            </chart:title>
            <chart:categories table:cell-range-address="Sheet1.A158:Sheet1.A164"/>
          </chart:axis>
          <chart:axis chart:dimension="y" chart:name="primary-y" chart:style-name="ch7">
            <chart:title svg:x="0.451cm" svg:y="5.586cm" chart:style-name="ch8">
              <text:p>Efficiency</text:p>
            </chart:title>
            <chart:grid chart:style-name="ch9" chart:class="major"/>
          </chart:axis>
          <chart:series chart:style-name="ch10" chart:values-cell-range-address="Sheet1.C158:Sheet1.C164" chart:label-cell-address="Sheet1.C157:Sheet1.C157" chart:class="chart:line">
            <chart:data-point chart:repeated="7"/>
          </chart:series>
          <chart:series chart:style-name="ch11" chart:values-cell-range-address="Sheet1.D158:Sheet1.D164" chart:label-cell-address="Sheet1.D157:Sheet1.D157" chart:class="chart:line">
            <chart:data-point chart:repeated="7"/>
          </chart:series>
          <chart:series chart:style-name="ch12" chart:values-cell-range-address="Sheet1.E158:Sheet1.E164" chart:label-cell-address="Sheet1.E157:Sheet1.E157" chart:class="chart:line">
            <chart:data-point chart:repeated="7"/>
          </chart:series>
          <chart:series chart:style-name="ch13" chart:values-cell-range-address="Sheet1.F158:Sheet1.F164" chart:label-cell-address="Sheet1.F157:Sheet1.F157" chart:class="chart:line">
            <chart:data-point chart:repeated="7"/>
          </chart:series>
          <chart:series chart:style-name="ch14" chart:values-cell-range-address="Sheet1.G158:Sheet1.G164" chart:label-cell-address="Sheet1.G157:Sheet1.G157" chart:class="chart:line">
            <chart:data-point chart:repeated="7"/>
          </chart:series>
          <chart:series chart:style-name="ch15" chart:values-cell-range-address="Sheet1.H158:Sheet1.H164" chart:label-cell-address="Sheet1.H157:Sheet1.H157" chart:class="chart:line">
            <chart:data-point chart:repeated="7"/>
          </chart:series>
          <chart:series chart:style-name="ch16" chart:values-cell-range-address="Sheet1.I158:Sheet1.I164" chart:label-cell-address="Sheet1.I157:Sheet1.I157" chart:class="chart:line">
            <chart:data-point chart:repeated="7"/>
          </chart:series>
          <chart:series chart:style-name="ch17" chart:values-cell-range-address="Sheet1.J158:Sheet1.J164" chart:label-cell-address="Sheet1.J157:Sheet1.J157" chart:class="chart:line">
            <chart:data-point chart:repeated="7"/>
          </chart:series>
          <chart:series chart:style-name="ch18" chart:values-cell-range-address="Sheet1.K158:Sheet1.K164" chart:label-cell-address="Sheet1.K157:Sheet1.K157" chart:class="chart:line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-N100</text:p>
                <draw:g>
                  <svg:desc>Sheet1.C157:Sheet1.C157</svg:desc>
                </draw:g>
              </table:table-cell>
              <table:table-cell office:value-type="string">
                <text:p>Efficiency-N200</text:p>
                <draw:g>
                  <svg:desc>Sheet1.D157:Sheet1.D157</svg:desc>
                </draw:g>
              </table:table-cell>
              <table:table-cell office:value-type="string">
                <text:p>Efficiency-N400</text:p>
                <draw:g>
                  <svg:desc>Sheet1.E157:Sheet1.E157</svg:desc>
                </draw:g>
              </table:table-cell>
              <table:table-cell office:value-type="string">
                <text:p>Efficiency-N600</text:p>
                <draw:g>
                  <svg:desc>Sheet1.F157:Sheet1.F157</svg:desc>
                </draw:g>
              </table:table-cell>
              <table:table-cell office:value-type="string">
                <text:p>Efficiency-N800</text:p>
                <draw:g>
                  <svg:desc>Sheet1.G157:Sheet1.G157</svg:desc>
                </draw:g>
              </table:table-cell>
              <table:table-cell office:value-type="string">
                <text:p>Efficiency-N1000</text:p>
                <draw:g>
                  <svg:desc>Sheet1.H157:Sheet1.H157</svg:desc>
                </draw:g>
              </table:table-cell>
              <table:table-cell office:value-type="string">
                <text:p>Efficiency-N1200</text:p>
                <draw:g>
                  <svg:desc>Sheet1.I157:Sheet1.I157</svg:desc>
                </draw:g>
              </table:table-cell>
              <table:table-cell office:value-type="string">
                <text:p>Efficiency-N1400</text:p>
                <draw:g>
                  <svg:desc>Sheet1.J157:Sheet1.J157</svg:desc>
                </draw:g>
              </table:table-cell>
              <table:table-cell office:value-type="string">
                <text:p>Efficiency-N1600</text:p>
                <draw:g>
                  <svg:desc>Sheet1.K157:Sheet1.K15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58:Sheet1.A164</svg:desc>
                </draw:g>
              </table:table-cell>
              <table:table-cell office:value-type="float" office:value="0.969944751381215">
                <text:p>0.969944751381215</text:p>
                <draw:g>
                  <svg:desc>Sheet1.C158:Sheet1.C164</svg:desc>
                </draw:g>
              </table:table-cell>
              <table:table-cell office:value-type="float" office:value="0.967484858144724">
                <text:p>0.967484858144724</text:p>
                <draw:g>
                  <svg:desc>Sheet1.D158:Sheet1.D164</svg:desc>
                </draw:g>
              </table:table-cell>
              <table:table-cell office:value-type="float" office:value="0.984221250876034">
                <text:p>0.984221250876034</text:p>
                <draw:g>
                  <svg:desc>Sheet1.E158:Sheet1.E164</svg:desc>
                </draw:g>
              </table:table-cell>
              <table:table-cell office:value-type="float" office:value="0.98542268375001">
                <text:p>0.98542268375001</text:p>
                <draw:g>
                  <svg:desc>Sheet1.F158:Sheet1.F164</svg:desc>
                </draw:g>
              </table:table-cell>
              <table:table-cell office:value-type="float" office:value="0.988163123976082">
                <text:p>0.988163123976082</text:p>
                <draw:g>
                  <svg:desc>Sheet1.G158:Sheet1.G164</svg:desc>
                </draw:g>
              </table:table-cell>
              <table:table-cell office:value-type="float" office:value="1.00426405839844">
                <text:p>1.00426405839844</text:p>
                <draw:g>
                  <svg:desc>Sheet1.H158:Sheet1.H164</svg:desc>
                </draw:g>
              </table:table-cell>
              <table:table-cell office:value-type="float" office:value="1.02372624093166">
                <text:p>1.02372624093166</text:p>
                <draw:g>
                  <svg:desc>Sheet1.I158:Sheet1.I164</svg:desc>
                </draw:g>
              </table:table-cell>
              <table:table-cell office:value-type="float" office:value="1.02351790850702">
                <text:p>1.02351790850702</text:p>
                <draw:g>
                  <svg:desc>Sheet1.J158:Sheet1.J164</svg:desc>
                </draw:g>
              </table:table-cell>
              <table:table-cell office:value-type="float" office:value="1.03728522258921">
                <text:p>1.03728522258921</text:p>
                <draw:g>
                  <svg:desc>Sheet1.K158:Sheet1.K16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787688442211055">
                <text:p>0.787688442211055</text:p>
              </table:table-cell>
              <table:table-cell office:value-type="float" office:value="0.918694757234532">
                <text:p>0.918694757234532</text:p>
              </table:table-cell>
              <table:table-cell office:value-type="float" office:value="0.960178949698062">
                <text:p>0.960178949698062</text:p>
              </table:table-cell>
              <table:table-cell office:value-type="float" office:value="0.963708083967757">
                <text:p>0.963708083967757</text:p>
              </table:table-cell>
              <table:table-cell office:value-type="float" office:value="0.976766829489575">
                <text:p>0.976766829489575</text:p>
              </table:table-cell>
              <table:table-cell office:value-type="float" office:value="0.986017592435243">
                <text:p>0.986017592435243</text:p>
              </table:table-cell>
              <table:table-cell office:value-type="float" office:value="0.999223034668729">
                <text:p>0.999223034668729</text:p>
              </table:table-cell>
              <table:table-cell office:value-type="float" office:value="1.0160880337749">
                <text:p>1.0160880337749</text:p>
              </table:table-cell>
              <table:table-cell office:value-type="float" office:value="1.0189830302278">
                <text:p>1.018983030227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68239951278928">
                <text:p>0.668239951278928</text:p>
              </table:table-cell>
              <table:table-cell office:value-type="float" office:value="0.844933184855234">
                <text:p>0.844933184855234</text:p>
              </table:table-cell>
              <table:table-cell office:value-type="float" office:value="0.9445308369359">
                <text:p>0.9445308369359</text:p>
              </table:table-cell>
              <table:table-cell office:value-type="float" office:value="0.949187792502555">
                <text:p>0.949187792502555</text:p>
              </table:table-cell>
              <table:table-cell office:value-type="float" office:value="0.974324977120459">
                <text:p>0.974324977120459</text:p>
              </table:table-cell>
              <table:table-cell office:value-type="float" office:value="0.982075212161253">
                <text:p>0.982075212161253</text:p>
              </table:table-cell>
              <table:table-cell office:value-type="float" office:value="1.00192101155947">
                <text:p>1.00192101155947</text:p>
              </table:table-cell>
              <table:table-cell office:value-type="float" office:value="1.01474193963395">
                <text:p>1.01474193963395</text:p>
              </table:table-cell>
              <table:table-cell office:value-type="float" office:value="1.02733570828482">
                <text:p>1.0273357082848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41126311844078">
                <text:p>0.41126311844078</text:p>
              </table:table-cell>
              <table:table-cell office:value-type="float" office:value="0.700083041151504">
                <text:p>0.700083041151504</text:p>
              </table:table-cell>
              <table:table-cell office:value-type="float" office:value="0.88882872863498">
                <text:p>0.88882872863498</text:p>
              </table:table-cell>
              <table:table-cell office:value-type="float" office:value="0.91656478110453">
                <text:p>0.91656478110453</text:p>
              </table:table-cell>
              <table:table-cell office:value-type="float" office:value="0.958206211688109">
                <text:p>0.958206211688109</text:p>
              </table:table-cell>
              <table:table-cell office:value-type="float" office:value="0.970249173496936">
                <text:p>0.970249173496936</text:p>
              </table:table-cell>
              <table:table-cell office:value-type="float" office:value="0.993526108678548">
                <text:p>0.993526108678548</text:p>
              </table:table-cell>
              <table:table-cell office:value-type="float" office:value="1.00649435926588">
                <text:p>1.00649435926588</text:p>
              </table:table-cell>
              <table:table-cell office:value-type="float" office:value="1.02049578574195">
                <text:p>1.0204957857419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26517341040462">
                <text:p>0.226517341040462</text:p>
              </table:table-cell>
              <table:table-cell office:value-type="float" office:value="0.426743532058493">
                <text:p>0.426743532058493</text:p>
              </table:table-cell>
              <table:table-cell office:value-type="float" office:value="0.733633684413953">
                <text:p>0.733633684413953</text:p>
              </table:table-cell>
              <table:table-cell office:value-type="float" office:value="0.830150026248441">
                <text:p>0.830150026248441</text:p>
              </table:table-cell>
              <table:table-cell office:value-type="float" office:value="0.893134869920704">
                <text:p>0.893134869920704</text:p>
              </table:table-cell>
              <table:table-cell office:value-type="float" office:value="0.926841633335392">
                <text:p>0.926841633335392</text:p>
              </table:table-cell>
              <table:table-cell office:value-type="float" office:value="0.975244273799239">
                <text:p>0.975244273799239</text:p>
              </table:table-cell>
              <table:table-cell office:value-type="float" office:value="0.984899435141782">
                <text:p>0.984899435141782</text:p>
              </table:table-cell>
              <table:table-cell office:value-type="float" office:value="1.00879552473518">
                <text:p>1.0087955247351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692358657243816">
                <text:p>0.0692358657243816</text:p>
              </table:table-cell>
              <table:table-cell office:value-type="float" office:value="0.193637709269089">
                <text:p>0.193637709269089</text:p>
              </table:table-cell>
              <table:table-cell office:value-type="float" office:value="0.460730323441956">
                <text:p>0.460730323441956</text:p>
              </table:table-cell>
              <table:table-cell office:value-type="float" office:value="0.621959500983284">
                <text:p>0.621959500983284</text:p>
              </table:table-cell>
              <table:table-cell office:value-type="float" office:value="0.744768880330055">
                <text:p>0.744768880330055</text:p>
              </table:table-cell>
              <table:table-cell office:value-type="float" office:value="0.81625948637566">
                <text:p>0.81625948637566</text:p>
              </table:table-cell>
              <table:table-cell office:value-type="float" office:value="0.90374246587113">
                <text:p>0.90374246587113</text:p>
              </table:table-cell>
              <table:table-cell office:value-type="float" office:value="0.896121285875928">
                <text:p>0.896121285875928</text:p>
              </table:table-cell>
              <table:table-cell office:value-type="float" office:value="0.950306425339032">
                <text:p>0.95030642533903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311117727118067">
                <text:p>0.0311117727118067</text:p>
              </table:table-cell>
              <table:table-cell office:value-type="float" office:value="0.091969696969697">
                <text:p>0.091969696969697</text:p>
              </table:table-cell>
              <table:table-cell office:value-type="float" office:value="0.244828447970075">
                <text:p>0.244828447970075</text:p>
              </table:table-cell>
              <table:table-cell office:value-type="float" office:value="0.377029408258453">
                <text:p>0.377029408258453</text:p>
              </table:table-cell>
              <table:table-cell office:value-type="float" office:value="0.624887576408824">
                <text:p>0.624887576408824</text:p>
              </table:table-cell>
              <table:table-cell office:value-type="float" office:value="0.653024463920919">
                <text:p>0.653024463920919</text:p>
              </table:table-cell>
              <table:table-cell office:value-type="float" office:value="0.751499687188495">
                <text:p>0.751499687188495</text:p>
              </table:table-cell>
              <table:table-cell office:value-type="float" office:value="0.775241736098455">
                <text:p>0.775241736098455</text:p>
              </table:table-cell>
              <table:table-cell office:value-type="float" office:value="0.852644110804617">
                <text:p>0.8526441108046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one"/>
      <style:graphic-properties svg:stroke-width="0.079cm" svg:stroke-color="#5b9bd5" draw:fill="none" draw:fill-color="#5b9bd5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79cm" svg:stroke-color="#ed7d31" draw:fill="none" draw:fill-color="#ed7d31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79cm" svg:stroke-color="#a5a5a5" draw:fill="none" draw:fill-color="#a5a5a5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79cm" svg:stroke-color="#ffc000" draw:fill="none" draw:fill-color="#ffc00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79cm" svg:stroke-color="#4472c4" draw:fill="none" draw:fill-color="#4472c4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79cm" svg:stroke-color="#70ad47" draw:fill="none" draw:fill-color="#70ad47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79cm" svg:stroke-color="#255e91" draw:fill="none" draw:fill-color="#255e9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79cm" svg:stroke-color="#9e480e" draw:fill="none" draw:fill-color="#9e480e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79cm" svg:stroke-color="#636363" draw:fill="none" draw:fill-color="#636363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79cm" svg:stroke-color="#997300" draw:fill="none" draw:fill-color="#9973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79cm" svg:stroke-color="#264478" draw:fill="none" draw:fill-color="#264478"/>
      <style:text-properties fo:font-size="10pt" style:font-size-asian="10pt" style:font-size-complex="10pt"/>
    </style:style>
    <style:style style:name="ch19" style:family="chart">
      <style:graphic-properties draw:fill="none" draw:fill-color="#d9d9d9"/>
    </style:style>
    <style:style style:name="ch20" style:family="chart">
      <style:graphic-properties draw:fill-color="#d9d9d9"/>
    </style:style>
  </office:automatic-styles>
  <office:body>
    <office:chart>
      <chart:chart svg:width="12.701cm" svg:height="7.621cm" xlink:href=".." xlink:type="simple" chart:class="chart:line" chart:style-name="ch1">
        <chart:title svg:x="2.502cm" svg:y="0.368cm" chart:style-name="ch2">
          <text:p>Speedup (pthread, Gothmog)</text:p>
        </chart:title>
        <chart:legend chart:legend-position="bottom" svg:x="0.582cm" svg:y="6.34cm" style:legend-expansion="wide" chart:style-name="ch3"/>
        <chart:plot-area chart:style-name="ch4" table:cell-range-address="Sheet1.E13:Sheet1.P19 Sheet1.E2:Sheet1.O2" chart:data-source-has-labels="both" svg:x="0.704cm" svg:y="1.649cm" svg:width="11.489cm" svg:height="4.119cm">
          <chartooo:coordinate-region svg:x="1.228cm" svg:y="1.848cm" svg:width="10.752cm" svg:height="3.273cm"/>
          <chart:axis chart:dimension="x" chart:name="primary-x" chart:style-name="ch5" chartooo:axis-type="text">
            <chart:categories table:cell-range-address="Sheet1.P13:Sheet1.P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E13:Sheet1.E19" chart:label-cell-address="Sheet1.E2:Sheet1.E2" chart:class="chart:line">
            <chart:data-point chart:repeated="7"/>
          </chart:series>
          <chart:series chart:style-name="ch9" chart:values-cell-range-address="Sheet1.F13:Sheet1.F19" chart:label-cell-address="Sheet1.F2:Sheet1.F2" chart:class="chart:line">
            <chart:data-point chart:repeated="7"/>
          </chart:series>
          <chart:series chart:style-name="ch10" chart:values-cell-range-address="Sheet1.G13:Sheet1.G19" chart:label-cell-address="Sheet1.G2:Sheet1.G2" chart:class="chart:line">
            <chart:data-point chart:repeated="7"/>
          </chart:series>
          <chart:series chart:style-name="ch11" chart:values-cell-range-address="Sheet1.H13:Sheet1.H19" chart:label-cell-address="Sheet1.H2:Sheet1.H2" chart:class="chart:line">
            <chart:data-point chart:repeated="7"/>
          </chart:series>
          <chart:series chart:style-name="ch12" chart:values-cell-range-address="Sheet1.I13:Sheet1.I19" chart:label-cell-address="Sheet1.I2:Sheet1.I2" chart:class="chart:line">
            <chart:data-point chart:repeated="7"/>
          </chart:series>
          <chart:series chart:style-name="ch13" chart:values-cell-range-address="Sheet1.J13:Sheet1.J19" chart:label-cell-address="Sheet1.J2:Sheet1.J2" chart:class="chart:line">
            <chart:data-point chart:repeated="7"/>
          </chart:series>
          <chart:series chart:style-name="ch14" chart:values-cell-range-address="Sheet1.K13:Sheet1.K19" chart:label-cell-address="Sheet1.K2:Sheet1.K2" chart:class="chart:line">
            <chart:data-point chart:repeated="7"/>
          </chart:series>
          <chart:series chart:style-name="ch15" chart:values-cell-range-address="Sheet1.L13:Sheet1.L19" chart:label-cell-address="Sheet1.L2:Sheet1.L2" chart:class="chart:line">
            <chart:data-point chart:repeated="7"/>
          </chart:series>
          <chart:series chart:style-name="ch16" chart:values-cell-range-address="Sheet1.M13:Sheet1.M19" chart:label-cell-address="Sheet1.M2:Sheet1.M2" chart:class="chart:line">
            <chart:data-point chart:repeated="7"/>
          </chart:series>
          <chart:series chart:style-name="ch17" chart:values-cell-range-address="Sheet1.N13:Sheet1.N19" chart:label-cell-address="Sheet1.N2:Sheet1.N2" chart:class="chart:line">
            <chart:data-point chart:repeated="7"/>
          </chart:series>
          <chart:series chart:style-name="ch18" chart:values-cell-range-address="Sheet1.O13:Sheet1.O19" chart:label-cell-address="Sheet1.O2:Sheet1.O2" chart:class="chart:line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</text:p>
                <draw:g>
                  <svg:desc>Sheet1.E2:Sheet1.E2</svg:desc>
                </draw:g>
              </table:table-cell>
              <table:table-cell office:value-type="string">
                <text:p>100</text:p>
                <draw:g>
                  <svg:desc>Sheet1.F2:Sheet1.F2</svg:desc>
                </draw:g>
              </table:table-cell>
              <table:table-cell office:value-type="string">
                <text:p>200</text:p>
                <draw:g>
                  <svg:desc>Sheet1.G2:Sheet1.G2</svg:desc>
                </draw:g>
              </table:table-cell>
              <table:table-cell office:value-type="string">
                <text:p>400</text:p>
                <draw:g>
                  <svg:desc>Sheet1.H2:Sheet1.H2</svg:desc>
                </draw:g>
              </table:table-cell>
              <table:table-cell office:value-type="string">
                <text:p>600</text:p>
                <draw:g>
                  <svg:desc>Sheet1.I2:Sheet1.I2</svg:desc>
                </draw:g>
              </table:table-cell>
              <table:table-cell office:value-type="string">
                <text:p>800</text:p>
                <draw:g>
                  <svg:desc>Sheet1.J2:Sheet1.J2</svg:desc>
                </draw:g>
              </table:table-cell>
              <table:table-cell office:value-type="string">
                <text:p>1000</text:p>
                <draw:g>
                  <svg:desc>Sheet1.K2:Sheet1.K2</svg:desc>
                </draw:g>
              </table:table-cell>
              <table:table-cell office:value-type="string">
                <text:p>1200</text:p>
                <draw:g>
                  <svg:desc>Sheet1.L2:Sheet1.L2</svg:desc>
                </draw:g>
              </table:table-cell>
              <table:table-cell office:value-type="string">
                <text:p>1400</text:p>
                <draw:g>
                  <svg:desc>Sheet1.M2:Sheet1.M2</svg:desc>
                </draw:g>
              </table:table-cell>
              <table:table-cell office:value-type="string">
                <text:p>1600</text:p>
                <draw:g>
                  <svg:desc>Sheet1.N2:Sheet1.N2</svg:desc>
                </draw:g>
              </table:table-cell>
              <table:table-cell office:value-type="string">
                <text:p>2600</text:p>
                <draw:g>
                  <svg:desc>Sheet1.O2:Sheet1.O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P13:Sheet1.P19</svg:desc>
                </draw:g>
              </table:table-cell>
              <table:table-cell office:value-type="float" office:value="0.516500383729854">
                <text:p>0.516500383729854</text:p>
                <draw:g>
                  <svg:desc>Sheet1.E13:Sheet1.E19</svg:desc>
                </draw:g>
              </table:table-cell>
              <table:table-cell office:value-type="float" office:value="0.954753099847727">
                <text:p>0.954753099847727</text:p>
                <draw:g>
                  <svg:desc>Sheet1.F13:Sheet1.F19</svg:desc>
                </draw:g>
              </table:table-cell>
              <table:table-cell office:value-type="float" office:value="1.24359762343782">
                <text:p>1.24359762343782</text:p>
                <draw:g>
                  <svg:desc>Sheet1.G13:Sheet1.G19</svg:desc>
                </draw:g>
              </table:table-cell>
              <table:table-cell office:value-type="float" office:value="1.32985210242263">
                <text:p>1.32985210242263</text:p>
                <draw:g>
                  <svg:desc>Sheet1.H13:Sheet1.H19</svg:desc>
                </draw:g>
              </table:table-cell>
              <table:table-cell office:value-type="float" office:value="1.24520461144741">
                <text:p>1.24520461144741</text:p>
                <draw:g>
                  <svg:desc>Sheet1.I13:Sheet1.I19</svg:desc>
                </draw:g>
              </table:table-cell>
              <table:table-cell office:value-type="float" office:value="1.25437392041954">
                <text:p>1.25437392041954</text:p>
                <draw:g>
                  <svg:desc>Sheet1.J13:Sheet1.J19</svg:desc>
                </draw:g>
              </table:table-cell>
              <table:table-cell office:value-type="float" office:value="1.24497900979111">
                <text:p>1.24497900979111</text:p>
                <draw:g>
                  <svg:desc>Sheet1.K13:Sheet1.K19</svg:desc>
                </draw:g>
              </table:table-cell>
              <table:table-cell office:value-type="float" office:value="1.28135031869845">
                <text:p>1.28135031869845</text:p>
                <draw:g>
                  <svg:desc>Sheet1.L13:Sheet1.L19</svg:desc>
                </draw:g>
              </table:table-cell>
              <table:table-cell office:value-type="float" office:value="1.27290240697851">
                <text:p>1.27290240697851</text:p>
                <draw:g>
                  <svg:desc>Sheet1.M13:Sheet1.M19</svg:desc>
                </draw:g>
              </table:table-cell>
              <table:table-cell office:value-type="float" office:value="1.27630777264199">
                <text:p>1.27630777264199</text:p>
                <draw:g>
                  <svg:desc>Sheet1.N13:Sheet1.N19</svg:desc>
                </draw:g>
              </table:table-cell>
              <table:table-cell office:value-type="float" office:value="1.27273644544415">
                <text:p>1.27273644544415</text:p>
                <draw:g>
                  <svg:desc>Sheet1.O13:Sheet1.O1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49747474747475">
                <text:p>0.849747474747475</text:p>
              </table:table-cell>
              <table:table-cell office:value-type="float" office:value="1.20082079343365">
                <text:p>1.20082079343365</text:p>
              </table:table-cell>
              <table:table-cell office:value-type="float" office:value="2.49199441661877">
                <text:p>2.49199441661877</text:p>
              </table:table-cell>
              <table:table-cell office:value-type="float" office:value="2.52765842341264">
                <text:p>2.52765842341264</text:p>
              </table:table-cell>
              <table:table-cell office:value-type="float" office:value="2.46776617177761">
                <text:p>2.46776617177761</text:p>
              </table:table-cell>
              <table:table-cell office:value-type="float" office:value="2.48039684979718">
                <text:p>2.48039684979718</text:p>
              </table:table-cell>
              <table:table-cell office:value-type="float" office:value="2.47481513314859">
                <text:p>2.47481513314859</text:p>
              </table:table-cell>
              <table:table-cell office:value-type="float" office:value="2.55558732685619">
                <text:p>2.55558732685619</text:p>
              </table:table-cell>
              <table:table-cell office:value-type="float" office:value="2.48080312818722">
                <text:p>2.48080312818722</text:p>
              </table:table-cell>
              <table:table-cell office:value-type="float" office:value="2.50270982630876">
                <text:p>2.50270982630876</text:p>
              </table:table-cell>
              <table:table-cell office:value-type="float" office:value="2.52970386514135">
                <text:p>2.5297038651413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20656634746922">
                <text:p>0.920656634746922</text:p>
              </table:table-cell>
              <table:table-cell office:value-type="float" office:value="1.68872643324356">
                <text:p>1.68872643324356</text:p>
              </table:table-cell>
              <table:table-cell office:value-type="float" office:value="4.13206262763785">
                <text:p>4.13206262763785</text:p>
              </table:table-cell>
              <table:table-cell office:value-type="float" office:value="4.93692595301959">
                <text:p>4.93692595301959</text:p>
              </table:table-cell>
              <table:table-cell office:value-type="float" office:value="4.85251423434222">
                <text:p>4.85251423434222</text:p>
              </table:table-cell>
              <table:table-cell office:value-type="float" office:value="4.99921824547092">
                <text:p>4.99921824547092</text:p>
              </table:table-cell>
              <table:table-cell office:value-type="float" office:value="5.16146453421341">
                <text:p>5.16146453421341</text:p>
              </table:table-cell>
              <table:table-cell office:value-type="float" office:value="5.13769996932141">
                <text:p>5.13769996932141</text:p>
              </table:table-cell>
              <table:table-cell office:value-type="float" office:value="4.93841052591228">
                <text:p>4.93841052591228</text:p>
              </table:table-cell>
              <table:table-cell office:value-type="float" office:value="4.97159133407809">
                <text:p>4.97159133407809</text:p>
              </table:table-cell>
              <table:table-cell office:value-type="float" office:value="4.90435452061738">
                <text:p>4.9043545206173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587772925764192">
                <text:p>0.587772925764192</text:p>
              </table:table-cell>
              <table:table-cell office:value-type="float" office:value="2.16420118343195">
                <text:p>2.16420118343195</text:p>
              </table:table-cell>
              <table:table-cell office:value-type="float" office:value="6.67032967032967">
                <text:p>6.67032967032967</text:p>
              </table:table-cell>
              <table:table-cell office:value-type="float" office:value="7.82013647482941">
                <text:p>7.82013647482941</text:p>
              </table:table-cell>
              <table:table-cell office:value-type="float" office:value="9.1552213490134">
                <text:p>9.1552213490134</text:p>
              </table:table-cell>
              <table:table-cell office:value-type="float" office:value="9.93621709261357">
                <text:p>9.93621709261357</text:p>
              </table:table-cell>
              <table:table-cell office:value-type="float" office:value="9.86617332405212">
                <text:p>9.86617332405212</text:p>
              </table:table-cell>
              <table:table-cell office:value-type="float" office:value="10.5357344637082">
                <text:p>10.5357344637082</text:p>
              </table:table-cell>
              <table:table-cell office:value-type="float" office:value="9.81374625918201">
                <text:p>9.81374625918201</text:p>
              </table:table-cell>
              <table:table-cell office:value-type="float" office:value="9.99887053696808">
                <text:p>9.99887053696808</text:p>
              </table:table-cell>
              <table:table-cell office:value-type="float" office:value="9.65939628089029">
                <text:p>9.6593962808902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93886462882096">
                <text:p>0.293886462882096</text:p>
              </table:table-cell>
              <table:table-cell office:value-type="float" office:value="1.73204419889503">
                <text:p>1.73204419889503</text:p>
              </table:table-cell>
              <table:table-cell office:value-type="float" office:value="4.9567205618161">
                <text:p>4.9567205618161</text:p>
              </table:table-cell>
              <table:table-cell office:value-type="float" office:value="12.9019170516701">
                <text:p>12.9019170516701</text:p>
              </table:table-cell>
              <table:table-cell office:value-type="float" office:value="16.0290233810457">
                <text:p>16.0290233810457</text:p>
              </table:table-cell>
              <table:table-cell office:value-type="float" office:value="17.8530905695612">
                <text:p>17.8530905695612</text:p>
              </table:table-cell>
              <table:table-cell office:value-type="float" office:value="19.1339752722346">
                <text:p>19.1339752722346</text:p>
              </table:table-cell>
              <table:table-cell office:value-type="float" office:value="20.4774871565051">
                <text:p>20.4774871565051</text:p>
              </table:table-cell>
              <table:table-cell office:value-type="float" office:value="19.966895335235">
                <text:p>19.966895335235</text:p>
              </table:table-cell>
              <table:table-cell office:value-type="float" office:value="20.2871637338374">
                <text:p>20.2871637338374</text:p>
              </table:table-cell>
              <table:table-cell office:value-type="float" office:value="19.39515916044">
                <text:p>19.3951591604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36317601782459">
                <text:p>0.136317601782459</text:p>
              </table:table-cell>
              <table:table-cell office:value-type="float" office:value="0.852564102564103">
                <text:p>0.852564102564103</text:p>
              </table:table-cell>
              <table:table-cell office:value-type="float" office:value="4.67066789781471">
                <text:p>4.67066789781471</text:p>
              </table:table-cell>
              <table:table-cell office:value-type="float" office:value="15.1724224067945">
                <text:p>15.1724224067945</text:p>
              </table:table-cell>
              <table:table-cell office:value-type="float" office:value="24.0542499777177">
                <text:p>24.0542499777177</text:p>
              </table:table-cell>
              <table:table-cell office:value-type="float" office:value="29.6196362735074">
                <text:p>29.6196362735074</text:p>
              </table:table-cell>
              <table:table-cell office:value-type="float" office:value="35.0715296609783">
                <text:p>35.0715296609783</text:p>
              </table:table-cell>
              <table:table-cell office:value-type="float" office:value="37.9083841547168">
                <text:p>37.9083841547168</text:p>
              </table:table-cell>
              <table:table-cell office:value-type="float" office:value="38.0955696759545">
                <text:p>38.0955696759545</text:p>
              </table:table-cell>
              <table:table-cell office:value-type="float" office:value="38.1150584078654">
                <text:p>38.1150584078654</text:p>
              </table:table-cell>
              <table:table-cell office:value-type="float" office:value="28.804401767236">
                <text:p>28.80440176723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933684794672586">
                <text:p>0.0933684794672586</text:p>
              </table:table-cell>
              <table:table-cell office:value-type="float" office:value="0.576438140267928">
                <text:p>0.576438140267928</text:p>
              </table:table-cell>
              <table:table-cell office:value-type="float" office:value="3.7052862898303">
                <text:p>3.7052862898303</text:p>
              </table:table-cell>
              <table:table-cell office:value-type="float" office:value="14.3523156899811">
                <text:p>14.3523156899811</text:p>
              </table:table-cell>
              <table:table-cell office:value-type="float" office:value="26.3383864671438">
                <text:p>26.3383864671438</text:p>
              </table:table-cell>
              <table:table-cell office:value-type="float" office:value="38.3864206701331">
                <text:p>38.3864206701331</text:p>
              </table:table-cell>
              <table:table-cell office:value-type="float" office:value="47.6069184338708">
                <text:p>47.6069184338708</text:p>
              </table:table-cell>
              <table:table-cell office:value-type="float" office:value="55.1024230130335">
                <text:p>55.1024230130335</text:p>
              </table:table-cell>
              <table:table-cell office:value-type="float" office:value="54.7561287841605">
                <text:p>54.7561287841605</text:p>
              </table:table-cell>
              <table:table-cell office:value-type="float" office:value="45.9399408605597">
                <text:p>45.9399408605597</text:p>
              </table:table-cell>
              <table:table-cell office:value-type="float" office:value="28.8882221361633">
                <text:p>28.88822213616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one"/>
      <style:graphic-properties svg:stroke-width="0.079cm" svg:stroke-color="#5b9bd5" draw:fill="none" draw:fill-color="#5b9bd5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79cm" svg:stroke-color="#ed7d31" draw:fill="none" draw:fill-color="#ed7d31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79cm" svg:stroke-color="#a5a5a5" draw:fill="none" draw:fill-color="#a5a5a5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79cm" svg:stroke-color="#ffc000" draw:fill="none" draw:fill-color="#ffc00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79cm" svg:stroke-color="#4472c4" draw:fill="none" draw:fill-color="#4472c4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79cm" svg:stroke-color="#70ad47" draw:fill="none" draw:fill-color="#70ad47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79cm" svg:stroke-color="#255e91" draw:fill="none" draw:fill-color="#255e9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79cm" svg:stroke-color="#9e480e" draw:fill="none" draw:fill-color="#9e480e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79cm" svg:stroke-color="#636363" draw:fill="none" draw:fill-color="#636363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79cm" svg:stroke-color="#997300" draw:fill="none" draw:fill-color="#9973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79cm" svg:stroke-color="#264478" draw:fill="none" draw:fill-color="#264478"/>
      <style:text-properties fo:font-size="10pt" style:font-size-asian="10pt" style:font-size-complex="10pt"/>
    </style:style>
    <style:style style:name="ch19" style:family="chart">
      <style:graphic-properties draw:fill="none" draw:fill-color="#d9d9d9"/>
    </style:style>
    <style:style style:name="ch20" style:family="chart">
      <style:graphic-properties draw:fill-color="#d9d9d9"/>
    </style:style>
  </office:automatic-styles>
  <office:body>
    <office:chart>
      <chart:chart svg:width="12.701cm" svg:height="7.621cm" xlink:href=".." xlink:type="simple" chart:class="chart:line" chart:style-name="ch1">
        <chart:title svg:x="2.49cm" svg:y="0.288cm" chart:style-name="ch2">
          <text:p>Efficiency (pthread, Gothmog)</text:p>
        </chart:title>
        <chart:legend chart:legend-position="bottom" svg:x="0.582cm" svg:y="6.34cm" style:legend-expansion="wide" chart:style-name="ch3"/>
        <chart:plot-area chart:style-name="ch4" table:cell-range-address="Sheet1.E21:Sheet1.P27 Sheet1.E2:Sheet1.O2" chart:data-source-has-labels="both" svg:x="0.704cm" svg:y="1.649cm" svg:width="11.489cm" svg:height="4.119cm">
          <chartooo:coordinate-region svg:x="1.334cm" svg:y="1.848cm" svg:width="10.646cm" svg:height="3.273cm"/>
          <chart:axis chart:dimension="x" chart:name="primary-x" chart:style-name="ch5" chartooo:axis-type="text">
            <chart:categories table:cell-range-address="Sheet1.P21:Sheet1.P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E21:Sheet1.E27" chart:label-cell-address="Sheet1.E2:Sheet1.E2" chart:class="chart:line">
            <chart:data-point chart:repeated="7"/>
          </chart:series>
          <chart:series chart:style-name="ch9" chart:values-cell-range-address="Sheet1.F21:Sheet1.F27" chart:label-cell-address="Sheet1.F2:Sheet1.F2" chart:class="chart:line">
            <chart:data-point chart:repeated="7"/>
          </chart:series>
          <chart:series chart:style-name="ch10" chart:values-cell-range-address="Sheet1.G21:Sheet1.G27" chart:label-cell-address="Sheet1.G2:Sheet1.G2" chart:class="chart:line">
            <chart:data-point chart:repeated="7"/>
          </chart:series>
          <chart:series chart:style-name="ch11" chart:values-cell-range-address="Sheet1.H21:Sheet1.H27" chart:label-cell-address="Sheet1.H2:Sheet1.H2" chart:class="chart:line">
            <chart:data-point chart:repeated="7"/>
          </chart:series>
          <chart:series chart:style-name="ch12" chart:values-cell-range-address="Sheet1.I21:Sheet1.I27" chart:label-cell-address="Sheet1.I2:Sheet1.I2" chart:class="chart:line">
            <chart:data-point chart:repeated="7"/>
          </chart:series>
          <chart:series chart:style-name="ch13" chart:values-cell-range-address="Sheet1.J21:Sheet1.J27" chart:label-cell-address="Sheet1.J2:Sheet1.J2" chart:class="chart:line">
            <chart:data-point chart:repeated="7"/>
          </chart:series>
          <chart:series chart:style-name="ch14" chart:values-cell-range-address="Sheet1.K21:Sheet1.K27" chart:label-cell-address="Sheet1.K2:Sheet1.K2" chart:class="chart:line">
            <chart:data-point chart:repeated="7"/>
          </chart:series>
          <chart:series chart:style-name="ch15" chart:values-cell-range-address="Sheet1.L21:Sheet1.L27" chart:label-cell-address="Sheet1.L2:Sheet1.L2" chart:class="chart:line">
            <chart:data-point chart:repeated="7"/>
          </chart:series>
          <chart:series chart:style-name="ch16" chart:values-cell-range-address="Sheet1.M21:Sheet1.M27" chart:label-cell-address="Sheet1.M2:Sheet1.M2" chart:class="chart:line">
            <chart:data-point chart:repeated="7"/>
          </chart:series>
          <chart:series chart:style-name="ch17" chart:values-cell-range-address="Sheet1.N21:Sheet1.N27" chart:label-cell-address="Sheet1.N2:Sheet1.N2" chart:class="chart:line">
            <chart:data-point chart:repeated="7"/>
          </chart:series>
          <chart:series chart:style-name="ch18" chart:values-cell-range-address="Sheet1.O21:Sheet1.O27" chart:label-cell-address="Sheet1.O2:Sheet1.O2" chart:class="chart:line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</text:p>
                <draw:g>
                  <svg:desc>Sheet1.E2:Sheet1.E2</svg:desc>
                </draw:g>
              </table:table-cell>
              <table:table-cell office:value-type="string">
                <text:p>100</text:p>
                <draw:g>
                  <svg:desc>Sheet1.F2:Sheet1.F2</svg:desc>
                </draw:g>
              </table:table-cell>
              <table:table-cell office:value-type="string">
                <text:p>200</text:p>
                <draw:g>
                  <svg:desc>Sheet1.G2:Sheet1.G2</svg:desc>
                </draw:g>
              </table:table-cell>
              <table:table-cell office:value-type="string">
                <text:p>400</text:p>
                <draw:g>
                  <svg:desc>Sheet1.H2:Sheet1.H2</svg:desc>
                </draw:g>
              </table:table-cell>
              <table:table-cell office:value-type="string">
                <text:p>600</text:p>
                <draw:g>
                  <svg:desc>Sheet1.I2:Sheet1.I2</svg:desc>
                </draw:g>
              </table:table-cell>
              <table:table-cell office:value-type="string">
                <text:p>800</text:p>
                <draw:g>
                  <svg:desc>Sheet1.J2:Sheet1.J2</svg:desc>
                </draw:g>
              </table:table-cell>
              <table:table-cell office:value-type="string">
                <text:p>1000</text:p>
                <draw:g>
                  <svg:desc>Sheet1.K2:Sheet1.K2</svg:desc>
                </draw:g>
              </table:table-cell>
              <table:table-cell office:value-type="string">
                <text:p>1200</text:p>
                <draw:g>
                  <svg:desc>Sheet1.L2:Sheet1.L2</svg:desc>
                </draw:g>
              </table:table-cell>
              <table:table-cell office:value-type="string">
                <text:p>1400</text:p>
                <draw:g>
                  <svg:desc>Sheet1.M2:Sheet1.M2</svg:desc>
                </draw:g>
              </table:table-cell>
              <table:table-cell office:value-type="string">
                <text:p>1600</text:p>
                <draw:g>
                  <svg:desc>Sheet1.N2:Sheet1.N2</svg:desc>
                </draw:g>
              </table:table-cell>
              <table:table-cell office:value-type="string">
                <text:p>2600</text:p>
                <draw:g>
                  <svg:desc>Sheet1.O2:Sheet1.O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P21:Sheet1.P27</svg:desc>
                </draw:g>
              </table:table-cell>
              <table:table-cell office:value-type="float" office:value="0.516500383729854">
                <text:p>0.516500383729854</text:p>
                <draw:g>
                  <svg:desc>Sheet1.E21:Sheet1.E27</svg:desc>
                </draw:g>
              </table:table-cell>
              <table:table-cell office:value-type="float" office:value="0.954753099847727">
                <text:p>0.954753099847727</text:p>
                <draw:g>
                  <svg:desc>Sheet1.F21:Sheet1.F27</svg:desc>
                </draw:g>
              </table:table-cell>
              <table:table-cell office:value-type="float" office:value="1.24359762343782">
                <text:p>1.24359762343782</text:p>
                <draw:g>
                  <svg:desc>Sheet1.G21:Sheet1.G27</svg:desc>
                </draw:g>
              </table:table-cell>
              <table:table-cell office:value-type="float" office:value="1.32985210242263">
                <text:p>1.32985210242263</text:p>
                <draw:g>
                  <svg:desc>Sheet1.H21:Sheet1.H27</svg:desc>
                </draw:g>
              </table:table-cell>
              <table:table-cell office:value-type="float" office:value="1.24520461144741">
                <text:p>1.24520461144741</text:p>
                <draw:g>
                  <svg:desc>Sheet1.I21:Sheet1.I27</svg:desc>
                </draw:g>
              </table:table-cell>
              <table:table-cell office:value-type="float" office:value="1.25437392041954">
                <text:p>1.25437392041954</text:p>
                <draw:g>
                  <svg:desc>Sheet1.J21:Sheet1.J27</svg:desc>
                </draw:g>
              </table:table-cell>
              <table:table-cell office:value-type="float" office:value="1.24497900979111">
                <text:p>1.24497900979111</text:p>
                <draw:g>
                  <svg:desc>Sheet1.K21:Sheet1.K27</svg:desc>
                </draw:g>
              </table:table-cell>
              <table:table-cell office:value-type="float" office:value="1.28135031869845">
                <text:p>1.28135031869845</text:p>
                <draw:g>
                  <svg:desc>Sheet1.L21:Sheet1.L27</svg:desc>
                </draw:g>
              </table:table-cell>
              <table:table-cell office:value-type="float" office:value="1.27290240697851">
                <text:p>1.27290240697851</text:p>
                <draw:g>
                  <svg:desc>Sheet1.M21:Sheet1.M27</svg:desc>
                </draw:g>
              </table:table-cell>
              <table:table-cell office:value-type="float" office:value="1.27630777264199">
                <text:p>1.27630777264199</text:p>
                <draw:g>
                  <svg:desc>Sheet1.N21:Sheet1.N27</svg:desc>
                </draw:g>
              </table:table-cell>
              <table:table-cell office:value-type="float" office:value="1.27273644544415">
                <text:p>1.27273644544415</text:p>
                <draw:g>
                  <svg:desc>Sheet1.O21:Sheet1.O2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424873737373737">
                <text:p>0.424873737373737</text:p>
              </table:table-cell>
              <table:table-cell office:value-type="float" office:value="0.600410396716826">
                <text:p>0.600410396716826</text:p>
              </table:table-cell>
              <table:table-cell office:value-type="float" office:value="1.24599720830938">
                <text:p>1.24599720830938</text:p>
              </table:table-cell>
              <table:table-cell office:value-type="float" office:value="1.26382921170632">
                <text:p>1.26382921170632</text:p>
              </table:table-cell>
              <table:table-cell office:value-type="float" office:value="1.2338830858888">
                <text:p>1.2338830858888</text:p>
              </table:table-cell>
              <table:table-cell office:value-type="float" office:value="1.24019842489859">
                <text:p>1.24019842489859</text:p>
              </table:table-cell>
              <table:table-cell office:value-type="float" office:value="1.2374075665743">
                <text:p>1.2374075665743</text:p>
              </table:table-cell>
              <table:table-cell office:value-type="float" office:value="1.27779366342809">
                <text:p>1.27779366342809</text:p>
              </table:table-cell>
              <table:table-cell office:value-type="float" office:value="1.24040156409361">
                <text:p>1.24040156409361</text:p>
              </table:table-cell>
              <table:table-cell office:value-type="float" office:value="1.25135491315438">
                <text:p>1.25135491315438</text:p>
              </table:table-cell>
              <table:table-cell office:value-type="float" office:value="1.26485193257068">
                <text:p>1.264851932570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3016415868673">
                <text:p>0.23016415868673</text:p>
              </table:table-cell>
              <table:table-cell office:value-type="float" office:value="0.422181608310889">
                <text:p>0.422181608310889</text:p>
              </table:table-cell>
              <table:table-cell office:value-type="float" office:value="1.03301565690946">
                <text:p>1.03301565690946</text:p>
              </table:table-cell>
              <table:table-cell office:value-type="float" office:value="1.2342314882549">
                <text:p>1.2342314882549</text:p>
              </table:table-cell>
              <table:table-cell office:value-type="float" office:value="1.21312855858556">
                <text:p>1.21312855858556</text:p>
              </table:table-cell>
              <table:table-cell office:value-type="float" office:value="1.24980456136773">
                <text:p>1.24980456136773</text:p>
              </table:table-cell>
              <table:table-cell office:value-type="float" office:value="1.29036613355335">
                <text:p>1.29036613355335</text:p>
              </table:table-cell>
              <table:table-cell office:value-type="float" office:value="1.28442499233035">
                <text:p>1.28442499233035</text:p>
              </table:table-cell>
              <table:table-cell office:value-type="float" office:value="1.23460263147807">
                <text:p>1.23460263147807</text:p>
              </table:table-cell>
              <table:table-cell office:value-type="float" office:value="1.24289783351952">
                <text:p>1.24289783351952</text:p>
              </table:table-cell>
              <table:table-cell office:value-type="float" office:value="1.22608863015435">
                <text:p>1.2260886301543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73471615720524">
                <text:p>0.073471615720524</text:p>
              </table:table-cell>
              <table:table-cell office:value-type="float" office:value="0.270525147928994">
                <text:p>0.270525147928994</text:p>
              </table:table-cell>
              <table:table-cell office:value-type="float" office:value="0.833791208791209">
                <text:p>0.833791208791209</text:p>
              </table:table-cell>
              <table:table-cell office:value-type="float" office:value="0.977517059353676">
                <text:p>0.977517059353676</text:p>
              </table:table-cell>
              <table:table-cell office:value-type="float" office:value="1.14440266862667">
                <text:p>1.14440266862667</text:p>
              </table:table-cell>
              <table:table-cell office:value-type="float" office:value="1.2420271365767">
                <text:p>1.2420271365767</text:p>
              </table:table-cell>
              <table:table-cell office:value-type="float" office:value="1.23327166550652">
                <text:p>1.23327166550652</text:p>
              </table:table-cell>
              <table:table-cell office:value-type="float" office:value="1.31696680796352">
                <text:p>1.31696680796352</text:p>
              </table:table-cell>
              <table:table-cell office:value-type="float" office:value="1.22671828239775">
                <text:p>1.22671828239775</text:p>
              </table:table-cell>
              <table:table-cell office:value-type="float" office:value="1.24985881712101">
                <text:p>1.24985881712101</text:p>
              </table:table-cell>
              <table:table-cell office:value-type="float" office:value="1.20742453511129">
                <text:p>1.2074245351112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8367903930131">
                <text:p>0.018367903930131</text:p>
              </table:table-cell>
              <table:table-cell office:value-type="float" office:value="0.108252762430939">
                <text:p>0.108252762430939</text:p>
              </table:table-cell>
              <table:table-cell office:value-type="float" office:value="0.309795035113506">
                <text:p>0.309795035113506</text:p>
              </table:table-cell>
              <table:table-cell office:value-type="float" office:value="0.806369815729382">
                <text:p>0.806369815729382</text:p>
              </table:table-cell>
              <table:table-cell office:value-type="float" office:value="1.00181396131536">
                <text:p>1.00181396131536</text:p>
              </table:table-cell>
              <table:table-cell office:value-type="float" office:value="1.11581816059757">
                <text:p>1.11581816059757</text:p>
              </table:table-cell>
              <table:table-cell office:value-type="float" office:value="1.19587345451466">
                <text:p>1.19587345451466</text:p>
              </table:table-cell>
              <table:table-cell office:value-type="float" office:value="1.27984294728157">
                <text:p>1.27984294728157</text:p>
              </table:table-cell>
              <table:table-cell office:value-type="float" office:value="1.24793095845219">
                <text:p>1.24793095845219</text:p>
              </table:table-cell>
              <table:table-cell office:value-type="float" office:value="1.26794773336484">
                <text:p>1.26794773336484</text:p>
              </table:table-cell>
              <table:table-cell office:value-type="float" office:value="1.2121974475275">
                <text:p>1.212197447527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425992505570184">
                <text:p>0.00425992505570184</text:p>
              </table:table-cell>
              <table:table-cell office:value-type="float" office:value="0.0266426282051282">
                <text:p>0.0266426282051282</text:p>
              </table:table-cell>
              <table:table-cell office:value-type="float" office:value="0.14595837180671">
                <text:p>0.14595837180671</text:p>
              </table:table-cell>
              <table:table-cell office:value-type="float" office:value="0.474138200212328">
                <text:p>0.474138200212328</text:p>
              </table:table-cell>
              <table:table-cell office:value-type="float" office:value="0.751695311803678">
                <text:p>0.751695311803678</text:p>
              </table:table-cell>
              <table:table-cell office:value-type="float" office:value="0.925613633547108">
                <text:p>0.925613633547108</text:p>
              </table:table-cell>
              <table:table-cell office:value-type="float" office:value="1.09598530190557">
                <text:p>1.09598530190557</text:p>
              </table:table-cell>
              <table:table-cell office:value-type="float" office:value="1.1846370048349">
                <text:p>1.1846370048349</text:p>
              </table:table-cell>
              <table:table-cell office:value-type="float" office:value="1.19048655237358">
                <text:p>1.19048655237358</text:p>
              </table:table-cell>
              <table:table-cell office:value-type="float" office:value="1.19109557524579">
                <text:p>1.19109557524579</text:p>
              </table:table-cell>
              <table:table-cell office:value-type="float" office:value="0.900137555226124">
                <text:p>0.90013755522612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0194517665556789">
                <text:p>0.00194517665556789</text:p>
              </table:table-cell>
              <table:table-cell office:value-type="float" office:value="0.0120091279222485">
                <text:p>0.0120091279222485</text:p>
              </table:table-cell>
              <table:table-cell office:value-type="float" office:value="0.0771934643714646">
                <text:p>0.0771934643714646</text:p>
              </table:table-cell>
              <table:table-cell office:value-type="float" office:value="0.299006576874606">
                <text:p>0.299006576874606</text:p>
              </table:table-cell>
              <table:table-cell office:value-type="float" office:value="0.548716384732162">
                <text:p>0.548716384732162</text:p>
              </table:table-cell>
              <table:table-cell office:value-type="float" office:value="0.79971709729444">
                <text:p>0.79971709729444</text:p>
              </table:table-cell>
              <table:table-cell office:value-type="float" office:value="0.991810800705642">
                <text:p>0.991810800705642</text:p>
              </table:table-cell>
              <table:table-cell office:value-type="float" office:value="1.14796714610486">
                <text:p>1.14796714610486</text:p>
              </table:table-cell>
              <table:table-cell office:value-type="float" office:value="1.14075268300334">
                <text:p>1.14075268300334</text:p>
              </table:table-cell>
              <table:table-cell office:value-type="float" office:value="0.95708210126166">
                <text:p>0.95708210126166</text:p>
              </table:table-cell>
              <table:table-cell office:value-type="float" office:value="0.60183796117007">
                <text:p>0.601837961170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7cm" svg:height="8.998cm" xlink:href=".." xlink:type="simple" chart:class="chart:line" chart:style-name="ch1">
        <chart:title svg:x="4.859cm" svg:y="0.315cm" chart:style-name="ch2">
          <text:p>Speedup (pthread, I7-3635QM)</text:p>
        </chart:title>
        <chart:legend chart:legend-position="end" svg:x="13.912cm" svg:y="1.71cm" style:legend-expansion="high" chart:style-name="ch3"/>
        <chart:plot-area chart:style-name="ch4" table:cell-range-address="Sheet1.AB13:Sheet1.AC16 Sheet1.R12:Sheet1.AA16 Sheet1.AB12:Sheet1.AB12" chart:data-source-has-labels="both" svg:x="1.33cm" svg:y="1.657cm" svg:width="11.944cm" svg:height="6.181cm">
          <chartooo:coordinate-region svg:x="1.766cm" svg:y="1.856cm" svg:width="11.414cm" svg:height="5.335cm"/>
          <chart:axis chart:dimension="x" chart:name="primary-x" chart:style-name="ch5" chartooo:axis-type="auto">
            <chartooo:date-scale/>
            <chart:title svg:x="5.697cm" svg:y="8.017cm" chart:style-name="ch6">
              <text:p>P (number of threads)</text:p>
            </chart:title>
            <chart:categories table:cell-range-address="Sheet1.AC13:Sheet1.AC16"/>
          </chart:axis>
          <chart:axis chart:dimension="y" chart:name="primary-y" chart:style-name="ch5">
            <chart:title svg:x="0.451cm" svg:y="5.466cm" chart:style-name="ch7">
              <text:p>Speedup</text:p>
            </chart:title>
            <chart:grid chart:style-name="ch8" chart:class="major"/>
          </chart:axis>
          <chart:series chart:style-name="ch9" chart:values-cell-range-address="Sheet1.R13:Sheet1.R16" chart:label-cell-address="Sheet1.R12:Sheet1.R12" chart:class="chart:line">
            <chart:data-point chart:repeated="4"/>
          </chart:series>
          <chart:series chart:style-name="ch10" chart:values-cell-range-address="Sheet1.S13:Sheet1.S16" chart:label-cell-address="Sheet1.S12:Sheet1.S12" chart:class="chart:line">
            <chart:data-point chart:repeated="4"/>
          </chart:series>
          <chart:series chart:style-name="ch11" chart:values-cell-range-address="Sheet1.T13:Sheet1.T16" chart:label-cell-address="Sheet1.T12:Sheet1.T12" chart:class="chart:line">
            <chart:data-point chart:repeated="4"/>
          </chart:series>
          <chart:series chart:style-name="ch12" chart:values-cell-range-address="Sheet1.U13:Sheet1.U16" chart:label-cell-address="Sheet1.U12:Sheet1.U12" chart:class="chart:line">
            <chart:data-point chart:repeated="4"/>
          </chart:series>
          <chart:series chart:style-name="ch13" chart:values-cell-range-address="Sheet1.V13:Sheet1.V16" chart:label-cell-address="Sheet1.V12:Sheet1.V12" chart:class="chart:line">
            <chart:data-point chart:repeated="4"/>
          </chart:series>
          <chart:series chart:style-name="ch14" chart:values-cell-range-address="Sheet1.W13:Sheet1.W16" chart:label-cell-address="Sheet1.W12:Sheet1.W12" chart:class="chart:line">
            <chart:data-point chart:repeated="4"/>
          </chart:series>
          <chart:series chart:style-name="ch15" chart:values-cell-range-address="Sheet1.X13:Sheet1.X16" chart:label-cell-address="Sheet1.X12:Sheet1.X12" chart:class="chart:line">
            <chart:data-point chart:repeated="4"/>
          </chart:series>
          <chart:series chart:style-name="ch16" chart:values-cell-range-address="Sheet1.Y13:Sheet1.Y16" chart:label-cell-address="Sheet1.Y12:Sheet1.Y12" chart:class="chart:line">
            <chart:data-point chart:repeated="4"/>
          </chart:series>
          <chart:series chart:style-name="ch17" chart:values-cell-range-address="Sheet1.Z13:Sheet1.Z16" chart:label-cell-address="Sheet1.Z12:Sheet1.Z12" chart:class="chart:line">
            <chart:data-point chart:repeated="4"/>
          </chart:series>
          <chart:series chart:style-name="ch18" chart:values-cell-range-address="Sheet1.AA13:Sheet1.AA16" chart:label-cell-address="Sheet1.AA12:Sheet1.AA12" chart:class="chart:line">
            <chart:data-point chart:repeated="4"/>
          </chart:series>
          <chart:series chart:style-name="ch19" chart:values-cell-range-address="Sheet1.AB13:Sheet1.AB16" chart:label-cell-address="Sheet1.AB12:Sheet1.AB12" chart:class="chart:line"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</text:p>
                <draw:g>
                  <svg:desc>Sheet1.R12:Sheet1.R12</svg:desc>
                </draw:g>
              </table:table-cell>
              <table:table-cell office:value-type="string">
                <text:p>100</text:p>
                <draw:g>
                  <svg:desc>Sheet1.S12:Sheet1.S12</svg:desc>
                </draw:g>
              </table:table-cell>
              <table:table-cell office:value-type="string">
                <text:p>200</text:p>
                <draw:g>
                  <svg:desc>Sheet1.T12:Sheet1.T12</svg:desc>
                </draw:g>
              </table:table-cell>
              <table:table-cell office:value-type="string">
                <text:p>400</text:p>
                <draw:g>
                  <svg:desc>Sheet1.U12:Sheet1.U12</svg:desc>
                </draw:g>
              </table:table-cell>
              <table:table-cell office:value-type="string">
                <text:p>600</text:p>
                <draw:g>
                  <svg:desc>Sheet1.V12:Sheet1.V12</svg:desc>
                </draw:g>
              </table:table-cell>
              <table:table-cell office:value-type="string">
                <text:p>800</text:p>
                <draw:g>
                  <svg:desc>Sheet1.W12:Sheet1.W12</svg:desc>
                </draw:g>
              </table:table-cell>
              <table:table-cell office:value-type="string">
                <text:p>1000</text:p>
                <draw:g>
                  <svg:desc>Sheet1.X12:Sheet1.X12</svg:desc>
                </draw:g>
              </table:table-cell>
              <table:table-cell office:value-type="string">
                <text:p>1200</text:p>
                <draw:g>
                  <svg:desc>Sheet1.Y12:Sheet1.Y12</svg:desc>
                </draw:g>
              </table:table-cell>
              <table:table-cell office:value-type="string">
                <text:p>1400</text:p>
                <draw:g>
                  <svg:desc>Sheet1.Z12:Sheet1.Z12</svg:desc>
                </draw:g>
              </table:table-cell>
              <table:table-cell office:value-type="string">
                <text:p>1600</text:p>
                <draw:g>
                  <svg:desc>Sheet1.AA12:Sheet1.AA12</svg:desc>
                </draw:g>
              </table:table-cell>
              <table:table-cell office:value-type="string">
                <text:p>2600</text:p>
                <draw:g>
                  <svg:desc>Sheet1.AB12:Sheet1.AB1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C13:Sheet1.AC16</svg:desc>
                </draw:g>
              </table:table-cell>
              <table:table-cell office:value-type="float" office:value="0.739320920043812">
                <text:p>0.739320920043812</text:p>
                <draw:g>
                  <svg:desc>Sheet1.R13:Sheet1.R16</svg:desc>
                </draw:g>
              </table:table-cell>
              <table:table-cell office:value-type="float" office:value="0.776781810231745">
                <text:p>0.776781810231745</text:p>
                <draw:g>
                  <svg:desc>Sheet1.S13:Sheet1.S16</svg:desc>
                </draw:g>
              </table:table-cell>
              <table:table-cell office:value-type="float" office:value="0.677563982813376">
                <text:p>0.677563982813376</text:p>
                <draw:g>
                  <svg:desc>Sheet1.T13:Sheet1.T16</svg:desc>
                </draw:g>
              </table:table-cell>
              <table:table-cell office:value-type="float" office:value="0.992786572358819">
                <text:p>0.992786572358819</text:p>
                <draw:g>
                  <svg:desc>Sheet1.U13:Sheet1.U16</svg:desc>
                </draw:g>
              </table:table-cell>
              <table:table-cell office:value-type="float" office:value="1.0234887270783">
                <text:p>1.0234887270783</text:p>
                <draw:g>
                  <svg:desc>Sheet1.V13:Sheet1.V16</svg:desc>
                </draw:g>
              </table:table-cell>
              <table:table-cell office:value-type="float" office:value="1.01878336478255">
                <text:p>1.01878336478255</text:p>
                <draw:g>
                  <svg:desc>Sheet1.W13:Sheet1.W16</svg:desc>
                </draw:g>
              </table:table-cell>
              <table:table-cell office:value-type="float" office:value="1.01710987145043">
                <text:p>1.01710987145043</text:p>
                <draw:g>
                  <svg:desc>Sheet1.X13:Sheet1.X16</svg:desc>
                </draw:g>
              </table:table-cell>
              <table:table-cell office:value-type="float" office:value="1.02690256122125">
                <text:p>1.02690256122125</text:p>
                <draw:g>
                  <svg:desc>Sheet1.Y13:Sheet1.Y16</svg:desc>
                </draw:g>
              </table:table-cell>
              <table:table-cell office:value-type="float" office:value="1.08933465107517">
                <text:p>1.08933465107517</text:p>
                <draw:g>
                  <svg:desc>Sheet1.Z13:Sheet1.Z16</svg:desc>
                </draw:g>
              </table:table-cell>
              <table:table-cell office:value-type="float" office:value="1.07496285749423">
                <text:p>1.07496285749423</text:p>
                <draw:g>
                  <svg:desc>Sheet1.AA13:Sheet1.AA16</svg:desc>
                </draw:g>
              </table:table-cell>
              <table:table-cell office:value-type="float" office:value="1.07025567215353">
                <text:p>1.07025567215353</text:p>
                <draw:g>
                  <svg:desc>Sheet1.AB13:Sheet1.AB1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11019736842105">
                <text:p>1.11019736842105</text:p>
              </table:table-cell>
              <table:table-cell office:value-type="float" office:value="2.48114525139665">
                <text:p>2.48114525139665</text:p>
              </table:table-cell>
              <table:table-cell office:value-type="float" office:value="1.91980944819373">
                <text:p>1.91980944819373</text:p>
              </table:table-cell>
              <table:table-cell office:value-type="float" office:value="1.94161238381029">
                <text:p>1.94161238381029</text:p>
              </table:table-cell>
              <table:table-cell office:value-type="float" office:value="1.98407346934226">
                <text:p>1.98407346934226</text:p>
              </table:table-cell>
              <table:table-cell office:value-type="float" office:value="1.97084266947326">
                <text:p>1.97084266947326</text:p>
              </table:table-cell>
              <table:table-cell office:value-type="float" office:value="1.96246403956274">
                <text:p>1.96246403956274</text:p>
              </table:table-cell>
              <table:table-cell office:value-type="float" office:value="1.98770751663717">
                <text:p>1.98770751663717</text:p>
              </table:table-cell>
              <table:table-cell office:value-type="float" office:value="2.11670530451954">
                <text:p>2.11670530451954</text:p>
              </table:table-cell>
              <table:table-cell office:value-type="float" office:value="2.08221534899577">
                <text:p>2.08221534899577</text:p>
              </table:table-cell>
              <table:table-cell office:value-type="float" office:value="2.08292191086413">
                <text:p>2.0829219108641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82926829268293">
                <text:p>1.82926829268293</text:p>
              </table:table-cell>
              <table:table-cell office:value-type="float" office:value="3.28981481481481">
                <text:p>3.28981481481481</text:p>
              </table:table-cell>
              <table:table-cell office:value-type="float" office:value="1.1353001017294">
                <text:p>1.1353001017294</text:p>
              </table:table-cell>
              <table:table-cell office:value-type="float" office:value="2.92887110129727">
                <text:p>2.92887110129727</text:p>
              </table:table-cell>
              <table:table-cell office:value-type="float" office:value="2.7299703264095">
                <text:p>2.7299703264095</text:p>
              </table:table-cell>
              <table:table-cell office:value-type="float" office:value="3.78123001297443">
                <text:p>3.78123001297443</text:p>
              </table:table-cell>
              <table:table-cell office:value-type="float" office:value="2.67979604262787">
                <text:p>2.67979604262787</text:p>
              </table:table-cell>
              <table:table-cell office:value-type="float" office:value="3.77515812180615">
                <text:p>3.77515812180615</text:p>
              </table:table-cell>
              <table:table-cell office:value-type="float" office:value="3.55311373098625">
                <text:p>3.55311373098625</text:p>
              </table:table-cell>
              <table:table-cell office:value-type="float" office:value="3.14540642194822">
                <text:p>3.14540642194822</text:p>
              </table:table-cell>
              <table:table-cell office:value-type="float" office:value="3.26055129992358">
                <text:p>3.2605512999235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811298076923077">
                <text:p>0.811298076923077</text:p>
              </table:table-cell>
              <table:table-cell office:value-type="float" office:value="1.40490312376433">
                <text:p>1.40490312376433</text:p>
              </table:table-cell>
              <table:table-cell office:value-type="float" office:value="1.44804870745583">
                <text:p>1.44804870745583</text:p>
              </table:table-cell>
              <table:table-cell office:value-type="float" office:value="3.54005004170142">
                <text:p>3.54005004170142</text:p>
              </table:table-cell>
              <table:table-cell office:value-type="float" office:value="4.35416411887">
                <text:p>4.35416411887</text:p>
              </table:table-cell>
              <table:table-cell office:value-type="float" office:value="4.68545533798663">
                <text:p>4.68545533798663</text:p>
              </table:table-cell>
              <table:table-cell office:value-type="float" office:value="4.78371961231637">
                <text:p>4.78371961231637</text:p>
              </table:table-cell>
              <table:table-cell office:value-type="float" office:value="5.02355799796208">
                <text:p>5.02355799796208</text:p>
              </table:table-cell>
              <table:table-cell office:value-type="float" office:value="5.44525770575588">
                <text:p>5.44525770575588</text:p>
              </table:table-cell>
              <table:table-cell office:value-type="float" office:value="5.43424807445616">
                <text:p>5.43424807445616</text:p>
              </table:table-cell>
              <table:table-cell office:value-type="float" office:value="5.53208133129667">
                <text:p>5.53208133129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2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2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2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12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12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7cm" svg:height="8.998cm" xlink:href=".." xlink:type="simple" chart:class="chart:line" chart:style-name="ch1">
        <chart:title svg:x="4.846cm" svg:y="0.315cm" chart:style-name="ch2">
          <text:p>Efficiency (pthread, i7-3635QM</text:p>
        </chart:title>
        <chart:legend chart:legend-position="end" svg:x="13.912cm" svg:y="1.71cm" style:legend-expansion="high" chart:style-name="ch3"/>
        <chart:plot-area chart:style-name="ch4" table:cell-range-address="Sheet1.AB21:Sheet1.AC24 Sheet1.R20:Sheet1.AA24 Sheet1.AB20:Sheet1.AB20" chart:data-source-has-labels="both" svg:x="1.33cm" svg:y="1.657cm" svg:width="11.944cm" svg:height="6.181cm">
          <chartooo:coordinate-region svg:x="2.983cm" svg:y="1.856cm" svg:width="10.197cm" svg:height="5.335cm"/>
          <chart:axis chart:dimension="x" chart:name="primary-x" chart:style-name="ch5" chartooo:axis-type="auto">
            <chartooo:date-scale/>
            <chart:title svg:x="5.697cm" svg:y="8.017cm" chart:style-name="ch6">
              <text:p>P (number of threads)</text:p>
            </chart:title>
            <chart:categories table:cell-range-address="Sheet1.AC21:Sheet1.AC24"/>
          </chart:axis>
          <chart:axis chart:dimension="y" chart:name="primary-y" chart:style-name="ch7">
            <chart:title svg:x="0.451cm" svg:y="5.479cm" chart:style-name="ch8">
              <text:p>Efficiency</text:p>
            </chart:title>
            <chart:grid chart:style-name="ch9" chart:class="major"/>
          </chart:axis>
          <chart:series chart:style-name="ch10" chart:values-cell-range-address="Sheet1.R21:Sheet1.R24" chart:label-cell-address="Sheet1.R20:Sheet1.R20" chart:class="chart:line">
            <chart:data-point chart:repeated="4"/>
          </chart:series>
          <chart:series chart:style-name="ch11" chart:values-cell-range-address="Sheet1.S21:Sheet1.S24" chart:label-cell-address="Sheet1.S20:Sheet1.S20" chart:class="chart:line">
            <chart:data-point chart:repeated="4"/>
          </chart:series>
          <chart:series chart:style-name="ch12" chart:values-cell-range-address="Sheet1.T21:Sheet1.T24" chart:label-cell-address="Sheet1.T20:Sheet1.T20" chart:class="chart:line">
            <chart:data-point chart:repeated="4"/>
          </chart:series>
          <chart:series chart:style-name="ch13" chart:values-cell-range-address="Sheet1.U21:Sheet1.U24" chart:label-cell-address="Sheet1.U20:Sheet1.U20" chart:class="chart:line">
            <chart:data-point chart:repeated="4"/>
          </chart:series>
          <chart:series chart:style-name="ch14" chart:values-cell-range-address="Sheet1.V21:Sheet1.V24" chart:label-cell-address="Sheet1.V20:Sheet1.V20" chart:class="chart:line">
            <chart:data-point chart:repeated="4"/>
          </chart:series>
          <chart:series chart:style-name="ch15" chart:values-cell-range-address="Sheet1.W21:Sheet1.W24" chart:label-cell-address="Sheet1.W20:Sheet1.W20" chart:class="chart:line">
            <chart:data-point chart:repeated="4"/>
          </chart:series>
          <chart:series chart:style-name="ch16" chart:values-cell-range-address="Sheet1.X21:Sheet1.X24" chart:label-cell-address="Sheet1.X20:Sheet1.X20" chart:class="chart:line">
            <chart:data-point chart:repeated="4"/>
          </chart:series>
          <chart:series chart:style-name="ch17" chart:values-cell-range-address="Sheet1.Y21:Sheet1.Y24" chart:label-cell-address="Sheet1.Y20:Sheet1.Y20" chart:class="chart:line">
            <chart:data-point chart:repeated="4"/>
          </chart:series>
          <chart:series chart:style-name="ch18" chart:values-cell-range-address="Sheet1.Z21:Sheet1.Z24" chart:label-cell-address="Sheet1.Z20:Sheet1.Z20" chart:class="chart:line">
            <chart:data-point chart:repeated="4"/>
          </chart:series>
          <chart:series chart:style-name="ch19" chart:values-cell-range-address="Sheet1.AA21:Sheet1.AA24" chart:label-cell-address="Sheet1.AA20:Sheet1.AA20" chart:class="chart:line">
            <chart:data-point chart:repeated="4"/>
          </chart:series>
          <chart:series chart:style-name="ch20" chart:values-cell-range-address="Sheet1.AB21:Sheet1.AB24" chart:label-cell-address="Sheet1.AB20:Sheet1.AB20" chart:class="chart:line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</text:p>
                <draw:g>
                  <svg:desc>Sheet1.R20:Sheet1.R20</svg:desc>
                </draw:g>
              </table:table-cell>
              <table:table-cell office:value-type="string">
                <text:p>100</text:p>
                <draw:g>
                  <svg:desc>Sheet1.S20:Sheet1.S20</svg:desc>
                </draw:g>
              </table:table-cell>
              <table:table-cell office:value-type="string">
                <text:p>200</text:p>
                <draw:g>
                  <svg:desc>Sheet1.T20:Sheet1.T20</svg:desc>
                </draw:g>
              </table:table-cell>
              <table:table-cell office:value-type="string">
                <text:p>400</text:p>
                <draw:g>
                  <svg:desc>Sheet1.U20:Sheet1.U20</svg:desc>
                </draw:g>
              </table:table-cell>
              <table:table-cell office:value-type="string">
                <text:p>600</text:p>
                <draw:g>
                  <svg:desc>Sheet1.V20:Sheet1.V20</svg:desc>
                </draw:g>
              </table:table-cell>
              <table:table-cell office:value-type="string">
                <text:p>800</text:p>
                <draw:g>
                  <svg:desc>Sheet1.W20:Sheet1.W20</svg:desc>
                </draw:g>
              </table:table-cell>
              <table:table-cell office:value-type="string">
                <text:p>1000</text:p>
                <draw:g>
                  <svg:desc>Sheet1.X20:Sheet1.X20</svg:desc>
                </draw:g>
              </table:table-cell>
              <table:table-cell office:value-type="string">
                <text:p>1200</text:p>
                <draw:g>
                  <svg:desc>Sheet1.Y20:Sheet1.Y20</svg:desc>
                </draw:g>
              </table:table-cell>
              <table:table-cell office:value-type="string">
                <text:p>1400</text:p>
                <draw:g>
                  <svg:desc>Sheet1.Z20:Sheet1.Z20</svg:desc>
                </draw:g>
              </table:table-cell>
              <table:table-cell office:value-type="string">
                <text:p>1600</text:p>
                <draw:g>
                  <svg:desc>Sheet1.AA20:Sheet1.AA20</svg:desc>
                </draw:g>
              </table:table-cell>
              <table:table-cell office:value-type="string">
                <text:p>2600</text:p>
                <draw:g>
                  <svg:desc>Sheet1.AB20:Sheet1.AB2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C21:Sheet1.AC24</svg:desc>
                </draw:g>
              </table:table-cell>
              <table:table-cell office:value-type="float" office:value="0.739320920043812">
                <text:p>0.739320920043812</text:p>
                <draw:g>
                  <svg:desc>Sheet1.R21:Sheet1.R24</svg:desc>
                </draw:g>
              </table:table-cell>
              <table:table-cell office:value-type="float" office:value="0.776781810231745">
                <text:p>0.776781810231745</text:p>
                <draw:g>
                  <svg:desc>Sheet1.S21:Sheet1.S24</svg:desc>
                </draw:g>
              </table:table-cell>
              <table:table-cell office:value-type="float" office:value="0.677563982813376">
                <text:p>0.677563982813376</text:p>
                <draw:g>
                  <svg:desc>Sheet1.T21:Sheet1.T24</svg:desc>
                </draw:g>
              </table:table-cell>
              <table:table-cell office:value-type="float" office:value="0.992786572358819">
                <text:p>0.992786572358819</text:p>
                <draw:g>
                  <svg:desc>Sheet1.U21:Sheet1.U24</svg:desc>
                </draw:g>
              </table:table-cell>
              <table:table-cell office:value-type="float" office:value="1.0234887270783">
                <text:p>1.0234887270783</text:p>
                <draw:g>
                  <svg:desc>Sheet1.V21:Sheet1.V24</svg:desc>
                </draw:g>
              </table:table-cell>
              <table:table-cell office:value-type="float" office:value="1.01878336478255">
                <text:p>1.01878336478255</text:p>
                <draw:g>
                  <svg:desc>Sheet1.W21:Sheet1.W24</svg:desc>
                </draw:g>
              </table:table-cell>
              <table:table-cell office:value-type="float" office:value="1.01710987145043">
                <text:p>1.01710987145043</text:p>
                <draw:g>
                  <svg:desc>Sheet1.X21:Sheet1.X24</svg:desc>
                </draw:g>
              </table:table-cell>
              <table:table-cell office:value-type="float" office:value="1.02690256122125">
                <text:p>1.02690256122125</text:p>
                <draw:g>
                  <svg:desc>Sheet1.Y21:Sheet1.Y24</svg:desc>
                </draw:g>
              </table:table-cell>
              <table:table-cell office:value-type="float" office:value="1.08933465107517">
                <text:p>1.08933465107517</text:p>
                <draw:g>
                  <svg:desc>Sheet1.Z21:Sheet1.Z24</svg:desc>
                </draw:g>
              </table:table-cell>
              <table:table-cell office:value-type="float" office:value="1.07496285749423">
                <text:p>1.07496285749423</text:p>
                <draw:g>
                  <svg:desc>Sheet1.AA21:Sheet1.AA24</svg:desc>
                </draw:g>
              </table:table-cell>
              <table:table-cell office:value-type="float" office:value="1.07025567215353">
                <text:p>1.07025567215353</text:p>
                <draw:g>
                  <svg:desc>Sheet1.AB21:Sheet1.AB2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555098684210526">
                <text:p>0.555098684210526</text:p>
              </table:table-cell>
              <table:table-cell office:value-type="float" office:value="1.24057262569832">
                <text:p>1.24057262569832</text:p>
              </table:table-cell>
              <table:table-cell office:value-type="float" office:value="0.959904724096864">
                <text:p>0.959904724096864</text:p>
              </table:table-cell>
              <table:table-cell office:value-type="float" office:value="0.970806191905145">
                <text:p>0.970806191905145</text:p>
              </table:table-cell>
              <table:table-cell office:value-type="float" office:value="0.992036734671132">
                <text:p>0.992036734671132</text:p>
              </table:table-cell>
              <table:table-cell office:value-type="float" office:value="0.985421334736632">
                <text:p>0.985421334736632</text:p>
              </table:table-cell>
              <table:table-cell office:value-type="float" office:value="0.98123201978137">
                <text:p>0.98123201978137</text:p>
              </table:table-cell>
              <table:table-cell office:value-type="float" office:value="0.993853758318585">
                <text:p>0.993853758318585</text:p>
              </table:table-cell>
              <table:table-cell office:value-type="float" office:value="1.05835265225977">
                <text:p>1.05835265225977</text:p>
              </table:table-cell>
              <table:table-cell office:value-type="float" office:value="1.04110767449788">
                <text:p>1.04110767449788</text:p>
              </table:table-cell>
              <table:table-cell office:value-type="float" office:value="1.04146095543206">
                <text:p>1.0414609554320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57317073170732">
                <text:p>0.457317073170732</text:p>
              </table:table-cell>
              <table:table-cell office:value-type="float" office:value="0.822453703703704">
                <text:p>0.822453703703704</text:p>
              </table:table-cell>
              <table:table-cell office:value-type="float" office:value="0.28382502543235">
                <text:p>0.28382502543235</text:p>
              </table:table-cell>
              <table:table-cell office:value-type="float" office:value="0.732217775324317">
                <text:p>0.732217775324317</text:p>
              </table:table-cell>
              <table:table-cell office:value-type="float" office:value="0.682492581602374">
                <text:p>0.682492581602374</text:p>
              </table:table-cell>
              <table:table-cell office:value-type="float" office:value="0.945307503243609">
                <text:p>0.945307503243609</text:p>
              </table:table-cell>
              <table:table-cell office:value-type="float" office:value="0.669949010656968">
                <text:p>0.669949010656968</text:p>
              </table:table-cell>
              <table:table-cell office:value-type="float" office:value="0.943789530451537">
                <text:p>0.943789530451537</text:p>
              </table:table-cell>
              <table:table-cell office:value-type="float" office:value="0.888278432746563">
                <text:p>0.888278432746563</text:p>
              </table:table-cell>
              <table:table-cell office:value-type="float" office:value="0.786351605487055">
                <text:p>0.786351605487055</text:p>
              </table:table-cell>
              <table:table-cell office:value-type="float" office:value="0.815137824980896">
                <text:p>0.81513782498089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01412259615385">
                <text:p>0.101412259615385</text:p>
              </table:table-cell>
              <table:table-cell office:value-type="float" office:value="0.175612890470542">
                <text:p>0.175612890470542</text:p>
              </table:table-cell>
              <table:table-cell office:value-type="float" office:value="0.181006088431979">
                <text:p>0.181006088431979</text:p>
              </table:table-cell>
              <table:table-cell office:value-type="float" office:value="0.442506255212677">
                <text:p>0.442506255212677</text:p>
              </table:table-cell>
              <table:table-cell office:value-type="float" office:value="0.54427051485875">
                <text:p>0.54427051485875</text:p>
              </table:table-cell>
              <table:table-cell office:value-type="float" office:value="0.585681917248329">
                <text:p>0.585681917248329</text:p>
              </table:table-cell>
              <table:table-cell office:value-type="float" office:value="0.597964951539546">
                <text:p>0.597964951539546</text:p>
              </table:table-cell>
              <table:table-cell office:value-type="float" office:value="0.62794474974526">
                <text:p>0.62794474974526</text:p>
              </table:table-cell>
              <table:table-cell office:value-type="float" office:value="0.680657213219484">
                <text:p>0.680657213219484</text:p>
              </table:table-cell>
              <table:table-cell office:value-type="float" office:value="0.67928100930702">
                <text:p>0.67928100930702</text:p>
              </table:table-cell>
              <table:table-cell office:value-type="float" office:value="0.691510166412084">
                <text:p>0.6915101664120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line" chart:style-name="ch1">
        <chart:title svg:x="5.706cm" svg:y="0.315cm" chart:style-name="ch2">
          <text:p>Speedup (OpenMP, i7)</text:p>
        </chart:title>
        <chart:legend chart:legend-position="end" svg:x="13.913cm" svg:y="1.71cm" style:legend-expansion="high" chart:style-name="ch3"/>
        <chart:plot-area chart:style-name="ch4" table:cell-range-address="Sheet1.AP13:Sheet1.AQ16 Sheet1.AF12:Sheet1.AO16 Sheet1.AP12:Sheet1.AP12" chart:data-source-has-labels="both" svg:x="0.769cm" svg:y="1.657cm" svg:width="12.506cm" svg:height="6.742cm">
          <chartooo:coordinate-region svg:x="1.205cm" svg:y="1.856cm" svg:width="11.976cm" svg:height="5.896cm"/>
          <chart:axis chart:dimension="x" chart:name="primary-x" chart:style-name="ch5" chartooo:axis-type="auto">
            <chartooo:date-scale/>
            <chart:categories table:cell-range-address="Sheet1.AQ13:Sheet1.AQ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F13:Sheet1.AF16" chart:label-cell-address="Sheet1.AF12:Sheet1.AF12" chart:class="chart:line">
            <chart:data-point chart:repeated="4"/>
          </chart:series>
          <chart:series chart:style-name="ch8" chart:values-cell-range-address="Sheet1.AG13:Sheet1.AG16" chart:label-cell-address="Sheet1.AG12:Sheet1.AG12" chart:class="chart:line">
            <chart:data-point chart:repeated="4"/>
          </chart:series>
          <chart:series chart:style-name="ch9" chart:values-cell-range-address="Sheet1.AH13:Sheet1.AH16" chart:label-cell-address="Sheet1.AH12:Sheet1.AH12" chart:class="chart:line">
            <chart:data-point chart:repeated="4"/>
          </chart:series>
          <chart:series chart:style-name="ch10" chart:values-cell-range-address="Sheet1.AI13:Sheet1.AI16" chart:label-cell-address="Sheet1.AI12:Sheet1.AI12" chart:class="chart:line">
            <chart:data-point chart:repeated="4"/>
          </chart:series>
          <chart:series chart:style-name="ch11" chart:values-cell-range-address="Sheet1.AJ13:Sheet1.AJ16" chart:label-cell-address="Sheet1.AJ12:Sheet1.AJ12" chart:class="chart:line">
            <chart:data-point chart:repeated="4"/>
          </chart:series>
          <chart:series chart:style-name="ch12" chart:values-cell-range-address="Sheet1.AK13:Sheet1.AK16" chart:label-cell-address="Sheet1.AK12:Sheet1.AK12" chart:class="chart:line">
            <chart:data-point chart:repeated="4"/>
          </chart:series>
          <chart:series chart:style-name="ch13" chart:values-cell-range-address="Sheet1.AL13:Sheet1.AL16" chart:label-cell-address="Sheet1.AL12:Sheet1.AL12" chart:class="chart:line">
            <chart:data-point chart:repeated="4"/>
          </chart:series>
          <chart:series chart:style-name="ch14" chart:values-cell-range-address="Sheet1.AM13:Sheet1.AM16" chart:label-cell-address="Sheet1.AM12:Sheet1.AM12" chart:class="chart:line">
            <chart:data-point chart:repeated="4"/>
          </chart:series>
          <chart:series chart:style-name="ch15" chart:values-cell-range-address="Sheet1.AN13:Sheet1.AN16" chart:label-cell-address="Sheet1.AN12:Sheet1.AN12" chart:class="chart:line">
            <chart:data-point chart:repeated="4"/>
          </chart:series>
          <chart:series chart:style-name="ch16" chart:values-cell-range-address="Sheet1.AO13:Sheet1.AO16" chart:label-cell-address="Sheet1.AO12:Sheet1.AO12" chart:class="chart:line">
            <chart:data-point chart:repeated="4"/>
          </chart:series>
          <chart:series chart:style-name="ch17" chart:values-cell-range-address="Sheet1.AP13:Sheet1.AP16" chart:label-cell-address="Sheet1.AP12:Sheet1.AP12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</text:p>
                <draw:g>
                  <svg:desc>Sheet1.AF12:Sheet1.AF12</svg:desc>
                </draw:g>
              </table:table-cell>
              <table:table-cell office:value-type="string">
                <text:p>100</text:p>
                <draw:g>
                  <svg:desc>Sheet1.AG12:Sheet1.AG12</svg:desc>
                </draw:g>
              </table:table-cell>
              <table:table-cell office:value-type="string">
                <text:p>200</text:p>
                <draw:g>
                  <svg:desc>Sheet1.AH12:Sheet1.AH12</svg:desc>
                </draw:g>
              </table:table-cell>
              <table:table-cell office:value-type="string">
                <text:p>400</text:p>
                <draw:g>
                  <svg:desc>Sheet1.AI12:Sheet1.AI12</svg:desc>
                </draw:g>
              </table:table-cell>
              <table:table-cell office:value-type="string">
                <text:p>600</text:p>
                <draw:g>
                  <svg:desc>Sheet1.AJ12:Sheet1.AJ12</svg:desc>
                </draw:g>
              </table:table-cell>
              <table:table-cell office:value-type="string">
                <text:p>800</text:p>
                <draw:g>
                  <svg:desc>Sheet1.AK12:Sheet1.AK12</svg:desc>
                </draw:g>
              </table:table-cell>
              <table:table-cell office:value-type="string">
                <text:p>1000</text:p>
                <draw:g>
                  <svg:desc>Sheet1.AL12:Sheet1.AL12</svg:desc>
                </draw:g>
              </table:table-cell>
              <table:table-cell office:value-type="string">
                <text:p>1200</text:p>
                <draw:g>
                  <svg:desc>Sheet1.AM12:Sheet1.AM12</svg:desc>
                </draw:g>
              </table:table-cell>
              <table:table-cell office:value-type="string">
                <text:p>1400</text:p>
                <draw:g>
                  <svg:desc>Sheet1.AN12:Sheet1.AN12</svg:desc>
                </draw:g>
              </table:table-cell>
              <table:table-cell office:value-type="string">
                <text:p>1600</text:p>
                <draw:g>
                  <svg:desc>Sheet1.AO12:Sheet1.AO12</svg:desc>
                </draw:g>
              </table:table-cell>
              <table:table-cell office:value-type="string">
                <text:p>2600</text:p>
                <draw:g>
                  <svg:desc>Sheet1.AP12:Sheet1.AP1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Q13:Sheet1.AQ16</svg:desc>
                </draw:g>
              </table:table-cell>
              <table:table-cell office:value-type="float" office:value="0.771428571428571">
                <text:p>0.771428571428571</text:p>
                <draw:g>
                  <svg:desc>Sheet1.AF13:Sheet1.AF16</svg:desc>
                </draw:g>
              </table:table-cell>
              <table:table-cell office:value-type="float" office:value="0.526214454976303">
                <text:p>0.526214454976303</text:p>
                <draw:g>
                  <svg:desc>Sheet1.AG13:Sheet1.AG16</svg:desc>
                </draw:g>
              </table:table-cell>
              <table:table-cell office:value-type="float" office:value="0.922489985375469">
                <text:p>0.922489985375469</text:p>
                <draw:g>
                  <svg:desc>Sheet1.AH13:Sheet1.AH16</svg:desc>
                </draw:g>
              </table:table-cell>
              <table:table-cell office:value-type="float" office:value="0.890628147451823">
                <text:p>0.890628147451823</text:p>
                <draw:g>
                  <svg:desc>Sheet1.AI13:Sheet1.AI16</svg:desc>
                </draw:g>
              </table:table-cell>
              <table:table-cell office:value-type="float" office:value="0.911943322430517">
                <text:p>0.911943322430517</text:p>
                <draw:g>
                  <svg:desc>Sheet1.AJ13:Sheet1.AJ16</svg:desc>
                </draw:g>
              </table:table-cell>
              <table:table-cell office:value-type="float" office:value="0.932534214549761">
                <text:p>0.932534214549761</text:p>
                <draw:g>
                  <svg:desc>Sheet1.AK13:Sheet1.AK16</svg:desc>
                </draw:g>
              </table:table-cell>
              <table:table-cell office:value-type="float" office:value="0.918257666028482">
                <text:p>0.918257666028482</text:p>
                <draw:g>
                  <svg:desc>Sheet1.AL13:Sheet1.AL16</svg:desc>
                </draw:g>
              </table:table-cell>
              <table:table-cell office:value-type="float" office:value="0.906063566763323">
                <text:p>0.906063566763323</text:p>
                <draw:g>
                  <svg:desc>Sheet1.AM13:Sheet1.AM16</svg:desc>
                </draw:g>
              </table:table-cell>
              <table:table-cell office:value-type="float" office:value="1.50414897735093">
                <text:p>1.50414897735093</text:p>
                <draw:g>
                  <svg:desc>Sheet1.AN13:Sheet1.AN16</svg:desc>
                </draw:g>
              </table:table-cell>
              <table:table-cell office:value-type="float" office:value="1.29715347561347">
                <text:p>1.29715347561347</text:p>
                <draw:g>
                  <svg:desc>Sheet1.AO13:Sheet1.AO16</svg:desc>
                </draw:g>
              </table:table-cell>
              <table:table-cell office:value-type="float" office:value="0.965498303870633">
                <text:p>0.965498303870633</text:p>
                <draw:g>
                  <svg:desc>Sheet1.AP13:Sheet1.AP1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15780445969125">
                <text:p>1.15780445969125</text:p>
              </table:table-cell>
              <table:table-cell office:value-type="float" office:value="2.1073546856465">
                <text:p>2.1073546856465</text:p>
              </table:table-cell>
              <table:table-cell office:value-type="float" office:value="1.72878932316492">
                <text:p>1.72878932316492</text:p>
              </table:table-cell>
              <table:table-cell office:value-type="float" office:value="1.70503735839961">
                <text:p>1.70503735839961</text:p>
              </table:table-cell>
              <table:table-cell office:value-type="float" office:value="1.714211430965">
                <text:p>1.714211430965</text:p>
              </table:table-cell>
              <table:table-cell office:value-type="float" office:value="1.80250008166643">
                <text:p>1.80250008166643</text:p>
              </table:table-cell>
              <table:table-cell office:value-type="float" office:value="1.77039218385662">
                <text:p>1.77039218385662</text:p>
              </table:table-cell>
              <table:table-cell office:value-type="float" office:value="1.74779533323314">
                <text:p>1.74779533323314</text:p>
              </table:table-cell>
              <table:table-cell office:value-type="float" office:value="2.88230713290104">
                <text:p>2.88230713290104</text:p>
              </table:table-cell>
              <table:table-cell office:value-type="float" office:value="2.72067083171905">
                <text:p>2.72067083171905</text:p>
              </table:table-cell>
              <table:table-cell office:value-type="float" office:value="1.87241035246717">
                <text:p>1.8724103524671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57317073170732">
                <text:p>0.457317073170732</text:p>
              </table:table-cell>
              <table:table-cell office:value-type="float" office:value="3.0655737704918">
                <text:p>3.0655737704918</text:p>
              </table:table-cell>
              <table:table-cell office:value-type="float" office:value="2.59163987138264">
                <text:p>2.59163987138264</text:p>
              </table:table-cell>
              <table:table-cell office:value-type="float" office:value="3.14455474885168">
                <text:p>3.14455474885168</text:p>
              </table:table-cell>
              <table:table-cell office:value-type="float" office:value="3.22619813517701">
                <text:p>3.22619813517701</text:p>
              </table:table-cell>
              <table:table-cell office:value-type="float" office:value="3.40850725616486">
                <text:p>3.40850725616486</text:p>
              </table:table-cell>
              <table:table-cell office:value-type="float" office:value="3.29658476210694">
                <text:p>3.29658476210694</text:p>
              </table:table-cell>
              <table:table-cell office:value-type="float" office:value="3.36080302228727">
                <text:p>3.36080302228727</text:p>
              </table:table-cell>
              <table:table-cell office:value-type="float" office:value="5.4904859260046">
                <text:p>5.4904859260046</text:p>
              </table:table-cell>
              <table:table-cell office:value-type="float" office:value="4.1614259658353">
                <text:p>4.1614259658353</text:p>
              </table:table-cell>
              <table:table-cell office:value-type="float" office:value="3.60393569489887">
                <text:p>3.6039356948988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64553876157972">
                <text:p>0.164553876157972</text:p>
              </table:table-cell>
              <table:table-cell office:value-type="float" office:value="0.567753275806967">
                <text:p>0.567753275806967</text:p>
              </table:table-cell>
              <table:table-cell office:value-type="float" office:value="2.06431417188389">
                <text:p>2.06431417188389</text:p>
              </table:table-cell>
              <table:table-cell office:value-type="float" office:value="2.69301829809913">
                <text:p>2.69301829809913</text:p>
              </table:table-cell>
              <table:table-cell office:value-type="float" office:value="3.22982718737243">
                <text:p>3.22982718737243</text:p>
              </table:table-cell>
              <table:table-cell office:value-type="float" office:value="3.37906215298191">
                <text:p>3.37906215298191</text:p>
              </table:table-cell>
              <table:table-cell office:value-type="float" office:value="3.70721193475881">
                <text:p>3.70721193475881</text:p>
              </table:table-cell>
              <table:table-cell office:value-type="float" office:value="3.68383943921748">
                <text:p>3.68383943921748</text:p>
              </table:table-cell>
              <table:table-cell office:value-type="float" office:value="6.0479259309182">
                <text:p>6.0479259309182</text:p>
              </table:table-cell>
              <table:table-cell office:value-type="float" office:value="5.86199967509341">
                <text:p>5.86199967509341</text:p>
              </table:table-cell>
              <table:table-cell office:value-type="float" office:value="3.51933887481963">
                <text:p>3.5193388748196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2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2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12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12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12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12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7cm" svg:height="8.998cm" xlink:href=".." xlink:type="simple" chart:class="chart:line" chart:style-name="ch1">
        <chart:title svg:x="5.6cm" svg:y="0.315cm" chart:style-name="ch2">
          <text:p>Efficiency (OpenMP, i7)</text:p>
        </chart:title>
        <chart:legend chart:legend-position="end" svg:x="13.912cm" svg:y="1.71cm" style:legend-expansion="high" chart:style-name="ch3"/>
        <chart:plot-area chart:style-name="ch4" table:cell-range-address="Sheet1.AQ13:Sheet1.AQ16 Sheet1.AF20:Sheet1.AP24" chart:data-source-has-labels="both" svg:x="0.769cm" svg:y="1.657cm" svg:width="12.505cm" svg:height="6.742cm">
          <chartooo:coordinate-region svg:x="2.422cm" svg:y="1.856cm" svg:width="10.758cm" svg:height="5.896cm"/>
          <chart:axis chart:dimension="x" chart:name="primary-x" chart:style-name="ch5" chartooo:axis-type="auto">
            <chartooo:date-scale/>
            <chart:categories table:cell-range-address="Sheet1.AQ13:Sheet1.AQ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F21:Sheet1.AF24" chart:label-cell-address="Sheet1.AF20:Sheet1.AF20" chart:class="chart:line">
            <chart:data-point chart:repeated="4"/>
          </chart:series>
          <chart:series chart:style-name="ch9" chart:values-cell-range-address="Sheet1.AG21:Sheet1.AG24" chart:label-cell-address="Sheet1.AG20:Sheet1.AG20" chart:class="chart:line">
            <chart:data-point chart:repeated="4"/>
          </chart:series>
          <chart:series chart:style-name="ch10" chart:values-cell-range-address="Sheet1.AH21:Sheet1.AH24" chart:label-cell-address="Sheet1.AH20:Sheet1.AH20" chart:class="chart:line">
            <chart:data-point chart:repeated="4"/>
          </chart:series>
          <chart:series chart:style-name="ch11" chart:values-cell-range-address="Sheet1.AI21:Sheet1.AI24" chart:label-cell-address="Sheet1.AI20:Sheet1.AI20" chart:class="chart:line">
            <chart:data-point chart:repeated="4"/>
          </chart:series>
          <chart:series chart:style-name="ch12" chart:values-cell-range-address="Sheet1.AJ21:Sheet1.AJ24" chart:label-cell-address="Sheet1.AJ20:Sheet1.AJ20" chart:class="chart:line">
            <chart:data-point chart:repeated="4"/>
          </chart:series>
          <chart:series chart:style-name="ch13" chart:values-cell-range-address="Sheet1.AK21:Sheet1.AK24" chart:label-cell-address="Sheet1.AK20:Sheet1.AK20" chart:class="chart:line">
            <chart:data-point chart:repeated="4"/>
          </chart:series>
          <chart:series chart:style-name="ch14" chart:values-cell-range-address="Sheet1.AL21:Sheet1.AL24" chart:label-cell-address="Sheet1.AL20:Sheet1.AL20" chart:class="chart:line">
            <chart:data-point chart:repeated="4"/>
          </chart:series>
          <chart:series chart:style-name="ch15" chart:values-cell-range-address="Sheet1.AM21:Sheet1.AM24" chart:label-cell-address="Sheet1.AM20:Sheet1.AM20" chart:class="chart:line">
            <chart:data-point chart:repeated="4"/>
          </chart:series>
          <chart:series chart:style-name="ch16" chart:values-cell-range-address="Sheet1.AN21:Sheet1.AN24" chart:label-cell-address="Sheet1.AN20:Sheet1.AN20" chart:class="chart:line">
            <chart:data-point chart:repeated="4"/>
          </chart:series>
          <chart:series chart:style-name="ch17" chart:values-cell-range-address="Sheet1.AO21:Sheet1.AO24" chart:label-cell-address="Sheet1.AO20:Sheet1.AO20" chart:class="chart:line">
            <chart:data-point chart:repeated="4"/>
          </chart:series>
          <chart:series chart:style-name="ch18" chart:values-cell-range-address="Sheet1.AP21:Sheet1.AP24" chart:label-cell-address="Sheet1.AP20:Sheet1.AP20" chart:class="chart:line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</text:p>
                <draw:g>
                  <svg:desc>Sheet1.AF20:Sheet1.AF20</svg:desc>
                </draw:g>
              </table:table-cell>
              <table:table-cell office:value-type="string">
                <text:p>100</text:p>
                <draw:g>
                  <svg:desc>Sheet1.AG20:Sheet1.AG20</svg:desc>
                </draw:g>
              </table:table-cell>
              <table:table-cell office:value-type="string">
                <text:p>200</text:p>
                <draw:g>
                  <svg:desc>Sheet1.AH20:Sheet1.AH20</svg:desc>
                </draw:g>
              </table:table-cell>
              <table:table-cell office:value-type="string">
                <text:p>400</text:p>
                <draw:g>
                  <svg:desc>Sheet1.AI20:Sheet1.AI20</svg:desc>
                </draw:g>
              </table:table-cell>
              <table:table-cell office:value-type="string">
                <text:p>600</text:p>
                <draw:g>
                  <svg:desc>Sheet1.AJ20:Sheet1.AJ20</svg:desc>
                </draw:g>
              </table:table-cell>
              <table:table-cell office:value-type="string">
                <text:p>800</text:p>
                <draw:g>
                  <svg:desc>Sheet1.AK20:Sheet1.AK20</svg:desc>
                </draw:g>
              </table:table-cell>
              <table:table-cell office:value-type="string">
                <text:p>1000</text:p>
                <draw:g>
                  <svg:desc>Sheet1.AL20:Sheet1.AL20</svg:desc>
                </draw:g>
              </table:table-cell>
              <table:table-cell office:value-type="string">
                <text:p>1200</text:p>
                <draw:g>
                  <svg:desc>Sheet1.AM20:Sheet1.AM20</svg:desc>
                </draw:g>
              </table:table-cell>
              <table:table-cell office:value-type="string">
                <text:p>1400</text:p>
                <draw:g>
                  <svg:desc>Sheet1.AN20:Sheet1.AN20</svg:desc>
                </draw:g>
              </table:table-cell>
              <table:table-cell office:value-type="string">
                <text:p>1600</text:p>
                <draw:g>
                  <svg:desc>Sheet1.AO20:Sheet1.AO20</svg:desc>
                </draw:g>
              </table:table-cell>
              <table:table-cell office:value-type="string">
                <text:p>2600</text:p>
                <draw:g>
                  <svg:desc>Sheet1.AP20:Sheet1.AP2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Q13:Sheet1.AQ16</svg:desc>
                </draw:g>
              </table:table-cell>
              <table:table-cell office:value-type="float" office:value="0.771428571428571">
                <text:p>0.771428571428571</text:p>
                <draw:g>
                  <svg:desc>Sheet1.AF21:Sheet1.AF24</svg:desc>
                </draw:g>
              </table:table-cell>
              <table:table-cell office:value-type="float" office:value="0.526214454976303">
                <text:p>0.526214454976303</text:p>
                <draw:g>
                  <svg:desc>Sheet1.AG21:Sheet1.AG24</svg:desc>
                </draw:g>
              </table:table-cell>
              <table:table-cell office:value-type="float" office:value="0.922489985375469">
                <text:p>0.922489985375469</text:p>
                <draw:g>
                  <svg:desc>Sheet1.AH21:Sheet1.AH24</svg:desc>
                </draw:g>
              </table:table-cell>
              <table:table-cell office:value-type="float" office:value="0.890628147451823">
                <text:p>0.890628147451823</text:p>
                <draw:g>
                  <svg:desc>Sheet1.AI21:Sheet1.AI24</svg:desc>
                </draw:g>
              </table:table-cell>
              <table:table-cell office:value-type="float" office:value="0.911943322430517">
                <text:p>0.911943322430517</text:p>
                <draw:g>
                  <svg:desc>Sheet1.AJ21:Sheet1.AJ24</svg:desc>
                </draw:g>
              </table:table-cell>
              <table:table-cell office:value-type="float" office:value="0.932534214549761">
                <text:p>0.932534214549761</text:p>
                <draw:g>
                  <svg:desc>Sheet1.AK21:Sheet1.AK24</svg:desc>
                </draw:g>
              </table:table-cell>
              <table:table-cell office:value-type="float" office:value="0.918257666028482">
                <text:p>0.918257666028482</text:p>
                <draw:g>
                  <svg:desc>Sheet1.AL21:Sheet1.AL24</svg:desc>
                </draw:g>
              </table:table-cell>
              <table:table-cell office:value-type="float" office:value="0.906063566763323">
                <text:p>0.906063566763323</text:p>
                <draw:g>
                  <svg:desc>Sheet1.AM21:Sheet1.AM24</svg:desc>
                </draw:g>
              </table:table-cell>
              <table:table-cell office:value-type="float" office:value="1.50414897735093">
                <text:p>1.50414897735093</text:p>
                <draw:g>
                  <svg:desc>Sheet1.AN21:Sheet1.AN24</svg:desc>
                </draw:g>
              </table:table-cell>
              <table:table-cell office:value-type="float" office:value="1.29715347561347">
                <text:p>1.29715347561347</text:p>
                <draw:g>
                  <svg:desc>Sheet1.AO21:Sheet1.AO24</svg:desc>
                </draw:g>
              </table:table-cell>
              <table:table-cell office:value-type="float" office:value="0.965498303870633">
                <text:p>0.965498303870633</text:p>
                <draw:g>
                  <svg:desc>Sheet1.AP21:Sheet1.AP2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578902229845626">
                <text:p>0.578902229845626</text:p>
              </table:table-cell>
              <table:table-cell office:value-type="float" office:value="1.05367734282325">
                <text:p>1.05367734282325</text:p>
              </table:table-cell>
              <table:table-cell office:value-type="float" office:value="0.864394661582459">
                <text:p>0.864394661582459</text:p>
              </table:table-cell>
              <table:table-cell office:value-type="float" office:value="0.852518679199807">
                <text:p>0.852518679199807</text:p>
              </table:table-cell>
              <table:table-cell office:value-type="float" office:value="0.857105715482501">
                <text:p>0.857105715482501</text:p>
              </table:table-cell>
              <table:table-cell office:value-type="float" office:value="0.901250040833216">
                <text:p>0.901250040833216</text:p>
              </table:table-cell>
              <table:table-cell office:value-type="float" office:value="0.885196091928309">
                <text:p>0.885196091928309</text:p>
              </table:table-cell>
              <table:table-cell office:value-type="float" office:value="0.87389766661657">
                <text:p>0.87389766661657</text:p>
              </table:table-cell>
              <table:table-cell office:value-type="float" office:value="1.44115356645052">
                <text:p>1.44115356645052</text:p>
              </table:table-cell>
              <table:table-cell office:value-type="float" office:value="1.36033541585952">
                <text:p>1.36033541585952</text:p>
              </table:table-cell>
              <table:table-cell office:value-type="float" office:value="0.936205176233583">
                <text:p>0.93620517623358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14329268292683">
                <text:p>0.114329268292683</text:p>
              </table:table-cell>
              <table:table-cell office:value-type="float" office:value="0.766393442622951">
                <text:p>0.766393442622951</text:p>
              </table:table-cell>
              <table:table-cell office:value-type="float" office:value="0.647909967845659">
                <text:p>0.647909967845659</text:p>
              </table:table-cell>
              <table:table-cell office:value-type="float" office:value="0.78613868721292">
                <text:p>0.78613868721292</text:p>
              </table:table-cell>
              <table:table-cell office:value-type="float" office:value="0.806549533794253">
                <text:p>0.806549533794253</text:p>
              </table:table-cell>
              <table:table-cell office:value-type="float" office:value="0.852126814041214">
                <text:p>0.852126814041214</text:p>
              </table:table-cell>
              <table:table-cell office:value-type="float" office:value="0.824146190526735">
                <text:p>0.824146190526735</text:p>
              </table:table-cell>
              <table:table-cell office:value-type="float" office:value="0.840200755571818">
                <text:p>0.840200755571818</text:p>
              </table:table-cell>
              <table:table-cell office:value-type="float" office:value="1.37262148150115">
                <text:p>1.37262148150115</text:p>
              </table:table-cell>
              <table:table-cell office:value-type="float" office:value="1.04035649145882">
                <text:p>1.04035649145882</text:p>
              </table:table-cell>
              <table:table-cell office:value-type="float" office:value="0.900983923724718">
                <text:p>0.90098392372471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205692345197465">
                <text:p>0.0205692345197465</text:p>
              </table:table-cell>
              <table:table-cell office:value-type="float" office:value="0.0709691594758709">
                <text:p>0.0709691594758709</text:p>
              </table:table-cell>
              <table:table-cell office:value-type="float" office:value="0.258039271485487">
                <text:p>0.258039271485487</text:p>
              </table:table-cell>
              <table:table-cell office:value-type="float" office:value="0.336627287262391">
                <text:p>0.336627287262391</text:p>
              </table:table-cell>
              <table:table-cell office:value-type="float" office:value="0.403728398421554">
                <text:p>0.403728398421554</text:p>
              </table:table-cell>
              <table:table-cell office:value-type="float" office:value="0.422382769122738">
                <text:p>0.422382769122738</text:p>
              </table:table-cell>
              <table:table-cell office:value-type="float" office:value="0.463401491844852">
                <text:p>0.463401491844852</text:p>
              </table:table-cell>
              <table:table-cell office:value-type="float" office:value="0.460479929902185">
                <text:p>0.460479929902185</text:p>
              </table:table-cell>
              <table:table-cell office:value-type="float" office:value="0.755990741364774">
                <text:p>0.755990741364774</text:p>
              </table:table-cell>
              <table:table-cell office:value-type="float" office:value="0.732749959386676">
                <text:p>0.732749959386676</text:p>
              </table:table-cell>
              <table:table-cell office:value-type="float" office:value="0.439917359352453">
                <text:p>0.43991735935245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